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8.747cm"/>
    </style:style>
    <style:style style:name="co4" style:family="table-column">
      <style:table-column-properties fo:break-before="auto" style:column-width="4.318cm"/>
    </style:style>
    <style:style style:name="co5" style:family="table-column">
      <style:table-column-properties fo:break-before="auto" style:column-width="31.408cm"/>
    </style:style>
    <style:style style:name="co6" style:family="table-column">
      <style:table-column-properties fo:break-before="auto" style:column-width="11.317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909cm"/>
    </style:style>
    <style:style style:name="co9" style:family="table-column">
      <style:table-column-properties fo:break-before="auto" style:column-width="2.494cm"/>
    </style:style>
    <style:style style:name="co10" style:family="table-column">
      <style:table-column-properties fo:break-before="auto" style:column-width="3.26cm"/>
    </style:style>
    <style:style style:name="co11" style:family="table-column">
      <style:table-column-properties fo:break-before="auto" style:column-width="3.944cm"/>
    </style:style>
    <style:style style:name="co12" style:family="table-column">
      <style:table-column-properties fo:break-before="auto" style:column-width="1.748cm"/>
    </style:style>
    <style:style style:name="co13" style:family="table-column">
      <style:table-column-properties fo:break-before="auto" style:column-width="1.20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1cm" fo:break-before="auto" style:use-optimal-row-height="false"/>
    </style:style>
    <style:style style:name="ro5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style:font-name-asian="DejaVu Sans" style:font-name-complex="DejaVu Sans"/>
    </style:style>
    <style:style style:name="ce2" style:family="table-cell" style:parent-style-name="Default">
      <style:text-properties fo:color="#000000" style:font-name="Bitstream Vera Sans" fo:font-size="6.40000009536743pt" fo:language="zxx" fo:country="none" style:font-name-asian="Bitstream Vera Sans" style:font-size-asian="6.40000009536743pt" style:language-asian="zxx" style:country-asian="none" style:font-name-complex="Bitstream Vera Sans" style:font-size-complex="6.40000009536743pt" style:language-complex="zxx" style:country-complex="none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>
      <style:text-properties style:font-name="Arial" fo:font-size="10pt" fo:language="zxx" fo:country="none" style:font-name-asian="Bitstream Vera Sans" style:font-size-asian="10pt" style:language-asian="zxx" style:country-asian="none" style:font-name-complex="Bitstream Vera Sans" style:font-size-complex="10pt" style:language-complex="zxx" style:country-complex="none"/>
    </style:style>
    <style:style style:name="ce5" style:family="table-cell" style:parent-style-name="Default">
      <style:text-properties style:font-name="Bitstream Vera Sans" fo:language="zxx" fo:country="none" style:font-name-asian="Bitstream Vera Sans" style:language-asian="zxx" style:country-asian="none" style:font-name-complex="Bitstream Vera Sans" style:language-complex="zxx" style:country-complex="none"/>
    </style:style>
    <style:style style:name="ce6" style:family="table-cell" style:parent-style-name="Default">
      <style:text-properties style:font-name="Bitstream Vera Sans" fo:font-size="10pt" fo:language="zxx" fo:country="none" style:font-name-asian="Bitstream Vera Sans" style:font-size-asian="10pt" style:language-asian="zxx" style:country-asian="none" style:font-name-complex="Bitstream Vera Sans" style:font-size-complex="10pt" style:language-complex="zxx" style:country-complex="none"/>
    </style:style>
    <style:style style:name="ce7" style:family="table-cell" style:parent-style-name="Default">
      <style:text-properties fo:font-size="10pt" style:font-size-asian="10pt" style:font-size-complex="10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transparent"/>
    </style:style>
  </office:automatic-styles>
  <office:body>
    <office:spreadsheet>
      <table:table table:name="Mandant" table:style-name="ta1" table:print="false"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ID1</text:p>
          </table:table-cell>
          <table:table-cell table:number-columns-repeated="2"/>
          <table:table-cell table:style-name="Default"/>
          <table:table-cell table:number-columns-repeated="2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ID1</text:p>
          </table:table-cell>
          <table:table-cell table:number-columns-repeated="2"/>
          <table:table-cell table:formula="of:=CONCATENATE(&quot;insert  into mandant (id, oid) values('&quot;;[.A2];&quot;','&quot;;[.B2];&quot;');&quot;)" office:value-type="string" office:string-value="insert  into mandant (id, oid) values('1','OID1');" calcext:value-type="string">
            <text:p>insert <text:s/>into mandant (id, oid) values('1','OID1');</text:p>
          </table:table-cell>
          <table:table-cell table:number-columns-repeated="24"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ID2</text:p>
          </table:table-cell>
          <table:table-cell table:number-columns-repeated="2"/>
          <table:table-cell table:formula="of:=CONCATENATE(&quot;insert  into mandant (id, oid) values('&quot;;[.A3];&quot;','&quot;;[.B3];&quot;');&quot;)" office:value-type="string" office:string-value="insert  into mandant (id, oid) values('2','OID2');" calcext:value-type="string">
            <text:p>insert <text:s/>into mandant (id, oid) values('2','OID2');</text:p>
          </table:table-cell>
          <table:table-cell table:number-columns-repeated="2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ID3</text:p>
          </table:table-cell>
          <table:table-cell table:number-columns-repeated="2"/>
          <table:table-cell table:formula="of:=CONCATENATE(&quot;insert  into mandant (id, oid) values('&quot;;[.A4];&quot;','&quot;;[.B4];&quot;');&quot;)" office:value-type="string" office:string-value="insert  into mandant (id, oid) values('3','OID3');" calcext:value-type="string">
            <text:p>insert <text:s/>into mandant (id, oid) values('3','OID3');</text:p>
          </table:table-cell>
          <table:table-cell table:number-columns-repeated="2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ID4</text:p>
          </table:table-cell>
          <table:table-cell table:number-columns-repeated="2"/>
          <table:table-cell table:formula="of:=CONCATENATE(&quot;insert  into mandant (id, oid) values('&quot;;[.A5];&quot;','&quot;;[.B5];&quot;');&quot;)" office:value-type="string" office:string-value="insert  into mandant (id, oid) values('4','OID4');" calcext:value-type="string">
            <text:p>insert <text:s/>into mandant (id, oid) values('4','OID4');</text:p>
          </table:table-cell>
          <table:table-cell table:number-columns-repeated="2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ID5</text:p>
          </table:table-cell>
          <table:table-cell table:number-columns-repeated="2"/>
          <table:table-cell table:formula="of:=CONCATENATE(&quot;insert  into mandant (id, oid) values('&quot;;[.A6];&quot;','&quot;;[.B6];&quot;');&quot;)" office:value-type="string" office:string-value="insert  into mandant (id, oid) values('5','OID5');" calcext:value-type="string">
            <text:p>insert <text:s/>into mandant (id, oid) values('5','OID5');</text:p>
          </table:table-cell>
          <table:table-cell table:number-columns-repeated="2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ID6</text:p>
          </table:table-cell>
          <table:table-cell table:number-columns-repeated="2"/>
          <table:table-cell table:formula="of:=CONCATENATE(&quot;insert  into mandant (id, oid) values('&quot;;[.A7];&quot;','&quot;;[.B7];&quot;');&quot;)" office:value-type="string" office:string-value="insert  into mandant (id, oid) values('6','OID6');" calcext:value-type="string">
            <text:p>insert <text:s/>into mandant (id, oid) values('6','OID6');</text:p>
          </table:table-cell>
          <table:table-cell table:number-columns-repeated="2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OID7</text:p>
          </table:table-cell>
          <table:table-cell table:number-columns-repeated="2"/>
          <table:table-cell table:formula="of:=CONCATENATE(&quot;insert  into mandant (id, oid) values('&quot;;[.A8];&quot;','&quot;;[.B8];&quot;');&quot;)" office:value-type="string" office:string-value="insert  into mandant (id, oid) values('7','OID7');" calcext:value-type="string">
            <text:p>insert <text:s/>into mandant (id, oid) values('7','OID7');</text:p>
          </table:table-cell>
          <table:table-cell table:number-columns-repeated="2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ID8</text:p>
          </table:table-cell>
          <table:table-cell table:number-columns-repeated="2"/>
          <table:table-cell table:formula="of:=CONCATENATE(&quot;insert  into mandant (id, oid) values('&quot;;[.A9];&quot;','&quot;;[.B9];&quot;');&quot;)" office:value-type="string" office:string-value="insert  into mandant (id, oid) values('8','OID8');" calcext:value-type="string">
            <text:p>insert <text:s/>into mandant (id, oid) values('8','OID8');</text:p>
          </table:table-cell>
          <table:table-cell table:number-columns-repeated="2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OID9</text:p>
          </table:table-cell>
          <table:table-cell table:number-columns-repeated="2"/>
          <table:table-cell table:formula="of:=CONCATENATE(&quot;insert  into mandant (id, oid) values('&quot;;[.A10];&quot;','&quot;;[.B10];&quot;');&quot;)" office:value-type="string" office:string-value="insert  into mandant (id, oid) values('9','OID9');" calcext:value-type="string">
            <text:p>insert <text:s/>into mandant (id, oid) values('9','OID9');</text:p>
          </table:table-cell>
          <table:table-cell table:number-columns-repeated="2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OID10</text:p>
          </table:table-cell>
          <table:table-cell table:number-columns-repeated="2"/>
          <table:table-cell table:formula="of:=CONCATENATE(&quot;insert  into mandant (id, oid) values('&quot;;[.A11];&quot;','&quot;;[.B11];&quot;');&quot;)" office:value-type="string" office:string-value="insert  into mandant (id, oid) values('10','OID10');" calcext:value-type="string">
            <text:p>insert <text:s/>into mandant (id, oid) values('10','OID10');</text:p>
          </table:table-cell>
          <table:table-cell table:number-columns-repeated="2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ID11</text:p>
          </table:table-cell>
          <table:table-cell table:number-columns-repeated="2"/>
          <table:table-cell table:formula="of:=CONCATENATE(&quot;insert  into mandant (id, oid) values('&quot;;[.A12];&quot;','&quot;;[.B12];&quot;');&quot;)" office:value-type="string" office:string-value="insert  into mandant (id, oid) values('11','OID11');" calcext:value-type="string">
            <text:p>insert <text:s/>into mandant (id, oid) values('11','OID11');</text:p>
          </table:table-cell>
          <table:table-cell table:number-columns-repeated="2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ID12</text:p>
          </table:table-cell>
          <table:table-cell table:number-columns-repeated="2"/>
          <table:table-cell table:formula="of:=CONCATENATE(&quot;insert  into mandant (id, oid) values('&quot;;[.A13];&quot;','&quot;;[.B13];&quot;');&quot;)" office:value-type="string" office:string-value="insert  into mandant (id, oid) values('12','OID12');" calcext:value-type="string">
            <text:p>insert <text:s/>into mandant (id, oid) values('12','OID12');</text:p>
          </table:table-cell>
          <table:table-cell table:number-columns-repeated="2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OID13</text:p>
          </table:table-cell>
          <table:table-cell table:number-columns-repeated="2"/>
          <table:table-cell table:formula="of:=CONCATENATE(&quot;insert  into mandant (id, oid) values('&quot;;[.A14];&quot;','&quot;;[.B14];&quot;');&quot;)" office:value-type="string" office:string-value="insert  into mandant (id, oid) values('13','OID13');" calcext:value-type="string">
            <text:p>insert <text:s/>into mandant (id, oid) values('13','OID13');</text:p>
          </table:table-cell>
          <table:table-cell table:number-columns-repeated="2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OID14</text:p>
          </table:table-cell>
          <table:table-cell table:number-columns-repeated="2"/>
          <table:table-cell table:formula="of:=CONCATENATE(&quot;insert  into mandant (id, oid) values('&quot;;[.A15];&quot;','&quot;;[.B15];&quot;');&quot;)" office:value-type="string" office:string-value="insert  into mandant (id, oid) values('14','OID14');" calcext:value-type="string">
            <text:p>insert <text:s/>into mandant (id, oid) values('14','OID14');</text:p>
          </table:table-cell>
          <table:table-cell table:number-columns-repeated="2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OID15</text:p>
          </table:table-cell>
          <table:table-cell table:number-columns-repeated="2"/>
          <table:table-cell table:formula="of:=CONCATENATE(&quot;insert  into mandant (id, oid) values('&quot;;[.A16];&quot;','&quot;;[.B16];&quot;');&quot;)" office:value-type="string" office:string-value="insert  into mandant (id, oid) values('15','OID15');" calcext:value-type="string">
            <text:p>insert <text:s/>into mandant (id, oid) values('15','OID15');</text:p>
          </table:table-cell>
          <table:table-cell table:number-columns-repeated="2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ID16</text:p>
          </table:table-cell>
          <table:table-cell table:number-columns-repeated="2"/>
          <table:table-cell table:formula="of:=CONCATENATE(&quot;insert  into mandant (id, oid) values('&quot;;[.A17];&quot;','&quot;;[.B17];&quot;');&quot;)" office:value-type="string" office:string-value="insert  into mandant (id, oid) values('16','OID16');" calcext:value-type="string">
            <text:p>insert <text:s/>into mandant (id, oid) values('16','OID16');</text:p>
          </table:table-cell>
          <table:table-cell table:number-columns-repeated="2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OID17</text:p>
          </table:table-cell>
          <table:table-cell table:number-columns-repeated="2"/>
          <table:table-cell table:formula="of:=CONCATENATE(&quot;insert  into mandant (id, oid) values('&quot;;[.A18];&quot;','&quot;;[.B18];&quot;');&quot;)" office:value-type="string" office:string-value="insert  into mandant (id, oid) values('17','OID17');" calcext:value-type="string">
            <text:p>insert <text:s/>into mandant (id, oid) values('17','OID17');</text:p>
          </table:table-cell>
          <table:table-cell table:number-columns-repeated="25"/>
        </table:table-row>
      </table:table>
      <table:table table:name="Users" table:style-name="ta1" table:print="false">
        <table:table-column table:style-name="co1" table:number-columns-repeated="1024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MANDANT</text:p>
          </table:table-cell>
          <table:table-cell office:value-type="string" calcext:value-type="string">
            <text:p>OID 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USERNAME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user1@muenchen.de" xlink:type="simple">user1@muenchen.de</text:a>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id1</text:p>
          </table:table-cell>
          <table:table-cell table:number-columns-repeated="2" office:value-type="string" calcext:value-type="string">
            <text:p>user1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2];&quot;','&quot;;[.B2];&quot;',&quot;;[.C2];&quot;,'&quot;;[.D2];&quot;','&quot;;[.E2];&quot;','&quot;;[.F2];&quot;','&quot;;[.G2];&quot;');&quot;)" office:value-type="string" office:string-value="insert  into users (id, user_email, user_enabled, mandant, oid, user_password, user_username) values ('1','user1@muenchen.de',TRUE,'2','oid1','user1','user1');" calcext:value-type="string">
            <text:p>insert <text:s/>into users (id, user_email, user_enabled, mandant, oid, user_password, user_username) values ('1','user1@muenchen.de',TRUE,'2','oid1','user1','user1');</text:p>
          </table:table-cell>
          <table:table-cell table:number-columns-repeated="101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user1@muenchen.de" xlink:type="simple">user1@muenchen.de</text:a>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id2</text:p>
          </table:table-cell>
          <table:table-cell table:number-columns-repeated="2" office:value-type="string" calcext:value-type="string">
            <text:p>user2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3];&quot;','&quot;;[.B3];&quot;',&quot;;[.C3];&quot;,'&quot;;[.D3];&quot;','&quot;;[.E3];&quot;','&quot;;[.F3];&quot;','&quot;;[.G3];&quot;');&quot;)" office:value-type="string" office:string-value="insert  into users (id, user_email, user_enabled, mandant, oid, user_password, user_username) values ('2','user1@muenchen.de',TRUE,'3','oid2','user2','user2');" calcext:value-type="string">
            <text:p>insert <text:s/>into users (id, user_email, user_enabled, mandant, oid, user_password, user_username) values ('2','user1@muenchen.de',TRUE,'3','oid2','user2','user2');</text:p>
          </table:table-cell>
          <table:table-cell table:number-columns-repeated="101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mailto:user1@muenchen.de" xlink:type="simple">user1@muenchen.de</text:a>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id3</text:p>
          </table:table-cell>
          <table:table-cell table:number-columns-repeated="2" office:value-type="string" calcext:value-type="string">
            <text:p>user3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4];&quot;','&quot;;[.B4];&quot;',&quot;;[.C4];&quot;,'&quot;;[.D4];&quot;','&quot;;[.E4];&quot;','&quot;;[.F4];&quot;','&quot;;[.G4];&quot;');&quot;)" office:value-type="string" office:string-value="insert  into users (id, user_email, user_enabled, mandant, oid, user_password, user_username) values ('3','user1@muenchen.de',TRUE,'4','oid3','user3','user3');" calcext:value-type="string">
            <text:p>insert <text:s/>into users (id, user_email, user_enabled, mandant, oid, user_password, user_username) values ('3','user1@muenchen.de',TRUE,'4','oid3','user3','user3');</text:p>
          </table:table-cell>
          <table:table-cell table:number-columns-repeated="101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mailto:user1@muenchen.de" xlink:type="simple">user1@muenchen.de</text:a>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id4</text:p>
          </table:table-cell>
          <table:table-cell table:number-columns-repeated="2" office:value-type="string" calcext:value-type="string">
            <text:p>user4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5];&quot;','&quot;;[.B5];&quot;',&quot;;[.C5];&quot;,'&quot;;[.D5];&quot;','&quot;;[.E5];&quot;','&quot;;[.F5];&quot;','&quot;;[.G5];&quot;');&quot;)" office:value-type="string" office:string-value="insert  into users (id, user_email, user_enabled, mandant, oid, user_password, user_username) values ('4','user1@muenchen.de',TRUE,'5','oid4','user4','user4');" calcext:value-type="string">
            <text:p>insert <text:s/>into users (id, user_email, user_enabled, mandant, oid, user_password, user_username) values ('4','user1@muenchen.de',TRUE,'5','oid4','user4','user4');</text:p>
          </table:table-cell>
          <table:table-cell table:number-columns-repeated="1014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mailto:user1@muenchen.de" xlink:type="simple">user1@muenchen.de</text:a></text:p>
          </table:table-cell>
          <table:table-cell office:value-type="string" calcext:value-type="string">
            <text:p>TRU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id5</text:p>
          </table:table-cell>
          <table:table-cell table:number-columns-repeated="2" office:value-type="string" calcext:value-type="string">
            <text:p>user5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6];&quot;','&quot;;[.B6];&quot;',&quot;;[.C6];&quot;,'&quot;;[.D6];&quot;','&quot;;[.E6];&quot;','&quot;;[.F6];&quot;','&quot;;[.G6];&quot;');&quot;)" office:value-type="string" office:string-value="insert  into users (id, user_email, user_enabled, mandant, oid, user_password, user_username) values ('5','user1@muenchen.de',TRUE,'6','oid5','user5','user5');" calcext:value-type="string">
            <text:p>insert <text:s/>into users (id, user_email, user_enabled, mandant, oid, user_password, user_username) values ('5','user1@muenchen.de',TRUE,'6','oid5','user5','user5');</text:p>
          </table:table-cell>
          <table:table-cell table:number-columns-repeated="1014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mailto:user1@muenchen.de" xlink:type="simple">user1@muenchen.de</text:a></text:p>
          </table:table-cell>
          <table:table-cell office:value-type="string" calcext:value-type="string">
            <text:p>TRU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id6</text:p>
          </table:table-cell>
          <table:table-cell table:number-columns-repeated="2" office:value-type="string" calcext:value-type="string">
            <text:p>user6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7];&quot;','&quot;;[.B7];&quot;',&quot;;[.C7];&quot;,'&quot;;[.D7];&quot;','&quot;;[.E7];&quot;','&quot;;[.F7];&quot;','&quot;;[.G7];&quot;');&quot;)" office:value-type="string" office:string-value="insert  into users (id, user_email, user_enabled, mandant, oid, user_password, user_username) values ('6','user1@muenchen.de',TRUE,'7','oid6','user6','user6');" calcext:value-type="string">
            <text:p>insert <text:s/>into users (id, user_email, user_enabled, mandant, oid, user_password, user_username) values ('6','user1@muenchen.de',TRUE,'7','oid6','user6','user6');</text:p>
          </table:table-cell>
          <table:table-cell table:number-columns-repeated="1014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mailto:user1@muenchen.de" xlink:type="simple">user1@muenchen.de</text:a>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id7</text:p>
          </table:table-cell>
          <table:table-cell table:number-columns-repeated="2" office:value-type="string" calcext:value-type="string">
            <text:p>user7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8];&quot;','&quot;;[.B8];&quot;',&quot;;[.C8];&quot;,'&quot;;[.D8];&quot;','&quot;;[.E8];&quot;','&quot;;[.F8];&quot;','&quot;;[.G8];&quot;');&quot;)" office:value-type="string" office:string-value="insert  into users (id, user_email, user_enabled, mandant, oid, user_password, user_username) values ('7','user1@muenchen.de',TRUE,'8','oid7','user7','user7');" calcext:value-type="string">
            <text:p>insert <text:s/>into users (id, user_email, user_enabled, mandant, oid, user_password, user_username) values ('7','user1@muenchen.de',TRUE,'8','oid7','user7','user7');</text:p>
          </table:table-cell>
          <table:table-cell table:number-columns-repeated="1014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<text:a xlink:href="mailto:user1@muenchen.de" xlink:type="simple">user1@muenchen.de</text:a></text:p>
          </table:table-cell>
          <table:table-cell office:value-type="string" calcext:value-type="string">
            <text:p>TRU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id8</text:p>
          </table:table-cell>
          <table:table-cell table:number-columns-repeated="2" office:value-type="string" calcext:value-type="string">
            <text:p>user8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9];&quot;','&quot;;[.B9];&quot;',&quot;;[.C9];&quot;,'&quot;;[.D9];&quot;','&quot;;[.E9];&quot;','&quot;;[.F9];&quot;','&quot;;[.G9];&quot;');&quot;)" office:value-type="string" office:string-value="insert  into users (id, user_email, user_enabled, mandant, oid, user_password, user_username) values ('8','user1@muenchen.de',TRUE,'9','oid8','user8','user8');" calcext:value-type="string">
            <text:p>insert <text:s/>into users (id, user_email, user_enabled, mandant, oid, user_password, user_username) values ('8','user1@muenchen.de',TRUE,'9','oid8','user8','user8');</text:p>
          </table:table-cell>
          <table:table-cell table:number-columns-repeated="1014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<text:a xlink:href="mailto:user1@muenchen.de" xlink:type="simple">user1@muenchen.de</text:a></text:p>
          </table:table-cell>
          <table:table-cell office:value-type="string" calcext:value-type="string">
            <text:p>TRU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id9</text:p>
          </table:table-cell>
          <table:table-cell table:number-columns-repeated="2" office:value-type="string" calcext:value-type="string">
            <text:p>user9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0];&quot;','&quot;;[.B10];&quot;',&quot;;[.C10];&quot;,'&quot;;[.D10];&quot;','&quot;;[.E10];&quot;','&quot;;[.F10];&quot;','&quot;;[.G10];&quot;');&quot;)" office:value-type="string" office:string-value="insert  into users (id, user_email, user_enabled, mandant, oid, user_password, user_username) values ('9','user1@muenchen.de',TRUE,'10','oid9','user9','user9');" calcext:value-type="string">
            <text:p>insert <text:s/>into users (id, user_email, user_enabled, mandant, oid, user_password, user_username) values ('9','user1@muenchen.de',TRUE,'10','oid9','user9','user9');</text:p>
          </table:table-cell>
          <table:table-cell table:number-columns-repeated="1014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mailto:user1@muenchen.de" xlink:type="simple">user1@muenchen.de</text:a></text:p>
          </table:table-cell>
          <table:table-cell office:value-type="string" calcext:value-type="string">
            <text:p>TRU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id10</text:p>
          </table:table-cell>
          <table:table-cell table:number-columns-repeated="2" office:value-type="string" calcext:value-type="string">
            <text:p>user10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1];&quot;','&quot;;[.B11];&quot;',&quot;;[.C11];&quot;,'&quot;;[.D11];&quot;','&quot;;[.E11];&quot;','&quot;;[.F11];&quot;','&quot;;[.G11];&quot;');&quot;)" office:value-type="string" office:string-value="insert  into users (id, user_email, user_enabled, mandant, oid, user_password, user_username) values ('10','user1@muenchen.de',TRUE,'11','oid10','user10','user10');" calcext:value-type="string">
            <text:p>insert <text:s/>into users (id, user_email, user_enabled, mandant, oid, user_password, user_username) values ('10','user1@muenchen.de',TRUE,'11','oid10','user10','user10');</text:p>
          </table:table-cell>
          <table:table-cell table:number-columns-repeated="1014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<text:a xlink:href="mailto:user1@muenchen.de" xlink:type="simple">user1@muenchen.de</text:a></text:p>
          </table:table-cell>
          <table:table-cell office:value-type="string" calcext:value-type="string">
            <text:p>TRU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id11</text:p>
          </table:table-cell>
          <table:table-cell table:number-columns-repeated="2" office:value-type="string" calcext:value-type="string">
            <text:p>user11</text:p>
          </table:table-cell>
          <table:table-cell table:number-columns-repeated="2"/>
          <table:table-cell table:style-name="ce4" table:formula="of:=CONCATENATE(&quot;insert  into users (id, user_email, user_enabled, mandant, oid, user_password, user_username) values ('&quot;;[.A12];&quot;','&quot;;[.B12];&quot;',&quot;;[.C12];&quot;,'&quot;;[.D12];&quot;','&quot;;[.E12];&quot;','&quot;;[.F12];&quot;','&quot;;[.G12];&quot;');&quot;)" office:value-type="string" office:string-value="insert  into users (id, user_email, user_enabled, mandant, oid, user_password, user_username) values ('11','user1@muenchen.de',TRUE,'12','oid11','user11','user11');" calcext:value-type="string">
            <text:p>insert <text:s/>into users (id, user_email, user_enabled, mandant, oid, user_password, user_username) values ('11','user1@muenchen.de',TRUE,'12','oid11','user11','user11');</text:p>
          </table:table-cell>
          <table:table-cell table:number-columns-repeated="1014"/>
        </table:table-row>
        <table:table-row table:style-name="ro1" table:number-rows-repeated="65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horities" table:style-name="ta1" table:print="false">
        <table:table-column table:style-name="co1" table:number-columns-repeated="4" table:default-cell-style-name="Default"/>
        <table:table-column table:style-name="co1" table:default-cell-style-name="ce5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Mandant</text:p>
          </table:table-cell>
          <table:table-cell office:value-type="string" calcext:value-type="string">
            <text:p>oid</text:p>
          </table:table-cell>
          <table:table-cell office:value-type="string" calcext:value-type="string">
            <text:p>auth_authority</text:p>
          </table:table-cell>
          <table:table-cell table:style-name="Default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ADMIN</text:p>
          </table:table-cell>
          <table:table-cell table:formula="of:=CONCATENATE(&quot;insert  into authoritys (id, mandant, oid, auth_authority) values ('&quot;;[.A2];&quot;','&quot;;[.B2];&quot;','&quot;;[.C2];&quot;','&quot;;[.D2];&quot;');&quot;)" office:value-type="string" office:string-value="insert  into authoritys (id, mandant, oid, auth_authority) values ('2','2','2','ADMIN');" calcext:value-type="string">
            <text:p>insert <text:s/>into authoritys (id, mandant, oid, auth_authority) values ('2','2','2','ADMIN');</text:p>
          </table:table-cell>
        </table:table-row>
        <table:table-row table:style-name="ro1">
          <table:table-cell table:number-columns-repeated="5"/>
        </table:table-row>
      </table:table>
      <table:table table:name="USERS_AUTHORITIES" table:style-name="ta1" table:print="false">
        <table:table-column table:style-name="co1" table:number-columns-repeated="5" table:default-cell-style-name="Default"/>
        <table:table-row table:style-name="ro3">
          <table:table-cell office:value-type="string" calcext:value-type="string">
            <text:p>authority</text:p>
          </table:table-cell>
          <table:table-cell office:value-type="string" calcext:value-type="string">
            <text:p>user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5" table:formula="of:=CONCATENATE(&quot;insert  into users_authoritys (authority_id, user_id) values ('&quot;;[.A2];&quot;','&quot;;[.B2];&quot;');&quot;)" office:value-type="string" office:string-value="insert  into users_authoritys (authority_id, user_id) values ('2','2');" calcext:value-type="string">
            <text:p>insert <text:s/>into users_authoritys (authority_id, user_id) values ('2','2');</text:p>
          </table:table-cell>
        </table:table-row>
      </table:table>
      <table:table table:name="Permissions" table:style-name="ta1" table:print="false"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" table:default-cell-style-name="ce6"/>
        <table:table-column table:style-name="co1" table:number-columns-repeated="5" table:default-cell-style-name="ce7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andant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oid</text:p>
          </table:table-cell>
          <table:table-cell/>
          <table:table-cell table:style-name="Default" table:number-columns-repeated="6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newAdresse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CONCATENATE(&quot;insert  into permissions (id,  mandant,perm_permission,oid) values ('&quot;;[.A2];&quot;','&quot;;[.B2];&quot;','&quot;;[.C2];&quot;','&quot;;[.D2];&quot;');&quot;)" office:value-type="string" office:string-value="insert  into permissions (id,  mandant,perm_permission,oid) values ('1000','2','PERM_newAdresse','1000');" calcext:value-type="string">
            <text:p>insert <text:s/>into permissions (id, <text:s/>mandant,perm_permission,oid) values ('1000','2','PERM_newAdresse','1000');</text:p>
          </table:table-cell>
          <table:table-cell table:number-columns-repeated="5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queryAdresse</text:p>
          </table:table-cell>
          <table:table-cell office:value-type="float" office:value="1001" calcext:value-type="float">
            <text:p>1001</text:p>
          </table:table-cell>
          <table:table-cell/>
          <table:table-cell table:formula="of:=CONCATENATE(&quot;insert  into permissions (id,  mandant,perm_permission,oid) values ('&quot;;[.A3];&quot;','&quot;;[.B3];&quot;','&quot;;[.C3];&quot;','&quot;;[.D3];&quot;');&quot;)" office:value-type="string" office:string-value="insert  into permissions (id,  mandant,perm_permission,oid) values ('1001','2','PERM_queryAdresse','1001');" calcext:value-type="string">
            <text:p>insert <text:s/>into permissions (id, <text:s/>mandant,perm_permission,oid) values ('1001','2','PERM_queryAdresse','1001');</text:p>
          </table:table-cell>
          <table:table-cell table:number-columns-repeated="5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copyAdresse</text:p>
          </table:table-cell>
          <table:table-cell office:value-type="float" office:value="1002" calcext:value-type="float">
            <text:p>1002</text:p>
          </table:table-cell>
          <table:table-cell/>
          <table:table-cell table:formula="of:=CONCATENATE(&quot;insert  into permissions (id,  mandant,perm_permission,oid) values ('&quot;;[.A4];&quot;','&quot;;[.B4];&quot;','&quot;;[.C4];&quot;','&quot;;[.D4];&quot;');&quot;)" office:value-type="string" office:string-value="insert  into permissions (id,  mandant,perm_permission,oid) values ('1002','2','PERM_copyAdresse','1002');" calcext:value-type="string">
            <text:p>insert <text:s/>into permissions (id, <text:s/>mandant,perm_permission,oid) values ('1002','2','PERM_copyAdresse','1002');</text:p>
          </table:table-cell>
          <table:table-cell table:number-columns-repeated="5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Adresse</text:p>
          </table:table-cell>
          <table:table-cell office:value-type="float" office:value="1003" calcext:value-type="float">
            <text:p>1003</text:p>
          </table:table-cell>
          <table:table-cell/>
          <table:table-cell table:formula="of:=CONCATENATE(&quot;insert  into permissions (id,  mandant,perm_permission,oid) values ('&quot;;[.A5];&quot;','&quot;;[.B5];&quot;','&quot;;[.C5];&quot;','&quot;;[.D5];&quot;');&quot;)" office:value-type="string" office:string-value="insert  into permissions (id,  mandant,perm_permission,oid) values ('1003','2','PERM_readAdresse','1003');" calcext:value-type="string">
            <text:p>insert <text:s/>into permissions (id, <text:s/>mandant,perm_permission,oid) values ('1003','2','PERM_readAdresse','1003');</text:p>
          </table:table-cell>
          <table:table-cell table:number-columns-repeated="5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updateAdresse</text:p>
          </table:table-cell>
          <table:table-cell office:value-type="float" office:value="1004" calcext:value-type="float">
            <text:p>1004</text:p>
          </table:table-cell>
          <table:table-cell/>
          <table:table-cell table:formula="of:=CONCATENATE(&quot;insert  into permissions (id,  mandant,perm_permission,oid) values ('&quot;;[.A6];&quot;','&quot;;[.B6];&quot;','&quot;;[.C6];&quot;','&quot;;[.D6];&quot;');&quot;)" office:value-type="string" office:string-value="insert  into permissions (id,  mandant,perm_permission,oid) values ('1004','2','PERM_updateAdresse','1004');" calcext:value-type="string">
            <text:p>insert <text:s/>into permissions (id, <text:s/>mandant,perm_permission,oid) values ('1004','2','PERM_updateAdresse','1004');</text:p>
          </table:table-cell>
          <table:table-cell table:number-columns-repeated="5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saveAdresse</text:p>
          </table:table-cell>
          <table:table-cell office:value-type="float" office:value="1005" calcext:value-type="float">
            <text:p>1005</text:p>
          </table:table-cell>
          <table:table-cell/>
          <table:table-cell table:formula="of:=CONCATENATE(&quot;insert  into permissions (id,  mandant,perm_permission,oid) values ('&quot;;[.A7];&quot;','&quot;;[.B7];&quot;','&quot;;[.C7];&quot;','&quot;;[.D7];&quot;');&quot;)" office:value-type="string" office:string-value="insert  into permissions (id,  mandant,perm_permission,oid) values ('1005','2','PERM_saveAdresse','1005');" calcext:value-type="string">
            <text:p>insert <text:s/>into permissions (id, <text:s/>mandant,perm_permission,oid) values ('1005','2','PERM_saveAdresse','1005');</text:p>
          </table:table-cell>
          <table:table-cell table:number-columns-repeated="5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deleteAdresse</text:p>
          </table:table-cell>
          <table:table-cell office:value-type="float" office:value="1006" calcext:value-type="float">
            <text:p>1006</text:p>
          </table:table-cell>
          <table:table-cell/>
          <table:table-cell table:formula="of:=CONCATENATE(&quot;insert  into permissions (id,  mandant,perm_permission,oid) values ('&quot;;[.A8];&quot;','&quot;;[.B8];&quot;','&quot;;[.C8];&quot;','&quot;;[.D8];&quot;');&quot;)" office:value-type="string" office:string-value="insert  into permissions (id,  mandant,perm_permission,oid) values ('1006','2','PERM_deleteAdresse','1006');" calcext:value-type="string">
            <text:p>insert <text:s/>into permissions (id, <text:s/>mandant,perm_permission,oid) values ('1006','2','PERM_deleteAdresse','1006');</text:p>
          </table:table-cell>
          <table:table-cell table:number-columns-repeated="5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queryAccount</text:p>
          </table:table-cell>
          <table:table-cell office:value-type="float" office:value="1007" calcext:value-type="float">
            <text:p>1007</text:p>
          </table:table-cell>
          <table:table-cell/>
          <table:table-cell table:formula="of:=CONCATENATE(&quot;insert  into permissions (id,  mandant,perm_permission,oid) values ('&quot;;[.A9];&quot;','&quot;;[.B9];&quot;','&quot;;[.C9];&quot;','&quot;;[.D9];&quot;');&quot;)" office:value-type="string" office:string-value="insert  into permissions (id,  mandant,perm_permission,oid) values ('1007','2','PERM_queryAccount','1007');" calcext:value-type="string">
            <text:p>insert <text:s/>into permissions (id, <text:s/>mandant,perm_permission,oid) values ('1007','2','PERM_queryAccount','1007');</text:p>
          </table:table-cell>
          <table:table-cell table:number-columns-repeated="5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newAccount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CONCATENATE(&quot;insert  into permissions (id,  mandant,perm_permission,oid) values ('&quot;;[.A10];&quot;','&quot;;[.B10];&quot;','&quot;;[.C10];&quot;','&quot;;[.D10];&quot;');&quot;)" office:value-type="string" office:string-value="insert  into permissions (id,  mandant,perm_permission,oid) values ('1008','2','PERM_newAccount','1008');" calcext:value-type="string">
            <text:p>insert <text:s/>into permissions (id, <text:s/>mandant,perm_permission,oid) values ('1008','2','PERM_newAccount','1008');</text:p>
          </table:table-cell>
          <table:table-cell table:number-columns-repeated="5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Account</text:p>
          </table:table-cell>
          <table:table-cell office:value-type="float" office:value="1009" calcext:value-type="float">
            <text:p>1009</text:p>
          </table:table-cell>
          <table:table-cell/>
          <table:table-cell table:formula="of:=CONCATENATE(&quot;insert  into permissions (id,  mandant,perm_permission,oid) values ('&quot;;[.A11];&quot;','&quot;;[.B11];&quot;','&quot;;[.C11];&quot;','&quot;;[.D11];&quot;');&quot;)" office:value-type="string" office:string-value="insert  into permissions (id,  mandant,perm_permission,oid) values ('1009','2','PERM_readAccount','1009');" calcext:value-type="string">
            <text:p>insert <text:s/>into permissions (id, <text:s/>mandant,perm_permission,oid) values ('1009','2','PERM_readAccount','1009');</text:p>
          </table:table-cell>
          <table:table-cell table:number-columns-repeated="5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updateAccount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CONCATENATE(&quot;insert  into permissions (id,  mandant,perm_permission,oid) values ('&quot;;[.A12];&quot;','&quot;;[.B12];&quot;','&quot;;[.C12];&quot;','&quot;;[.D12];&quot;');&quot;)" office:value-type="string" office:string-value="insert  into permissions (id,  mandant,perm_permission,oid) values ('1010','2','PERM_updateAccount','1010');" calcext:value-type="string">
            <text:p>insert <text:s/>into permissions (id, <text:s/>mandant,perm_permission,oid) values ('1010','2','PERM_updateAccount','1010');</text:p>
          </table:table-cell>
          <table:table-cell table:number-columns-repeated="5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saveAccount</text:p>
          </table:table-cell>
          <table:table-cell office:value-type="float" office:value="1011" calcext:value-type="float">
            <text:p>1011</text:p>
          </table:table-cell>
          <table:table-cell/>
          <table:table-cell table:formula="of:=CONCATENATE(&quot;insert  into permissions (id,  mandant,perm_permission,oid) values ('&quot;;[.A13];&quot;','&quot;;[.B13];&quot;','&quot;;[.C13];&quot;','&quot;;[.D13];&quot;');&quot;)" office:value-type="string" office:string-value="insert  into permissions (id,  mandant,perm_permission,oid) values ('1011','2','PERM_saveAccount','1011');" calcext:value-type="string">
            <text:p>insert <text:s/>into permissions (id, <text:s/>mandant,perm_permission,oid) values ('1011','2','PERM_saveAccount','1011');</text:p>
          </table:table-cell>
          <table:table-cell table:number-columns-repeated="5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deleteAccount</text:p>
          </table:table-cell>
          <table:table-cell office:value-type="float" office:value="1012" calcext:value-type="float">
            <text:p>1012</text:p>
          </table:table-cell>
          <table:table-cell/>
          <table:table-cell table:formula="of:=CONCATENATE(&quot;insert  into permissions (id,  mandant,perm_permission,oid) values ('&quot;;[.A14];&quot;','&quot;;[.B14];&quot;','&quot;;[.C14];&quot;','&quot;;[.D14];&quot;');&quot;)" office:value-type="string" office:string-value="insert  into permissions (id,  mandant,perm_permission,oid) values ('1012','2','PERM_deleteAccount','1012');" calcext:value-type="string">
            <text:p>insert <text:s/>into permissions (id, <text:s/>mandant,perm_permission,oid) values ('1012','2','PERM_deleteAccount','1012');</text:p>
          </table:table-cell>
          <table:table-cell table:number-columns-repeated="5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newAuthority</text:p>
          </table:table-cell>
          <table:table-cell office:value-type="float" office:value="1013" calcext:value-type="float">
            <text:p>1013</text:p>
          </table:table-cell>
          <table:table-cell/>
          <table:table-cell table:formula="of:=CONCATENATE(&quot;insert  into permissions (id,  mandant,perm_permission,oid) values ('&quot;;[.A15];&quot;','&quot;;[.B15];&quot;','&quot;;[.C15];&quot;','&quot;;[.D15];&quot;');&quot;)" office:value-type="string" office:string-value="insert  into permissions (id,  mandant,perm_permission,oid) values ('1013','2','PERM_newAuthority','1013');" calcext:value-type="string">
            <text:p>insert <text:s/>into permissions (id, <text:s/>mandant,perm_permission,oid) values ('1013','2','PERM_newAuthority','1013');</text:p>
          </table:table-cell>
          <table:table-cell table:number-columns-repeated="5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queryAuthority</text:p>
          </table:table-cell>
          <table:table-cell office:value-type="float" office:value="1014" calcext:value-type="float">
            <text:p>1014</text:p>
          </table:table-cell>
          <table:table-cell/>
          <table:table-cell table:formula="of:=CONCATENATE(&quot;insert  into permissions (id,  mandant,perm_permission,oid) values ('&quot;;[.A16];&quot;','&quot;;[.B16];&quot;','&quot;;[.C16];&quot;','&quot;;[.D16];&quot;');&quot;)" office:value-type="string" office:string-value="insert  into permissions (id,  mandant,perm_permission,oid) values ('1014','2','PERM_queryAuthority','1014');" calcext:value-type="string">
            <text:p>insert <text:s/>into permissions (id, <text:s/>mandant,perm_permission,oid) values ('1014','2','PERM_queryAuthority','1014');</text:p>
          </table:table-cell>
          <table:table-cell table:number-columns-repeated="5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Authority</text:p>
          </table:table-cell>
          <table:table-cell office:value-type="float" office:value="1015" calcext:value-type="float">
            <text:p>1015</text:p>
          </table:table-cell>
          <table:table-cell/>
          <table:table-cell table:formula="of:=CONCATENATE(&quot;insert  into permissions (id,  mandant,perm_permission,oid) values ('&quot;;[.A17];&quot;','&quot;;[.B17];&quot;','&quot;;[.C17];&quot;','&quot;;[.D17];&quot;');&quot;)" office:value-type="string" office:string-value="insert  into permissions (id,  mandant,perm_permission,oid) values ('1015','2','PERM_readAuthority','1015');" calcext:value-type="string">
            <text:p>insert <text:s/>into permissions (id, <text:s/>mandant,perm_permission,oid) values ('1015','2','PERM_readAuthority','1015');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updateAuthority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CONCATENATE(&quot;insert  into permissions (id,  mandant,perm_permission,oid) values ('&quot;;[.A18];&quot;','&quot;;[.B18];&quot;','&quot;;[.C18];&quot;','&quot;;[.D18];&quot;');&quot;)" office:value-type="string" office:string-value="insert  into permissions (id,  mandant,perm_permission,oid) values ('1016','2','PERM_updateAuthority','1016');" calcext:value-type="string">
            <text:p>insert <text:s/>into permissions (id, <text:s/>mandant,perm_permission,oid) values ('1016','2','PERM_updateAuthority','1016');</text:p>
          </table:table-cell>
          <table:table-cell table:number-columns-repeated="5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saveAuthority</text:p>
          </table:table-cell>
          <table:table-cell office:value-type="float" office:value="1017" calcext:value-type="float">
            <text:p>1017</text:p>
          </table:table-cell>
          <table:table-cell/>
          <table:table-cell table:formula="of:=CONCATENATE(&quot;insert  into permissions (id,  mandant,perm_permission,oid) values ('&quot;;[.A19];&quot;','&quot;;[.B19];&quot;','&quot;;[.C19];&quot;','&quot;;[.D19];&quot;');&quot;)" office:value-type="string" office:string-value="insert  into permissions (id,  mandant,perm_permission,oid) values ('1017','2','PERM_saveAuthority','1017');" calcext:value-type="string">
            <text:p>insert <text:s/>into permissions (id, <text:s/>mandant,perm_permission,oid) values ('1017','2','PERM_saveAuthority','1017');</text:p>
          </table:table-cell>
          <table:table-cell table:number-columns-repeated="5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deleteAuthority</text:p>
          </table:table-cell>
          <table:table-cell office:value-type="float" office:value="1018" calcext:value-type="float">
            <text:p>1018</text:p>
          </table:table-cell>
          <table:table-cell/>
          <table:table-cell table:formula="of:=CONCATENATE(&quot;insert  into permissions (id,  mandant,perm_permission,oid) values ('&quot;;[.A20];&quot;','&quot;;[.B20];&quot;','&quot;;[.C20];&quot;','&quot;;[.D20];&quot;');&quot;)" office:value-type="string" office:string-value="insert  into permissions (id,  mandant,perm_permission,oid) values ('1018','2','PERM_deleteAuthority','1018');" calcext:value-type="string">
            <text:p>insert <text:s/>into permissions (id, <text:s/>mandant,perm_permission,oid) values ('1018','2','PERM_deleteAuthority','1018');</text:p>
          </table:table-cell>
          <table:table-cell table:number-columns-repeated="5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copyAuthority</text:p>
          </table:table-cell>
          <table:table-cell office:value-type="float" office:value="1019" calcext:value-type="float">
            <text:p>1019</text:p>
          </table:table-cell>
          <table:table-cell/>
          <table:table-cell table:formula="of:=CONCATENATE(&quot;insert  into permissions (id,  mandant,perm_permission,oid) values ('&quot;;[.A21];&quot;','&quot;;[.B21];&quot;','&quot;;[.C21];&quot;','&quot;;[.D21];&quot;');&quot;)" office:value-type="string" office:string-value="insert  into permissions (id,  mandant,perm_permission,oid) values ('1019','2','PERM_copyAuthority','1019');" calcext:value-type="string">
            <text:p>insert <text:s/>into permissions (id, <text:s/>mandant,perm_permission,oid) values ('1019','2','PERM_copyAuthority','1019');</text:p>
          </table:table-cell>
          <table:table-cell table:number-columns-repeated="5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queryAuthorityPermission</text:p>
          </table:table-cell>
          <table:table-cell office:value-type="float" office:value="1020" calcext:value-type="float">
            <text:p>1020</text:p>
          </table:table-cell>
          <table:table-cell/>
          <table:table-cell table:formula="of:=CONCATENATE(&quot;insert  into permissions (id,  mandant,perm_permission,oid) values ('&quot;;[.A22];&quot;','&quot;;[.B22];&quot;','&quot;;[.C22];&quot;','&quot;;[.D22];&quot;');&quot;)" office:value-type="string" office:string-value="insert  into permissions (id,  mandant,perm_permission,oid) values ('1020','2','PERM_queryAuthorityPermission','1020');" calcext:value-type="string">
            <text:p>insert <text:s/>into permissions (id, <text:s/>mandant,perm_permission,oid) values ('1020','2','PERM_queryAuthorityPermission','1020');</text:p>
          </table:table-cell>
          <table:table-cell table:number-columns-repeated="5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ByAuthorityAuthorityPermission</text:p>
          </table:table-cell>
          <table:table-cell office:value-type="float" office:value="1021" calcext:value-type="float">
            <text:p>1021</text:p>
          </table:table-cell>
          <table:table-cell/>
          <table:table-cell table:formula="of:=CONCATENATE(&quot;insert  into permissions (id,  mandant,perm_permission,oid) values ('&quot;;[.A23];&quot;','&quot;;[.B23];&quot;','&quot;;[.C23];&quot;','&quot;;[.D23];&quot;');&quot;)" office:value-type="string" office:string-value="insert  into permissions (id,  mandant,perm_permission,oid) values ('1021','2','PERM_readByAuthorityAuthorityPermission','1021');" calcext:value-type="string">
            <text:p>insert <text:s/>into permissions (id, <text:s/>mandant,perm_permission,oid) values ('1021','2','PERM_readByAuthorityAuthorityPermission','1021');</text:p>
          </table:table-cell>
          <table:table-cell table:number-columns-repeated="5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AuthorityPermission</text:p>
          </table:table-cell>
          <table:table-cell office:value-type="float" office:value="1022" calcext:value-type="float">
            <text:p>1022</text:p>
          </table:table-cell>
          <table:table-cell/>
          <table:table-cell table:formula="of:=CONCATENATE(&quot;insert  into permissions (id,  mandant,perm_permission,oid) values ('&quot;;[.A24];&quot;','&quot;;[.B24];&quot;','&quot;;[.C24];&quot;','&quot;;[.D24];&quot;');&quot;)" office:value-type="string" office:string-value="insert  into permissions (id,  mandant,perm_permission,oid) values ('1022','2','PERM_readAuthorityPermission','1022');" calcext:value-type="string">
            <text:p>insert <text:s/>into permissions (id, <text:s/>mandant,perm_permission,oid) values ('1022','2','PERM_readAuthorityPermission','1022');</text:p>
          </table:table-cell>
          <table:table-cell table:number-columns-repeated="5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saveAuthorityPermission</text:p>
          </table:table-cell>
          <table:table-cell office:value-type="float" office:value="1023" calcext:value-type="float">
            <text:p>1023</text:p>
          </table:table-cell>
          <table:table-cell/>
          <table:table-cell table:formula="of:=CONCATENATE(&quot;insert  into permissions (id,  mandant,perm_permission,oid) values ('&quot;;[.A25];&quot;','&quot;;[.B25];&quot;','&quot;;[.C25];&quot;','&quot;;[.D25];&quot;');&quot;)" office:value-type="string" office:string-value="insert  into permissions (id,  mandant,perm_permission,oid) values ('1023','2','PERM_saveAuthorityPermission','1023');" calcext:value-type="string">
            <text:p>insert <text:s/>into permissions (id, <text:s/>mandant,perm_permission,oid) values ('1023','2','PERM_saveAuthorityPermission','1023');</text:p>
          </table:table-cell>
          <table:table-cell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deleteAuthorityPermission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CONCATENATE(&quot;insert  into permissions (id,  mandant,perm_permission,oid) values ('&quot;;[.A26];&quot;','&quot;;[.B26];&quot;','&quot;;[.C26];&quot;','&quot;;[.D26];&quot;');&quot;)" office:value-type="string" office:string-value="insert  into permissions (id,  mandant,perm_permission,oid) values ('1024','2','PERM_deleteAuthorityPermission','1024');" calcext:value-type="string">
            <text:p>insert <text:s/>into permissions (id, <text:s/>mandant,perm_permission,oid) values ('1024','2','PERM_deleteAuthorityPermission','1024');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queryBuerger</text:p>
          </table:table-cell>
          <table:table-cell office:value-type="float" office:value="1025" calcext:value-type="float">
            <text:p>1025</text:p>
          </table:table-cell>
          <table:table-cell/>
          <table:table-cell table:formula="of:=CONCATENATE(&quot;insert  into permissions (id,  mandant,perm_permission,oid) values ('&quot;;[.A27];&quot;','&quot;;[.B27];&quot;','&quot;;[.C27];&quot;','&quot;;[.D27];&quot;');&quot;)" office:value-type="string" office:string-value="insert  into permissions (id,  mandant,perm_permission,oid) values ('1025','2','PERM_queryBuerger','1025');" calcext:value-type="string">
            <text:p>insert <text:s/>into permissions (id, <text:s/>mandant,perm_permission,oid) values ('1025','2','PERM_queryBuerger','1025');</text:p>
          </table:table-cell>
          <table:table-cell table:number-columns-repeated="5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newBuerger</text:p>
          </table:table-cell>
          <table:table-cell office:value-type="float" office:value="1026" calcext:value-type="float">
            <text:p>1026</text:p>
          </table:table-cell>
          <table:table-cell/>
          <table:table-cell table:formula="of:=CONCATENATE(&quot;insert  into permissions (id,  mandant,perm_permission,oid) values ('&quot;;[.A28];&quot;','&quot;;[.B28];&quot;','&quot;;[.C28];&quot;','&quot;;[.D28];&quot;');&quot;)" office:value-type="string" office:string-value="insert  into permissions (id,  mandant,perm_permission,oid) values ('1026','2','PERM_newBuerger','1026');" calcext:value-type="string">
            <text:p>insert <text:s/>into permissions (id, <text:s/>mandant,perm_permission,oid) values ('1026','2','PERM_newBuerger','1026');</text:p>
          </table:table-cell>
          <table:table-cell table:number-columns-repeated="5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copyBuerger</text:p>
          </table:table-cell>
          <table:table-cell office:value-type="float" office:value="1027" calcext:value-type="float">
            <text:p>1027</text:p>
          </table:table-cell>
          <table:table-cell/>
          <table:table-cell table:formula="of:=CONCATENATE(&quot;insert  into permissions (id,  mandant,perm_permission,oid) values ('&quot;;[.A29];&quot;','&quot;;[.B29];&quot;','&quot;;[.C29];&quot;','&quot;;[.D29];&quot;');&quot;)" office:value-type="string" office:string-value="insert  into permissions (id,  mandant,perm_permission,oid) values ('1027','2','PERM_copyBuerger','1027');" calcext:value-type="string">
            <text:p>insert <text:s/>into permissions (id, <text:s/>mandant,perm_permission,oid) values ('1027','2','PERM_copyBuerger','1027');</text:p>
          </table:table-cell>
          <table:table-cell table:number-columns-repeated="5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Buerger</text:p>
          </table:table-cell>
          <table:table-cell office:value-type="float" office:value="1028" calcext:value-type="float">
            <text:p>1028</text:p>
          </table:table-cell>
          <table:table-cell/>
          <table:table-cell table:formula="of:=CONCATENATE(&quot;insert  into permissions (id,  mandant,perm_permission,oid) values ('&quot;;[.A30];&quot;','&quot;;[.B30];&quot;','&quot;;[.C30];&quot;','&quot;;[.D30];&quot;');&quot;)" office:value-type="string" office:string-value="insert  into permissions (id,  mandant,perm_permission,oid) values ('1028','2','PERM_readBuerger','1028');" calcext:value-type="string">
            <text:p>insert <text:s/>into permissions (id, <text:s/>mandant,perm_permission,oid) values ('1028','2','PERM_readBuerger','1028');</text:p>
          </table:table-cell>
          <table:table-cell table:number-columns-repeated="5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updateBuerger</text:p>
          </table:table-cell>
          <table:table-cell office:value-type="float" office:value="1029" calcext:value-type="float">
            <text:p>1029</text:p>
          </table:table-cell>
          <table:table-cell/>
          <table:table-cell table:formula="of:=CONCATENATE(&quot;insert  into permissions (id,  mandant,perm_permission,oid) values ('&quot;;[.A31];&quot;','&quot;;[.B31];&quot;','&quot;;[.C31];&quot;','&quot;;[.D31];&quot;');&quot;)" office:value-type="string" office:string-value="insert  into permissions (id,  mandant,perm_permission,oid) values ('1029','2','PERM_updateBuerger','1029');" calcext:value-type="string">
            <text:p>insert <text:s/>into permissions (id, <text:s/>mandant,perm_permission,oid) values ('1029','2','PERM_updateBuerger','1029');</text:p>
          </table:table-cell>
          <table:table-cell table:number-columns-repeated="5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saveBuerger</text:p>
          </table:table-cell>
          <table:table-cell office:value-type="float" office:value="1030" calcext:value-type="float">
            <text:p>1030</text:p>
          </table:table-cell>
          <table:table-cell/>
          <table:table-cell table:formula="of:=CONCATENATE(&quot;insert  into permissions (id,  mandant,perm_permission,oid) values ('&quot;;[.A32];&quot;','&quot;;[.B32];&quot;','&quot;;[.C32];&quot;','&quot;;[.D32];&quot;');&quot;)" office:value-type="string" office:string-value="insert  into permissions (id,  mandant,perm_permission,oid) values ('1030','2','PERM_saveBuerger','1030');" calcext:value-type="string">
            <text:p>insert <text:s/>into permissions (id, <text:s/>mandant,perm_permission,oid) values ('1030','2','PERM_saveBuerger','1030');</text:p>
          </table:table-cell>
          <table:table-cell table:number-columns-repeated="5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deleteBuerger</text:p>
          </table:table-cell>
          <table:table-cell office:value-type="float" office:value="1031" calcext:value-type="float">
            <text:p>1031</text:p>
          </table:table-cell>
          <table:table-cell/>
          <table:table-cell table:formula="of:=CONCATENATE(&quot;insert  into permissions (id,  mandant,perm_permission,oid) values ('&quot;;[.A33];&quot;','&quot;;[.B33];&quot;','&quot;;[.C33];&quot;','&quot;;[.D33];&quot;');&quot;)" office:value-type="string" office:string-value="insert  into permissions (id,  mandant,perm_permission,oid) values ('1031','2','PERM_deleteBuerger','1031');" calcext:value-type="string">
            <text:p>insert <text:s/>into permissions (id, <text:s/>mandant,perm_permission,oid) values ('1031','2','PERM_deleteBuerger','1031');</text:p>
          </table:table-cell>
          <table:table-cell table:number-columns-repeated="5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BuergerWohnungen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CONCATENATE(&quot;insert  into permissions (id,  mandant,perm_permission,oid) values ('&quot;;[.A34];&quot;','&quot;;[.B34];&quot;','&quot;;[.C34];&quot;','&quot;;[.D34];&quot;');&quot;)" office:value-type="string" office:string-value="insert  into permissions (id,  mandant,perm_permission,oid) values ('1032','2','PERM_readBuergerWohnungen','1032');" calcext:value-type="string">
            <text:p>insert <text:s/>into permissions (id, <text:s/>mandant,perm_permission,oid) values ('1032','2','PERM_readBuergerWohnungen','1032');</text:p>
          </table:table-cell>
          <table:table-cell table:number-columns-repeated="5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BuergerKinder</text:p>
          </table:table-cell>
          <table:table-cell office:value-type="float" office:value="1033" calcext:value-type="float">
            <text:p>1033</text:p>
          </table:table-cell>
          <table:table-cell/>
          <table:table-cell table:formula="of:=CONCATENATE(&quot;insert  into permissions (id,  mandant,perm_permission,oid) values ('&quot;;[.A35];&quot;','&quot;;[.B35];&quot;','&quot;;[.C35];&quot;','&quot;;[.D35];&quot;');&quot;)" office:value-type="string" office:string-value="insert  into permissions (id,  mandant,perm_permission,oid) values ('1033','2','PERM_readBuergerKinder','1033');" calcext:value-type="string">
            <text:p>insert <text:s/>into permissions (id, <text:s/>mandant,perm_permission,oid) values ('1033','2','PERM_readBuergerKinder','1033');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createKindBuerger</text:p>
          </table:table-cell>
          <table:table-cell office:value-type="float" office:value="1034" calcext:value-type="float">
            <text:p>1034</text:p>
          </table:table-cell>
          <table:table-cell/>
          <table:table-cell table:formula="of:=CONCATENATE(&quot;insert  into permissions (id,  mandant,perm_permission,oid) values ('&quot;;[.A36];&quot;','&quot;;[.B36];&quot;','&quot;;[.C36];&quot;','&quot;;[.D36];&quot;');&quot;)" office:value-type="string" office:string-value="insert  into permissions (id,  mandant,perm_permission,oid) values ('1034','2','PERM_createKindBuerger','1034');" calcext:value-type="string">
            <text:p>insert <text:s/>into permissions (id, <text:s/>mandant,perm_permission,oid) values ('1034','2','PERM_createKindBuerger','1034');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addKindBuerger</text:p>
          </table:table-cell>
          <table:table-cell office:value-type="float" office:value="1035" calcext:value-type="float">
            <text:p>1035</text:p>
          </table:table-cell>
          <table:table-cell/>
          <table:table-cell table:formula="of:=CONCATENATE(&quot;insert  into permissions (id,  mandant,perm_permission,oid) values ('&quot;;[.A37];&quot;','&quot;;[.B37];&quot;','&quot;;[.C37];&quot;','&quot;;[.D37];&quot;');&quot;)" office:value-type="string" office:string-value="insert  into permissions (id,  mandant,perm_permission,oid) values ('1035','2','PERM_addKindBuerger','1035');" calcext:value-type="string">
            <text:p>insert <text:s/>into permissions (id, <text:s/>mandant,perm_permission,oid) values ('1035','2','PERM_addKindBuerger','1035');</text:p>
          </table:table-cell>
          <table:table-cell table:number-columns-repeated="5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addWohnungBuerger</text:p>
          </table:table-cell>
          <table:table-cell office:value-type="float" office:value="1036" calcext:value-type="float">
            <text:p>1036</text:p>
          </table:table-cell>
          <table:table-cell/>
          <table:table-cell table:formula="of:=CONCATENATE(&quot;insert  into permissions (id,  mandant,perm_permission,oid) values ('&quot;;[.A38];&quot;','&quot;;[.B38];&quot;','&quot;;[.C38];&quot;','&quot;;[.D38];&quot;');&quot;)" office:value-type="string" office:string-value="insert  into permissions (id,  mandant,perm_permission,oid) values ('1036','2','PERM_addWohnungBuerger','1036');" calcext:value-type="string">
            <text:p>insert <text:s/>into permissions (id, <text:s/>mandant,perm_permission,oid) values ('1036','2','PERM_addWohnungBuerger','1036');</text:p>
          </table:table-cell>
          <table:table-cell table:number-columns-repeated="5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createWhonungBuerger</text:p>
          </table:table-cell>
          <table:table-cell office:value-type="float" office:value="1037" calcext:value-type="float">
            <text:p>1037</text:p>
          </table:table-cell>
          <table:table-cell/>
          <table:table-cell table:formula="of:=CONCATENATE(&quot;insert  into permissions (id,  mandant,perm_permission,oid) values ('&quot;;[.A39];&quot;','&quot;;[.B39];&quot;','&quot;;[.C39];&quot;','&quot;;[.D39];&quot;');&quot;)" office:value-type="string" office:string-value="insert  into permissions (id,  mandant,perm_permission,oid) values ('1037','2','PERM_createWhonungBuerger','1037');" calcext:value-type="string">
            <text:p>insert <text:s/>into permissions (id, <text:s/>mandant,perm_permission,oid) values ('1037','2','PERM_createWhonungBuerger','1037');</text:p>
          </table:table-cell>
          <table:table-cell table:number-columns-repeated="5"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BuergerStaatsangehoerigkeiten</text:p>
          </table:table-cell>
          <table:table-cell office:value-type="float" office:value="1038" calcext:value-type="float">
            <text:p>1038</text:p>
          </table:table-cell>
          <table:table-cell/>
          <table:table-cell table:formula="of:=CONCATENATE(&quot;insert  into permissions (id,  mandant,perm_permission,oid) values ('&quot;;[.A40];&quot;','&quot;;[.B40];&quot;','&quot;;[.C40];&quot;','&quot;;[.D40];&quot;');&quot;)" office:value-type="string" office:string-value="insert  into permissions (id,  mandant,perm_permission,oid) values ('1038','2','PERM_readBuergerStaatsangehoerigkeiten','1038');" calcext:value-type="string">
            <text:p>insert <text:s/>into permissions (id, <text:s/>mandant,perm_permission,oid) values ('1038','2','PERM_readBuergerStaatsangehoerigkeiten','1038');</text:p>
          </table:table-cell>
          <table:table-cell table:number-columns-repeated="5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addStaatangehoerigkeitBuerger</text:p>
          </table:table-cell>
          <table:table-cell office:value-type="float" office:value="1039" calcext:value-type="float">
            <text:p>1039</text:p>
          </table:table-cell>
          <table:table-cell/>
          <table:table-cell table:formula="of:=CONCATENATE(&quot;insert  into permissions (id,  mandant,perm_permission,oid) values ('&quot;;[.A41];&quot;','&quot;;[.B41];&quot;','&quot;;[.C41];&quot;','&quot;;[.D41];&quot;');&quot;)" office:value-type="string" office:string-value="insert  into permissions (id,  mandant,perm_permission,oid) values ('1039','2','PERM_addStaatangehoerigkeitBuerger','1039');" calcext:value-type="string">
            <text:p>insert <text:s/>into permissions (id, <text:s/>mandant,perm_permission,oid) values ('1039','2','PERM_addStaatangehoerigkeitBuerger','1039');</text:p>
          </table:table-cell>
          <table:table-cell table:number-columns-repeated="5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addPassBuerger</text:p>
          </table:table-cell>
          <table:table-cell office:value-type="float" office:value="1040" calcext:value-type="float">
            <text:p>1040</text:p>
          </table:table-cell>
          <table:table-cell/>
          <table:table-cell table:formula="of:=CONCATENATE(&quot;insert  into permissions (id,  mandant,perm_permission,oid) values ('&quot;;[.A42];&quot;','&quot;;[.B42];&quot;','&quot;;[.C42];&quot;','&quot;;[.D42];&quot;');&quot;)" office:value-type="string" office:string-value="insert  into permissions (id,  mandant,perm_permission,oid) values ('1040','2','PERM_addPassBuerger','1040');" calcext:value-type="string">
            <text:p>insert <text:s/>into permissions (id, <text:s/>mandant,perm_permission,oid) values ('1040','2','PERM_addPassBuerger','1040');</text:p>
          </table:table-cell>
          <table:table-cell table:number-columns-repeated="5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BuergerPass</text:p>
          </table:table-cell>
          <table:table-cell office:value-type="float" office:value="1041" calcext:value-type="float">
            <text:p>1041</text:p>
          </table:table-cell>
          <table:table-cell/>
          <table:table-cell table:formula="of:=CONCATENATE(&quot;insert  into permissions (id,  mandant,perm_permission,oid) values ('&quot;;[.A43];&quot;','&quot;;[.B43];&quot;','&quot;;[.C43];&quot;','&quot;;[.D43];&quot;');&quot;)" office:value-type="string" office:string-value="insert  into permissions (id,  mandant,perm_permission,oid) values ('1041','2','PERM_readBuergerPass','1041');" calcext:value-type="string">
            <text:p>insert <text:s/>into permissions (id, <text:s/>mandant,perm_permission,oid) values ('1041','2','PERM_readBuergerPass','1041');</text:p>
          </table:table-cell>
          <table:table-cell table:number-columns-repeated="5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queryCompanyBaseInfo</text:p>
          </table:table-cell>
          <table:table-cell office:value-type="float" office:value="1042" calcext:value-type="float">
            <text:p>1042</text:p>
          </table:table-cell>
          <table:table-cell/>
          <table:table-cell table:formula="of:=CONCATENATE(&quot;insert  into permissions (id,  mandant,perm_permission,oid) values ('&quot;;[.A44];&quot;','&quot;;[.B44];&quot;','&quot;;[.C44];&quot;','&quot;;[.D44];&quot;');&quot;)" office:value-type="string" office:string-value="insert  into permissions (id,  mandant,perm_permission,oid) values ('1042','2','PERM_queryCompanyBaseInfo','1042');" calcext:value-type="string">
            <text:p>insert <text:s/>into permissions (id, <text:s/>mandant,perm_permission,oid) values ('1042','2','PERM_queryCompanyBaseInfo','1042');</text:p>
          </table:table-cell>
          <table:table-cell table:number-columns-repeated="5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newCompanyBaseInfo</text:p>
          </table:table-cell>
          <table:table-cell office:value-type="float" office:value="1043" calcext:value-type="float">
            <text:p>1043</text:p>
          </table:table-cell>
          <table:table-cell/>
          <table:table-cell table:formula="of:=CONCATENATE(&quot;insert  into permissions (id,  mandant,perm_permission,oid) values ('&quot;;[.A45];&quot;','&quot;;[.B45];&quot;','&quot;;[.C45];&quot;','&quot;;[.D45];&quot;');&quot;)" office:value-type="string" office:string-value="insert  into permissions (id,  mandant,perm_permission,oid) values ('1043','2','PERM_newCompanyBaseInfo','1043');" calcext:value-type="string">
            <text:p>insert <text:s/>into permissions (id, <text:s/>mandant,perm_permission,oid) values ('1043','2','PERM_newCompanyBaseInfo','1043');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CompanyBaseInfo</text:p>
          </table:table-cell>
          <table:table-cell office:value-type="float" office:value="1044" calcext:value-type="float">
            <text:p>1044</text:p>
          </table:table-cell>
          <table:table-cell/>
          <table:table-cell table:formula="of:=CONCATENATE(&quot;insert  into permissions (id,  mandant,perm_permission,oid) values ('&quot;;[.A46];&quot;','&quot;;[.B46];&quot;','&quot;;[.C46];&quot;','&quot;;[.D46];&quot;');&quot;)" office:value-type="string" office:string-value="insert  into permissions (id,  mandant,perm_permission,oid) values ('1044','2','PERM_readCompanyBaseInfo','1044');" calcext:value-type="string">
            <text:p>insert <text:s/>into permissions (id, <text:s/>mandant,perm_permission,oid) values ('1044','2','PERM_readCompanyBaseInfo','1044');</text:p>
          </table:table-cell>
          <table:table-cell table:number-columns-repeated="5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updateCompanyBaseInfo</text:p>
          </table:table-cell>
          <table:table-cell office:value-type="float" office:value="1045" calcext:value-type="float">
            <text:p>1045</text:p>
          </table:table-cell>
          <table:table-cell/>
          <table:table-cell table:formula="of:=CONCATENATE(&quot;insert  into permissions (id,  mandant,perm_permission,oid) values ('&quot;;[.A47];&quot;','&quot;;[.B47];&quot;','&quot;;[.C47];&quot;','&quot;;[.D47];&quot;');&quot;)" office:value-type="string" office:string-value="insert  into permissions (id,  mandant,perm_permission,oid) values ('1045','2','PERM_updateCompanyBaseInfo','1045');" calcext:value-type="string">
            <text:p>insert <text:s/>into permissions (id, <text:s/>mandant,perm_permission,oid) values ('1045','2','PERM_updateCompanyBaseInfo','1045');</text:p>
          </table:table-cell>
          <table:table-cell table:number-columns-repeated="5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saveCompanyBaseInfo</text:p>
          </table:table-cell>
          <table:table-cell office:value-type="float" office:value="1046" calcext:value-type="float">
            <text:p>1046</text:p>
          </table:table-cell>
          <table:table-cell/>
          <table:table-cell table:formula="of:=CONCATENATE(&quot;insert  into permissions (id,  mandant,perm_permission,oid) values ('&quot;;[.A48];&quot;','&quot;;[.B48];&quot;','&quot;;[.C48];&quot;','&quot;;[.D48];&quot;');&quot;)" office:value-type="string" office:string-value="insert  into permissions (id,  mandant,perm_permission,oid) values ('1046','2','PERM_saveCompanyBaseInfo','1046');" calcext:value-type="string">
            <text:p>insert <text:s/>into permissions (id, <text:s/>mandant,perm_permission,oid) values ('1046','2','PERM_saveCompanyBaseInfo','1046');</text:p>
          </table:table-cell>
          <table:table-cell table:number-columns-repeated="5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deleteCompanyBaseInfo</text:p>
          </table:table-cell>
          <table:table-cell office:value-type="float" office:value="1047" calcext:value-type="float">
            <text:p>1047</text:p>
          </table:table-cell>
          <table:table-cell/>
          <table:table-cell table:formula="of:=CONCATENATE(&quot;insert  into permissions (id,  mandant,perm_permission,oid) values ('&quot;;[.A49];&quot;','&quot;;[.B49];&quot;','&quot;;[.C49];&quot;','&quot;;[.D49];&quot;');&quot;)" office:value-type="string" office:string-value="insert  into permissions (id,  mandant,perm_permission,oid) values ('1047','2','PERM_deleteCompanyBaseInfo','1047');" calcext:value-type="string">
            <text:p>insert <text:s/>into permissions (id, <text:s/>mandant,perm_permission,oid) values ('1047','2','PERM_deleteCompanyBaseInfo','1047');</text:p>
          </table:table-cell>
          <table:table-cell table:number-columns-repeated="5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queryMandant</text:p>
          </table:table-cell>
          <table:table-cell office:value-type="float" office:value="1048" calcext:value-type="float">
            <text:p>1048</text:p>
          </table:table-cell>
          <table:table-cell/>
          <table:table-cell table:formula="of:=CONCATENATE(&quot;insert  into permissions (id,  mandant,perm_permission,oid) values ('&quot;;[.A50];&quot;','&quot;;[.B50];&quot;','&quot;;[.C50];&quot;','&quot;;[.D50];&quot;');&quot;)" office:value-type="string" office:string-value="insert  into permissions (id,  mandant,perm_permission,oid) values ('1048','2','PERM_queryMandant','1048');" calcext:value-type="string">
            <text:p>insert <text:s/>into permissions (id, <text:s/>mandant,perm_permission,oid) values ('1048','2','PERM_queryMandant','1048');</text:p>
          </table:table-cell>
          <table:table-cell table:number-columns-repeated="5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newMandant</text:p>
          </table:table-cell>
          <table:table-cell office:value-type="float" office:value="1049" calcext:value-type="float">
            <text:p>1049</text:p>
          </table:table-cell>
          <table:table-cell/>
          <table:table-cell table:formula="of:=CONCATENATE(&quot;insert  into permissions (id,  mandant,perm_permission,oid) values ('&quot;;[.A51];&quot;','&quot;;[.B51];&quot;','&quot;;[.C51];&quot;','&quot;;[.D51];&quot;');&quot;)" office:value-type="string" office:string-value="insert  into permissions (id,  mandant,perm_permission,oid) values ('1049','2','PERM_newMandant','1049');" calcext:value-type="string">
            <text:p>insert <text:s/>into permissions (id, <text:s/>mandant,perm_permission,oid) values ('1049','2','PERM_newMandant','1049');</text:p>
          </table:table-cell>
          <table:table-cell table:number-columns-repeated="5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copyMandant</text:p>
          </table:table-cell>
          <table:table-cell office:value-type="float" office:value="1050" calcext:value-type="float">
            <text:p>1050</text:p>
          </table:table-cell>
          <table:table-cell/>
          <table:table-cell table:formula="of:=CONCATENATE(&quot;insert  into permissions (id,  mandant,perm_permission,oid) values ('&quot;;[.A52];&quot;','&quot;;[.B52];&quot;','&quot;;[.C52];&quot;','&quot;;[.D52];&quot;');&quot;)" office:value-type="string" office:string-value="insert  into permissions (id,  mandant,perm_permission,oid) values ('1050','2','PERM_copyMandant','1050');" calcext:value-type="string">
            <text:p>insert <text:s/>into permissions (id, <text:s/>mandant,perm_permission,oid) values ('1050','2','PERM_copyMandant','1050');</text:p>
          </table:table-cell>
          <table:table-cell table:number-columns-repeated="5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Mandant</text:p>
          </table:table-cell>
          <table:table-cell office:value-type="float" office:value="1051" calcext:value-type="float">
            <text:p>1051</text:p>
          </table:table-cell>
          <table:table-cell/>
          <table:table-cell table:formula="of:=CONCATENATE(&quot;insert  into permissions (id,  mandant,perm_permission,oid) values ('&quot;;[.A53];&quot;','&quot;;[.B53];&quot;','&quot;;[.C53];&quot;','&quot;;[.D53];&quot;');&quot;)" office:value-type="string" office:string-value="insert  into permissions (id,  mandant,perm_permission,oid) values ('1051','2','PERM_readMandant','1051');" calcext:value-type="string">
            <text:p>insert <text:s/>into permissions (id, <text:s/>mandant,perm_permission,oid) values ('1051','2','PERM_readMandant','1051');</text:p>
          </table:table-cell>
          <table:table-cell table:number-columns-repeated="5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updateMandant</text:p>
          </table:table-cell>
          <table:table-cell office:value-type="float" office:value="1052" calcext:value-type="float">
            <text:p>1052</text:p>
          </table:table-cell>
          <table:table-cell/>
          <table:table-cell table:formula="of:=CONCATENATE(&quot;insert  into permissions (id,  mandant,perm_permission,oid) values ('&quot;;[.A54];&quot;','&quot;;[.B54];&quot;','&quot;;[.C54];&quot;','&quot;;[.D54];&quot;');&quot;)" office:value-type="string" office:string-value="insert  into permissions (id,  mandant,perm_permission,oid) values ('1052','2','PERM_updateMandant','1052');" calcext:value-type="string">
            <text:p>insert <text:s/>into permissions (id, <text:s/>mandant,perm_permission,oid) values ('1052','2','PERM_updateMandant','1052');</text:p>
          </table:table-cell>
          <table:table-cell table:number-columns-repeated="5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saveMandant</text:p>
          </table:table-cell>
          <table:table-cell office:value-type="float" office:value="1053" calcext:value-type="float">
            <text:p>1053</text:p>
          </table:table-cell>
          <table:table-cell/>
          <table:table-cell table:formula="of:=CONCATENATE(&quot;insert  into permissions (id,  mandant,perm_permission,oid) values ('&quot;;[.A55];&quot;','&quot;;[.B55];&quot;','&quot;;[.C55];&quot;','&quot;;[.D55];&quot;');&quot;)" office:value-type="string" office:string-value="insert  into permissions (id,  mandant,perm_permission,oid) values ('1053','2','PERM_saveMandant','1053');" calcext:value-type="string">
            <text:p>insert <text:s/>into permissions (id, <text:s/>mandant,perm_permission,oid) values ('1053','2','PERM_saveMandant','1053');</text:p>
          </table:table-cell>
          <table:table-cell table:number-columns-repeated="5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deleteMandant</text:p>
          </table:table-cell>
          <table:table-cell office:value-type="float" office:value="1054" calcext:value-type="float">
            <text:p>1054</text:p>
          </table:table-cell>
          <table:table-cell/>
          <table:table-cell table:formula="of:=CONCATENATE(&quot;insert  into permissions (id,  mandant,perm_permission,oid) values ('&quot;;[.A56];&quot;','&quot;;[.B56];&quot;','&quot;;[.C56];&quot;','&quot;;[.D56];&quot;');&quot;)" office:value-type="string" office:string-value="insert  into permissions (id,  mandant,perm_permission,oid) values ('1054','2','PERM_deleteMandant','1054');" calcext:value-type="string">
            <text:p>insert <text:s/>into permissions (id, <text:s/>mandant,perm_permission,oid) values ('1054','2','PERM_deleteMandant','1054');</text:p>
          </table:table-cell>
          <table:table-cell table:number-columns-repeated="5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queryPass</text:p>
          </table:table-cell>
          <table:table-cell office:value-type="float" office:value="1055" calcext:value-type="float">
            <text:p>1055</text:p>
          </table:table-cell>
          <table:table-cell/>
          <table:table-cell table:formula="of:=CONCATENATE(&quot;insert  into permissions (id,  mandant,perm_permission,oid) values ('&quot;;[.A57];&quot;','&quot;;[.B57];&quot;','&quot;;[.C57];&quot;','&quot;;[.D57];&quot;');&quot;)" office:value-type="string" office:string-value="insert  into permissions (id,  mandant,perm_permission,oid) values ('1055','2','PERM_queryPass','1055');" calcext:value-type="string">
            <text:p>insert <text:s/>into permissions (id, <text:s/>mandant,perm_permission,oid) values ('1055','2','PERM_queryPass','1055');</text:p>
          </table:table-cell>
          <table:table-cell table:number-columns-repeated="5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newPass</text:p>
          </table:table-cell>
          <table:table-cell office:value-type="float" office:value="1056" calcext:value-type="float">
            <text:p>1056</text:p>
          </table:table-cell>
          <table:table-cell/>
          <table:table-cell table:formula="of:=CONCATENATE(&quot;insert  into permissions (id,  mandant,perm_permission,oid) values ('&quot;;[.A58];&quot;','&quot;;[.B58];&quot;','&quot;;[.C58];&quot;','&quot;;[.D58];&quot;');&quot;)" office:value-type="string" office:string-value="insert  into permissions (id,  mandant,perm_permission,oid) values ('1056','2','PERM_newPass','1056');" calcext:value-type="string">
            <text:p>insert <text:s/>into permissions (id, <text:s/>mandant,perm_permission,oid) values ('1056','2','PERM_newPass','1056');</text:p>
          </table:table-cell>
          <table:table-cell table:number-columns-repeated="5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copyPass</text:p>
          </table:table-cell>
          <table:table-cell office:value-type="float" office:value="1057" calcext:value-type="float">
            <text:p>1057</text:p>
          </table:table-cell>
          <table:table-cell/>
          <table:table-cell table:formula="of:=CONCATENATE(&quot;insert  into permissions (id,  mandant,perm_permission,oid) values ('&quot;;[.A59];&quot;','&quot;;[.B59];&quot;','&quot;;[.C59];&quot;','&quot;;[.D59];&quot;');&quot;)" office:value-type="string" office:string-value="insert  into permissions (id,  mandant,perm_permission,oid) values ('1057','2','PERM_copyPass','1057');" calcext:value-type="string">
            <text:p>insert <text:s/>into permissions (id, <text:s/>mandant,perm_permission,oid) values ('1057','2','PERM_copyPass','1057');</text:p>
          </table:table-cell>
          <table:table-cell table:number-columns-repeated="5"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Pass</text:p>
          </table:table-cell>
          <table:table-cell office:value-type="float" office:value="1058" calcext:value-type="float">
            <text:p>1058</text:p>
          </table:table-cell>
          <table:table-cell/>
          <table:table-cell table:formula="of:=CONCATENATE(&quot;insert  into permissions (id,  mandant,perm_permission,oid) values ('&quot;;[.A60];&quot;','&quot;;[.B60];&quot;','&quot;;[.C60];&quot;','&quot;;[.D60];&quot;');&quot;)" office:value-type="string" office:string-value="insert  into permissions (id,  mandant,perm_permission,oid) values ('1058','2','PERM_readPass','1058');" calcext:value-type="string">
            <text:p>insert <text:s/>into permissions (id, <text:s/>mandant,perm_permission,oid) values ('1058','2','PERM_readPass','1058');</text:p>
          </table:table-cell>
          <table:table-cell table:number-columns-repeated="5"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updatePass</text:p>
          </table:table-cell>
          <table:table-cell office:value-type="float" office:value="1059" calcext:value-type="float">
            <text:p>1059</text:p>
          </table:table-cell>
          <table:table-cell/>
          <table:table-cell table:formula="of:=CONCATENATE(&quot;insert  into permissions (id,  mandant,perm_permission,oid) values ('&quot;;[.A61];&quot;','&quot;;[.B61];&quot;','&quot;;[.C61];&quot;','&quot;;[.D61];&quot;');&quot;)" office:value-type="string" office:string-value="insert  into permissions (id,  mandant,perm_permission,oid) values ('1059','2','PERM_updatePass','1059');" calcext:value-type="string">
            <text:p>insert <text:s/>into permissions (id, <text:s/>mandant,perm_permission,oid) values ('1059','2','PERM_updatePass','1059');</text:p>
          </table:table-cell>
          <table:table-cell table:number-columns-repeated="5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savePass</text:p>
          </table:table-cell>
          <table:table-cell office:value-type="float" office:value="1060" calcext:value-type="float">
            <text:p>1060</text:p>
          </table:table-cell>
          <table:table-cell/>
          <table:table-cell table:formula="of:=CONCATENATE(&quot;insert  into permissions (id,  mandant,perm_permission,oid) values ('&quot;;[.A62];&quot;','&quot;;[.B62];&quot;','&quot;;[.C62];&quot;','&quot;;[.D62];&quot;');&quot;)" office:value-type="string" office:string-value="insert  into permissions (id,  mandant,perm_permission,oid) values ('1060','2','PERM_savePass','1060');" calcext:value-type="string">
            <text:p>insert <text:s/>into permissions (id, <text:s/>mandant,perm_permission,oid) values ('1060','2','PERM_savePass','1060');</text:p>
          </table:table-cell>
          <table:table-cell table:number-columns-repeated="5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deletePass</text:p>
          </table:table-cell>
          <table:table-cell office:value-type="float" office:value="1061" calcext:value-type="float">
            <text:p>1061</text:p>
          </table:table-cell>
          <table:table-cell/>
          <table:table-cell table:formula="of:=CONCATENATE(&quot;insert  into permissions (id,  mandant,perm_permission,oid) values ('&quot;;[.A63];&quot;','&quot;;[.B63];&quot;','&quot;;[.C63];&quot;','&quot;;[.D63];&quot;');&quot;)" office:value-type="string" office:string-value="insert  into permissions (id,  mandant,perm_permission,oid) values ('1061','2','PERM_deletePass','1061');" calcext:value-type="string">
            <text:p>insert <text:s/>into permissions (id, <text:s/>mandant,perm_permission,oid) values ('1061','2','PERM_deletePass','1061');</text:p>
          </table:table-cell>
          <table:table-cell table:number-columns-repeated="5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addStaatangehoerigkeitPass</text:p>
          </table:table-cell>
          <table:table-cell office:value-type="float" office:value="1062" calcext:value-type="float">
            <text:p>1062</text:p>
          </table:table-cell>
          <table:table-cell/>
          <table:table-cell table:formula="of:=CONCATENATE(&quot;insert  into permissions (id,  mandant,perm_permission,oid) values ('&quot;;[.A64];&quot;','&quot;;[.B64];&quot;','&quot;;[.C64];&quot;','&quot;;[.D64];&quot;');&quot;)" office:value-type="string" office:string-value="insert  into permissions (id,  mandant,perm_permission,oid) values ('1062','2','PERM_addStaatangehoerigkeitPass','1062');" calcext:value-type="string">
            <text:p>insert <text:s/>into permissions (id, <text:s/>mandant,perm_permission,oid) values ('1062','2','PERM_addStaatangehoerigkeitPass','1062');</text:p>
          </table:table-cell>
          <table:table-cell table:number-columns-repeated="5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PassStaatsangehoerigkeiten</text:p>
          </table:table-cell>
          <table:table-cell office:value-type="float" office:value="1063" calcext:value-type="float">
            <text:p>1063</text:p>
          </table:table-cell>
          <table:table-cell/>
          <table:table-cell table:formula="of:=CONCATENATE(&quot;insert  into permissions (id,  mandant,perm_permission,oid) values ('&quot;;[.A65];&quot;','&quot;;[.B65];&quot;','&quot;;[.C65];&quot;','&quot;;[.D65];&quot;');&quot;)" office:value-type="string" office:string-value="insert  into permissions (id,  mandant,perm_permission,oid) values ('1063','2','PERM_readPassStaatsangehoerigkeiten','1063');" calcext:value-type="string">
            <text:p>insert <text:s/>into permissions (id, <text:s/>mandant,perm_permission,oid) values ('1063','2','PERM_readPassStaatsangehoerigkeiten','1063');</text:p>
          </table:table-cell>
          <table:table-cell table:number-columns-repeated="5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queryPermission</text:p>
          </table:table-cell>
          <table:table-cell office:value-type="float" office:value="1064" calcext:value-type="float">
            <text:p>1064</text:p>
          </table:table-cell>
          <table:table-cell/>
          <table:table-cell table:formula="of:=CONCATENATE(&quot;insert  into permissions (id,  mandant,perm_permission,oid) values ('&quot;;[.A66];&quot;','&quot;;[.B66];&quot;','&quot;;[.C66];&quot;','&quot;;[.D66];&quot;');&quot;)" office:value-type="string" office:string-value="insert  into permissions (id,  mandant,perm_permission,oid) values ('1064','2','PERM_queryPermission','1064');" calcext:value-type="string">
            <text:p>insert <text:s/>into permissions (id, <text:s/>mandant,perm_permission,oid) values ('1064','2','PERM_queryPermission','1064');</text:p>
          </table:table-cell>
          <table:table-cell table:number-columns-repeated="5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Permission</text:p>
          </table:table-cell>
          <table:table-cell office:value-type="float" office:value="1065" calcext:value-type="float">
            <text:p>1065</text:p>
          </table:table-cell>
          <table:table-cell/>
          <table:table-cell table:formula="of:=CONCATENATE(&quot;insert  into permissions (id,  mandant,perm_permission,oid) values ('&quot;;[.A67];&quot;','&quot;;[.B67];&quot;','&quot;;[.C67];&quot;','&quot;;[.D67];&quot;');&quot;)" office:value-type="string" office:string-value="insert  into permissions (id,  mandant,perm_permission,oid) values ('1065','2','PERM_readPermission','1065');" calcext:value-type="string">
            <text:p>insert <text:s/>into permissions (id, <text:s/>mandant,perm_permission,oid) values ('1065','2','PERM_readPermission','1065');</text:p>
          </table:table-cell>
          <table:table-cell table:number-columns-repeated="5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savePermission</text:p>
          </table:table-cell>
          <table:table-cell office:value-type="float" office:value="1066" calcext:value-type="float">
            <text:p>1066</text:p>
          </table:table-cell>
          <table:table-cell/>
          <table:table-cell table:formula="of:=CONCATENATE(&quot;insert  into permissions (id,  mandant,perm_permission,oid) values ('&quot;;[.A68];&quot;','&quot;;[.B68];&quot;','&quot;;[.C68];&quot;','&quot;;[.D68];&quot;');&quot;)" office:value-type="string" office:string-value="insert  into permissions (id,  mandant,perm_permission,oid) values ('1066','2','PERM_savePermission','1066');" calcext:value-type="string">
            <text:p>insert <text:s/>into permissions (id, <text:s/>mandant,perm_permission,oid) values ('1066','2','PERM_savePermission','1066');</text:p>
          </table:table-cell>
          <table:table-cell table:number-columns-repeated="5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deletePermission</text:p>
          </table:table-cell>
          <table:table-cell office:value-type="float" office:value="1067" calcext:value-type="float">
            <text:p>1067</text:p>
          </table:table-cell>
          <table:table-cell/>
          <table:table-cell table:formula="of:=CONCATENATE(&quot;insert  into permissions (id,  mandant,perm_permission,oid) values ('&quot;;[.A69];&quot;','&quot;;[.B69];&quot;','&quot;;[.C69];&quot;','&quot;;[.D69];&quot;');&quot;)" office:value-type="string" office:string-value="insert  into permissions (id,  mandant,perm_permission,oid) values ('1067','2','PERM_deletePermission','1067');" calcext:value-type="string">
            <text:p>insert <text:s/>into permissions (id, <text:s/>mandant,perm_permission,oid) values ('1067','2','PERM_deletePermission','1067');</text:p>
          </table:table-cell>
          <table:table-cell table:number-columns-repeated="5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getPrincipal</text:p>
          </table:table-cell>
          <table:table-cell office:value-type="float" office:value="1068" calcext:value-type="float">
            <text:p>1068</text:p>
          </table:table-cell>
          <table:table-cell/>
          <table:table-cell table:formula="of:=CONCATENATE(&quot;insert  into permissions (id,  mandant,perm_permission,oid) values ('&quot;;[.A70];&quot;','&quot;;[.B70];&quot;','&quot;;[.C70];&quot;','&quot;;[.D70];&quot;');&quot;)" office:value-type="string" office:string-value="insert  into permissions (id,  mandant,perm_permission,oid) values ('1068','2','PERM_getPrincipal','1068');" calcext:value-type="string">
            <text:p>insert <text:s/>into permissions (id, <text:s/>mandant,perm_permission,oid) values ('1068','2','PERM_getPrincipal','1068');</text:p>
          </table:table-cell>
          <table:table-cell table:number-columns-repeated="5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queryStaatsangehoerigkeit</text:p>
          </table:table-cell>
          <table:table-cell office:value-type="float" office:value="1069" calcext:value-type="float">
            <text:p>1069</text:p>
          </table:table-cell>
          <table:table-cell/>
          <table:table-cell table:formula="of:=CONCATENATE(&quot;insert  into permissions (id,  mandant,perm_permission,oid) values ('&quot;;[.A71];&quot;','&quot;;[.B71];&quot;','&quot;;[.C71];&quot;','&quot;;[.D71];&quot;');&quot;)" office:value-type="string" office:string-value="insert  into permissions (id,  mandant,perm_permission,oid) values ('1069','2','PERM_queryStaatsangehoerigkeit','1069');" calcext:value-type="string">
            <text:p>insert <text:s/>into permissions (id, <text:s/>mandant,perm_permission,oid) values ('1069','2','PERM_queryStaatsangehoerigkeit','1069');</text:p>
          </table:table-cell>
          <table:table-cell table:number-columns-repeated="5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createStaatsangehoerigkeit</text:p>
          </table:table-cell>
          <table:table-cell office:value-type="float" office:value="1070" calcext:value-type="float">
            <text:p>1070</text:p>
          </table:table-cell>
          <table:table-cell/>
          <table:table-cell table:formula="of:=CONCATENATE(&quot;insert  into permissions (id,  mandant,perm_permission,oid) values ('&quot;;[.A72];&quot;','&quot;;[.B72];&quot;','&quot;;[.C72];&quot;','&quot;;[.D72];&quot;');&quot;)" office:value-type="string" office:string-value="insert  into permissions (id,  mandant,perm_permission,oid) values ('1070','2','PERM_createStaatsangehoerigkeit','1070');" calcext:value-type="string">
            <text:p>insert <text:s/>into permissions (id, <text:s/>mandant,perm_permission,oid) values ('1070','2','PERM_createStaatsangehoerigkeit','1070');</text:p>
          </table:table-cell>
          <table:table-cell table:number-columns-repeated="5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Staatsangehoerigkeit</text:p>
          </table:table-cell>
          <table:table-cell office:value-type="float" office:value="1071" calcext:value-type="float">
            <text:p>1071</text:p>
          </table:table-cell>
          <table:table-cell/>
          <table:table-cell table:formula="of:=CONCATENATE(&quot;insert  into permissions (id,  mandant,perm_permission,oid) values ('&quot;;[.A73];&quot;','&quot;;[.B73];&quot;','&quot;;[.C73];&quot;','&quot;;[.D73];&quot;');&quot;)" office:value-type="string" office:string-value="insert  into permissions (id,  mandant,perm_permission,oid) values ('1071','2','PERM_readStaatsangehoerigkeit','1071');" calcext:value-type="string">
            <text:p>insert <text:s/>into permissions (id, <text:s/>mandant,perm_permission,oid) values ('1071','2','PERM_readStaatsangehoerigkeit','1071');</text:p>
          </table:table-cell>
          <table:table-cell table:number-columns-repeated="5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deleteStaatsangehoerigkeit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CONCATENATE(&quot;insert  into permissions (id,  mandant,perm_permission,oid) values ('&quot;;[.A74];&quot;','&quot;;[.B74];&quot;','&quot;;[.C74];&quot;','&quot;;[.D74];&quot;');&quot;)" office:value-type="string" office:string-value="insert  into permissions (id,  mandant,perm_permission,oid) values ('1072','2','PERM_deleteStaatsangehoerigkeit','1072');" calcext:value-type="string">
            <text:p>insert <text:s/>into permissions (id, <text:s/>mandant,perm_permission,oid) values ('1072','2','PERM_deleteStaatsangehoerigkeit','1072');</text:p>
          </table:table-cell>
          <table:table-cell table:number-columns-repeated="5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queryUserAuthority</text:p>
          </table:table-cell>
          <table:table-cell office:value-type="float" office:value="1073" calcext:value-type="float">
            <text:p>1073</text:p>
          </table:table-cell>
          <table:table-cell/>
          <table:table-cell table:formula="of:=CONCATENATE(&quot;insert  into permissions (id,  mandant,perm_permission,oid) values ('&quot;;[.A75];&quot;','&quot;;[.B75];&quot;','&quot;;[.C75];&quot;','&quot;;[.D75];&quot;');&quot;)" office:value-type="string" office:string-value="insert  into permissions (id,  mandant,perm_permission,oid) values ('1073','2','PERM_queryUserAuthority','1073');" calcext:value-type="string">
            <text:p>insert <text:s/>into permissions (id, <text:s/>mandant,perm_permission,oid) values ('1073','2','PERM_queryUserAuthority','1073');</text:p>
          </table:table-cell>
          <table:table-cell table:number-columns-repeated="5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ByUsernameUserAuthority</text:p>
          </table:table-cell>
          <table:table-cell office:value-type="float" office:value="1074" calcext:value-type="float">
            <text:p>1074</text:p>
          </table:table-cell>
          <table:table-cell/>
          <table:table-cell table:formula="of:=CONCATENATE(&quot;insert  into permissions (id,  mandant,perm_permission,oid) values ('&quot;;[.A76];&quot;','&quot;;[.B76];&quot;','&quot;;[.C76];&quot;','&quot;;[.D76];&quot;');&quot;)" office:value-type="string" office:string-value="insert  into permissions (id,  mandant,perm_permission,oid) values ('1074','2','PERM_readByUsernameUserAuthority','1074');" calcext:value-type="string">
            <text:p>insert <text:s/>into permissions (id, <text:s/>mandant,perm_permission,oid) values ('1074','2','PERM_readByUsernameUserAuthority','1074');</text:p>
          </table:table-cell>
          <table:table-cell table:number-columns-repeated="5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UserAuthority</text:p>
          </table:table-cell>
          <table:table-cell office:value-type="float" office:value="1075" calcext:value-type="float">
            <text:p>1075</text:p>
          </table:table-cell>
          <table:table-cell/>
          <table:table-cell table:formula="of:=CONCATENATE(&quot;insert  into permissions (id,  mandant,perm_permission,oid) values ('&quot;;[.A77];&quot;','&quot;;[.B77];&quot;','&quot;;[.C77];&quot;','&quot;;[.D77];&quot;');&quot;)" office:value-type="string" office:string-value="insert  into permissions (id,  mandant,perm_permission,oid) values ('1075','2','PERM_readUserAuthority','1075');" calcext:value-type="string">
            <text:p>insert <text:s/>into permissions (id, <text:s/>mandant,perm_permission,oid) values ('1075','2','PERM_readUserAuthority','1075');</text:p>
          </table:table-cell>
          <table:table-cell table:number-columns-repeated="5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saveUserAuthority</text:p>
          </table:table-cell>
          <table:table-cell office:value-type="float" office:value="1076" calcext:value-type="float">
            <text:p>1076</text:p>
          </table:table-cell>
          <table:table-cell/>
          <table:table-cell table:formula="of:=CONCATENATE(&quot;insert  into permissions (id,  mandant,perm_permission,oid) values ('&quot;;[.A78];&quot;','&quot;;[.B78];&quot;','&quot;;[.C78];&quot;','&quot;;[.D78];&quot;');&quot;)" office:value-type="string" office:string-value="insert  into permissions (id,  mandant,perm_permission,oid) values ('1076','2','PERM_saveUserAuthority','1076');" calcext:value-type="string">
            <text:p>insert <text:s/>into permissions (id, <text:s/>mandant,perm_permission,oid) values ('1076','2','PERM_saveUserAuthority','1076');</text:p>
          </table:table-cell>
          <table:table-cell table:number-columns-repeated="5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deleteUserAuthority</text:p>
          </table:table-cell>
          <table:table-cell office:value-type="float" office:value="1077" calcext:value-type="float">
            <text:p>1077</text:p>
          </table:table-cell>
          <table:table-cell/>
          <table:table-cell table:formula="of:=CONCATENATE(&quot;insert  into permissions (id,  mandant,perm_permission,oid) values ('&quot;;[.A79];&quot;','&quot;;[.B79];&quot;','&quot;;[.C79];&quot;','&quot;;[.D79];&quot;');&quot;)" office:value-type="string" office:string-value="insert  into permissions (id,  mandant,perm_permission,oid) values ('1077','2','PERM_deleteUserAuthority','1077');" calcext:value-type="string">
            <text:p>insert <text:s/>into permissions (id, <text:s/>mandant,perm_permission,oid) values ('1077','2','PERM_deleteUserAuthority','1077');</text:p>
          </table:table-cell>
          <table:table-cell table:number-columns-repeated="5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queryUser</text:p>
          </table:table-cell>
          <table:table-cell office:value-type="float" office:value="1078" calcext:value-type="float">
            <text:p>1078</text:p>
          </table:table-cell>
          <table:table-cell/>
          <table:table-cell table:formula="of:=CONCATENATE(&quot;insert  into permissions (id,  mandant,perm_permission,oid) values ('&quot;;[.A80];&quot;','&quot;;[.B80];&quot;','&quot;;[.C80];&quot;','&quot;;[.D80];&quot;');&quot;)" office:value-type="string" office:string-value="insert  into permissions (id,  mandant,perm_permission,oid) values ('1078','2','PERM_queryUser','1078');" calcext:value-type="string">
            <text:p>insert <text:s/>into permissions (id, <text:s/>mandant,perm_permission,oid) values ('1078','2','PERM_queryUser','1078');</text:p>
          </table:table-cell>
          <table:table-cell table:number-columns-repeated="5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newUser</text:p>
          </table:table-cell>
          <table:table-cell office:value-type="float" office:value="1079" calcext:value-type="float">
            <text:p>1079</text:p>
          </table:table-cell>
          <table:table-cell/>
          <table:table-cell table:formula="of:=CONCATENATE(&quot;insert  into permissions (id,  mandant,perm_permission,oid) values ('&quot;;[.A81];&quot;','&quot;;[.B81];&quot;','&quot;;[.C81];&quot;','&quot;;[.D81];&quot;');&quot;)" office:value-type="string" office:string-value="insert  into permissions (id,  mandant,perm_permission,oid) values ('1079','2','PERM_newUser','1079');" calcext:value-type="string">
            <text:p>insert <text:s/>into permissions (id, <text:s/>mandant,perm_permission,oid) values ('1079','2','PERM_newUser','1079');</text:p>
          </table:table-cell>
          <table:table-cell table:number-columns-repeated="5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User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CONCATENATE(&quot;insert  into permissions (id,  mandant,perm_permission,oid) values ('&quot;;[.A82];&quot;','&quot;;[.B82];&quot;','&quot;;[.C82];&quot;','&quot;;[.D82];&quot;');&quot;)" office:value-type="string" office:string-value="insert  into permissions (id,  mandant,perm_permission,oid) values ('1080','2','PERM_readUser','1080');" calcext:value-type="string">
            <text:p>insert <text:s/>into permissions (id, <text:s/>mandant,perm_permission,oid) values ('1080','2','PERM_readUser','1080');</text:p>
          </table:table-cell>
          <table:table-cell table:number-columns-repeated="5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Username</text:p>
          </table:table-cell>
          <table:table-cell office:value-type="float" office:value="1081" calcext:value-type="float">
            <text:p>1081</text:p>
          </table:table-cell>
          <table:table-cell/>
          <table:table-cell table:formula="of:=CONCATENATE(&quot;insert  into permissions (id,  mandant,perm_permission,oid) values ('&quot;;[.A83];&quot;','&quot;;[.B83];&quot;','&quot;;[.C83];&quot;','&quot;;[.D83];&quot;');&quot;)" office:value-type="string" office:string-value="insert  into permissions (id,  mandant,perm_permission,oid) values ('1081','2','PERM_readUsername','1081');" calcext:value-type="string">
            <text:p>insert <text:s/>into permissions (id, <text:s/>mandant,perm_permission,oid) values ('1081','2','PERM_readUsername','1081');</text:p>
          </table:table-cell>
          <table:table-cell table:number-columns-repeated="5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updateUser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CONCATENATE(&quot;insert  into permissions (id,  mandant,perm_permission,oid) values ('&quot;;[.A84];&quot;','&quot;;[.B84];&quot;','&quot;;[.C84];&quot;','&quot;;[.D84];&quot;');&quot;)" office:value-type="string" office:string-value="insert  into permissions (id,  mandant,perm_permission,oid) values ('1082','2','PERM_updateUser','1082');" calcext:value-type="string">
            <text:p>insert <text:s/>into permissions (id, <text:s/>mandant,perm_permission,oid) values ('1082','2','PERM_updateUser','1082');</text:p>
          </table:table-cell>
          <table:table-cell table:number-columns-repeated="5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saveUser</text:p>
          </table:table-cell>
          <table:table-cell office:value-type="float" office:value="1083" calcext:value-type="float">
            <text:p>1083</text:p>
          </table:table-cell>
          <table:table-cell/>
          <table:table-cell table:formula="of:=CONCATENATE(&quot;insert  into permissions (id,  mandant,perm_permission,oid) values ('&quot;;[.A85];&quot;','&quot;;[.B85];&quot;','&quot;;[.C85];&quot;','&quot;;[.D85];&quot;');&quot;)" office:value-type="string" office:string-value="insert  into permissions (id,  mandant,perm_permission,oid) values ('1083','2','PERM_saveUser','1083');" calcext:value-type="string">
            <text:p>insert <text:s/>into permissions (id, <text:s/>mandant,perm_permission,oid) values ('1083','2','PERM_saveUser','1083');</text:p>
          </table:table-cell>
          <table:table-cell table:number-columns-repeated="5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deleteUser</text:p>
          </table:table-cell>
          <table:table-cell office:value-type="float" office:value="1084" calcext:value-type="float">
            <text:p>1084</text:p>
          </table:table-cell>
          <table:table-cell/>
          <table:table-cell table:formula="of:=CONCATENATE(&quot;insert  into permissions (id,  mandant,perm_permission,oid) values ('&quot;;[.A86];&quot;','&quot;;[.B86];&quot;','&quot;;[.C86];&quot;','&quot;;[.D86];&quot;');&quot;)" office:value-type="string" office:string-value="insert  into permissions (id,  mandant,perm_permission,oid) values ('1084','2','PERM_deleteUser','1084');" calcext:value-type="string">
            <text:p>insert <text:s/>into permissions (id, <text:s/>mandant,perm_permission,oid) values ('1084','2','PERM_deleteUser','1084');</text:p>
          </table:table-cell>
          <table:table-cell table:number-columns-repeated="5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addMandantUser</text:p>
          </table:table-cell>
          <table:table-cell office:value-type="float" office:value="1085" calcext:value-type="float">
            <text:p>1085</text:p>
          </table:table-cell>
          <table:table-cell/>
          <table:table-cell table:formula="of:=CONCATENATE(&quot;insert  into permissions (id,  mandant,perm_permission,oid) values ('&quot;;[.A87];&quot;','&quot;;[.B87];&quot;','&quot;;[.C87];&quot;','&quot;;[.D87];&quot;');&quot;)" office:value-type="string" office:string-value="insert  into permissions (id,  mandant,perm_permission,oid) values ('1085','2','PERM_addMandantUser','1085');" calcext:value-type="string">
            <text:p>insert <text:s/>into permissions (id, <text:s/>mandant,perm_permission,oid) values ('1085','2','PERM_addMandantUser','1085');</text:p>
          </table:table-cell>
          <table:table-cell table:number-columns-repeated="5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copyUser</text:p>
          </table:table-cell>
          <table:table-cell office:value-type="float" office:value="1086" calcext:value-type="float">
            <text:p>1086</text:p>
          </table:table-cell>
          <table:table-cell/>
          <table:table-cell table:formula="of:=CONCATENATE(&quot;insert  into permissions (id,  mandant,perm_permission,oid) values ('&quot;;[.A88];&quot;','&quot;;[.B88];&quot;','&quot;;[.C88];&quot;','&quot;;[.D88];&quot;');&quot;)" office:value-type="string" office:string-value="insert  into permissions (id,  mandant,perm_permission,oid) values ('1086','2','PERM_copyUser','1086');" calcext:value-type="string">
            <text:p>insert <text:s/>into permissions (id, <text:s/>mandant,perm_permission,oid) values ('1086','2','PERM_copyUser','1086');</text:p>
          </table:table-cell>
          <table:table-cell table:number-columns-repeated="5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queryWohnung</text:p>
          </table:table-cell>
          <table:table-cell office:value-type="float" office:value="1087" calcext:value-type="float">
            <text:p>1087</text:p>
          </table:table-cell>
          <table:table-cell/>
          <table:table-cell table:formula="of:=CONCATENATE(&quot;insert  into permissions (id,  mandant,perm_permission,oid) values ('&quot;;[.A89];&quot;','&quot;;[.B89];&quot;','&quot;;[.C89];&quot;','&quot;;[.D89];&quot;');&quot;)" office:value-type="string" office:string-value="insert  into permissions (id,  mandant,perm_permission,oid) values ('1087','2','PERM_queryWohnung','1087');" calcext:value-type="string">
            <text:p>insert <text:s/>into permissions (id, <text:s/>mandant,perm_permission,oid) values ('1087','2','PERM_queryWohnung','1087');</text:p>
          </table:table-cell>
          <table:table-cell table:number-columns-repeated="5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newWohnung</text:p>
          </table:table-cell>
          <table:table-cell office:value-type="float" office:value="1088" calcext:value-type="float">
            <text:p>1088</text:p>
          </table:table-cell>
          <table:table-cell/>
          <table:table-cell table:formula="of:=CONCATENATE(&quot;insert  into permissions (id,  mandant,perm_permission,oid) values ('&quot;;[.A90];&quot;','&quot;;[.B90];&quot;','&quot;;[.C90];&quot;','&quot;;[.D90];&quot;');&quot;)" office:value-type="string" office:string-value="insert  into permissions (id,  mandant,perm_permission,oid) values ('1088','2','PERM_newWohnung','1088');" calcext:value-type="string">
            <text:p>insert <text:s/>into permissions (id, <text:s/>mandant,perm_permission,oid) values ('1088','2','PERM_newWohnung','1088');</text:p>
          </table:table-cell>
          <table:table-cell table:number-columns-repeated="5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copyWohnung</text:p>
          </table:table-cell>
          <table:table-cell office:value-type="float" office:value="1089" calcext:value-type="float">
            <text:p>1089</text:p>
          </table:table-cell>
          <table:table-cell/>
          <table:table-cell table:formula="of:=CONCATENATE(&quot;insert  into permissions (id,  mandant,perm_permission,oid) values ('&quot;;[.A91];&quot;','&quot;;[.B91];&quot;','&quot;;[.C91];&quot;','&quot;;[.D91];&quot;');&quot;)" office:value-type="string" office:string-value="insert  into permissions (id,  mandant,perm_permission,oid) values ('1089','2','PERM_copyWohnung','1089');" calcext:value-type="string">
            <text:p>insert <text:s/>into permissions (id, <text:s/>mandant,perm_permission,oid) values ('1089','2','PERM_copyWohnung','1089');</text:p>
          </table:table-cell>
          <table:table-cell table:number-columns-repeated="5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Wohnung</text:p>
          </table:table-cell>
          <table:table-cell office:value-type="float" office:value="1090" calcext:value-type="float">
            <text:p>1090</text:p>
          </table:table-cell>
          <table:table-cell/>
          <table:table-cell table:formula="of:=CONCATENATE(&quot;insert  into permissions (id,  mandant,perm_permission,oid) values ('&quot;;[.A92];&quot;','&quot;;[.B92];&quot;','&quot;;[.C92];&quot;','&quot;;[.D92];&quot;');&quot;)" office:value-type="string" office:string-value="insert  into permissions (id,  mandant,perm_permission,oid) values ('1090','2','PERM_readWohnung','1090');" calcext:value-type="string">
            <text:p>insert <text:s/>into permissions (id, <text:s/>mandant,perm_permission,oid) values ('1090','2','PERM_readWohnung','1090');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updateWohnung</text:p>
          </table:table-cell>
          <table:table-cell office:value-type="float" office:value="1091" calcext:value-type="float">
            <text:p>1091</text:p>
          </table:table-cell>
          <table:table-cell/>
          <table:table-cell table:formula="of:=CONCATENATE(&quot;insert  into permissions (id,  mandant,perm_permission,oid) values ('&quot;;[.A93];&quot;','&quot;;[.B93];&quot;','&quot;;[.C93];&quot;','&quot;;[.D93];&quot;');&quot;)" office:value-type="string" office:string-value="insert  into permissions (id,  mandant,perm_permission,oid) values ('1091','2','PERM_updateWohnung','1091');" calcext:value-type="string">
            <text:p>insert <text:s/>into permissions (id, <text:s/>mandant,perm_permission,oid) values ('1091','2','PERM_updateWohnung','1091');</text:p>
          </table:table-cell>
          <table:table-cell table:number-columns-repeated="5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saveWohnung</text:p>
          </table:table-cell>
          <table:table-cell office:value-type="float" office:value="1092" calcext:value-type="float">
            <text:p>1092</text:p>
          </table:table-cell>
          <table:table-cell/>
          <table:table-cell table:formula="of:=CONCATENATE(&quot;insert  into permissions (id,  mandant,perm_permission,oid) values ('&quot;;[.A94];&quot;','&quot;;[.B94];&quot;','&quot;;[.C94];&quot;','&quot;;[.D94];&quot;');&quot;)" office:value-type="string" office:string-value="insert  into permissions (id,  mandant,perm_permission,oid) values ('1092','2','PERM_saveWohnung','1092');" calcext:value-type="string">
            <text:p>insert <text:s/>into permissions (id, <text:s/>mandant,perm_permission,oid) values ('1092','2','PERM_saveWohnung','1092');</text:p>
          </table:table-cell>
          <table:table-cell table:number-columns-repeated="5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deleteWohnung</text:p>
          </table:table-cell>
          <table:table-cell office:value-type="float" office:value="1093" calcext:value-type="float">
            <text:p>1093</text:p>
          </table:table-cell>
          <table:table-cell/>
          <table:table-cell table:formula="of:=CONCATENATE(&quot;insert  into permissions (id,  mandant,perm_permission,oid) values ('&quot;;[.A95];&quot;','&quot;;[.B95];&quot;','&quot;;[.C95];&quot;','&quot;;[.D95];&quot;');&quot;)" office:value-type="string" office:string-value="insert  into permissions (id,  mandant,perm_permission,oid) values ('1093','2','PERM_deleteWohnung','1093');" calcext:value-type="string">
            <text:p>insert <text:s/>into permissions (id, <text:s/>mandant,perm_permission,oid) values ('1093','2','PERM_deleteWohnung','1093');</text:p>
          </table:table-cell>
          <table:table-cell table:number-columns-repeated="5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WohnungAdresse</text:p>
          </table:table-cell>
          <table:table-cell office:value-type="float" office:value="1094" calcext:value-type="float">
            <text:p>1094</text:p>
          </table:table-cell>
          <table:table-cell/>
          <table:table-cell table:formula="of:=CONCATENATE(&quot;insert  into permissions (id,  mandant,perm_permission,oid) values ('&quot;;[.A96];&quot;','&quot;;[.B96];&quot;','&quot;;[.C96];&quot;','&quot;;[.D96];&quot;');&quot;)" office:value-type="string" office:string-value="insert  into permissions (id,  mandant,perm_permission,oid) values ('1094','2','PERM_readWohnungAdresse','1094');" calcext:value-type="string">
            <text:p>insert <text:s/>into permissions (id, <text:s/>mandant,perm_permission,oid) values ('1094','2','PERM_readWohnungAdresse','1094');</text:p>
          </table:table-cell>
          <table:table-cell table:number-columns-repeated="5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addAdresseWohnung</text:p>
          </table:table-cell>
          <table:table-cell office:value-type="float" office:value="1095" calcext:value-type="float">
            <text:p>1095</text:p>
          </table:table-cell>
          <table:table-cell/>
          <table:table-cell table:formula="of:=CONCATENATE(&quot;insert  into permissions (id,  mandant,perm_permission,oid) values ('&quot;;[.A97];&quot;','&quot;;[.B97];&quot;','&quot;;[.C97];&quot;','&quot;;[.D97];&quot;');&quot;)" office:value-type="string" office:string-value="insert  into permissions (id,  mandant,perm_permission,oid) values ('1095','2','PERM_addAdresseWohnung','1095');" calcext:value-type="string">
            <text:p>insert <text:s/>into permissions (id, <text:s/>mandant,perm_permission,oid) values ('1095','2','PERM_addAdresseWohnung','1095');</text:p>
          </table:table-cell>
          <table:table-cell table:number-columns-repeated="5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leaseWohnungBuerger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CONCATENATE(&quot;insert  into permissions (id,  mandant,perm_permission,oid) values ('&quot;;[.A98];&quot;','&quot;;[.B98];&quot;','&quot;;[.C98];&quot;','&quot;;[.D98];&quot;');&quot;)" office:value-type="string" office:string-value="insert  into permissions (id,  mandant,perm_permission,oid) values ('1096','2','PERM_releaseWohnungBuerger','1096');" calcext:value-type="string">
            <text:p>insert <text:s/>into permissions (id, <text:s/>mandant,perm_permission,oid) values ('1096','2','PERM_releaseWohnungBuerger','1096');</text:p>
          </table:table-cell>
          <table:table-cell table:style-name="Default" table:number-columns-repeated="5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leaseWohnungAllBuerger</text:p>
          </table:table-cell>
          <table:table-cell office:value-type="float" office:value="1097" calcext:value-type="float">
            <text:p>1097</text:p>
          </table:table-cell>
          <table:table-cell/>
          <table:table-cell table:formula="of:=CONCATENATE(&quot;insert  into permissions (id,  mandant,perm_permission,oid) values ('&quot;;[.A99];&quot;','&quot;;[.B99];&quot;','&quot;;[.C99];&quot;','&quot;;[.D99];&quot;');&quot;)" office:value-type="string" office:string-value="insert  into permissions (id,  mandant,perm_permission,oid) values ('1097','2','PERM_releaseWohnungAllBuerger','1097');" calcext:value-type="string">
            <text:p>insert <text:s/>into permissions (id, <text:s/>mandant,perm_permission,oid) values ('1097','2','PERM_releaseWohnungAllBuerger','1097');</text:p>
          </table:table-cell>
          <table:table-cell table:style-name="Default" table:number-columns-repeated="5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WohnungBuerger</text:p>
          </table:table-cell>
          <table:table-cell office:value-type="float" office:value="1098" calcext:value-type="float">
            <text:p>1098</text:p>
          </table:table-cell>
          <table:table-cell/>
          <table:table-cell table:formula="of:=CONCATENATE(&quot;insert  into permissions (id,  mandant,perm_permission,oid) values ('&quot;;[.A100];&quot;','&quot;;[.B100];&quot;','&quot;;[.C100];&quot;','&quot;;[.D100];&quot;');&quot;)" office:value-type="string" office:string-value="insert  into permissions (id,  mandant,perm_permission,oid) values ('1098','2','PERM_readWohnungBuerger','1098');" calcext:value-type="string">
            <text:p>insert <text:s/>into permissions (id, <text:s/>mandant,perm_permission,oid) values ('1098','2','PERM_readWohnungBuerger','1098');</text:p>
          </table:table-cell>
          <table:table-cell table:style-name="Default" table:number-columns-repeated="5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leaseBuergerElternteil</text:p>
          </table:table-cell>
          <table:table-cell office:value-type="float" office:value="1099" calcext:value-type="float">
            <text:p>1099</text:p>
          </table:table-cell>
          <table:table-cell/>
          <table:table-cell table:formula="of:=CONCATENATE(&quot;insert  into permissions (id,  mandant,perm_permission,oid) values ('&quot;;[.A101];&quot;','&quot;;[.B101];&quot;','&quot;;[.C101];&quot;','&quot;;[.D101];&quot;');&quot;)" office:value-type="string" office:string-value="insert  into permissions (id,  mandant,perm_permission,oid) values ('1099','2','PERM_releaseBuergerElternteil','1099');" calcext:value-type="string">
            <text:p>insert <text:s/>into permissions (id, <text:s/>mandant,perm_permission,oid) values ('1099','2','PERM_releaseBuergerElternteil','1099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leaseBuergerEltern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CONCATENATE(&quot;insert  into permissions (id,  mandant,perm_permission,oid) values ('&quot;;[.A102];&quot;','&quot;;[.B102];&quot;','&quot;;[.C102];&quot;','&quot;;[.D102];&quot;');&quot;)" office:value-type="string" office:string-value="insert  into permissions (id,  mandant,perm_permission,oid) values ('1100','2','PERM_releaseBuergerEltern','1100');" calcext:value-type="string">
            <text:p>insert <text:s/>into permissions (id, <text:s/>mandant,perm_permission,oid) values ('1100','2','PERM_releaseBuergerEltern','1100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Eltern</text:p>
          </table:table-cell>
          <table:table-cell office:value-type="float" office:value="1101" calcext:value-type="float">
            <text:p>1101</text:p>
          </table:table-cell>
          <table:table-cell/>
          <table:table-cell table:formula="of:=CONCATENATE(&quot;insert  into permissions (id,  mandant,perm_permission,oid) values ('&quot;;[.A103];&quot;','&quot;;[.B103];&quot;','&quot;;[.C103];&quot;','&quot;;[.D103];&quot;');&quot;)" office:value-type="string" office:string-value="insert  into permissions (id,  mandant,perm_permission,oid) values ('1101','2','PERM_readEltern','1101');" calcext:value-type="string">
            <text:p>insert <text:s/>into permissions (id, <text:s/>mandant,perm_permission,oid) values ('1101','2','PERM_readEltern','1101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newSachbearbeiter</text:p>
          </table:table-cell>
          <table:table-cell office:value-type="float" office:value="1102" calcext:value-type="float">
            <text:p>1102</text:p>
          </table:table-cell>
          <table:table-cell/>
          <table:table-cell table:formula="of:=CONCATENATE(&quot;insert  into permissions (id,  mandant,perm_permission,oid) values ('&quot;;[.A104];&quot;','&quot;;[.B104];&quot;','&quot;;[.C104];&quot;','&quot;;[.D104];&quot;');&quot;)" office:value-type="string" office:string-value="insert  into permissions (id,  mandant,perm_permission,oid) values ('1102','2','PERM_newSachbearbeiter','1102');" calcext:value-type="string">
            <text:p>insert <text:s/>into permissions (id, <text:s/>mandant,perm_permission,oid) values ('1102','2','PERM_newSachbearbeiter','1102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querySachbearbeiter</text:p>
          </table:table-cell>
          <table:table-cell office:value-type="float" office:value="1103" calcext:value-type="float">
            <text:p>1103</text:p>
          </table:table-cell>
          <table:table-cell/>
          <table:table-cell table:formula="of:=CONCATENATE(&quot;insert  into permissions (id,  mandant,perm_permission,oid) values ('&quot;;[.A105];&quot;','&quot;;[.B105];&quot;','&quot;;[.C105];&quot;','&quot;;[.D105];&quot;');&quot;)" office:value-type="string" office:string-value="insert  into permissions (id,  mandant,perm_permission,oid) values ('1103','2','PERM_querySachbearbeiter','1103');" calcext:value-type="string">
            <text:p>insert <text:s/>into permissions (id, <text:s/>mandant,perm_permission,oid) values ('1103','2','PERM_querySachbearbeiter','1103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copySachbearbeiter</text:p>
          </table:table-cell>
          <table:table-cell office:value-type="float" office:value="1104" calcext:value-type="float">
            <text:p>1104</text:p>
          </table:table-cell>
          <table:table-cell/>
          <table:table-cell table:formula="of:=CONCATENATE(&quot;insert  into permissions (id,  mandant,perm_permission,oid) values ('&quot;;[.A106];&quot;','&quot;;[.B106];&quot;','&quot;;[.C106];&quot;','&quot;;[.D106];&quot;');&quot;)" office:value-type="string" office:string-value="insert  into permissions (id,  mandant,perm_permission,oid) values ('1104','2','PERM_copySachbearbeiter','1104');" calcext:value-type="string">
            <text:p>insert <text:s/>into permissions (id, <text:s/>mandant,perm_permission,oid) values ('1104','2','PERM_copySachbearbeiter','1104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Sachbearbeiter</text:p>
          </table:table-cell>
          <table:table-cell office:value-type="float" office:value="1105" calcext:value-type="float">
            <text:p>1105</text:p>
          </table:table-cell>
          <table:table-cell/>
          <table:table-cell table:formula="of:=CONCATENATE(&quot;insert  into permissions (id,  mandant,perm_permission,oid) values ('&quot;;[.A107];&quot;','&quot;;[.B107];&quot;','&quot;;[.C107];&quot;','&quot;;[.D107];&quot;');&quot;)" office:value-type="string" office:string-value="insert  into permissions (id,  mandant,perm_permission,oid) values ('1105','2','PERM_readSachbearbeiter','1105');" calcext:value-type="string">
            <text:p>insert <text:s/>into permissions (id, <text:s/>mandant,perm_permission,oid) values ('1105','2','PERM_readSachbearbeiter','1105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updateSachbearbeiter</text:p>
          </table:table-cell>
          <table:table-cell office:value-type="float" office:value="1106" calcext:value-type="float">
            <text:p>1106</text:p>
          </table:table-cell>
          <table:table-cell/>
          <table:table-cell table:formula="of:=CONCATENATE(&quot;insert  into permissions (id,  mandant,perm_permission,oid) values ('&quot;;[.A108];&quot;','&quot;;[.B108];&quot;','&quot;;[.C108];&quot;','&quot;;[.D108];&quot;');&quot;)" office:value-type="string" office:string-value="insert  into permissions (id,  mandant,perm_permission,oid) values ('1106','2','PERM_updateSachbearbeiter','1106');" calcext:value-type="string">
            <text:p>insert <text:s/>into permissions (id, <text:s/>mandant,perm_permission,oid) values ('1106','2','PERM_updateSachbearbeiter','1106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saveSachbearbeiter</text:p>
          </table:table-cell>
          <table:table-cell office:value-type="float" office:value="1107" calcext:value-type="float">
            <text:p>1107</text:p>
          </table:table-cell>
          <table:table-cell/>
          <table:table-cell table:formula="of:=CONCATENATE(&quot;insert  into permissions (id,  mandant,perm_permission,oid) values ('&quot;;[.A109];&quot;','&quot;;[.B109];&quot;','&quot;;[.C109];&quot;','&quot;;[.D109];&quot;');&quot;)" office:value-type="string" office:string-value="insert  into permissions (id,  mandant,perm_permission,oid) values ('1107','2','PERM_saveSachbearbeiter','1107');" calcext:value-type="string">
            <text:p>insert <text:s/>into permissions (id, <text:s/>mandant,perm_permission,oid) values ('1107','2','PERM_saveSachbearbeiter','1107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deleteSachbearbeiter</text:p>
          </table:table-cell>
          <table:table-cell office:value-type="float" office:value="1108" calcext:value-type="float">
            <text:p>1108</text:p>
          </table:table-cell>
          <table:table-cell/>
          <table:table-cell table:formula="of:=CONCATENATE(&quot;insert  into permissions (id,  mandant,perm_permission,oid) values ('&quot;;[.A110];&quot;','&quot;;[.B110];&quot;','&quot;;[.C110];&quot;','&quot;;[.D110];&quot;');&quot;)" office:value-type="string" office:string-value="insert  into permissions (id,  mandant,perm_permission,oid) values ('1108','2','PERM_deleteSachbearbeiter','1108');" calcext:value-type="string">
            <text:p>insert <text:s/>into permissions (id, <text:s/>mandant,perm_permission,oid) values ('1108','2','PERM_deleteSachbearbeiter','1108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SachbearbeiterBuerger</text:p>
          </table:table-cell>
          <table:table-cell office:value-type="float" office:value="1109" calcext:value-type="float">
            <text:p>1109</text:p>
          </table:table-cell>
          <table:table-cell/>
          <table:table-cell table:formula="of:=CONCATENATE(&quot;insert  into permissions (id,  mandant,perm_permission,oid) values ('&quot;;[.A111];&quot;','&quot;;[.B111];&quot;','&quot;;[.C111];&quot;','&quot;;[.D111];&quot;');&quot;)" office:value-type="string" office:string-value="insert  into permissions (id,  mandant,perm_permission,oid) values ('1109','2','PERM_readSachbearbeiterBuerger','1109');" calcext:value-type="string">
            <text:p>insert <text:s/>into permissions (id, <text:s/>mandant,perm_permission,oid) values ('1109','2','PERM_readSachbearbeiterBuerger','1109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leaseSachbearbeiterBuerger</text:p>
          </table:table-cell>
          <table:table-cell office:value-type="float" office:value="1110" calcext:value-type="float">
            <text:p>1110</text:p>
          </table:table-cell>
          <table:table-cell/>
          <table:table-cell table:formula="of:=CONCATENATE(&quot;insert  into permissions (id,  mandant,perm_permission,oid) values ('&quot;;[.A112];&quot;','&quot;;[.B112];&quot;','&quot;;[.C112];&quot;','&quot;;[.D112];&quot;');&quot;)" office:value-type="string" office:string-value="insert  into permissions (id,  mandant,perm_permission,oid) values ('1110','2','PERM_releaseSachbearbeiterBuerger','1110');" calcext:value-type="string">
            <text:p>insert <text:s/>into permissions (id, <text:s/>mandant,perm_permission,oid) values ('1110','2','PERM_releaseSachbearbeiterBuerger','1110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leaseSachbearbeiterAllBuerger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CONCATENATE(&quot;insert  into permissions (id,  mandant,perm_permission,oid) values ('&quot;;[.A113];&quot;','&quot;;[.B113];&quot;','&quot;;[.C113];&quot;','&quot;;[.D113];&quot;');&quot;)" office:value-type="string" office:string-value="insert  into permissions (id,  mandant,perm_permission,oid) values ('1111','2','PERM_releaseSachbearbeiterAllBuerger','1111');" calcext:value-type="string">
            <text:p>insert <text:s/>into permissions (id, <text:s/>mandant,perm_permission,oid) values ('1111','2','PERM_releaseSachbearbeiterAllBuerger','1111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leaseSachbearbeiterUser</text:p>
          </table:table-cell>
          <table:table-cell office:value-type="float" office:value="1112" calcext:value-type="float">
            <text:p>1112</text:p>
          </table:table-cell>
          <table:table-cell/>
          <table:table-cell table:formula="of:=CONCATENATE(&quot;insert  into permissions (id,  mandant,perm_permission,oid) values ('&quot;;[.A114];&quot;','&quot;;[.B114];&quot;','&quot;;[.C114];&quot;','&quot;;[.D114];&quot;');&quot;)" office:value-type="string" office:string-value="insert  into permissions (id,  mandant,perm_permission,oid) values ('1112','2','PERM_releaseSachbearbeiterUser','1112');" calcext:value-type="string">
            <text:p>insert <text:s/>into permissions (id, <text:s/>mandant,perm_permission,oid) values ('1112','2','PERM_releaseSachbearbeiterUser','1112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createBuergerSachbearbeiter</text:p>
          </table:table-cell>
          <table:table-cell office:value-type="float" office:value="1113" calcext:value-type="float">
            <text:p>1113</text:p>
          </table:table-cell>
          <table:table-cell/>
          <table:table-cell table:formula="of:=CONCATENATE(&quot;insert  into permissions (id,  mandant,perm_permission,oid) values ('&quot;;[.A115];&quot;','&quot;;[.B115];&quot;','&quot;;[.C115];&quot;','&quot;;[.D115];&quot;');&quot;)" office:value-type="string" office:string-value="insert  into permissions (id,  mandant,perm_permission,oid) values ('1113','2','PERM_createBuergerSachbearbeiter','1113');" calcext:value-type="string">
            <text:p>insert <text:s/>into permissions (id, <text:s/>mandant,perm_permission,oid) values ('1113','2','PERM_createBuergerSachbearbeiter','1113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addBuergerSachbearbeiter</text:p>
          </table:table-cell>
          <table:table-cell office:value-type="float" office:value="1114" calcext:value-type="float">
            <text:p>1114</text:p>
          </table:table-cell>
          <table:table-cell/>
          <table:table-cell table:formula="of:=CONCATENATE(&quot;insert  into permissions (id,  mandant,perm_permission,oid) values ('&quot;;[.A116];&quot;','&quot;;[.B116];&quot;','&quot;;[.C116];&quot;','&quot;;[.D116];&quot;');&quot;)" office:value-type="string" office:string-value="insert  into permissions (id,  mandant,perm_permission,oid) values ('1114','2','PERM_addBuergerSachbearbeiter','1114');" calcext:value-type="string">
            <text:p>insert <text:s/>into permissions (id, <text:s/>mandant,perm_permission,oid) values ('1114','2','PERM_addBuergerSachbearbeiter','1114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createUserSachbearbeiter</text:p>
          </table:table-cell>
          <table:table-cell office:value-type="float" office:value="1115" calcext:value-type="float">
            <text:p>1115</text:p>
          </table:table-cell>
          <table:table-cell/>
          <table:table-cell table:formula="of:=CONCATENATE(&quot;insert  into permissions (id,  mandant,perm_permission,oid) values ('&quot;;[.A117];&quot;','&quot;;[.B117];&quot;','&quot;;[.C117];&quot;','&quot;;[.D117];&quot;');&quot;)" office:value-type="string" office:string-value="insert  into permissions (id,  mandant,perm_permission,oid) values ('1115','2','PERM_createUserSachbearbeiter','1115');" calcext:value-type="string">
            <text:p>insert <text:s/>into permissions (id, <text:s/>mandant,perm_permission,oid) values ('1115','2','PERM_createUserSachbearbeiter','1115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addUserSachbearbeiter</text:p>
          </table:table-cell>
          <table:table-cell office:value-type="float" office:value="1116" calcext:value-type="float">
            <text:p>1116</text:p>
          </table:table-cell>
          <table:table-cell/>
          <table:table-cell table:formula="of:=CONCATENATE(&quot;insert  into permissions (id,  mandant,perm_permission,oid) values ('&quot;;[.A118];&quot;','&quot;;[.B118];&quot;','&quot;;[.C118];&quot;','&quot;;[.D118];&quot;');&quot;)" office:value-type="string" office:string-value="insert  into permissions (id,  mandant,perm_permission,oid) values ('1116','2','PERM_addUserSachbearbeiter','1116');" calcext:value-type="string">
            <text:p>insert <text:s/>into permissions (id, <text:s/>mandant,perm_permission,oid) values ('1116','2','PERM_addUserSachbearbeiter','1116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SachbearbeiterUser</text:p>
          </table:table-cell>
          <table:table-cell office:value-type="float" office:value="1117" calcext:value-type="float">
            <text:p>1117</text:p>
          </table:table-cell>
          <table:table-cell/>
          <table:table-cell table:formula="of:=CONCATENATE(&quot;insert  into permissions (id,  mandant,perm_permission,oid) values ('&quot;;[.A119];&quot;','&quot;;[.B119];&quot;','&quot;;[.C119];&quot;','&quot;;[.D119];&quot;');&quot;)" office:value-type="string" office:string-value="insert  into permissions (id,  mandant,perm_permission,oid) values ('1117','2','PERM_readSachbearbeiterUser','1117');" calcext:value-type="string">
            <text:p>insert <text:s/>into permissions (id, <text:s/>mandant,perm_permission,oid) values ('1117','2','PERM_readSachbearbeiterUser','1117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adBuergerSachbearbeiter</text:p>
          </table:table-cell>
          <table:table-cell office:value-type="float" office:value="1118" calcext:value-type="float">
            <text:p>1118</text:p>
          </table:table-cell>
          <table:table-cell/>
          <table:table-cell table:formula="of:=CONCATENATE(&quot;insert  into permissions (id,  mandant,perm_permission,oid) values ('&quot;;[.A120];&quot;','&quot;;[.B120];&quot;','&quot;;[.C120];&quot;','&quot;;[.D120];&quot;');&quot;)" office:value-type="string" office:string-value="insert  into permissions (id,  mandant,perm_permission,oid) values ('1118','2','PERM_readBuergerSachbearbeiter','1118');" calcext:value-type="string">
            <text:p>insert <text:s/>into permissions (id, <text:s/>mandant,perm_permission,oid) values ('1118','2','PERM_readBuergerSachbearbeiter','1118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addSachbearbeiterBuerger</text:p>
          </table:table-cell>
          <table:table-cell office:value-type="float" office:value="1119" calcext:value-type="float">
            <text:p>1119</text:p>
          </table:table-cell>
          <table:table-cell/>
          <table:table-cell table:formula="of:=CONCATENATE(&quot;insert  into permissions (id,  mandant,perm_permission,oid) values ('&quot;;[.A121];&quot;','&quot;;[.B121];&quot;','&quot;;[.C121];&quot;','&quot;;[.D121];&quot;');&quot;)" office:value-type="string" office:string-value="insert  into permissions (id,  mandant,perm_permission,oid) values ('1119','2','PERM_addSachbearbeiterBuerger','1119');" calcext:value-type="string">
            <text:p>insert <text:s/>into permissions (id, <text:s/>mandant,perm_permission,oid) values ('1119','2','PERM_addSachbearbeiterBuerger','1119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createSachbearbeiterBuerger</text:p>
          </table:table-cell>
          <table:table-cell office:value-type="float" office:value="1120" calcext:value-type="float">
            <text:p>1120</text:p>
          </table:table-cell>
          <table:table-cell/>
          <table:table-cell table:formula="of:=CONCATENATE(&quot;insert  into permissions (id,  mandant,perm_permission,oid) values ('&quot;;[.A122];&quot;','&quot;;[.B122];&quot;','&quot;;[.C122];&quot;','&quot;;[.D122];&quot;');&quot;)" office:value-type="string" office:string-value="insert  into permissions (id,  mandant,perm_permission,oid) values ('1120','2','PERM_createSachbearbeiterBuerger','1120');" calcext:value-type="string">
            <text:p>insert <text:s/>into permissions (id, <text:s/>mandant,perm_permission,oid) values ('1120','2','PERM_createSachbearbeiterBuerger','1120');</text:p>
          </table:table-cell>
          <table:table-cell table:style-name="Default" table:number-columns-repeated="5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M_releaseBuergerAllSachbearbeiter</text:p>
          </table:table-cell>
          <table:table-cell office:value-type="float" office:value="1121" calcext:value-type="float">
            <text:p>1121</text:p>
          </table:table-cell>
          <table:table-cell/>
          <table:table-cell table:formula="of:=CONCATENATE(&quot;insert  into permissions (id,  mandant,perm_permission,oid) values ('&quot;;[.A123];&quot;','&quot;;[.B123];&quot;','&quot;;[.C123];&quot;','&quot;;[.D123];&quot;');&quot;)" office:value-type="string" office:string-value="insert  into permissions (id,  mandant,perm_permission,oid) values ('1121','2','PERM_releaseBuergerAllSachbearbeiter','1121');" calcext:value-type="string">
            <text:p>insert <text:s/>into permissions (id, <text:s/>mandant,perm_permission,oid) values ('1121','2','PERM_releaseBuergerAllSachbearbeiter','1121');</text:p>
          </table:table-cell>
          <table:table-cell table:style-name="Default" table:number-columns-repeated="5"/>
        </table:table-row>
        <table:table-row table:style-name="ro2" table:number-rows-repeated="4">
          <table:table-cell table:number-columns-repeated="5"/>
          <table:table-cell table:style-name="Default" table:number-columns-repeated="6"/>
        </table:table-row>
        <table:table-row table:style-name="ro1">
          <table:table-cell table:number-columns-repeated="5"/>
          <table:table-cell table:style-name="Default" table:number-columns-repeated="6"/>
        </table:table-row>
      </table:table>
      <table:table table:name="Authorities_Permissions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row table:style-name="ro3">
          <table:table-cell office:value-type="string" calcext:value-type="string">
            <text:p>Authority_ID</text:p>
          </table:table-cell>
          <table:table-cell office:value-type="string" calcext:value-type="string">
            <text:p>Permission_ID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/>
          <table:table-cell table:formula="of:=CONCATENATE(&quot;insert into authoritys_permissions (authority_id, permission_id) values ('&quot;;[.A2];&quot;','&quot;;[.B2];&quot;');&quot;)" office:value-type="string" office:string-value="insert into authoritys_permissions (authority_id, permission_id) values ('2','1000');" calcext:value-type="string">
            <text:p>insert into authoritys_permissions (authority_id, permission_id) values ('2','1000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/>
          <table:table-cell table:formula="of:=CONCATENATE(&quot;insert into authoritys_permissions (authority_id, permission_id) values ('&quot;;[.A3];&quot;','&quot;;[.B3];&quot;');&quot;)" office:value-type="string" office:string-value="insert into authoritys_permissions (authority_id, permission_id) values ('2','1001');" calcext:value-type="string">
            <text:p>insert into authoritys_permissions (authority_id, permission_id) values ('2','1001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2" calcext:value-type="float">
            <text:p>1002</text:p>
          </table:table-cell>
          <table:table-cell/>
          <table:table-cell table:formula="of:=CONCATENATE(&quot;insert into authoritys_permissions (authority_id, permission_id) values ('&quot;;[.A4];&quot;','&quot;;[.B4];&quot;');&quot;)" office:value-type="string" office:string-value="insert into authoritys_permissions (authority_id, permission_id) values ('2','1002');" calcext:value-type="string">
            <text:p>insert into authoritys_permissions (authority_id, permission_id) values ('2','1002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3" calcext:value-type="float">
            <text:p>1003</text:p>
          </table:table-cell>
          <table:table-cell/>
          <table:table-cell table:formula="of:=CONCATENATE(&quot;insert into authoritys_permissions (authority_id, permission_id) values ('&quot;;[.A5];&quot;','&quot;;[.B5];&quot;');&quot;)" office:value-type="string" office:string-value="insert into authoritys_permissions (authority_id, permission_id) values ('2','1003');" calcext:value-type="string">
            <text:p>insert into authoritys_permissions (authority_id, permission_id) values ('2','1003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4" calcext:value-type="float">
            <text:p>1004</text:p>
          </table:table-cell>
          <table:table-cell/>
          <table:table-cell table:formula="of:=CONCATENATE(&quot;insert into authoritys_permissions (authority_id, permission_id) values ('&quot;;[.A6];&quot;','&quot;;[.B6];&quot;');&quot;)" office:value-type="string" office:string-value="insert into authoritys_permissions (authority_id, permission_id) values ('2','1004');" calcext:value-type="string">
            <text:p>insert into authoritys_permissions (authority_id, permission_id) values ('2','1004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5" calcext:value-type="float">
            <text:p>1005</text:p>
          </table:table-cell>
          <table:table-cell/>
          <table:table-cell table:formula="of:=CONCATENATE(&quot;insert into authoritys_permissions (authority_id, permission_id) values ('&quot;;[.A7];&quot;','&quot;;[.B7];&quot;');&quot;)" office:value-type="string" office:string-value="insert into authoritys_permissions (authority_id, permission_id) values ('2','1005');" calcext:value-type="string">
            <text:p>insert into authoritys_permissions (authority_id, permission_id) values ('2','1005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6" calcext:value-type="float">
            <text:p>1006</text:p>
          </table:table-cell>
          <table:table-cell/>
          <table:table-cell table:formula="of:=CONCATENATE(&quot;insert into authoritys_permissions (authority_id, permission_id) values ('&quot;;[.A8];&quot;','&quot;;[.B8];&quot;');&quot;)" office:value-type="string" office:string-value="insert into authoritys_permissions (authority_id, permission_id) values ('2','1006');" calcext:value-type="string">
            <text:p>insert into authoritys_permissions (authority_id, permission_id) values ('2','1006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7" calcext:value-type="float">
            <text:p>1007</text:p>
          </table:table-cell>
          <table:table-cell/>
          <table:table-cell table:formula="of:=CONCATENATE(&quot;insert into authoritys_permissions (authority_id, permission_id) values ('&quot;;[.A9];&quot;','&quot;;[.B9];&quot;');&quot;)" office:value-type="string" office:string-value="insert into authoritys_permissions (authority_id, permission_id) values ('2','1007');" calcext:value-type="string">
            <text:p>insert into authoritys_permissions (authority_id, permission_id) values ('2','1007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8" calcext:value-type="float">
            <text:p>1008</text:p>
          </table:table-cell>
          <table:table-cell/>
          <table:table-cell table:formula="of:=CONCATENATE(&quot;insert into authoritys_permissions (authority_id, permission_id) values ('&quot;;[.A10];&quot;','&quot;;[.B10];&quot;');&quot;)" office:value-type="string" office:string-value="insert into authoritys_permissions (authority_id, permission_id) values ('2','1008');" calcext:value-type="string">
            <text:p>insert into authoritys_permissions (authority_id, permission_id) values ('2','1008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9" calcext:value-type="float">
            <text:p>1009</text:p>
          </table:table-cell>
          <table:table-cell/>
          <table:table-cell table:formula="of:=CONCATENATE(&quot;insert into authoritys_permissions (authority_id, permission_id) values ('&quot;;[.A11];&quot;','&quot;;[.B11];&quot;');&quot;)" office:value-type="string" office:string-value="insert into authoritys_permissions (authority_id, permission_id) values ('2','1009');" calcext:value-type="string">
            <text:p>insert into authoritys_permissions (authority_id, permission_id) values ('2','1009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0" calcext:value-type="float">
            <text:p>1010</text:p>
          </table:table-cell>
          <table:table-cell/>
          <table:table-cell table:formula="of:=CONCATENATE(&quot;insert into authoritys_permissions (authority_id, permission_id) values ('&quot;;[.A12];&quot;','&quot;;[.B12];&quot;');&quot;)" office:value-type="string" office:string-value="insert into authoritys_permissions (authority_id, permission_id) values ('2','1010');" calcext:value-type="string">
            <text:p>insert into authoritys_permissions (authority_id, permission_id) values ('2','1010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1" calcext:value-type="float">
            <text:p>1011</text:p>
          </table:table-cell>
          <table:table-cell/>
          <table:table-cell table:formula="of:=CONCATENATE(&quot;insert into authoritys_permissions (authority_id, permission_id) values ('&quot;;[.A13];&quot;','&quot;;[.B13];&quot;');&quot;)" office:value-type="string" office:string-value="insert into authoritys_permissions (authority_id, permission_id) values ('2','1011');" calcext:value-type="string">
            <text:p>insert into authoritys_permissions (authority_id, permission_id) values ('2','1011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2" calcext:value-type="float">
            <text:p>1012</text:p>
          </table:table-cell>
          <table:table-cell/>
          <table:table-cell table:formula="of:=CONCATENATE(&quot;insert into authoritys_permissions (authority_id, permission_id) values ('&quot;;[.A14];&quot;','&quot;;[.B14];&quot;');&quot;)" office:value-type="string" office:string-value="insert into authoritys_permissions (authority_id, permission_id) values ('2','1012');" calcext:value-type="string">
            <text:p>insert into authoritys_permissions (authority_id, permission_id) values ('2','1012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3" calcext:value-type="float">
            <text:p>1013</text:p>
          </table:table-cell>
          <table:table-cell/>
          <table:table-cell table:formula="of:=CONCATENATE(&quot;insert into authoritys_permissions (authority_id, permission_id) values ('&quot;;[.A15];&quot;','&quot;;[.B15];&quot;');&quot;)" office:value-type="string" office:string-value="insert into authoritys_permissions (authority_id, permission_id) values ('2','1013');" calcext:value-type="string">
            <text:p>insert into authoritys_permissions (authority_id, permission_id) values ('2','1013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4" calcext:value-type="float">
            <text:p>1014</text:p>
          </table:table-cell>
          <table:table-cell/>
          <table:table-cell table:formula="of:=CONCATENATE(&quot;insert into authoritys_permissions (authority_id, permission_id) values ('&quot;;[.A16];&quot;','&quot;;[.B16];&quot;');&quot;)" office:value-type="string" office:string-value="insert into authoritys_permissions (authority_id, permission_id) values ('2','1014');" calcext:value-type="string">
            <text:p>insert into authoritys_permissions (authority_id, permission_id) values ('2','1014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5" calcext:value-type="float">
            <text:p>1015</text:p>
          </table:table-cell>
          <table:table-cell/>
          <table:table-cell table:formula="of:=CONCATENATE(&quot;insert into authoritys_permissions (authority_id, permission_id) values ('&quot;;[.A17];&quot;','&quot;;[.B17];&quot;');&quot;)" office:value-type="string" office:string-value="insert into authoritys_permissions (authority_id, permission_id) values ('2','1015');" calcext:value-type="string">
            <text:p>insert into authoritys_permissions (authority_id, permission_id) values ('2','1015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6" calcext:value-type="float">
            <text:p>1016</text:p>
          </table:table-cell>
          <table:table-cell/>
          <table:table-cell table:formula="of:=CONCATENATE(&quot;insert into authoritys_permissions (authority_id, permission_id) values ('&quot;;[.A18];&quot;','&quot;;[.B18];&quot;');&quot;)" office:value-type="string" office:string-value="insert into authoritys_permissions (authority_id, permission_id) values ('2','1016');" calcext:value-type="string">
            <text:p>insert into authoritys_permissions (authority_id, permission_id) values ('2','1016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7" calcext:value-type="float">
            <text:p>1017</text:p>
          </table:table-cell>
          <table:table-cell/>
          <table:table-cell table:formula="of:=CONCATENATE(&quot;insert into authoritys_permissions (authority_id, permission_id) values ('&quot;;[.A19];&quot;','&quot;;[.B19];&quot;');&quot;)" office:value-type="string" office:string-value="insert into authoritys_permissions (authority_id, permission_id) values ('2','1017');" calcext:value-type="string">
            <text:p>insert into authoritys_permissions (authority_id, permission_id) values ('2','1017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8" calcext:value-type="float">
            <text:p>1018</text:p>
          </table:table-cell>
          <table:table-cell/>
          <table:table-cell table:formula="of:=CONCATENATE(&quot;insert into authoritys_permissions (authority_id, permission_id) values ('&quot;;[.A20];&quot;','&quot;;[.B20];&quot;');&quot;)" office:value-type="string" office:string-value="insert into authoritys_permissions (authority_id, permission_id) values ('2','1018');" calcext:value-type="string">
            <text:p>insert into authoritys_permissions (authority_id, permission_id) values ('2','1018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9" calcext:value-type="float">
            <text:p>1019</text:p>
          </table:table-cell>
          <table:table-cell/>
          <table:table-cell table:formula="of:=CONCATENATE(&quot;insert into authoritys_permissions (authority_id, permission_id) values ('&quot;;[.A21];&quot;','&quot;;[.B21];&quot;');&quot;)" office:value-type="string" office:string-value="insert into authoritys_permissions (authority_id, permission_id) values ('2','1019');" calcext:value-type="string">
            <text:p>insert into authoritys_permissions (authority_id, permission_id) values ('2','1019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0" calcext:value-type="float">
            <text:p>1020</text:p>
          </table:table-cell>
          <table:table-cell/>
          <table:table-cell table:formula="of:=CONCATENATE(&quot;insert into authoritys_permissions (authority_id, permission_id) values ('&quot;;[.A22];&quot;','&quot;;[.B22];&quot;');&quot;)" office:value-type="string" office:string-value="insert into authoritys_permissions (authority_id, permission_id) values ('2','1020');" calcext:value-type="string">
            <text:p>insert into authoritys_permissions (authority_id, permission_id) values ('2','1020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1" calcext:value-type="float">
            <text:p>1021</text:p>
          </table:table-cell>
          <table:table-cell/>
          <table:table-cell table:formula="of:=CONCATENATE(&quot;insert into authoritys_permissions (authority_id, permission_id) values ('&quot;;[.A23];&quot;','&quot;;[.B23];&quot;');&quot;)" office:value-type="string" office:string-value="insert into authoritys_permissions (authority_id, permission_id) values ('2','1021');" calcext:value-type="string">
            <text:p>insert into authoritys_permissions (authority_id, permission_id) values ('2','1021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2" calcext:value-type="float">
            <text:p>1022</text:p>
          </table:table-cell>
          <table:table-cell/>
          <table:table-cell table:formula="of:=CONCATENATE(&quot;insert into authoritys_permissions (authority_id, permission_id) values ('&quot;;[.A24];&quot;','&quot;;[.B24];&quot;');&quot;)" office:value-type="string" office:string-value="insert into authoritys_permissions (authority_id, permission_id) values ('2','1022');" calcext:value-type="string">
            <text:p>insert into authoritys_permissions (authority_id, permission_id) values ('2','1022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3" calcext:value-type="float">
            <text:p>1023</text:p>
          </table:table-cell>
          <table:table-cell/>
          <table:table-cell table:formula="of:=CONCATENATE(&quot;insert into authoritys_permissions (authority_id, permission_id) values ('&quot;;[.A25];&quot;','&quot;;[.B25];&quot;');&quot;)" office:value-type="string" office:string-value="insert into authoritys_permissions (authority_id, permission_id) values ('2','1023');" calcext:value-type="string">
            <text:p>insert into authoritys_permissions (authority_id, permission_id) values ('2','1023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4" calcext:value-type="float">
            <text:p>1024</text:p>
          </table:table-cell>
          <table:table-cell/>
          <table:table-cell table:formula="of:=CONCATENATE(&quot;insert into authoritys_permissions (authority_id, permission_id) values ('&quot;;[.A26];&quot;','&quot;;[.B26];&quot;');&quot;)" office:value-type="string" office:string-value="insert into authoritys_permissions (authority_id, permission_id) values ('2','1024');" calcext:value-type="string">
            <text:p>insert into authoritys_permissions (authority_id, permission_id) values ('2','1024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5" calcext:value-type="float">
            <text:p>1025</text:p>
          </table:table-cell>
          <table:table-cell/>
          <table:table-cell table:formula="of:=CONCATENATE(&quot;insert into authoritys_permissions (authority_id, permission_id) values ('&quot;;[.A27];&quot;','&quot;;[.B27];&quot;');&quot;)" office:value-type="string" office:string-value="insert into authoritys_permissions (authority_id, permission_id) values ('2','1025');" calcext:value-type="string">
            <text:p>insert into authoritys_permissions (authority_id, permission_id) values ('2','1025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6" calcext:value-type="float">
            <text:p>1026</text:p>
          </table:table-cell>
          <table:table-cell/>
          <table:table-cell table:formula="of:=CONCATENATE(&quot;insert into authoritys_permissions (authority_id, permission_id) values ('&quot;;[.A28];&quot;','&quot;;[.B28];&quot;');&quot;)" office:value-type="string" office:string-value="insert into authoritys_permissions (authority_id, permission_id) values ('2','1026');" calcext:value-type="string">
            <text:p>insert into authoritys_permissions (authority_id, permission_id) values ('2','1026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7" calcext:value-type="float">
            <text:p>1027</text:p>
          </table:table-cell>
          <table:table-cell/>
          <table:table-cell table:formula="of:=CONCATENATE(&quot;insert into authoritys_permissions (authority_id, permission_id) values ('&quot;;[.A29];&quot;','&quot;;[.B29];&quot;');&quot;)" office:value-type="string" office:string-value="insert into authoritys_permissions (authority_id, permission_id) values ('2','1027');" calcext:value-type="string">
            <text:p>insert into authoritys_permissions (authority_id, permission_id) values ('2','1027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8" calcext:value-type="float">
            <text:p>1028</text:p>
          </table:table-cell>
          <table:table-cell/>
          <table:table-cell table:formula="of:=CONCATENATE(&quot;insert into authoritys_permissions (authority_id, permission_id) values ('&quot;;[.A30];&quot;','&quot;;[.B30];&quot;');&quot;)" office:value-type="string" office:string-value="insert into authoritys_permissions (authority_id, permission_id) values ('2','1028');" calcext:value-type="string">
            <text:p>insert into authoritys_permissions (authority_id, permission_id) values ('2','1028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9" calcext:value-type="float">
            <text:p>1029</text:p>
          </table:table-cell>
          <table:table-cell/>
          <table:table-cell table:formula="of:=CONCATENATE(&quot;insert into authoritys_permissions (authority_id, permission_id) values ('&quot;;[.A31];&quot;','&quot;;[.B31];&quot;');&quot;)" office:value-type="string" office:string-value="insert into authoritys_permissions (authority_id, permission_id) values ('2','1029');" calcext:value-type="string">
            <text:p>insert into authoritys_permissions (authority_id, permission_id) values ('2','1029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0" calcext:value-type="float">
            <text:p>1030</text:p>
          </table:table-cell>
          <table:table-cell/>
          <table:table-cell table:formula="of:=CONCATENATE(&quot;insert into authoritys_permissions (authority_id, permission_id) values ('&quot;;[.A32];&quot;','&quot;;[.B32];&quot;');&quot;)" office:value-type="string" office:string-value="insert into authoritys_permissions (authority_id, permission_id) values ('2','1030');" calcext:value-type="string">
            <text:p>insert into authoritys_permissions (authority_id, permission_id) values ('2','1030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1" calcext:value-type="float">
            <text:p>1031</text:p>
          </table:table-cell>
          <table:table-cell/>
          <table:table-cell table:formula="of:=CONCATENATE(&quot;insert into authoritys_permissions (authority_id, permission_id) values ('&quot;;[.A33];&quot;','&quot;;[.B33];&quot;');&quot;)" office:value-type="string" office:string-value="insert into authoritys_permissions (authority_id, permission_id) values ('2','1031');" calcext:value-type="string">
            <text:p>insert into authoritys_permissions (authority_id, permission_id) values ('2','1031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2" calcext:value-type="float">
            <text:p>1032</text:p>
          </table:table-cell>
          <table:table-cell/>
          <table:table-cell table:formula="of:=CONCATENATE(&quot;insert into authoritys_permissions (authority_id, permission_id) values ('&quot;;[.A34];&quot;','&quot;;[.B34];&quot;');&quot;)" office:value-type="string" office:string-value="insert into authoritys_permissions (authority_id, permission_id) values ('2','1032');" calcext:value-type="string">
            <text:p>insert into authoritys_permissions (authority_id, permission_id) values ('2','1032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3" calcext:value-type="float">
            <text:p>1033</text:p>
          </table:table-cell>
          <table:table-cell/>
          <table:table-cell table:formula="of:=CONCATENATE(&quot;insert into authoritys_permissions (authority_id, permission_id) values ('&quot;;[.A35];&quot;','&quot;;[.B35];&quot;');&quot;)" office:value-type="string" office:string-value="insert into authoritys_permissions (authority_id, permission_id) values ('2','1033');" calcext:value-type="string">
            <text:p>insert into authoritys_permissions (authority_id, permission_id) values ('2','1033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4" calcext:value-type="float">
            <text:p>1034</text:p>
          </table:table-cell>
          <table:table-cell/>
          <table:table-cell table:formula="of:=CONCATENATE(&quot;insert into authoritys_permissions (authority_id, permission_id) values ('&quot;;[.A36];&quot;','&quot;;[.B36];&quot;');&quot;)" office:value-type="string" office:string-value="insert into authoritys_permissions (authority_id, permission_id) values ('2','1034');" calcext:value-type="string">
            <text:p>insert into authoritys_permissions (authority_id, permission_id) values ('2','1034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5" calcext:value-type="float">
            <text:p>1035</text:p>
          </table:table-cell>
          <table:table-cell/>
          <table:table-cell table:formula="of:=CONCATENATE(&quot;insert into authoritys_permissions (authority_id, permission_id) values ('&quot;;[.A37];&quot;','&quot;;[.B37];&quot;');&quot;)" office:value-type="string" office:string-value="insert into authoritys_permissions (authority_id, permission_id) values ('2','1035');" calcext:value-type="string">
            <text:p>insert into authoritys_permissions (authority_id, permission_id) values ('2','1035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6" calcext:value-type="float">
            <text:p>1036</text:p>
          </table:table-cell>
          <table:table-cell/>
          <table:table-cell table:formula="of:=CONCATENATE(&quot;insert into authoritys_permissions (authority_id, permission_id) values ('&quot;;[.A38];&quot;','&quot;;[.B38];&quot;');&quot;)" office:value-type="string" office:string-value="insert into authoritys_permissions (authority_id, permission_id) values ('2','1036');" calcext:value-type="string">
            <text:p>insert into authoritys_permissions (authority_id, permission_id) values ('2','1036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7" calcext:value-type="float">
            <text:p>1037</text:p>
          </table:table-cell>
          <table:table-cell/>
          <table:table-cell table:formula="of:=CONCATENATE(&quot;insert into authoritys_permissions (authority_id, permission_id) values ('&quot;;[.A39];&quot;','&quot;;[.B39];&quot;');&quot;)" office:value-type="string" office:string-value="insert into authoritys_permissions (authority_id, permission_id) values ('2','1037');" calcext:value-type="string">
            <text:p>insert into authoritys_permissions (authority_id, permission_id) values ('2','1037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8" calcext:value-type="float">
            <text:p>1038</text:p>
          </table:table-cell>
          <table:table-cell/>
          <table:table-cell table:formula="of:=CONCATENATE(&quot;insert into authoritys_permissions (authority_id, permission_id) values ('&quot;;[.A40];&quot;','&quot;;[.B40];&quot;');&quot;)" office:value-type="string" office:string-value="insert into authoritys_permissions (authority_id, permission_id) values ('2','1038');" calcext:value-type="string">
            <text:p>insert into authoritys_permissions (authority_id, permission_id) values ('2','1038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39" calcext:value-type="float">
            <text:p>1039</text:p>
          </table:table-cell>
          <table:table-cell/>
          <table:table-cell table:formula="of:=CONCATENATE(&quot;insert into authoritys_permissions (authority_id, permission_id) values ('&quot;;[.A41];&quot;','&quot;;[.B41];&quot;');&quot;)" office:value-type="string" office:string-value="insert into authoritys_permissions (authority_id, permission_id) values ('2','1039');" calcext:value-type="string">
            <text:p>insert into authoritys_permissions (authority_id, permission_id) values ('2','1039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0" calcext:value-type="float">
            <text:p>1040</text:p>
          </table:table-cell>
          <table:table-cell/>
          <table:table-cell table:formula="of:=CONCATENATE(&quot;insert into authoritys_permissions (authority_id, permission_id) values ('&quot;;[.A42];&quot;','&quot;;[.B42];&quot;');&quot;)" office:value-type="string" office:string-value="insert into authoritys_permissions (authority_id, permission_id) values ('2','1040');" calcext:value-type="string">
            <text:p>insert into authoritys_permissions (authority_id, permission_id) values ('2','1040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1" calcext:value-type="float">
            <text:p>1041</text:p>
          </table:table-cell>
          <table:table-cell/>
          <table:table-cell table:formula="of:=CONCATENATE(&quot;insert into authoritys_permissions (authority_id, permission_id) values ('&quot;;[.A43];&quot;','&quot;;[.B43];&quot;');&quot;)" office:value-type="string" office:string-value="insert into authoritys_permissions (authority_id, permission_id) values ('2','1041');" calcext:value-type="string">
            <text:p>insert into authoritys_permissions (authority_id, permission_id) values ('2','1041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2" calcext:value-type="float">
            <text:p>1042</text:p>
          </table:table-cell>
          <table:table-cell/>
          <table:table-cell table:formula="of:=CONCATENATE(&quot;insert into authoritys_permissions (authority_id, permission_id) values ('&quot;;[.A44];&quot;','&quot;;[.B44];&quot;');&quot;)" office:value-type="string" office:string-value="insert into authoritys_permissions (authority_id, permission_id) values ('2','1042');" calcext:value-type="string">
            <text:p>insert into authoritys_permissions (authority_id, permission_id) values ('2','1042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3" calcext:value-type="float">
            <text:p>1043</text:p>
          </table:table-cell>
          <table:table-cell/>
          <table:table-cell table:formula="of:=CONCATENATE(&quot;insert into authoritys_permissions (authority_id, permission_id) values ('&quot;;[.A45];&quot;','&quot;;[.B45];&quot;');&quot;)" office:value-type="string" office:string-value="insert into authoritys_permissions (authority_id, permission_id) values ('2','1043');" calcext:value-type="string">
            <text:p>insert into authoritys_permissions (authority_id, permission_id) values ('2','1043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4" calcext:value-type="float">
            <text:p>1044</text:p>
          </table:table-cell>
          <table:table-cell/>
          <table:table-cell table:formula="of:=CONCATENATE(&quot;insert into authoritys_permissions (authority_id, permission_id) values ('&quot;;[.A46];&quot;','&quot;;[.B46];&quot;');&quot;)" office:value-type="string" office:string-value="insert into authoritys_permissions (authority_id, permission_id) values ('2','1044');" calcext:value-type="string">
            <text:p>insert into authoritys_permissions (authority_id, permission_id) values ('2','1044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5" calcext:value-type="float">
            <text:p>1045</text:p>
          </table:table-cell>
          <table:table-cell/>
          <table:table-cell table:formula="of:=CONCATENATE(&quot;insert into authoritys_permissions (authority_id, permission_id) values ('&quot;;[.A47];&quot;','&quot;;[.B47];&quot;');&quot;)" office:value-type="string" office:string-value="insert into authoritys_permissions (authority_id, permission_id) values ('2','1045');" calcext:value-type="string">
            <text:p>insert into authoritys_permissions (authority_id, permission_id) values ('2','1045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6" calcext:value-type="float">
            <text:p>1046</text:p>
          </table:table-cell>
          <table:table-cell/>
          <table:table-cell table:formula="of:=CONCATENATE(&quot;insert into authoritys_permissions (authority_id, permission_id) values ('&quot;;[.A48];&quot;','&quot;;[.B48];&quot;');&quot;)" office:value-type="string" office:string-value="insert into authoritys_permissions (authority_id, permission_id) values ('2','1046');" calcext:value-type="string">
            <text:p>insert into authoritys_permissions (authority_id, permission_id) values ('2','1046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7" calcext:value-type="float">
            <text:p>1047</text:p>
          </table:table-cell>
          <table:table-cell/>
          <table:table-cell table:formula="of:=CONCATENATE(&quot;insert into authoritys_permissions (authority_id, permission_id) values ('&quot;;[.A49];&quot;','&quot;;[.B49];&quot;');&quot;)" office:value-type="string" office:string-value="insert into authoritys_permissions (authority_id, permission_id) values ('2','1047');" calcext:value-type="string">
            <text:p>insert into authoritys_permissions (authority_id, permission_id) values ('2','1047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8" calcext:value-type="float">
            <text:p>1048</text:p>
          </table:table-cell>
          <table:table-cell/>
          <table:table-cell table:formula="of:=CONCATENATE(&quot;insert into authoritys_permissions (authority_id, permission_id) values ('&quot;;[.A50];&quot;','&quot;;[.B50];&quot;');&quot;)" office:value-type="string" office:string-value="insert into authoritys_permissions (authority_id, permission_id) values ('2','1048');" calcext:value-type="string">
            <text:p>insert into authoritys_permissions (authority_id, permission_id) values ('2','1048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9" calcext:value-type="float">
            <text:p>1049</text:p>
          </table:table-cell>
          <table:table-cell/>
          <table:table-cell table:formula="of:=CONCATENATE(&quot;insert into authoritys_permissions (authority_id, permission_id) values ('&quot;;[.A51];&quot;','&quot;;[.B51];&quot;');&quot;)" office:value-type="string" office:string-value="insert into authoritys_permissions (authority_id, permission_id) values ('2','1049');" calcext:value-type="string">
            <text:p>insert into authoritys_permissions (authority_id, permission_id) values ('2','1049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0" calcext:value-type="float">
            <text:p>1050</text:p>
          </table:table-cell>
          <table:table-cell/>
          <table:table-cell table:formula="of:=CONCATENATE(&quot;insert into authoritys_permissions (authority_id, permission_id) values ('&quot;;[.A52];&quot;','&quot;;[.B52];&quot;');&quot;)" office:value-type="string" office:string-value="insert into authoritys_permissions (authority_id, permission_id) values ('2','1050');" calcext:value-type="string">
            <text:p>insert into authoritys_permissions (authority_id, permission_id) values ('2','1050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1" calcext:value-type="float">
            <text:p>1051</text:p>
          </table:table-cell>
          <table:table-cell/>
          <table:table-cell table:formula="of:=CONCATENATE(&quot;insert into authoritys_permissions (authority_id, permission_id) values ('&quot;;[.A53];&quot;','&quot;;[.B53];&quot;');&quot;)" office:value-type="string" office:string-value="insert into authoritys_permissions (authority_id, permission_id) values ('2','1051');" calcext:value-type="string">
            <text:p>insert into authoritys_permissions (authority_id, permission_id) values ('2','1051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2" calcext:value-type="float">
            <text:p>1052</text:p>
          </table:table-cell>
          <table:table-cell/>
          <table:table-cell table:formula="of:=CONCATENATE(&quot;insert into authoritys_permissions (authority_id, permission_id) values ('&quot;;[.A54];&quot;','&quot;;[.B54];&quot;');&quot;)" office:value-type="string" office:string-value="insert into authoritys_permissions (authority_id, permission_id) values ('2','1052');" calcext:value-type="string">
            <text:p>insert into authoritys_permissions (authority_id, permission_id) values ('2','1052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3" calcext:value-type="float">
            <text:p>1053</text:p>
          </table:table-cell>
          <table:table-cell/>
          <table:table-cell table:formula="of:=CONCATENATE(&quot;insert into authoritys_permissions (authority_id, permission_id) values ('&quot;;[.A55];&quot;','&quot;;[.B55];&quot;');&quot;)" office:value-type="string" office:string-value="insert into authoritys_permissions (authority_id, permission_id) values ('2','1053');" calcext:value-type="string">
            <text:p>insert into authoritys_permissions (authority_id, permission_id) values ('2','1053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4" calcext:value-type="float">
            <text:p>1054</text:p>
          </table:table-cell>
          <table:table-cell/>
          <table:table-cell table:formula="of:=CONCATENATE(&quot;insert into authoritys_permissions (authority_id, permission_id) values ('&quot;;[.A56];&quot;','&quot;;[.B56];&quot;');&quot;)" office:value-type="string" office:string-value="insert into authoritys_permissions (authority_id, permission_id) values ('2','1054');" calcext:value-type="string">
            <text:p>insert into authoritys_permissions (authority_id, permission_id) values ('2','1054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5" calcext:value-type="float">
            <text:p>1055</text:p>
          </table:table-cell>
          <table:table-cell/>
          <table:table-cell table:formula="of:=CONCATENATE(&quot;insert into authoritys_permissions (authority_id, permission_id) values ('&quot;;[.A57];&quot;','&quot;;[.B57];&quot;');&quot;)" office:value-type="string" office:string-value="insert into authoritys_permissions (authority_id, permission_id) values ('2','1055');" calcext:value-type="string">
            <text:p>insert into authoritys_permissions (authority_id, permission_id) values ('2','1055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6" calcext:value-type="float">
            <text:p>1056</text:p>
          </table:table-cell>
          <table:table-cell/>
          <table:table-cell table:formula="of:=CONCATENATE(&quot;insert into authoritys_permissions (authority_id, permission_id) values ('&quot;;[.A58];&quot;','&quot;;[.B58];&quot;');&quot;)" office:value-type="string" office:string-value="insert into authoritys_permissions (authority_id, permission_id) values ('2','1056');" calcext:value-type="string">
            <text:p>insert into authoritys_permissions (authority_id, permission_id) values ('2','1056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7" calcext:value-type="float">
            <text:p>1057</text:p>
          </table:table-cell>
          <table:table-cell/>
          <table:table-cell table:formula="of:=CONCATENATE(&quot;insert into authoritys_permissions (authority_id, permission_id) values ('&quot;;[.A59];&quot;','&quot;;[.B59];&quot;');&quot;)" office:value-type="string" office:string-value="insert into authoritys_permissions (authority_id, permission_id) values ('2','1057');" calcext:value-type="string">
            <text:p>insert into authoritys_permissions (authority_id, permission_id) values ('2','1057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8" calcext:value-type="float">
            <text:p>1058</text:p>
          </table:table-cell>
          <table:table-cell/>
          <table:table-cell table:formula="of:=CONCATENATE(&quot;insert into authoritys_permissions (authority_id, permission_id) values ('&quot;;[.A60];&quot;','&quot;;[.B60];&quot;');&quot;)" office:value-type="string" office:string-value="insert into authoritys_permissions (authority_id, permission_id) values ('2','1058');" calcext:value-type="string">
            <text:p>insert into authoritys_permissions (authority_id, permission_id) values ('2','1058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9" calcext:value-type="float">
            <text:p>1059</text:p>
          </table:table-cell>
          <table:table-cell/>
          <table:table-cell table:formula="of:=CONCATENATE(&quot;insert into authoritys_permissions (authority_id, permission_id) values ('&quot;;[.A61];&quot;','&quot;;[.B61];&quot;');&quot;)" office:value-type="string" office:string-value="insert into authoritys_permissions (authority_id, permission_id) values ('2','1059');" calcext:value-type="string">
            <text:p>insert into authoritys_permissions (authority_id, permission_id) values ('2','1059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0" calcext:value-type="float">
            <text:p>1060</text:p>
          </table:table-cell>
          <table:table-cell/>
          <table:table-cell table:formula="of:=CONCATENATE(&quot;insert into authoritys_permissions (authority_id, permission_id) values ('&quot;;[.A62];&quot;','&quot;;[.B62];&quot;');&quot;)" office:value-type="string" office:string-value="insert into authoritys_permissions (authority_id, permission_id) values ('2','1060');" calcext:value-type="string">
            <text:p>insert into authoritys_permissions (authority_id, permission_id) values ('2','1060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1" calcext:value-type="float">
            <text:p>1061</text:p>
          </table:table-cell>
          <table:table-cell/>
          <table:table-cell table:formula="of:=CONCATENATE(&quot;insert into authoritys_permissions (authority_id, permission_id) values ('&quot;;[.A63];&quot;','&quot;;[.B63];&quot;');&quot;)" office:value-type="string" office:string-value="insert into authoritys_permissions (authority_id, permission_id) values ('2','1061');" calcext:value-type="string">
            <text:p>insert into authoritys_permissions (authority_id, permission_id) values ('2','1061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2" calcext:value-type="float">
            <text:p>1062</text:p>
          </table:table-cell>
          <table:table-cell/>
          <table:table-cell table:formula="of:=CONCATENATE(&quot;insert into authoritys_permissions (authority_id, permission_id) values ('&quot;;[.A64];&quot;','&quot;;[.B64];&quot;');&quot;)" office:value-type="string" office:string-value="insert into authoritys_permissions (authority_id, permission_id) values ('2','1062');" calcext:value-type="string">
            <text:p>insert into authoritys_permissions (authority_id, permission_id) values ('2','1062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3" calcext:value-type="float">
            <text:p>1063</text:p>
          </table:table-cell>
          <table:table-cell/>
          <table:table-cell table:formula="of:=CONCATENATE(&quot;insert into authoritys_permissions (authority_id, permission_id) values ('&quot;;[.A65];&quot;','&quot;;[.B65];&quot;');&quot;)" office:value-type="string" office:string-value="insert into authoritys_permissions (authority_id, permission_id) values ('2','1063');" calcext:value-type="string">
            <text:p>insert into authoritys_permissions (authority_id, permission_id) values ('2','1063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4" calcext:value-type="float">
            <text:p>1064</text:p>
          </table:table-cell>
          <table:table-cell/>
          <table:table-cell table:formula="of:=CONCATENATE(&quot;insert into authoritys_permissions (authority_id, permission_id) values ('&quot;;[.A66];&quot;','&quot;;[.B66];&quot;');&quot;)" office:value-type="string" office:string-value="insert into authoritys_permissions (authority_id, permission_id) values ('2','1064');" calcext:value-type="string">
            <text:p>insert into authoritys_permissions (authority_id, permission_id) values ('2','1064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5" calcext:value-type="float">
            <text:p>1065</text:p>
          </table:table-cell>
          <table:table-cell/>
          <table:table-cell table:formula="of:=CONCATENATE(&quot;insert into authoritys_permissions (authority_id, permission_id) values ('&quot;;[.A67];&quot;','&quot;;[.B67];&quot;');&quot;)" office:value-type="string" office:string-value="insert into authoritys_permissions (authority_id, permission_id) values ('2','1065');" calcext:value-type="string">
            <text:p>insert into authoritys_permissions (authority_id, permission_id) values ('2','1065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6" calcext:value-type="float">
            <text:p>1066</text:p>
          </table:table-cell>
          <table:table-cell/>
          <table:table-cell table:formula="of:=CONCATENATE(&quot;insert into authoritys_permissions (authority_id, permission_id) values ('&quot;;[.A68];&quot;','&quot;;[.B68];&quot;');&quot;)" office:value-type="string" office:string-value="insert into authoritys_permissions (authority_id, permission_id) values ('2','1066');" calcext:value-type="string">
            <text:p>insert into authoritys_permissions (authority_id, permission_id) values ('2','1066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7" calcext:value-type="float">
            <text:p>1067</text:p>
          </table:table-cell>
          <table:table-cell/>
          <table:table-cell table:formula="of:=CONCATENATE(&quot;insert into authoritys_permissions (authority_id, permission_id) values ('&quot;;[.A69];&quot;','&quot;;[.B69];&quot;');&quot;)" office:value-type="string" office:string-value="insert into authoritys_permissions (authority_id, permission_id) values ('2','1067');" calcext:value-type="string">
            <text:p>insert into authoritys_permissions (authority_id, permission_id) values ('2','1067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/>
          <table:table-cell table:formula="of:=CONCATENATE(&quot;insert into authoritys_permissions (authority_id, permission_id) values ('&quot;;[.A70];&quot;','&quot;;[.B70];&quot;');&quot;)" office:value-type="string" office:string-value="insert into authoritys_permissions (authority_id, permission_id) values ('2','1068');" calcext:value-type="string">
            <text:p>insert into authoritys_permissions (authority_id, permission_id) values ('2','1068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9" calcext:value-type="float">
            <text:p>1069</text:p>
          </table:table-cell>
          <table:table-cell/>
          <table:table-cell table:formula="of:=CONCATENATE(&quot;insert into authoritys_permissions (authority_id, permission_id) values ('&quot;;[.A71];&quot;','&quot;;[.B71];&quot;');&quot;)" office:value-type="string" office:string-value="insert into authoritys_permissions (authority_id, permission_id) values ('2','1069');" calcext:value-type="string">
            <text:p>insert into authoritys_permissions (authority_id, permission_id) values ('2','1069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0" calcext:value-type="float">
            <text:p>1070</text:p>
          </table:table-cell>
          <table:table-cell/>
          <table:table-cell table:formula="of:=CONCATENATE(&quot;insert into authoritys_permissions (authority_id, permission_id) values ('&quot;;[.A72];&quot;','&quot;;[.B72];&quot;');&quot;)" office:value-type="string" office:string-value="insert into authoritys_permissions (authority_id, permission_id) values ('2','1070');" calcext:value-type="string">
            <text:p>insert into authoritys_permissions (authority_id, permission_id) values ('2','1070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1" calcext:value-type="float">
            <text:p>1071</text:p>
          </table:table-cell>
          <table:table-cell/>
          <table:table-cell table:formula="of:=CONCATENATE(&quot;insert into authoritys_permissions (authority_id, permission_id) values ('&quot;;[.A73];&quot;','&quot;;[.B73];&quot;');&quot;)" office:value-type="string" office:string-value="insert into authoritys_permissions (authority_id, permission_id) values ('2','1071');" calcext:value-type="string">
            <text:p>insert into authoritys_permissions (authority_id, permission_id) values ('2','1071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2" calcext:value-type="float">
            <text:p>1072</text:p>
          </table:table-cell>
          <table:table-cell/>
          <table:table-cell table:formula="of:=CONCATENATE(&quot;insert into authoritys_permissions (authority_id, permission_id) values ('&quot;;[.A74];&quot;','&quot;;[.B74];&quot;');&quot;)" office:value-type="string" office:string-value="insert into authoritys_permissions (authority_id, permission_id) values ('2','1072');" calcext:value-type="string">
            <text:p>insert into authoritys_permissions (authority_id, permission_id) values ('2','1072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3" calcext:value-type="float">
            <text:p>1073</text:p>
          </table:table-cell>
          <table:table-cell/>
          <table:table-cell table:formula="of:=CONCATENATE(&quot;insert into authoritys_permissions (authority_id, permission_id) values ('&quot;;[.A75];&quot;','&quot;;[.B75];&quot;');&quot;)" office:value-type="string" office:string-value="insert into authoritys_permissions (authority_id, permission_id) values ('2','1073');" calcext:value-type="string">
            <text:p>insert into authoritys_permissions (authority_id, permission_id) values ('2','1073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4" calcext:value-type="float">
            <text:p>1074</text:p>
          </table:table-cell>
          <table:table-cell/>
          <table:table-cell table:formula="of:=CONCATENATE(&quot;insert into authoritys_permissions (authority_id, permission_id) values ('&quot;;[.A76];&quot;','&quot;;[.B76];&quot;');&quot;)" office:value-type="string" office:string-value="insert into authoritys_permissions (authority_id, permission_id) values ('2','1074');" calcext:value-type="string">
            <text:p>insert into authoritys_permissions (authority_id, permission_id) values ('2','1074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5" calcext:value-type="float">
            <text:p>1075</text:p>
          </table:table-cell>
          <table:table-cell/>
          <table:table-cell table:formula="of:=CONCATENATE(&quot;insert into authoritys_permissions (authority_id, permission_id) values ('&quot;;[.A77];&quot;','&quot;;[.B77];&quot;');&quot;)" office:value-type="string" office:string-value="insert into authoritys_permissions (authority_id, permission_id) values ('2','1075');" calcext:value-type="string">
            <text:p>insert into authoritys_permissions (authority_id, permission_id) values ('2','1075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6" calcext:value-type="float">
            <text:p>1076</text:p>
          </table:table-cell>
          <table:table-cell/>
          <table:table-cell table:formula="of:=CONCATENATE(&quot;insert into authoritys_permissions (authority_id, permission_id) values ('&quot;;[.A78];&quot;','&quot;;[.B78];&quot;');&quot;)" office:value-type="string" office:string-value="insert into authoritys_permissions (authority_id, permission_id) values ('2','1076');" calcext:value-type="string">
            <text:p>insert into authoritys_permissions (authority_id, permission_id) values ('2','1076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7" calcext:value-type="float">
            <text:p>1077</text:p>
          </table:table-cell>
          <table:table-cell/>
          <table:table-cell table:formula="of:=CONCATENATE(&quot;insert into authoritys_permissions (authority_id, permission_id) values ('&quot;;[.A79];&quot;','&quot;;[.B79];&quot;');&quot;)" office:value-type="string" office:string-value="insert into authoritys_permissions (authority_id, permission_id) values ('2','1077');" calcext:value-type="string">
            <text:p>insert into authoritys_permissions (authority_id, permission_id) values ('2','1077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8" calcext:value-type="float">
            <text:p>1078</text:p>
          </table:table-cell>
          <table:table-cell/>
          <table:table-cell table:formula="of:=CONCATENATE(&quot;insert into authoritys_permissions (authority_id, permission_id) values ('&quot;;[.A80];&quot;','&quot;;[.B80];&quot;');&quot;)" office:value-type="string" office:string-value="insert into authoritys_permissions (authority_id, permission_id) values ('2','1078');" calcext:value-type="string">
            <text:p>insert into authoritys_permissions (authority_id, permission_id) values ('2','1078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9" calcext:value-type="float">
            <text:p>1079</text:p>
          </table:table-cell>
          <table:table-cell/>
          <table:table-cell table:formula="of:=CONCATENATE(&quot;insert into authoritys_permissions (authority_id, permission_id) values ('&quot;;[.A81];&quot;','&quot;;[.B81];&quot;');&quot;)" office:value-type="string" office:string-value="insert into authoritys_permissions (authority_id, permission_id) values ('2','1079');" calcext:value-type="string">
            <text:p>insert into authoritys_permissions (authority_id, permission_id) values ('2','1079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CONCATENATE(&quot;insert into authoritys_permissions (authority_id, permission_id) values ('&quot;;[.A82];&quot;','&quot;;[.B82];&quot;');&quot;)" office:value-type="string" office:string-value="insert into authoritys_permissions (authority_id, permission_id) values ('2','1080');" calcext:value-type="string">
            <text:p>insert into authoritys_permissions (authority_id, permission_id) values ('2','1080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1" calcext:value-type="float">
            <text:p>1081</text:p>
          </table:table-cell>
          <table:table-cell/>
          <table:table-cell table:formula="of:=CONCATENATE(&quot;insert into authoritys_permissions (authority_id, permission_id) values ('&quot;;[.A83];&quot;','&quot;;[.B83];&quot;');&quot;)" office:value-type="string" office:string-value="insert into authoritys_permissions (authority_id, permission_id) values ('2','1081');" calcext:value-type="string">
            <text:p>insert into authoritys_permissions (authority_id, permission_id) values ('2','1081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2" calcext:value-type="float">
            <text:p>1082</text:p>
          </table:table-cell>
          <table:table-cell/>
          <table:table-cell table:formula="of:=CONCATENATE(&quot;insert into authoritys_permissions (authority_id, permission_id) values ('&quot;;[.A84];&quot;','&quot;;[.B84];&quot;');&quot;)" office:value-type="string" office:string-value="insert into authoritys_permissions (authority_id, permission_id) values ('2','1082');" calcext:value-type="string">
            <text:p>insert into authoritys_permissions (authority_id, permission_id) values ('2','1082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3" calcext:value-type="float">
            <text:p>1083</text:p>
          </table:table-cell>
          <table:table-cell/>
          <table:table-cell table:formula="of:=CONCATENATE(&quot;insert into authoritys_permissions (authority_id, permission_id) values ('&quot;;[.A85];&quot;','&quot;;[.B85];&quot;');&quot;)" office:value-type="string" office:string-value="insert into authoritys_permissions (authority_id, permission_id) values ('2','1083');" calcext:value-type="string">
            <text:p>insert into authoritys_permissions (authority_id, permission_id) values ('2','1083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4" calcext:value-type="float">
            <text:p>1084</text:p>
          </table:table-cell>
          <table:table-cell/>
          <table:table-cell table:formula="of:=CONCATENATE(&quot;insert into authoritys_permissions (authority_id, permission_id) values ('&quot;;[.A86];&quot;','&quot;;[.B86];&quot;');&quot;)" office:value-type="string" office:string-value="insert into authoritys_permissions (authority_id, permission_id) values ('2','1084');" calcext:value-type="string">
            <text:p>insert into authoritys_permissions (authority_id, permission_id) values ('2','1084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5" calcext:value-type="float">
            <text:p>1085</text:p>
          </table:table-cell>
          <table:table-cell/>
          <table:table-cell table:formula="of:=CONCATENATE(&quot;insert into authoritys_permissions (authority_id, permission_id) values ('&quot;;[.A87];&quot;','&quot;;[.B87];&quot;');&quot;)" office:value-type="string" office:string-value="insert into authoritys_permissions (authority_id, permission_id) values ('2','1085');" calcext:value-type="string">
            <text:p>insert into authoritys_permissions (authority_id, permission_id) values ('2','1085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6" calcext:value-type="float">
            <text:p>1086</text:p>
          </table:table-cell>
          <table:table-cell/>
          <table:table-cell table:formula="of:=CONCATENATE(&quot;insert into authoritys_permissions (authority_id, permission_id) values ('&quot;;[.A88];&quot;','&quot;;[.B88];&quot;');&quot;)" office:value-type="string" office:string-value="insert into authoritys_permissions (authority_id, permission_id) values ('2','1086');" calcext:value-type="string">
            <text:p>insert into authoritys_permissions (authority_id, permission_id) values ('2','1086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7" calcext:value-type="float">
            <text:p>1087</text:p>
          </table:table-cell>
          <table:table-cell/>
          <table:table-cell table:formula="of:=CONCATENATE(&quot;insert into authoritys_permissions (authority_id, permission_id) values ('&quot;;[.A89];&quot;','&quot;;[.B89];&quot;');&quot;)" office:value-type="string" office:string-value="insert into authoritys_permissions (authority_id, permission_id) values ('2','1087');" calcext:value-type="string">
            <text:p>insert into authoritys_permissions (authority_id, permission_id) values ('2','1087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8" calcext:value-type="float">
            <text:p>1088</text:p>
          </table:table-cell>
          <table:table-cell/>
          <table:table-cell table:formula="of:=CONCATENATE(&quot;insert into authoritys_permissions (authority_id, permission_id) values ('&quot;;[.A90];&quot;','&quot;;[.B90];&quot;');&quot;)" office:value-type="string" office:string-value="insert into authoritys_permissions (authority_id, permission_id) values ('2','1088');" calcext:value-type="string">
            <text:p>insert into authoritys_permissions (authority_id, permission_id) values ('2','1088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9" calcext:value-type="float">
            <text:p>1089</text:p>
          </table:table-cell>
          <table:table-cell/>
          <table:table-cell table:formula="of:=CONCATENATE(&quot;insert into authoritys_permissions (authority_id, permission_id) values ('&quot;;[.A91];&quot;','&quot;;[.B91];&quot;');&quot;)" office:value-type="string" office:string-value="insert into authoritys_permissions (authority_id, permission_id) values ('2','1089');" calcext:value-type="string">
            <text:p>insert into authoritys_permissions (authority_id, permission_id) values ('2','1089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0" calcext:value-type="float">
            <text:p>1090</text:p>
          </table:table-cell>
          <table:table-cell/>
          <table:table-cell table:formula="of:=CONCATENATE(&quot;insert into authoritys_permissions (authority_id, permission_id) values ('&quot;;[.A92];&quot;','&quot;;[.B92];&quot;');&quot;)" office:value-type="string" office:string-value="insert into authoritys_permissions (authority_id, permission_id) values ('2','1090');" calcext:value-type="string">
            <text:p>insert into authoritys_permissions (authority_id, permission_id) values ('2','1090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1" calcext:value-type="float">
            <text:p>1091</text:p>
          </table:table-cell>
          <table:table-cell/>
          <table:table-cell table:formula="of:=CONCATENATE(&quot;insert into authoritys_permissions (authority_id, permission_id) values ('&quot;;[.A93];&quot;','&quot;;[.B93];&quot;');&quot;)" office:value-type="string" office:string-value="insert into authoritys_permissions (authority_id, permission_id) values ('2','1091');" calcext:value-type="string">
            <text:p>insert into authoritys_permissions (authority_id, permission_id) values ('2','1091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2" calcext:value-type="float">
            <text:p>1092</text:p>
          </table:table-cell>
          <table:table-cell/>
          <table:table-cell table:formula="of:=CONCATENATE(&quot;insert into authoritys_permissions (authority_id, permission_id) values ('&quot;;[.A94];&quot;','&quot;;[.B94];&quot;');&quot;)" office:value-type="string" office:string-value="insert into authoritys_permissions (authority_id, permission_id) values ('2','1092');" calcext:value-type="string">
            <text:p>insert into authoritys_permissions (authority_id, permission_id) values ('2','1092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3" calcext:value-type="float">
            <text:p>1093</text:p>
          </table:table-cell>
          <table:table-cell/>
          <table:table-cell table:formula="of:=CONCATENATE(&quot;insert into authoritys_permissions (authority_id, permission_id) values ('&quot;;[.A95];&quot;','&quot;;[.B95];&quot;');&quot;)" office:value-type="string" office:string-value="insert into authoritys_permissions (authority_id, permission_id) values ('2','1093');" calcext:value-type="string">
            <text:p>insert into authoritys_permissions (authority_id, permission_id) values ('2','1093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4" calcext:value-type="float">
            <text:p>1094</text:p>
          </table:table-cell>
          <table:table-cell/>
          <table:table-cell table:formula="of:=CONCATENATE(&quot;insert into authoritys_permissions (authority_id, permission_id) values ('&quot;;[.A96];&quot;','&quot;;[.B96];&quot;');&quot;)" office:value-type="string" office:string-value="insert into authoritys_permissions (authority_id, permission_id) values ('2','1094');" calcext:value-type="string">
            <text:p>insert into authoritys_permissions (authority_id, permission_id) values ('2','1094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5" calcext:value-type="float">
            <text:p>1095</text:p>
          </table:table-cell>
          <table:table-cell/>
          <table:table-cell table:formula="of:=CONCATENATE(&quot;insert into authoritys_permissions (authority_id, permission_id) values ('&quot;;[.A97];&quot;','&quot;;[.B97];&quot;');&quot;)" office:value-type="string" office:string-value="insert into authoritys_permissions (authority_id, permission_id) values ('2','1095');" calcext:value-type="string">
            <text:p>insert into authoritys_permissions (authority_id, permission_id) values ('2','1095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6" calcext:value-type="float">
            <text:p>1096</text:p>
          </table:table-cell>
          <table:table-cell/>
          <table:table-cell table:formula="of:=CONCATENATE(&quot;insert into authoritys_permissions (authority_id, permission_id) values ('&quot;;[.A98];&quot;','&quot;;[.B98];&quot;');&quot;)" office:value-type="string" office:string-value="insert into authoritys_permissions (authority_id, permission_id) values ('2','1096');" calcext:value-type="string">
            <text:p>insert into authoritys_permissions (authority_id, permission_id) values ('2','1096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7" calcext:value-type="float">
            <text:p>1097</text:p>
          </table:table-cell>
          <table:table-cell/>
          <table:table-cell table:formula="of:=CONCATENATE(&quot;insert into authoritys_permissions (authority_id, permission_id) values ('&quot;;[.A99];&quot;','&quot;;[.B99];&quot;');&quot;)" office:value-type="string" office:string-value="insert into authoritys_permissions (authority_id, permission_id) values ('2','1097');" calcext:value-type="string">
            <text:p>insert into authoritys_permissions (authority_id, permission_id) values ('2','1097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8" calcext:value-type="float">
            <text:p>1098</text:p>
          </table:table-cell>
          <table:table-cell/>
          <table:table-cell table:formula="of:=CONCATENATE(&quot;insert into authoritys_permissions (authority_id, permission_id) values ('&quot;;[.A100];&quot;','&quot;;[.B100];&quot;');&quot;)" office:value-type="string" office:string-value="insert into authoritys_permissions (authority_id, permission_id) values ('2','1098');" calcext:value-type="string">
            <text:p>insert into authoritys_permissions (authority_id, permission_id) values ('2','1098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9" calcext:value-type="float">
            <text:p>1099</text:p>
          </table:table-cell>
          <table:table-cell/>
          <table:table-cell table:formula="of:=CONCATENATE(&quot;insert into authoritys_permissions (authority_id, permission_id) values ('&quot;;[.A101];&quot;','&quot;;[.B101];&quot;');&quot;)" office:value-type="string" office:string-value="insert into authoritys_permissions (authority_id, permission_id) values ('2','1099');" calcext:value-type="string">
            <text:p>insert into authoritys_permissions (authority_id, permission_id) values ('2','1099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0" calcext:value-type="float">
            <text:p>1100</text:p>
          </table:table-cell>
          <table:table-cell/>
          <table:table-cell table:formula="of:=CONCATENATE(&quot;insert into authoritys_permissions (authority_id, permission_id) values ('&quot;;[.A102];&quot;','&quot;;[.B102];&quot;');&quot;)" office:value-type="string" office:string-value="insert into authoritys_permissions (authority_id, permission_id) values ('2','1100');" calcext:value-type="string">
            <text:p>insert into authoritys_permissions (authority_id, permission_id) values ('2','1100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1" calcext:value-type="float">
            <text:p>1101</text:p>
          </table:table-cell>
          <table:table-cell/>
          <table:table-cell table:formula="of:=CONCATENATE(&quot;insert into authoritys_permissions (authority_id, permission_id) values ('&quot;;[.A103];&quot;','&quot;;[.B103];&quot;');&quot;)" office:value-type="string" office:string-value="insert into authoritys_permissions (authority_id, permission_id) values ('2','1101');" calcext:value-type="string">
            <text:p>insert into authoritys_permissions (authority_id, permission_id) values ('2','1101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2" calcext:value-type="float">
            <text:p>1102</text:p>
          </table:table-cell>
          <table:table-cell/>
          <table:table-cell table:formula="of:=CONCATENATE(&quot;insert into authoritys_permissions (authority_id, permission_id) values ('&quot;;[.A104];&quot;','&quot;;[.B104];&quot;');&quot;)" office:value-type="string" office:string-value="insert into authoritys_permissions (authority_id, permission_id) values ('2','1102');" calcext:value-type="string">
            <text:p>insert into authoritys_permissions (authority_id, permission_id) values ('2','1102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3" calcext:value-type="float">
            <text:p>1103</text:p>
          </table:table-cell>
          <table:table-cell/>
          <table:table-cell table:formula="of:=CONCATENATE(&quot;insert into authoritys_permissions (authority_id, permission_id) values ('&quot;;[.A105];&quot;','&quot;;[.B105];&quot;');&quot;)" office:value-type="string" office:string-value="insert into authoritys_permissions (authority_id, permission_id) values ('2','1103');" calcext:value-type="string">
            <text:p>insert into authoritys_permissions (authority_id, permission_id) values ('2','1103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4" calcext:value-type="float">
            <text:p>1104</text:p>
          </table:table-cell>
          <table:table-cell/>
          <table:table-cell table:formula="of:=CONCATENATE(&quot;insert into authoritys_permissions (authority_id, permission_id) values ('&quot;;[.A106];&quot;','&quot;;[.B106];&quot;');&quot;)" office:value-type="string" office:string-value="insert into authoritys_permissions (authority_id, permission_id) values ('2','1104');" calcext:value-type="string">
            <text:p>insert into authoritys_permissions (authority_id, permission_id) values ('2','1104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5" calcext:value-type="float">
            <text:p>1105</text:p>
          </table:table-cell>
          <table:table-cell/>
          <table:table-cell table:formula="of:=CONCATENATE(&quot;insert into authoritys_permissions (authority_id, permission_id) values ('&quot;;[.A107];&quot;','&quot;;[.B107];&quot;');&quot;)" office:value-type="string" office:string-value="insert into authoritys_permissions (authority_id, permission_id) values ('2','1105');" calcext:value-type="string">
            <text:p>insert into authoritys_permissions (authority_id, permission_id) values ('2','1105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6" calcext:value-type="float">
            <text:p>1106</text:p>
          </table:table-cell>
          <table:table-cell/>
          <table:table-cell table:formula="of:=CONCATENATE(&quot;insert into authoritys_permissions (authority_id, permission_id) values ('&quot;;[.A108];&quot;','&quot;;[.B108];&quot;');&quot;)" office:value-type="string" office:string-value="insert into authoritys_permissions (authority_id, permission_id) values ('2','1106');" calcext:value-type="string">
            <text:p>insert into authoritys_permissions (authority_id, permission_id) values ('2','1106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7" calcext:value-type="float">
            <text:p>1107</text:p>
          </table:table-cell>
          <table:table-cell/>
          <table:table-cell table:formula="of:=CONCATENATE(&quot;insert into authoritys_permissions (authority_id, permission_id) values ('&quot;;[.A109];&quot;','&quot;;[.B109];&quot;');&quot;)" office:value-type="string" office:string-value="insert into authoritys_permissions (authority_id, permission_id) values ('2','1107');" calcext:value-type="string">
            <text:p>insert into authoritys_permissions (authority_id, permission_id) values ('2','1107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8" calcext:value-type="float">
            <text:p>1108</text:p>
          </table:table-cell>
          <table:table-cell/>
          <table:table-cell table:formula="of:=CONCATENATE(&quot;insert into authoritys_permissions (authority_id, permission_id) values ('&quot;;[.A110];&quot;','&quot;;[.B110];&quot;');&quot;)" office:value-type="string" office:string-value="insert into authoritys_permissions (authority_id, permission_id) values ('2','1108');" calcext:value-type="string">
            <text:p>insert into authoritys_permissions (authority_id, permission_id) values ('2','1108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9" calcext:value-type="float">
            <text:p>1109</text:p>
          </table:table-cell>
          <table:table-cell/>
          <table:table-cell table:formula="of:=CONCATENATE(&quot;insert into authoritys_permissions (authority_id, permission_id) values ('&quot;;[.A111];&quot;','&quot;;[.B111];&quot;');&quot;)" office:value-type="string" office:string-value="insert into authoritys_permissions (authority_id, permission_id) values ('2','1109');" calcext:value-type="string">
            <text:p>insert into authoritys_permissions (authority_id, permission_id) values ('2','1109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0" calcext:value-type="float">
            <text:p>1110</text:p>
          </table:table-cell>
          <table:table-cell/>
          <table:table-cell table:formula="of:=CONCATENATE(&quot;insert into authoritys_permissions (authority_id, permission_id) values ('&quot;;[.A112];&quot;','&quot;;[.B112];&quot;');&quot;)" office:value-type="string" office:string-value="insert into authoritys_permissions (authority_id, permission_id) values ('2','1110');" calcext:value-type="string">
            <text:p>insert into authoritys_permissions (authority_id, permission_id) values ('2','1110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CONCATENATE(&quot;insert into authoritys_permissions (authority_id, permission_id) values ('&quot;;[.A113];&quot;','&quot;;[.B113];&quot;');&quot;)" office:value-type="string" office:string-value="insert into authoritys_permissions (authority_id, permission_id) values ('2','1111');" calcext:value-type="string">
            <text:p>insert into authoritys_permissions (authority_id, permission_id) values ('2','1111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2" calcext:value-type="float">
            <text:p>1112</text:p>
          </table:table-cell>
          <table:table-cell/>
          <table:table-cell table:formula="of:=CONCATENATE(&quot;insert into authoritys_permissions (authority_id, permission_id) values ('&quot;;[.A114];&quot;','&quot;;[.B114];&quot;');&quot;)" office:value-type="string" office:string-value="insert into authoritys_permissions (authority_id, permission_id) values ('2','1112');" calcext:value-type="string">
            <text:p>insert into authoritys_permissions (authority_id, permission_id) values ('2','1112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3" calcext:value-type="float">
            <text:p>1113</text:p>
          </table:table-cell>
          <table:table-cell/>
          <table:table-cell table:formula="of:=CONCATENATE(&quot;insert into authoritys_permissions (authority_id, permission_id) values ('&quot;;[.A115];&quot;','&quot;;[.B115];&quot;');&quot;)" office:value-type="string" office:string-value="insert into authoritys_permissions (authority_id, permission_id) values ('2','1113');" calcext:value-type="string">
            <text:p>insert into authoritys_permissions (authority_id, permission_id) values ('2','1113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4" calcext:value-type="float">
            <text:p>1114</text:p>
          </table:table-cell>
          <table:table-cell/>
          <table:table-cell table:formula="of:=CONCATENATE(&quot;insert into authoritys_permissions (authority_id, permission_id) values ('&quot;;[.A116];&quot;','&quot;;[.B116];&quot;');&quot;)" office:value-type="string" office:string-value="insert into authoritys_permissions (authority_id, permission_id) values ('2','1114');" calcext:value-type="string">
            <text:p>insert into authoritys_permissions (authority_id, permission_id) values ('2','1114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5" calcext:value-type="float">
            <text:p>1115</text:p>
          </table:table-cell>
          <table:table-cell/>
          <table:table-cell table:formula="of:=CONCATENATE(&quot;insert into authoritys_permissions (authority_id, permission_id) values ('&quot;;[.A117];&quot;','&quot;;[.B117];&quot;');&quot;)" office:value-type="string" office:string-value="insert into authoritys_permissions (authority_id, permission_id) values ('2','1115');" calcext:value-type="string">
            <text:p>insert into authoritys_permissions (authority_id, permission_id) values ('2','1115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6" calcext:value-type="float">
            <text:p>1116</text:p>
          </table:table-cell>
          <table:table-cell/>
          <table:table-cell table:formula="of:=CONCATENATE(&quot;insert into authoritys_permissions (authority_id, permission_id) values ('&quot;;[.A118];&quot;','&quot;;[.B118];&quot;');&quot;)" office:value-type="string" office:string-value="insert into authoritys_permissions (authority_id, permission_id) values ('2','1116');" calcext:value-type="string">
            <text:p>insert into authoritys_permissions (authority_id, permission_id) values ('2','1116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7" calcext:value-type="float">
            <text:p>1117</text:p>
          </table:table-cell>
          <table:table-cell/>
          <table:table-cell table:formula="of:=CONCATENATE(&quot;insert into authoritys_permissions (authority_id, permission_id) values ('&quot;;[.A119];&quot;','&quot;;[.B119];&quot;');&quot;)" office:value-type="string" office:string-value="insert into authoritys_permissions (authority_id, permission_id) values ('2','1117');" calcext:value-type="string">
            <text:p>insert into authoritys_permissions (authority_id, permission_id) values ('2','1117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8" calcext:value-type="float">
            <text:p>1118</text:p>
          </table:table-cell>
          <table:table-cell/>
          <table:table-cell table:formula="of:=CONCATENATE(&quot;insert into authoritys_permissions (authority_id, permission_id) values ('&quot;;[.A120];&quot;','&quot;;[.B120];&quot;');&quot;)" office:value-type="string" office:string-value="insert into authoritys_permissions (authority_id, permission_id) values ('2','1118');" calcext:value-type="string">
            <text:p>insert into authoritys_permissions (authority_id, permission_id) values ('2','1118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9" calcext:value-type="float">
            <text:p>1119</text:p>
          </table:table-cell>
          <table:table-cell/>
          <table:table-cell table:formula="of:=CONCATENATE(&quot;insert into authoritys_permissions (authority_id, permission_id) values ('&quot;;[.A121];&quot;','&quot;;[.B121];&quot;');&quot;)" office:value-type="string" office:string-value="insert into authoritys_permissions (authority_id, permission_id) values ('2','1119');" calcext:value-type="string">
            <text:p>insert into authoritys_permissions (authority_id, permission_id) values ('2','1119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0" calcext:value-type="float">
            <text:p>1120</text:p>
          </table:table-cell>
          <table:table-cell/>
          <table:table-cell table:formula="of:=CONCATENATE(&quot;insert into authoritys_permissions (authority_id, permission_id) values ('&quot;;[.A122];&quot;','&quot;;[.B122];&quot;');&quot;)" office:value-type="string" office:string-value="insert into authoritys_permissions (authority_id, permission_id) values ('2','1120');" calcext:value-type="string">
            <text:p>insert into authoritys_permissions (authority_id, permission_id) values ('2','1120'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1" calcext:value-type="float">
            <text:p>1121</text:p>
          </table:table-cell>
          <table:table-cell/>
          <table:table-cell table:formula="of:=CONCATENATE(&quot;insert into authoritys_permissions (authority_id, permission_id) values ('&quot;;[.A123];&quot;','&quot;;[.B123];&quot;');&quot;)" office:value-type="string" office:string-value="insert into authoritys_permissions (authority_id, permission_id) values ('2','1121');" calcext:value-type="string">
            <text:p>insert into authoritys_permissions (authority_id, permission_id) values ('2','1121');</text:p>
          </table:table-cell>
        </table:table-row>
      </table:table>
      <table:table table:name="Buerger" table:style-name="ta1" table:print="false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ce1"/>
        <table:table-column table:style-name="co1" table:number-columns-repeated="2" table:default-cell-style-name="Default"/>
        <table:table-column table:style-name="co5" table:default-cell-style-name="ce5"/>
        <table:table-column table:style-name="co6" table:default-cell-style-name="Default"/>
        <table:table-row table:style-name="ro4">
          <table:table-cell office:value-type="string" calcext:value-type="string">
            <text:p>VA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ID</text:p>
          </table:table-cell>
          <table:table-cell office:value-type="string" calcext:value-type="string">
            <text:p>Vorname</text:p>
          </table:table-cell>
          <table:table-cell office:value-type="string" calcext:value-type="string">
            <text:p>Nachname</text:p>
          </table:table-cell>
          <table:table-cell table:style-name="Default" office:value-type="string" calcext:value-type="string">
            <text:p>Geburtsdatum</text:p>
          </table:table-cell>
          <table:table-cell table:style-name="Default" office:value-type="string" calcext:value-type="string">
            <text:p>NDANT_REF</text:p>
          </table:table-cell>
          <table:table-cell table:number-columns-repeated="2"/>
          <table:table-cell table:style-name="Default" office:value-type="string" calcext:value-type="string">
            <text:p>SQL</text:p>
          </table:table-cell>
          <table:table-cell/>
        </table:table-row>
        <table:table-row table:style-name="ro1">
          <table:table-cell office:value-type="string" calcext:value-type="string">
            <text:p>M2_B00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OIDM2_BUERGER001</text:p>
          </table:table-cell>
          <table:table-cell office:value-type="string" calcext:value-type="string">
            <text:p>Hans00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];&quot;','&quot;;[.C2];&quot;','&quot;;[.D2];&quot;','&quot;;[.E2];&quot;','&quot;;[.F2];&quot;','&quot;;[.G2];&quot;');&quot;)" office:value-type="string" office:string-value="insert into BUERGER (ID, OID, BUER_VORNAME, BUER_NACHNAME, BUER_GEBURTSDATUM, MANDANT) values ('2000','OIDM2_BUERGER001','Hans001','Test','2000-12-24','2');" calcext:value-type="string">
            <text:p>insert into BUERGER (ID, OID, BUER_VORNAME, BUER_NACHNAME, BUER_GEBURTSDATUM, MANDANT) values ('2000','OIDM2_BUERGER001','Hans001','Test','2000-12-24','2');</text:p>
          </table:table-cell>
          <table:table-cell table:formula="of:=CONCATENATE(&quot;public final static String &quot;;[.$A2];&quot; = &quot;&quot;&quot;;[.$C2];&quot;&quot;&quot;;&quot;)" office:value-type="string" office:string-value="public final static String M2_B001 = &quot;OIDM2_BUERGER001&quot;;" calcext:value-type="string">
            <text:p>public final static String M2_B001 = "OIDM2_BUERGER001";</text:p>
          </table:table-cell>
        </table:table-row>
        <table:table-row table:style-name="ro1">
          <table:table-cell office:value-type="string" calcext:value-type="string">
            <text:p>M2_B00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OIDM2_BUERGER002</text:p>
          </table:table-cell>
          <table:table-cell office:value-type="string" calcext:value-type="string">
            <text:p>Hans00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3];&quot;','&quot;;[.C3];&quot;','&quot;;[.D3];&quot;','&quot;;[.E3];&quot;','&quot;;[.F3];&quot;','&quot;;[.G3];&quot;');&quot;)" office:value-type="string" office:string-value="insert into BUERGER (ID, OID, BUER_VORNAME, BUER_NACHNAME, BUER_GEBURTSDATUM, MANDANT) values ('2001','OIDM2_BUERGER002','Hans002','Test','2000-12-24','2');" calcext:value-type="string">
            <text:p>insert into BUERGER (ID, OID, BUER_VORNAME, BUER_NACHNAME, BUER_GEBURTSDATUM, MANDANT) values ('2001','OIDM2_BUERGER002','Hans002','Test','2000-12-24','2');</text:p>
          </table:table-cell>
          <table:table-cell table:formula="of:=CONCATENATE(&quot;public final static String &quot;;[.$A3];&quot; = &quot;&quot;&quot;;[.$C3];&quot;&quot;&quot;;&quot;)" office:value-type="string" office:string-value="public final static String M2_B002 = &quot;OIDM2_BUERGER002&quot;;" calcext:value-type="string">
            <text:p>public final static String M2_B002 = "OIDM2_BUERGER002";</text:p>
          </table:table-cell>
        </table:table-row>
        <table:table-row table:style-name="ro1">
          <table:table-cell office:value-type="string" calcext:value-type="string">
            <text:p>M2_B003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OIDM2_BUERGER003</text:p>
          </table:table-cell>
          <table:table-cell office:value-type="string" calcext:value-type="string">
            <text:p>Hans00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4];&quot;','&quot;;[.C4];&quot;','&quot;;[.D4];&quot;','&quot;;[.E4];&quot;','&quot;;[.F4];&quot;','&quot;;[.G4];&quot;');&quot;)" office:value-type="string" office:string-value="insert into BUERGER (ID, OID, BUER_VORNAME, BUER_NACHNAME, BUER_GEBURTSDATUM, MANDANT) values ('2002','OIDM2_BUERGER003','Hans003','Test','2000-12-24','2');" calcext:value-type="string">
            <text:p>insert into BUERGER (ID, OID, BUER_VORNAME, BUER_NACHNAME, BUER_GEBURTSDATUM, MANDANT) values ('2002','OIDM2_BUERGER003','Hans003','Test','2000-12-24','2');</text:p>
          </table:table-cell>
          <table:table-cell table:formula="of:=CONCATENATE(&quot;public final static String &quot;;[.$A4];&quot; = &quot;&quot;&quot;;[.$C4];&quot;&quot;&quot;;&quot;)" office:value-type="string" office:string-value="public final static String M2_B003 = &quot;OIDM2_BUERGER003&quot;;" calcext:value-type="string">
            <text:p>public final static String M2_B003 = "OIDM2_BUERGER003";</text:p>
          </table:table-cell>
        </table:table-row>
        <table:table-row table:style-name="ro1">
          <table:table-cell office:value-type="string" calcext:value-type="string">
            <text:p>M2_B004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OIDM2_BUERGER004</text:p>
          </table:table-cell>
          <table:table-cell office:value-type="string" calcext:value-type="string">
            <text:p>Hans00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5];&quot;','&quot;;[.C5];&quot;','&quot;;[.D5];&quot;','&quot;;[.E5];&quot;','&quot;;[.F5];&quot;','&quot;;[.G5];&quot;');&quot;)" office:value-type="string" office:string-value="insert into BUERGER (ID, OID, BUER_VORNAME, BUER_NACHNAME, BUER_GEBURTSDATUM, MANDANT) values ('2003','OIDM2_BUERGER004','Hans004','Test','2000-12-24','2');" calcext:value-type="string">
            <text:p>insert into BUERGER (ID, OID, BUER_VORNAME, BUER_NACHNAME, BUER_GEBURTSDATUM, MANDANT) values ('2003','OIDM2_BUERGER004','Hans004','Test','2000-12-24','2');</text:p>
          </table:table-cell>
          <table:table-cell table:formula="of:=CONCATENATE(&quot;public final static String &quot;;[.$A5];&quot; = &quot;&quot;&quot;;[.$C5];&quot;&quot;&quot;;&quot;)" office:value-type="string" office:string-value="public final static String M2_B004 = &quot;OIDM2_BUERGER004&quot;;" calcext:value-type="string">
            <text:p>public final static String M2_B004 = "OIDM2_BUERGER004";</text:p>
          </table:table-cell>
        </table:table-row>
        <table:table-row table:style-name="ro1">
          <table:table-cell office:value-type="string" calcext:value-type="string">
            <text:p>M2_B00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OIDM2_BUERGER005</text:p>
          </table:table-cell>
          <table:table-cell office:value-type="string" calcext:value-type="string">
            <text:p>Hans00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6];&quot;','&quot;;[.C6];&quot;','&quot;;[.D6];&quot;','&quot;;[.E6];&quot;','&quot;;[.F6];&quot;','&quot;;[.G6];&quot;');&quot;)" office:value-type="string" office:string-value="insert into BUERGER (ID, OID, BUER_VORNAME, BUER_NACHNAME, BUER_GEBURTSDATUM, MANDANT) values ('2004','OIDM2_BUERGER005','Hans005','Test','2000-12-24','2');" calcext:value-type="string">
            <text:p>insert into BUERGER (ID, OID, BUER_VORNAME, BUER_NACHNAME, BUER_GEBURTSDATUM, MANDANT) values ('2004','OIDM2_BUERGER005','Hans005','Test','2000-12-24','2');</text:p>
          </table:table-cell>
          <table:table-cell table:formula="of:=CONCATENATE(&quot;public final static String &quot;;[.$A6];&quot; = &quot;&quot;&quot;;[.$C6];&quot;&quot;&quot;;&quot;)" office:value-type="string" office:string-value="public final static String M2_B005 = &quot;OIDM2_BUERGER005&quot;;" calcext:value-type="string">
            <text:p>public final static String M2_B005 = "OIDM2_BUERGER005";</text:p>
          </table:table-cell>
        </table:table-row>
        <table:table-row table:style-name="ro1">
          <table:table-cell office:value-type="string" calcext:value-type="string">
            <text:p>M2_B00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OIDM2_BUERGER006</text:p>
          </table:table-cell>
          <table:table-cell office:value-type="string" calcext:value-type="string">
            <text:p>Paula00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7];&quot;','&quot;;[.C7];&quot;','&quot;;[.D7];&quot;','&quot;;[.E7];&quot;','&quot;;[.F7];&quot;','&quot;;[.G7];&quot;');&quot;)" office:value-type="string" office:string-value="insert into BUERGER (ID, OID, BUER_VORNAME, BUER_NACHNAME, BUER_GEBURTSDATUM, MANDANT) values ('2005','OIDM2_BUERGER006','Paula001','Test','2000-12-24','2');" calcext:value-type="string">
            <text:p>insert into BUERGER (ID, OID, BUER_VORNAME, BUER_NACHNAME, BUER_GEBURTSDATUM, MANDANT) values ('2005','OIDM2_BUERGER006','Paula001','Test','2000-12-24','2');</text:p>
          </table:table-cell>
          <table:table-cell table:formula="of:=CONCATENATE(&quot;public final static String &quot;;[.$A7];&quot; = &quot;&quot;&quot;;[.$C7];&quot;&quot;&quot;;&quot;)" office:value-type="string" office:string-value="public final static String M2_B006 = &quot;OIDM2_BUERGER006&quot;;" calcext:value-type="string">
            <text:p>public final static String M2_B006 = "OIDM2_BUERGER006";</text:p>
          </table:table-cell>
        </table:table-row>
        <table:table-row table:style-name="ro1">
          <table:table-cell office:value-type="string" calcext:value-type="string">
            <text:p>M2_B007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OIDM2_BUERGER007</text:p>
          </table:table-cell>
          <table:table-cell office:value-type="string" calcext:value-type="string">
            <text:p>Paula00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8];&quot;','&quot;;[.C8];&quot;','&quot;;[.D8];&quot;','&quot;;[.E8];&quot;','&quot;;[.F8];&quot;','&quot;;[.G8];&quot;');&quot;)" office:value-type="string" office:string-value="insert into BUERGER (ID, OID, BUER_VORNAME, BUER_NACHNAME, BUER_GEBURTSDATUM, MANDANT) values ('2006','OIDM2_BUERGER007','Paula002','Test','2000-12-24','2');" calcext:value-type="string">
            <text:p>insert into BUERGER (ID, OID, BUER_VORNAME, BUER_NACHNAME, BUER_GEBURTSDATUM, MANDANT) values ('2006','OIDM2_BUERGER007','Paula002','Test','2000-12-24','2');</text:p>
          </table:table-cell>
          <table:table-cell table:formula="of:=CONCATENATE(&quot;public final static String &quot;;[.$A8];&quot; = &quot;&quot;&quot;;[.$C8];&quot;&quot;&quot;;&quot;)" office:value-type="string" office:string-value="public final static String M2_B007 = &quot;OIDM2_BUERGER007&quot;;" calcext:value-type="string">
            <text:p>public final static String M2_B007 = "OIDM2_BUERGER007";</text:p>
          </table:table-cell>
        </table:table-row>
        <table:table-row table:style-name="ro1">
          <table:table-cell office:value-type="string" calcext:value-type="string">
            <text:p>M2_B008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OIDM2_BUERGER008</text:p>
          </table:table-cell>
          <table:table-cell office:value-type="string" calcext:value-type="string">
            <text:p>Paula003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9];&quot;','&quot;;[.C9];&quot;','&quot;;[.D9];&quot;','&quot;;[.E9];&quot;','&quot;;[.F9];&quot;','&quot;;[.G9];&quot;');&quot;)" office:value-type="string" office:string-value="insert into BUERGER (ID, OID, BUER_VORNAME, BUER_NACHNAME, BUER_GEBURTSDATUM, MANDANT) values ('2007','OIDM2_BUERGER008','Paula003','Huber','2000-12-24','2');" calcext:value-type="string">
            <text:p>insert into BUERGER (ID, OID, BUER_VORNAME, BUER_NACHNAME, BUER_GEBURTSDATUM, MANDANT) values ('2007','OIDM2_BUERGER008','Paula003','Huber','2000-12-24','2');</text:p>
          </table:table-cell>
          <table:table-cell table:formula="of:=CONCATENATE(&quot;public final static String &quot;;[.$A9];&quot; = &quot;&quot;&quot;;[.$C9];&quot;&quot;&quot;;&quot;)" office:value-type="string" office:string-value="public final static String M2_B008 = &quot;OIDM2_BUERGER008&quot;;" calcext:value-type="string">
            <text:p>public final static String M2_B008 = "OIDM2_BUERGER008";</text:p>
          </table:table-cell>
        </table:table-row>
        <table:table-row table:style-name="ro1">
          <table:table-cell office:value-type="string" calcext:value-type="string">
            <text:p>M2_B009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OIDM2_BUERGER009</text:p>
          </table:table-cell>
          <table:table-cell office:value-type="string" calcext:value-type="string">
            <text:p>Paula004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0];&quot;','&quot;;[.C10];&quot;','&quot;;[.D10];&quot;','&quot;;[.E10];&quot;','&quot;;[.F10];&quot;','&quot;;[.G10];&quot;');&quot;)" office:value-type="string" office:string-value="insert into BUERGER (ID, OID, BUER_VORNAME, BUER_NACHNAME, BUER_GEBURTSDATUM, MANDANT) values ('2008','OIDM2_BUERGER009','Paula004','Huber','2000-12-24','2');" calcext:value-type="string">
            <text:p>insert into BUERGER (ID, OID, BUER_VORNAME, BUER_NACHNAME, BUER_GEBURTSDATUM, MANDANT) values ('2008','OIDM2_BUERGER009','Paula004','Huber','2000-12-24','2');</text:p>
          </table:table-cell>
          <table:table-cell table:formula="of:=CONCATENATE(&quot;public final static String &quot;;[.$A10];&quot; = &quot;&quot;&quot;;[.$C10];&quot;&quot;&quot;;&quot;)" office:value-type="string" office:string-value="public final static String M2_B009 = &quot;OIDM2_BUERGER009&quot;;" calcext:value-type="string">
            <text:p>public final static String M2_B009 = "OIDM2_BUERGER009";</text:p>
          </table:table-cell>
        </table:table-row>
        <table:table-row table:style-name="ro1">
          <table:table-cell office:value-type="string" calcext:value-type="string">
            <text:p>M2_B010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OIDM2_BUERGER010</text:p>
          </table:table-cell>
          <table:table-cell office:value-type="string" calcext:value-type="string">
            <text:p>Paula005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1];&quot;','&quot;;[.C11];&quot;','&quot;;[.D11];&quot;','&quot;;[.E11];&quot;','&quot;;[.F11];&quot;','&quot;;[.G11];&quot;');&quot;)" office:value-type="string" office:string-value="insert into BUERGER (ID, OID, BUER_VORNAME, BUER_NACHNAME, BUER_GEBURTSDATUM, MANDANT) values ('2009','OIDM2_BUERGER010','Paula005','Huber','2000-12-24','2');" calcext:value-type="string">
            <text:p>insert into BUERGER (ID, OID, BUER_VORNAME, BUER_NACHNAME, BUER_GEBURTSDATUM, MANDANT) values ('2009','OIDM2_BUERGER010','Paula005','Huber','2000-12-24','2');</text:p>
          </table:table-cell>
          <table:table-cell table:formula="of:=CONCATENATE(&quot;public final static String &quot;;[.$A11];&quot; = &quot;&quot;&quot;;[.$C11];&quot;&quot;&quot;;&quot;)" office:value-type="string" office:string-value="public final static String M2_B010 = &quot;OIDM2_BUERGER010&quot;;" calcext:value-type="string">
            <text:p>public final static String M2_B010 = "OIDM2_BUERGER010";</text:p>
          </table:table-cell>
        </table:table-row>
        <table:table-row table:style-name="ro1">
          <table:table-cell office:value-type="string" calcext:value-type="string">
            <text:p>M2_B0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OIDM2_BUERGER011</text:p>
          </table:table-cell>
          <table:table-cell office:value-type="string" calcext:value-type="string">
            <text:p>Paula005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2];&quot;','&quot;;[.C12];&quot;','&quot;;[.D12];&quot;','&quot;;[.E12];&quot;','&quot;;[.F12];&quot;','&quot;;[.G12];&quot;');&quot;)" office:value-type="string" office:string-value="insert into BUERGER (ID, OID, BUER_VORNAME, BUER_NACHNAME, BUER_GEBURTSDATUM, MANDANT) values ('2010','OIDM2_BUERGER011','Paula005','Huber','2000-12-24','2');" calcext:value-type="string">
            <text:p>insert into BUERGER (ID, OID, BUER_VORNAME, BUER_NACHNAME, BUER_GEBURTSDATUM, MANDANT) values ('2010','OIDM2_BUERGER011','Paula005','Huber','2000-12-24','2');</text:p>
          </table:table-cell>
          <table:table-cell table:formula="of:=CONCATENATE(&quot;public final static String &quot;;[.$A12];&quot; = &quot;&quot;&quot;;[.$C12];&quot;&quot;&quot;;&quot;)" office:value-type="string" office:string-value="public final static String M2_B011 = &quot;OIDM2_BUERGER011&quot;;" calcext:value-type="string">
            <text:p>public final static String M2_B011 = "OIDM2_BUERGER011";</text:p>
          </table:table-cell>
        </table:table-row>
        <table:table-row table:style-name="ro1">
          <table:table-cell office:value-type="string" calcext:value-type="string">
            <text:p>M2_B01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OIDM2_BUERGER012</text:p>
          </table:table-cell>
          <table:table-cell office:value-type="string" calcext:value-type="string">
            <text:p>Paula005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3];&quot;','&quot;;[.C13];&quot;','&quot;;[.D13];&quot;','&quot;;[.E13];&quot;','&quot;;[.F13];&quot;','&quot;;[.G13];&quot;');&quot;)" office:value-type="string" office:string-value="insert into BUERGER (ID, OID, BUER_VORNAME, BUER_NACHNAME, BUER_GEBURTSDATUM, MANDANT) values ('2011','OIDM2_BUERGER012','Paula005','Huber','2000-12-24','2');" calcext:value-type="string">
            <text:p>insert into BUERGER (ID, OID, BUER_VORNAME, BUER_NACHNAME, BUER_GEBURTSDATUM, MANDANT) values ('2011','OIDM2_BUERGER012','Paula005','Huber','2000-12-24','2');</text:p>
          </table:table-cell>
          <table:table-cell table:formula="of:=CONCATENATE(&quot;public final static String &quot;;[.$A13];&quot; = &quot;&quot;&quot;;[.$C13];&quot;&quot;&quot;;&quot;)" office:value-type="string" office:string-value="public final static String M2_B012 = &quot;OIDM2_BUERGER012&quot;;" calcext:value-type="string">
            <text:p>public final static String M2_B012 = "OIDM2_BUERGER012";</text:p>
          </table:table-cell>
        </table:table-row>
        <table:table-row table:style-name="ro1">
          <table:table-cell office:value-type="string" calcext:value-type="string">
            <text:p>M2_B013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OIDM2_BUERGER013</text:p>
          </table:table-cell>
          <table:table-cell office:value-type="string" calcext:value-type="string">
            <text:p>Paula005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4];&quot;','&quot;;[.C14];&quot;','&quot;;[.D14];&quot;','&quot;;[.E14];&quot;','&quot;;[.F14];&quot;','&quot;;[.G14];&quot;');&quot;)" office:value-type="string" office:string-value="insert into BUERGER (ID, OID, BUER_VORNAME, BUER_NACHNAME, BUER_GEBURTSDATUM, MANDANT) values ('2012','OIDM2_BUERGER013','Paula005','Huber','2000-12-24','2');" calcext:value-type="string">
            <text:p>insert into BUERGER (ID, OID, BUER_VORNAME, BUER_NACHNAME, BUER_GEBURTSDATUM, MANDANT) values ('2012','OIDM2_BUERGER013','Paula005','Huber','2000-12-24','2');</text:p>
          </table:table-cell>
          <table:table-cell table:formula="of:=CONCATENATE(&quot;public final static String &quot;;[.$A14];&quot; = &quot;&quot;&quot;;[.$C14];&quot;&quot;&quot;;&quot;)" office:value-type="string" office:string-value="public final static String M2_B013 = &quot;OIDM2_BUERGER013&quot;;" calcext:value-type="string">
            <text:p>public final static String M2_B013 = "OIDM2_BUERGER013";</text:p>
          </table:table-cell>
        </table:table-row>
        <table:table-row table:style-name="ro1">
          <table:table-cell office:value-type="string" calcext:value-type="string">
            <text:p>M2_B014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OIDM2_BUERGER014</text:p>
          </table:table-cell>
          <table:table-cell office:value-type="string" calcext:value-type="string">
            <text:p>Paula005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5];&quot;','&quot;;[.C15];&quot;','&quot;;[.D15];&quot;','&quot;;[.E15];&quot;','&quot;;[.F15];&quot;','&quot;;[.G15];&quot;');&quot;)" office:value-type="string" office:string-value="insert into BUERGER (ID, OID, BUER_VORNAME, BUER_NACHNAME, BUER_GEBURTSDATUM, MANDANT) values ('2013','OIDM2_BUERGER014','Paula005','Huber','2000-12-24','2');" calcext:value-type="string">
            <text:p>insert into BUERGER (ID, OID, BUER_VORNAME, BUER_NACHNAME, BUER_GEBURTSDATUM, MANDANT) values ('2013','OIDM2_BUERGER014','Paula005','Huber','2000-12-24','2');</text:p>
          </table:table-cell>
          <table:table-cell table:formula="of:=CONCATENATE(&quot;public final static String &quot;;[.$A15];&quot; = &quot;&quot;&quot;;[.$C15];&quot;&quot;&quot;;&quot;)" office:value-type="string" office:string-value="public final static String M2_B014 = &quot;OIDM2_BUERGER014&quot;;" calcext:value-type="string">
            <text:p>public final static String M2_B014 = "OIDM2_BUERGER014";</text:p>
          </table:table-cell>
        </table:table-row>
        <table:table-row table:style-name="ro1">
          <table:table-cell office:value-type="string" calcext:value-type="string">
            <text:p>M2_B015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OIDM2_BUERGER015</text:p>
          </table:table-cell>
          <table:table-cell office:value-type="string" calcext:value-type="string">
            <text:p>Paula005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6];&quot;','&quot;;[.C16];&quot;','&quot;;[.D16];&quot;','&quot;;[.E16];&quot;','&quot;;[.F16];&quot;','&quot;;[.G16];&quot;');&quot;)" office:value-type="string" office:string-value="insert into BUERGER (ID, OID, BUER_VORNAME, BUER_NACHNAME, BUER_GEBURTSDATUM, MANDANT) values ('2014','OIDM2_BUERGER015','Paula005','Huber','2000-12-24','2');" calcext:value-type="string">
            <text:p>insert into BUERGER (ID, OID, BUER_VORNAME, BUER_NACHNAME, BUER_GEBURTSDATUM, MANDANT) values ('2014','OIDM2_BUERGER015','Paula005','Huber','2000-12-24','2');</text:p>
          </table:table-cell>
          <table:table-cell table:formula="of:=CONCATENATE(&quot;public final static String &quot;;[.$A16];&quot; = &quot;&quot;&quot;;[.$C16];&quot;&quot;&quot;;&quot;)" office:value-type="string" office:string-value="public final static String M2_B015 = &quot;OIDM2_BUERGER015&quot;;" calcext:value-type="string">
            <text:p>public final static String M2_B015 = "OIDM2_BUERGER015";</text:p>
          </table:table-cell>
        </table:table-row>
        <table:table-row table:style-name="ro1">
          <table:table-cell office:value-type="string" calcext:value-type="string">
            <text:p>M2_B016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OIDM2_BUERGER016</text:p>
          </table:table-cell>
          <table:table-cell office:value-type="string" calcext:value-type="string">
            <text:p>Paula005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7];&quot;','&quot;;[.C17];&quot;','&quot;;[.D17];&quot;','&quot;;[.E17];&quot;','&quot;;[.F17];&quot;','&quot;;[.G17];&quot;');&quot;)" office:value-type="string" office:string-value="insert into BUERGER (ID, OID, BUER_VORNAME, BUER_NACHNAME, BUER_GEBURTSDATUM, MANDANT) values ('2015','OIDM2_BUERGER016','Paula005','Huber','2000-12-24','2');" calcext:value-type="string">
            <text:p>insert into BUERGER (ID, OID, BUER_VORNAME, BUER_NACHNAME, BUER_GEBURTSDATUM, MANDANT) values ('2015','OIDM2_BUERGER016','Paula005','Huber','2000-12-24','2');</text:p>
          </table:table-cell>
          <table:table-cell table:formula="of:=CONCATENATE(&quot;public final static String &quot;;[.$A17];&quot; = &quot;&quot;&quot;;[.$C17];&quot;&quot;&quot;;&quot;)" office:value-type="string" office:string-value="public final static String M2_B016 = &quot;OIDM2_BUERGER016&quot;;" calcext:value-type="string">
            <text:p>public final static String M2_B016 = "OIDM2_BUERGER016";</text:p>
          </table:table-cell>
        </table:table-row>
        <table:table-row table:style-name="ro1">
          <table:table-cell office:value-type="string" calcext:value-type="string">
            <text:p>M2_B017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OIDM2_BUERGER017</text:p>
          </table:table-cell>
          <table:table-cell office:value-type="string" calcext:value-type="string">
            <text:p>Paula005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8];&quot;','&quot;;[.C18];&quot;','&quot;;[.D18];&quot;','&quot;;[.E18];&quot;','&quot;;[.F18];&quot;','&quot;;[.G18];&quot;');&quot;)" office:value-type="string" office:string-value="insert into BUERGER (ID, OID, BUER_VORNAME, BUER_NACHNAME, BUER_GEBURTSDATUM, MANDANT) values ('2016','OIDM2_BUERGER017','Paula005','Huber','2000-12-24','2');" calcext:value-type="string">
            <text:p>insert into BUERGER (ID, OID, BUER_VORNAME, BUER_NACHNAME, BUER_GEBURTSDATUM, MANDANT) values ('2016','OIDM2_BUERGER017','Paula005','Huber','2000-12-24','2');</text:p>
          </table:table-cell>
          <table:table-cell table:formula="of:=CONCATENATE(&quot;public final static String &quot;;[.$A18];&quot; = &quot;&quot;&quot;;[.$C18];&quot;&quot;&quot;;&quot;)" office:value-type="string" office:string-value="public final static String M2_B017 = &quot;OIDM2_BUERGER017&quot;;" calcext:value-type="string">
            <text:p>public final static String M2_B017 = "OIDM2_BUERGER017";</text:p>
          </table:table-cell>
        </table:table-row>
        <table:table-row table:style-name="ro1">
          <table:table-cell office:value-type="string" calcext:value-type="string">
            <text:p>M2_B018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OIDM2_BUERGER018</text:p>
          </table:table-cell>
          <table:table-cell office:value-type="string" calcext:value-type="string">
            <text:p>Paula005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19];&quot;','&quot;;[.C19];&quot;','&quot;;[.D19];&quot;','&quot;;[.E19];&quot;','&quot;;[.F19];&quot;','&quot;;[.G19];&quot;');&quot;)" office:value-type="string" office:string-value="insert into BUERGER (ID, OID, BUER_VORNAME, BUER_NACHNAME, BUER_GEBURTSDATUM, MANDANT) values ('2017','OIDM2_BUERGER018','Paula005','Huber','2000-12-24','2');" calcext:value-type="string">
            <text:p>insert into BUERGER (ID, OID, BUER_VORNAME, BUER_NACHNAME, BUER_GEBURTSDATUM, MANDANT) values ('2017','OIDM2_BUERGER018','Paula005','Huber','2000-12-24','2');</text:p>
          </table:table-cell>
          <table:table-cell table:formula="of:=CONCATENATE(&quot;public final static String &quot;;[.$A19];&quot; = &quot;&quot;&quot;;[.$C19];&quot;&quot;&quot;;&quot;)" office:value-type="string" office:string-value="public final static String M2_B018 = &quot;OIDM2_BUERGER018&quot;;" calcext:value-type="string">
            <text:p>public final static String M2_B018 = "OIDM2_BUERGER018";</text:p>
          </table:table-cell>
        </table:table-row>
        <table:table-row table:style-name="ro1">
          <table:table-cell office:value-type="string" calcext:value-type="string">
            <text:p>M2_B019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OIDM2_BUERGER019</text:p>
          </table:table-cell>
          <table:table-cell office:value-type="string" calcext:value-type="string">
            <text:p>Paula005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0];&quot;','&quot;;[.C20];&quot;','&quot;;[.D20];&quot;','&quot;;[.E20];&quot;','&quot;;[.F20];&quot;','&quot;;[.G20];&quot;');&quot;)" office:value-type="string" office:string-value="insert into BUERGER (ID, OID, BUER_VORNAME, BUER_NACHNAME, BUER_GEBURTSDATUM, MANDANT) values ('2018','OIDM2_BUERGER019','Paula005','Huber','2000-12-24','2');" calcext:value-type="string">
            <text:p>insert into BUERGER (ID, OID, BUER_VORNAME, BUER_NACHNAME, BUER_GEBURTSDATUM, MANDANT) values ('2018','OIDM2_BUERGER019','Paula005','Huber','2000-12-24','2');</text:p>
          </table:table-cell>
          <table:table-cell table:formula="of:=CONCATENATE(&quot;public final static String &quot;;[.$A20];&quot; = &quot;&quot;&quot;;[.$C20];&quot;&quot;&quot;;&quot;)" office:value-type="string" office:string-value="public final static String M2_B019 = &quot;OIDM2_BUERGER019&quot;;" calcext:value-type="string">
            <text:p>public final static String M2_B019 = "OIDM2_BUERGER019";</text:p>
          </table:table-cell>
        </table:table-row>
        <table:table-row table:style-name="ro1">
          <table:table-cell office:value-type="string" calcext:value-type="string">
            <text:p>M2_B020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OIDM2_BUERGER020</text:p>
          </table:table-cell>
          <table:table-cell office:value-type="string" calcext:value-type="string">
            <text:p>Paula005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1];&quot;','&quot;;[.C21];&quot;','&quot;;[.D21];&quot;','&quot;;[.E21];&quot;','&quot;;[.F21];&quot;','&quot;;[.G21];&quot;');&quot;)" office:value-type="string" office:string-value="insert into BUERGER (ID, OID, BUER_VORNAME, BUER_NACHNAME, BUER_GEBURTSDATUM, MANDANT) values ('2019','OIDM2_BUERGER020','Paula005','Huber','2000-12-24','2');" calcext:value-type="string">
            <text:p>insert into BUERGER (ID, OID, BUER_VORNAME, BUER_NACHNAME, BUER_GEBURTSDATUM, MANDANT) values ('2019','OIDM2_BUERGER020','Paula005','Huber','2000-12-24','2');</text:p>
          </table:table-cell>
          <table:table-cell table:formula="of:=CONCATENATE(&quot;public final static String &quot;;[.$A21];&quot; = &quot;&quot;&quot;;[.$C21];&quot;&quot;&quot;;&quot;)" office:value-type="string" office:string-value="public final static String M2_B020 = &quot;OIDM2_BUERGER020&quot;;" calcext:value-type="string">
            <text:p>public final static String M2_B020 = "OIDM2_BUERGER020";</text:p>
          </table:table-cell>
        </table:table-row>
        <table:table-row table:style-name="ro1">
          <table:table-cell office:value-type="string" calcext:value-type="string">
            <text:p>M2_B021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OIDM2_BUERGER021</text:p>
          </table:table-cell>
          <table:table-cell office:value-type="string" calcext:value-type="string">
            <text:p>Paula005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2];&quot;','&quot;;[.C22];&quot;','&quot;;[.D22];&quot;','&quot;;[.E22];&quot;','&quot;;[.F22];&quot;','&quot;;[.G22];&quot;');&quot;)" office:value-type="string" office:string-value="insert into BUERGER (ID, OID, BUER_VORNAME, BUER_NACHNAME, BUER_GEBURTSDATUM, MANDANT) values ('2020','OIDM2_BUERGER021','Paula005','Huber','2000-12-24','2');" calcext:value-type="string">
            <text:p>insert into BUERGER (ID, OID, BUER_VORNAME, BUER_NACHNAME, BUER_GEBURTSDATUM, MANDANT) values ('2020','OIDM2_BUERGER021','Paula005','Huber','2000-12-24','2');</text:p>
          </table:table-cell>
          <table:table-cell table:formula="of:=CONCATENATE(&quot;public final static String &quot;;[.$A22];&quot; = &quot;&quot;&quot;;[.$C22];&quot;&quot;&quot;;&quot;)" office:value-type="string" office:string-value="public final static String M2_B021 = &quot;OIDM2_BUERGER021&quot;;" calcext:value-type="string">
            <text:p>public final static String M2_B021 = "OIDM2_BUERGER021";</text:p>
          </table:table-cell>
        </table:table-row>
        <table:table-row table:style-name="ro1">
          <table:table-cell office:value-type="string" calcext:value-type="string">
            <text:p>M2_B02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OIDM2_BUERGER022</text:p>
          </table:table-cell>
          <table:table-cell office:value-type="string" calcext:value-type="string">
            <text:p>Paula005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3];&quot;','&quot;;[.C23];&quot;','&quot;;[.D23];&quot;','&quot;;[.E23];&quot;','&quot;;[.F23];&quot;','&quot;;[.G23];&quot;');&quot;)" office:value-type="string" office:string-value="insert into BUERGER (ID, OID, BUER_VORNAME, BUER_NACHNAME, BUER_GEBURTSDATUM, MANDANT) values ('2021','OIDM2_BUERGER022','Paula005','Huber','2000-12-24','2');" calcext:value-type="string">
            <text:p>insert into BUERGER (ID, OID, BUER_VORNAME, BUER_NACHNAME, BUER_GEBURTSDATUM, MANDANT) values ('2021','OIDM2_BUERGER022','Paula005','Huber','2000-12-24','2');</text:p>
          </table:table-cell>
          <table:table-cell table:formula="of:=CONCATENATE(&quot;public final static String &quot;;[.$A23];&quot; = &quot;&quot;&quot;;[.$C23];&quot;&quot;&quot;;&quot;)" office:value-type="string" office:string-value="public final static String M2_B022 = &quot;OIDM2_BUERGER022&quot;;" calcext:value-type="string">
            <text:p>public final static String M2_B022 = "OIDM2_BUERGER022";</text:p>
          </table:table-cell>
        </table:table-row>
        <table:table-row table:style-name="ro1">
          <table:table-cell office:value-type="string" calcext:value-type="string">
            <text:p>M2_B023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OIDM2_BUERGER023</text:p>
          </table:table-cell>
          <table:table-cell office:value-type="string" calcext:value-type="string">
            <text:p>Paula005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4];&quot;','&quot;;[.C24];&quot;','&quot;;[.D24];&quot;','&quot;;[.E24];&quot;','&quot;;[.F24];&quot;','&quot;;[.G24];&quot;');&quot;)" office:value-type="string" office:string-value="insert into BUERGER (ID, OID, BUER_VORNAME, BUER_NACHNAME, BUER_GEBURTSDATUM, MANDANT) values ('2022','OIDM2_BUERGER023','Paula005','Huber','2000-12-24','2');" calcext:value-type="string">
            <text:p>insert into BUERGER (ID, OID, BUER_VORNAME, BUER_NACHNAME, BUER_GEBURTSDATUM, MANDANT) values ('2022','OIDM2_BUERGER023','Paula005','Huber','2000-12-24','2');</text:p>
          </table:table-cell>
          <table:table-cell table:formula="of:=CONCATENATE(&quot;public final static String &quot;;[.$A24];&quot; = &quot;&quot;&quot;;[.$C24];&quot;&quot;&quot;;&quot;)" office:value-type="string" office:string-value="public final static String M2_B023 = &quot;OIDM2_BUERGER023&quot;;" calcext:value-type="string">
            <text:p>public final static String M2_B023 = "OIDM2_BUERGER023";</text:p>
          </table:table-cell>
        </table:table-row>
        <table:table-row table:style-name="ro1">
          <table:table-cell office:value-type="string" calcext:value-type="string">
            <text:p>M2_B024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OIDM2_BUERGER024</text:p>
          </table:table-cell>
          <table:table-cell office:value-type="string" calcext:value-type="string">
            <text:p>Paula005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5];&quot;','&quot;;[.C25];&quot;','&quot;;[.D25];&quot;','&quot;;[.E25];&quot;','&quot;;[.F25];&quot;','&quot;;[.G25];&quot;');&quot;)" office:value-type="string" office:string-value="insert into BUERGER (ID, OID, BUER_VORNAME, BUER_NACHNAME, BUER_GEBURTSDATUM, MANDANT) values ('2023','OIDM2_BUERGER024','Paula005','Huber','2000-12-24','2');" calcext:value-type="string">
            <text:p>insert into BUERGER (ID, OID, BUER_VORNAME, BUER_NACHNAME, BUER_GEBURTSDATUM, MANDANT) values ('2023','OIDM2_BUERGER024','Paula005','Huber','2000-12-24','2');</text:p>
          </table:table-cell>
          <table:table-cell table:formula="of:=CONCATENATE(&quot;public final static String &quot;;[.$A25];&quot; = &quot;&quot;&quot;;[.$C25];&quot;&quot;&quot;;&quot;)" office:value-type="string" office:string-value="public final static String M2_B024 = &quot;OIDM2_BUERGER024&quot;;" calcext:value-type="string">
            <text:p>public final static String M2_B024 = "OIDM2_BUERGER024";</text:p>
          </table:table-cell>
        </table:table-row>
        <table:table-row table:style-name="ro1">
          <table:table-cell office:value-type="string" calcext:value-type="string">
            <text:p>M2_B025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OIDM2_BUERGER025</text:p>
          </table:table-cell>
          <table:table-cell office:value-type="string" calcext:value-type="string">
            <text:p>Paula005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6];&quot;','&quot;;[.C26];&quot;','&quot;;[.D26];&quot;','&quot;;[.E26];&quot;','&quot;;[.F26];&quot;','&quot;;[.G26];&quot;');&quot;)" office:value-type="string" office:string-value="insert into BUERGER (ID, OID, BUER_VORNAME, BUER_NACHNAME, BUER_GEBURTSDATUM, MANDANT) values ('2024','OIDM2_BUERGER025','Paula005','Huber','2000-12-24','2');" calcext:value-type="string">
            <text:p>insert into BUERGER (ID, OID, BUER_VORNAME, BUER_NACHNAME, BUER_GEBURTSDATUM, MANDANT) values ('2024','OIDM2_BUERGER025','Paula005','Huber','2000-12-24','2');</text:p>
          </table:table-cell>
          <table:table-cell table:formula="of:=CONCATENATE(&quot;public final static String &quot;;[.$A26];&quot; = &quot;&quot;&quot;;[.$C26];&quot;&quot;&quot;;&quot;)" office:value-type="string" office:string-value="public final static String M2_B025 = &quot;OIDM2_BUERGER025&quot;;" calcext:value-type="string">
            <text:p>public final static String M2_B025 = "OIDM2_BUERGER025";</text:p>
          </table:table-cell>
        </table:table-row>
        <table:table-row table:style-name="ro1">
          <table:table-cell office:value-type="string" calcext:value-type="string">
            <text:p>M2_B026</text:p>
          </table:table-cell>
          <table:table-cell office:value-type="float" office:value="2025" calcext:value-type="float">
            <text:p>2025</text:p>
          </table:table-cell>
          <table:table-cell office:value-type="string" calcext:value-type="string">
            <text:p>OIDM2_BUERGER026</text:p>
          </table:table-cell>
          <table:table-cell office:value-type="string" calcext:value-type="string">
            <text:p>Paula005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7];&quot;','&quot;;[.C27];&quot;','&quot;;[.D27];&quot;','&quot;;[.E27];&quot;','&quot;;[.F27];&quot;','&quot;;[.G27];&quot;');&quot;)" office:value-type="string" office:string-value="insert into BUERGER (ID, OID, BUER_VORNAME, BUER_NACHNAME, BUER_GEBURTSDATUM, MANDANT) values ('2025','OIDM2_BUERGER026','Paula005','Huber','2000-12-24','2');" calcext:value-type="string">
            <text:p>insert into BUERGER (ID, OID, BUER_VORNAME, BUER_NACHNAME, BUER_GEBURTSDATUM, MANDANT) values ('2025','OIDM2_BUERGER026','Paula005','Huber','2000-12-24','2');</text:p>
          </table:table-cell>
          <table:table-cell table:formula="of:=CONCATENATE(&quot;public final static String &quot;;[.$A27];&quot; = &quot;&quot;&quot;;[.$C27];&quot;&quot;&quot;;&quot;)" office:value-type="string" office:string-value="public final static String M2_B026 = &quot;OIDM2_BUERGER026&quot;;" calcext:value-type="string">
            <text:p>public final static String M2_B026 = "OIDM2_BUERGER026";</text:p>
          </table:table-cell>
        </table:table-row>
        <table:table-row table:style-name="ro1">
          <table:table-cell office:value-type="string" calcext:value-type="string">
            <text:p>M2_B027</text:p>
          </table:table-cell>
          <table:table-cell office:value-type="float" office:value="2026" calcext:value-type="float">
            <text:p>2026</text:p>
          </table:table-cell>
          <table:table-cell office:value-type="string" calcext:value-type="string">
            <text:p>OIDM2_BUERGER027</text:p>
          </table:table-cell>
          <table:table-cell office:value-type="string" calcext:value-type="string">
            <text:p>Paula005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8];&quot;','&quot;;[.C28];&quot;','&quot;;[.D28];&quot;','&quot;;[.E28];&quot;','&quot;;[.F28];&quot;','&quot;;[.G28];&quot;');&quot;)" office:value-type="string" office:string-value="insert into BUERGER (ID, OID, BUER_VORNAME, BUER_NACHNAME, BUER_GEBURTSDATUM, MANDANT) values ('2026','OIDM2_BUERGER027','Paula005','Huber','2000-12-24','2');" calcext:value-type="string">
            <text:p>insert into BUERGER (ID, OID, BUER_VORNAME, BUER_NACHNAME, BUER_GEBURTSDATUM, MANDANT) values ('2026','OIDM2_BUERGER027','Paula005','Huber','2000-12-24','2');</text:p>
          </table:table-cell>
          <table:table-cell table:formula="of:=CONCATENATE(&quot;public final static String &quot;;[.$A28];&quot; = &quot;&quot;&quot;;[.$C28];&quot;&quot;&quot;;&quot;)" office:value-type="string" office:string-value="public final static String M2_B027 = &quot;OIDM2_BUERGER027&quot;;" calcext:value-type="string">
            <text:p>public final static String M2_B027 = "OIDM2_BUERGER027";</text:p>
          </table:table-cell>
        </table:table-row>
        <table:table-row table:style-name="ro1">
          <table:table-cell office:value-type="string" calcext:value-type="string">
            <text:p>M2_B028</text:p>
          </table:table-cell>
          <table:table-cell office:value-type="float" office:value="2027" calcext:value-type="float">
            <text:p>2027</text:p>
          </table:table-cell>
          <table:table-cell office:value-type="string" calcext:value-type="string">
            <text:p>OIDM2_BUERGER028</text:p>
          </table:table-cell>
          <table:table-cell office:value-type="string" calcext:value-type="string">
            <text:p>Paula005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29];&quot;','&quot;;[.C29];&quot;','&quot;;[.D29];&quot;','&quot;;[.E29];&quot;','&quot;;[.F29];&quot;','&quot;;[.G29];&quot;');&quot;)" office:value-type="string" office:string-value="insert into BUERGER (ID, OID, BUER_VORNAME, BUER_NACHNAME, BUER_GEBURTSDATUM, MANDANT) values ('2027','OIDM2_BUERGER028','Paula005','Huber','2000-12-24','2');" calcext:value-type="string">
            <text:p>insert into BUERGER (ID, OID, BUER_VORNAME, BUER_NACHNAME, BUER_GEBURTSDATUM, MANDANT) values ('2027','OIDM2_BUERGER028','Paula005','Huber','2000-12-24','2');</text:p>
          </table:table-cell>
          <table:table-cell table:formula="of:=CONCATENATE(&quot;public final static String &quot;;[.$A29];&quot; = &quot;&quot;&quot;;[.$C29];&quot;&quot;&quot;;&quot;)" office:value-type="string" office:string-value="public final static String M2_B028 = &quot;OIDM2_BUERGER028&quot;;" calcext:value-type="string">
            <text:p>public final static String M2_B028 = "OIDM2_BUERGER028";</text:p>
          </table:table-cell>
        </table:table-row>
        <table:table-row table:style-name="ro1">
          <table:table-cell office:value-type="string" calcext:value-type="string">
            <text:p>M2_B029</text:p>
          </table:table-cell>
          <table:table-cell office:value-type="float" office:value="2028" calcext:value-type="float">
            <text:p>2028</text:p>
          </table:table-cell>
          <table:table-cell office:value-type="string" calcext:value-type="string">
            <text:p>OIDM2_BUERGER029</text:p>
          </table:table-cell>
          <table:table-cell office:value-type="string" calcext:value-type="string">
            <text:p>Paula005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30];&quot;','&quot;;[.C30];&quot;','&quot;;[.D30];&quot;','&quot;;[.E30];&quot;','&quot;;[.F30];&quot;','&quot;;[.G30];&quot;');&quot;)" office:value-type="string" office:string-value="insert into BUERGER (ID, OID, BUER_VORNAME, BUER_NACHNAME, BUER_GEBURTSDATUM, MANDANT) values ('2028','OIDM2_BUERGER029','Paula005','Huber','2000-12-24','2');" calcext:value-type="string">
            <text:p>insert into BUERGER (ID, OID, BUER_VORNAME, BUER_NACHNAME, BUER_GEBURTSDATUM, MANDANT) values ('2028','OIDM2_BUERGER029','Paula005','Huber','2000-12-24','2');</text:p>
          </table:table-cell>
          <table:table-cell table:formula="of:=CONCATENATE(&quot;public final static String &quot;;[.$A30];&quot; = &quot;&quot;&quot;;[.$C30];&quot;&quot;&quot;;&quot;)" office:value-type="string" office:string-value="public final static String M2_B029 = &quot;OIDM2_BUERGER029&quot;;" calcext:value-type="string">
            <text:p>public final static String M2_B029 = "OIDM2_BUERGER029";</text:p>
          </table:table-cell>
        </table:table-row>
        <table:table-row table:style-name="ro1">
          <table:table-cell office:value-type="string" calcext:value-type="string">
            <text:p>M2_B030</text:p>
          </table:table-cell>
          <table:table-cell office:value-type="float" office:value="2029" calcext:value-type="float">
            <text:p>2029</text:p>
          </table:table-cell>
          <table:table-cell office:value-type="string" calcext:value-type="string">
            <text:p>OIDM2_BUERGER030</text:p>
          </table:table-cell>
          <table:table-cell office:value-type="string" calcext:value-type="string">
            <text:p>Paula005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2000-12-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BUERGER (ID, OID, BUER_VORNAME, BUER_NACHNAME, BUER_GEBURTSDATUM, MANDANT) values ('&quot;;[.B31];&quot;','&quot;;[.C31];&quot;','&quot;;[.D31];&quot;','&quot;;[.E31];&quot;','&quot;;[.F31];&quot;','&quot;;[.G31];&quot;');&quot;)" office:value-type="string" office:string-value="insert into BUERGER (ID, OID, BUER_VORNAME, BUER_NACHNAME, BUER_GEBURTSDATUM, MANDANT) values ('2029','OIDM2_BUERGER030','Paula005','Huber','2000-12-24','2');" calcext:value-type="string">
            <text:p>insert into BUERGER (ID, OID, BUER_VORNAME, BUER_NACHNAME, BUER_GEBURTSDATUM, MANDANT) values ('2029','OIDM2_BUERGER030','Paula005','Huber','2000-12-24','2');</text:p>
          </table:table-cell>
          <table:table-cell table:formula="of:=CONCATENATE(&quot;public final static String &quot;;[.$A31];&quot; = &quot;&quot;&quot;;[.$C31];&quot;&quot;&quot;;&quot;)" office:value-type="string" office:string-value="public final static String M2_B030 = &quot;OIDM2_BUERGER030&quot;;" calcext:value-type="string">
            <text:p>public final static String M2_B030 = "OIDM2_BUERGER030";</text:p>
          </table:table-cell>
        </table:table-row>
        <table:table-row table:style-name="ro1">
          <table:table-cell office:value-type="string" calcext:value-type="string">
            <text:p>M3_B001</text:p>
          </table:table-cell>
          <table:table-cell office:value-type="float" office:value="2030" calcext:value-type="float">
            <text:p>2030</text:p>
          </table:table-cell>
          <table:table-cell office:value-type="string" calcext:value-type="string">
            <text:p>OIDM3_BUERGER001</text:p>
          </table:table-cell>
          <table:table-cell office:value-type="string" calcext:value-type="string">
            <text:p>Hans001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2000-12-2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2];&quot;','&quot;;[.C32];&quot;','&quot;;[.D32];&quot;','&quot;;[.E32];&quot;','&quot;;[.F32];&quot;','&quot;;[.G32];&quot;');&quot;)" office:value-type="string" office:string-value="insert into BUERGER (ID, OID, BUER_VORNAME, BUER_NACHNAME, BUER_GEBURTSDATUM, MANDANT) values ('2030','OIDM3_BUERGER001','Hans001','Test','2000-12-24','3');" calcext:value-type="string">
            <text:p>insert into BUERGER (ID, OID, BUER_VORNAME, BUER_NACHNAME, BUER_GEBURTSDATUM, MANDANT) values ('2030','OIDM3_BUERGER001','Hans001','Test','2000-12-24','3');</text:p>
          </table:table-cell>
          <table:table-cell table:formula="of:=CONCATENATE(&quot;public final static String &quot;;[.$A32];&quot; = &quot;&quot;&quot;;[.$C32];&quot;&quot;&quot;;&quot;)" office:value-type="string" office:string-value="public final static String M3_B001 = &quot;OIDM3_BUERGER001&quot;;" calcext:value-type="string">
            <text:p>public final static String M3_B001 = "OIDM3_BUERGER001";</text:p>
          </table:table-cell>
        </table:table-row>
        <table:table-row table:style-name="ro1">
          <table:table-cell office:value-type="string" calcext:value-type="string">
            <text:p>M3_B002</text:p>
          </table:table-cell>
          <table:table-cell office:value-type="float" office:value="2031" calcext:value-type="float">
            <text:p>2031</text:p>
          </table:table-cell>
          <table:table-cell office:value-type="string" calcext:value-type="string">
            <text:p>OIDM3_BUERGER002</text:p>
          </table:table-cell>
          <table:table-cell office:value-type="string" calcext:value-type="string">
            <text:p>Hans00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2000-12-2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3];&quot;','&quot;;[.C33];&quot;','&quot;;[.D33];&quot;','&quot;;[.E33];&quot;','&quot;;[.F33];&quot;','&quot;;[.G33];&quot;');&quot;)" office:value-type="string" office:string-value="insert into BUERGER (ID, OID, BUER_VORNAME, BUER_NACHNAME, BUER_GEBURTSDATUM, MANDANT) values ('2031','OIDM3_BUERGER002','Hans002','Test','2000-12-24','3');" calcext:value-type="string">
            <text:p>insert into BUERGER (ID, OID, BUER_VORNAME, BUER_NACHNAME, BUER_GEBURTSDATUM, MANDANT) values ('2031','OIDM3_BUERGER002','Hans002','Test','2000-12-24','3');</text:p>
          </table:table-cell>
          <table:table-cell table:formula="of:=CONCATENATE(&quot;public final static String &quot;;[.$A33];&quot; = &quot;&quot;&quot;;[.$C33];&quot;&quot;&quot;;&quot;)" office:value-type="string" office:string-value="public final static String M3_B002 = &quot;OIDM3_BUERGER002&quot;;" calcext:value-type="string">
            <text:p>public final static String M3_B002 = "OIDM3_BUERGER002";</text:p>
          </table:table-cell>
        </table:table-row>
        <table:table-row table:style-name="ro1">
          <table:table-cell office:value-type="string" calcext:value-type="string">
            <text:p>M3_B003</text:p>
          </table:table-cell>
          <table:table-cell office:value-type="float" office:value="2032" calcext:value-type="float">
            <text:p>2032</text:p>
          </table:table-cell>
          <table:table-cell office:value-type="string" calcext:value-type="string">
            <text:p>OIDM3_BUERGER003</text:p>
          </table:table-cell>
          <table:table-cell office:value-type="string" calcext:value-type="string">
            <text:p>Hans003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2000-12-2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4];&quot;','&quot;;[.C34];&quot;','&quot;;[.D34];&quot;','&quot;;[.E34];&quot;','&quot;;[.F34];&quot;','&quot;;[.G34];&quot;');&quot;)" office:value-type="string" office:string-value="insert into BUERGER (ID, OID, BUER_VORNAME, BUER_NACHNAME, BUER_GEBURTSDATUM, MANDANT) values ('2032','OIDM3_BUERGER003','Hans003','Test','2000-12-24','3');" calcext:value-type="string">
            <text:p>insert into BUERGER (ID, OID, BUER_VORNAME, BUER_NACHNAME, BUER_GEBURTSDATUM, MANDANT) values ('2032','OIDM3_BUERGER003','Hans003','Test','2000-12-24','3');</text:p>
          </table:table-cell>
          <table:table-cell table:formula="of:=CONCATENATE(&quot;public final static String &quot;;[.$A34];&quot; = &quot;&quot;&quot;;[.$C34];&quot;&quot;&quot;;&quot;)" office:value-type="string" office:string-value="public final static String M3_B003 = &quot;OIDM3_BUERGER003&quot;;" calcext:value-type="string">
            <text:p>public final static String M3_B003 = "OIDM3_BUERGER003";</text:p>
          </table:table-cell>
        </table:table-row>
        <table:table-row table:style-name="ro1">
          <table:table-cell office:value-type="string" calcext:value-type="string">
            <text:p>M3_B004</text:p>
          </table:table-cell>
          <table:table-cell office:value-type="float" office:value="2033" calcext:value-type="float">
            <text:p>2033</text:p>
          </table:table-cell>
          <table:table-cell office:value-type="string" calcext:value-type="string">
            <text:p>OIDM3_BUERGER004</text:p>
          </table:table-cell>
          <table:table-cell office:value-type="string" calcext:value-type="string">
            <text:p>Hans00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2000-12-2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5];&quot;','&quot;;[.C35];&quot;','&quot;;[.D35];&quot;','&quot;;[.E35];&quot;','&quot;;[.F35];&quot;','&quot;;[.G35];&quot;');&quot;)" office:value-type="string" office:string-value="insert into BUERGER (ID, OID, BUER_VORNAME, BUER_NACHNAME, BUER_GEBURTSDATUM, MANDANT) values ('2033','OIDM3_BUERGER004','Hans004','Test','2000-12-24','3');" calcext:value-type="string">
            <text:p>insert into BUERGER (ID, OID, BUER_VORNAME, BUER_NACHNAME, BUER_GEBURTSDATUM, MANDANT) values ('2033','OIDM3_BUERGER004','Hans004','Test','2000-12-24','3');</text:p>
          </table:table-cell>
          <table:table-cell table:formula="of:=CONCATENATE(&quot;public final static String &quot;;[.$A35];&quot; = &quot;&quot;&quot;;[.$C35];&quot;&quot;&quot;;&quot;)" office:value-type="string" office:string-value="public final static String M3_B004 = &quot;OIDM3_BUERGER004&quot;;" calcext:value-type="string">
            <text:p>public final static String M3_B004 = "OIDM3_BUERGER004";</text:p>
          </table:table-cell>
        </table:table-row>
        <table:table-row table:style-name="ro1">
          <table:table-cell office:value-type="string" calcext:value-type="string">
            <text:p>M3_B005</text:p>
          </table:table-cell>
          <table:table-cell office:value-type="float" office:value="2034" calcext:value-type="float">
            <text:p>2034</text:p>
          </table:table-cell>
          <table:table-cell office:value-type="string" calcext:value-type="string">
            <text:p>OIDM3_BUERGER005</text:p>
          </table:table-cell>
          <table:table-cell office:value-type="string" calcext:value-type="string">
            <text:p>Hans00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2000-12-2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6];&quot;','&quot;;[.C36];&quot;','&quot;;[.D36];&quot;','&quot;;[.E36];&quot;','&quot;;[.F36];&quot;','&quot;;[.G36];&quot;');&quot;)" office:value-type="string" office:string-value="insert into BUERGER (ID, OID, BUER_VORNAME, BUER_NACHNAME, BUER_GEBURTSDATUM, MANDANT) values ('2034','OIDM3_BUERGER005','Hans005','Test','2000-12-24','3');" calcext:value-type="string">
            <text:p>insert into BUERGER (ID, OID, BUER_VORNAME, BUER_NACHNAME, BUER_GEBURTSDATUM, MANDANT) values ('2034','OIDM3_BUERGER005','Hans005','Test','2000-12-24','3');</text:p>
          </table:table-cell>
          <table:table-cell table:formula="of:=CONCATENATE(&quot;public final static String &quot;;[.$A36];&quot; = &quot;&quot;&quot;;[.$C36];&quot;&quot;&quot;;&quot;)" office:value-type="string" office:string-value="public final static String M3_B005 = &quot;OIDM3_BUERGER005&quot;;" calcext:value-type="string">
            <text:p>public final static String M3_B005 = "OIDM3_BUERGER005";</text:p>
          </table:table-cell>
        </table:table-row>
        <table:table-row table:style-name="ro1">
          <table:table-cell office:value-type="string" calcext:value-type="string">
            <text:p>M3_B006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OIDM3_BUERGER006</text:p>
          </table:table-cell>
          <table:table-cell office:value-type="string" calcext:value-type="string">
            <text:p>Peter006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2000-12-2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7];&quot;','&quot;;[.C37];&quot;','&quot;;[.D37];&quot;','&quot;;[.E37];&quot;','&quot;;[.F37];&quot;','&quot;;[.G37];&quot;');&quot;)" office:value-type="string" office:string-value="insert into BUERGER (ID, OID, BUER_VORNAME, BUER_NACHNAME, BUER_GEBURTSDATUM, MANDANT) values ('2035','OIDM3_BUERGER006','Peter006','Test','2000-12-24','3');" calcext:value-type="string">
            <text:p>insert into BUERGER (ID, OID, BUER_VORNAME, BUER_NACHNAME, BUER_GEBURTSDATUM, MANDANT) values ('2035','OIDM3_BUERGER006','Peter006','Test','2000-12-24','3');</text:p>
          </table:table-cell>
          <table:table-cell table:formula="of:=CONCATENATE(&quot;public final static String &quot;;[.$A37];&quot; = &quot;&quot;&quot;;[.$C37];&quot;&quot;&quot;;&quot;)" office:value-type="string" office:string-value="public final static String M3_B006 = &quot;OIDM3_BUERGER006&quot;;" calcext:value-type="string">
            <text:p>public final static String M3_B006 = "OIDM3_BUERGER006";</text:p>
          </table:table-cell>
        </table:table-row>
        <table:table-row table:style-name="ro1">
          <table:table-cell office:value-type="string" calcext:value-type="string">
            <text:p>M3_B007</text:p>
          </table:table-cell>
          <table:table-cell office:value-type="float" office:value="2036" calcext:value-type="float">
            <text:p>2036</text:p>
          </table:table-cell>
          <table:table-cell office:value-type="string" calcext:value-type="string">
            <text:p>OIDM3_BUERGER007</text:p>
          </table:table-cell>
          <table:table-cell office:value-type="string" calcext:value-type="string">
            <text:p>Peter007</text:p>
          </table:table-cell>
          <table:table-cell office:value-type="string" calcext:value-type="string">
            <text:p>Test</text:p>
          </table:table-cell>
          <table:table-cell table:style-name="ce9" office:value-type="string" calcext:value-type="string">
            <text:p>2000-12-2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8];&quot;','&quot;;[.C38];&quot;','&quot;;[.D38];&quot;','&quot;;[.E38];&quot;','&quot;;[.F38];&quot;','&quot;;[.G38];&quot;');&quot;)" office:value-type="string" office:string-value="insert into BUERGER (ID, OID, BUER_VORNAME, BUER_NACHNAME, BUER_GEBURTSDATUM, MANDANT) values ('2036','OIDM3_BUERGER007','Peter007','Test','2000-12-24','3');" calcext:value-type="string">
            <text:p>insert into BUERGER (ID, OID, BUER_VORNAME, BUER_NACHNAME, BUER_GEBURTSDATUM, MANDANT) values ('2036','OIDM3_BUERGER007','Peter007','Test','2000-12-24','3');</text:p>
          </table:table-cell>
          <table:table-cell table:formula="of:=CONCATENATE(&quot;public final static String &quot;;[.$A38];&quot; = &quot;&quot;&quot;;[.$C38];&quot;&quot;&quot;;&quot;)" office:value-type="string" office:string-value="public final static String M3_B007 = &quot;OIDM3_BUERGER007&quot;;" calcext:value-type="string">
            <text:p>public final static String M3_B007 = "OIDM3_BUERGER007";</text:p>
          </table:table-cell>
        </table:table-row>
        <table:table-row table:style-name="ro1">
          <table:table-cell office:value-type="string" calcext:value-type="string">
            <text:p>M3_B008</text:p>
          </table:table-cell>
          <table:table-cell office:value-type="float" office:value="2037" calcext:value-type="float">
            <text:p>2037</text:p>
          </table:table-cell>
          <table:table-cell office:value-type="string" calcext:value-type="string">
            <text:p>OIDM3_BUERGER008</text:p>
          </table:table-cell>
          <table:table-cell office:value-type="string" calcext:value-type="string">
            <text:p>Gabi001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2000-12-2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39];&quot;','&quot;;[.C39];&quot;','&quot;;[.D39];&quot;','&quot;;[.E39];&quot;','&quot;;[.F39];&quot;','&quot;;[.G39];&quot;');&quot;)" office:value-type="string" office:string-value="insert into BUERGER (ID, OID, BUER_VORNAME, BUER_NACHNAME, BUER_GEBURTSDATUM, MANDANT) values ('2037','OIDM3_BUERGER008','Gabi001','Schmidt','2000-12-24','3');" calcext:value-type="string">
            <text:p>insert into BUERGER (ID, OID, BUER_VORNAME, BUER_NACHNAME, BUER_GEBURTSDATUM, MANDANT) values ('2037','OIDM3_BUERGER008','Gabi001','Schmidt','2000-12-24','3');</text:p>
          </table:table-cell>
          <table:table-cell table:formula="of:=CONCATENATE(&quot;public final static String &quot;;[.$A39];&quot; = &quot;&quot;&quot;;[.$C39];&quot;&quot;&quot;;&quot;)" office:value-type="string" office:string-value="public final static String M3_B008 = &quot;OIDM3_BUERGER008&quot;;" calcext:value-type="string">
            <text:p>public final static String M3_B008 = "OIDM3_BUERGER008";</text:p>
          </table:table-cell>
        </table:table-row>
        <table:table-row table:style-name="ro1">
          <table:table-cell office:value-type="string" calcext:value-type="string">
            <text:p>M3_B009</text:p>
          </table:table-cell>
          <table:table-cell office:value-type="float" office:value="2038" calcext:value-type="float">
            <text:p>2038</text:p>
          </table:table-cell>
          <table:table-cell office:value-type="string" calcext:value-type="string">
            <text:p>OIDM3_BUERGER009</text:p>
          </table:table-cell>
          <table:table-cell office:value-type="string" calcext:value-type="string">
            <text:p>Gabi002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2000-12-2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40];&quot;','&quot;;[.C40];&quot;','&quot;;[.D40];&quot;','&quot;;[.E40];&quot;','&quot;;[.F40];&quot;','&quot;;[.G40];&quot;');&quot;)" office:value-type="string" office:string-value="insert into BUERGER (ID, OID, BUER_VORNAME, BUER_NACHNAME, BUER_GEBURTSDATUM, MANDANT) values ('2038','OIDM3_BUERGER009','Gabi002','Test','2000-12-24','3');" calcext:value-type="string">
            <text:p>insert into BUERGER (ID, OID, BUER_VORNAME, BUER_NACHNAME, BUER_GEBURTSDATUM, MANDANT) values ('2038','OIDM3_BUERGER009','Gabi002','Test','2000-12-24','3');</text:p>
          </table:table-cell>
          <table:table-cell table:formula="of:=CONCATENATE(&quot;public final static String &quot;;[.$A40];&quot; = &quot;&quot;&quot;;[.$C40];&quot;&quot;&quot;;&quot;)" office:value-type="string" office:string-value="public final static String M3_B009 = &quot;OIDM3_BUERGER009&quot;;" calcext:value-type="string">
            <text:p>public final static String M3_B009 = "OIDM3_BUERGER009";</text:p>
          </table:table-cell>
        </table:table-row>
        <table:table-row table:style-name="ro1">
          <table:table-cell office:value-type="string" calcext:value-type="string">
            <text:p>M3_B010</text:p>
          </table:table-cell>
          <table:table-cell office:value-type="float" office:value="2039" calcext:value-type="float">
            <text:p>2039</text:p>
          </table:table-cell>
          <table:table-cell office:value-type="string" calcext:value-type="string">
            <text:p>OIDM3_BUERGER010</text:p>
          </table:table-cell>
          <table:table-cell office:value-type="string" calcext:value-type="string">
            <text:p>Gabi003</text:p>
          </table:table-cell>
          <table:table-cell office:value-type="string" calcext:value-type="string">
            <text:p>Huber</text:p>
          </table:table-cell>
          <table:table-cell office:value-type="string" calcext:value-type="string">
            <text:p>2000-12-24</text:p>
          </table:table-cell>
          <table:table-cell table:style-name="Default" office:value-type="float" office:value="3" calcext:value-type="float">
            <text:p>3</text:p>
          </table:table-cell>
          <table:table-cell table:number-columns-repeated="2"/>
          <table:table-cell table:formula="of:=CONCATENATE(&quot;insert into BUERGER (ID, OID, BUER_VORNAME, BUER_NACHNAME, BUER_GEBURTSDATUM, MANDANT) values ('&quot;;[.B41];&quot;','&quot;;[.C41];&quot;','&quot;;[.D41];&quot;','&quot;;[.E41];&quot;','&quot;;[.F41];&quot;','&quot;;[.G41];&quot;');&quot;)" office:value-type="string" office:string-value="insert into BUERGER (ID, OID, BUER_VORNAME, BUER_NACHNAME, BUER_GEBURTSDATUM, MANDANT) values ('2039','OIDM3_BUERGER010','Gabi003','Huber','2000-12-24','3');" calcext:value-type="string">
            <text:p>insert into BUERGER (ID, OID, BUER_VORNAME, BUER_NACHNAME, BUER_GEBURTSDATUM, MANDANT) values ('2039','OIDM3_BUERGER010','Gabi003','Huber','2000-12-24','3');</text:p>
          </table:table-cell>
          <table:table-cell table:formula="of:=CONCATENATE(&quot;public final static String &quot;;[.$A41];&quot; = &quot;&quot;&quot;;[.$C41];&quot;&quot;&quot;;&quot;)" office:value-type="string" office:string-value="public final static String M3_B010 = &quot;OIDM3_BUERGER010&quot;;" calcext:value-type="string">
            <text:p>public final static String M3_B010 = "OIDM3_BUERGER010";</text:p>
          </table:table-cell>
        </table:table-row>
      </table:table>
      <table:table table:name="Pass" table:style-name="ta1" table:print="false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ce8"/>
        <table:table-column table:style-name="co11" table:default-cell-style-name="Default"/>
        <table:table-column table:style-name="co1" table:number-columns-repeated="2" table:default-cell-style-name="ce8"/>
        <table:table-column table:style-name="co1" table:number-columns-repeated="4" table:default-cell-style-name="Default"/>
        <table:table-column table:style-name="co12" table:default-cell-style-name="ce5"/>
        <table:table-column table:style-name="co1" table:number-columns-repeated="26" table:default-cell-style-name="Default"/>
        <table:table-row table:style-name="ro4">
          <table:table-cell office:value-type="string" calcext:value-type="string">
            <text:p>VA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OID</text:p>
          </table:table-cell>
          <table:table-cell office:value-type="string" calcext:value-type="string">
            <text:p>PASS_PASSNUMMER</text:p>
          </table:table-cell>
          <table:table-cell office:value-type="string" calcext:value-type="string">
            <text:p>PASS_TYP</text:p>
          </table:table-cell>
          <table:table-cell office:value-type="string" calcext:value-type="string">
            <text:p>PASS_KODE</text:p>
          </table:table-cell>
          <table:table-cell table:style-name="Default" office:value-type="string" calcext:value-type="string">
            <text:p>PASS_GROESSE</text:p>
          </table:table-cell>
          <table:table-cell office:value-type="string" calcext:value-type="string">
            <text:p>PASS_AUGENFARBE</text:p>
          </table:table-cell>
          <table:table-cell table:style-name="Default" office:value-type="string" calcext:value-type="string">
            <text:p>PASS_AUSTELLUNGSDATUM</text:p>
          </table:table-cell>
          <table:table-cell table:style-name="Default" office:value-type="string" calcext:value-type="string">
            <text:p>PASS_GUELTIG_BIS</text:p>
          </table:table-cell>
          <table:table-cell office:value-type="string" calcext:value-type="string">
            <text:p>PASS_BEHOERDE</text:p>
          </table:table-cell>
          <table:table-cell office:value-type="string" calcext:value-type="string">
            <text:p>MANDANT_REF</text:p>
          </table:table-cell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 calcext:value-type="string">
            <text:p>M2_P001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OIDM2_PASS001</text:p>
          </table:table-cell>
          <table:table-cell office:value-type="string" calcext:value-type="string">
            <text:p>DE-598589647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178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];&quot;','&quot;;[.C2];&quot;','&quot;;[.D2];&quot;','&quot;;[.E2];&quot;','&quot;;[.F2];&quot;','&quot;;[.G2];&quot;','&quot;;[.H2];&quot;','&quot;;[.I2];&quot;','&quot;;[.J2];&quot;','&quot;;[.K2];&quot;','&quot;;[.L2];&quot;');&quot;)" office:value-type="string" office:string-value="insert into PASS (ID, OID, PASS_PASSNUMMER, PASS_TYP, PASS_KODE, PASS_GROESSE, PASS_AUGENFARBE, PASS_AUSTELLUNGSDATUM, PASS_GUELTIG_BIS, PASS_BEHOERDE, MANDANT) values ('3000','OIDM2_PASS001','DE-598589647','Reisepass','DE471178','167','rot','2014-11-02','2020-11-02','M233333','2');" calcext:value-type="string">
            <text:p>insert into PASS (ID, OID, PASS_PASSNUMMER, PASS_TYP, PASS_KODE, PASS_GROESSE, PASS_AUGENFARBE, PASS_AUSTELLUNGSDATUM, PASS_GUELTIG_BIS, PASS_BEHOERDE, MANDANT) values ('3000','OIDM2_PASS001','DE-598589647','Reisepass','DE471178','167','rot','2014-11-02','2020-11-02','M233333','2');</text:p>
          </table:table-cell>
          <table:table-cell table:number-columns-repeated="25"/>
          <table:table-cell table:formula="of:=CONCATENATE(&quot;public final static String &quot;;[.$A2];&quot; = &quot;&quot;&quot;;[.$C2];&quot;&quot;&quot;;&quot;)" office:value-type="string" office:string-value="public final static String M2_P001 = &quot;OIDM2_PASS001&quot;;" calcext:value-type="string">
            <text:p>public final static String M2_P001 = "OIDM2_PASS001";</text:p>
          </table:table-cell>
        </table:table-row>
        <table:table-row table:style-name="ro1">
          <table:table-cell office:value-type="string" calcext:value-type="string">
            <text:p>M2_P002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OIDM2_PASS002</text:p>
          </table:table-cell>
          <table:table-cell office:value-type="string" calcext:value-type="string">
            <text:p>DE-598589646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179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];&quot;','&quot;;[.C3];&quot;','&quot;;[.D3];&quot;','&quot;;[.E3];&quot;','&quot;;[.F3];&quot;','&quot;;[.G3];&quot;','&quot;;[.H3];&quot;','&quot;;[.I3];&quot;','&quot;;[.J3];&quot;','&quot;;[.K3];&quot;','&quot;;[.L3];&quot;');&quot;)" office:value-type="string" office:string-value="insert into PASS (ID, OID, PASS_PASSNUMMER, PASS_TYP, PASS_KODE, PASS_GROESSE, PASS_AUGENFARBE, PASS_AUSTELLUNGSDATUM, PASS_GUELTIG_BIS, PASS_BEHOERDE, MANDANT) values ('3001','OIDM2_PASS002','DE-598589646','Reisepass','DE471179','167','blau','2014-11-02','2020-11-02','M233333','2');" calcext:value-type="string">
            <text:p>insert into PASS (ID, OID, PASS_PASSNUMMER, PASS_TYP, PASS_KODE, PASS_GROESSE, PASS_AUGENFARBE, PASS_AUSTELLUNGSDATUM, PASS_GUELTIG_BIS, PASS_BEHOERDE, MANDANT) values ('3001','OIDM2_PASS002','DE-598589646','Reisepass','DE471179','167','blau','2014-11-02','2020-11-02','M233333','2');</text:p>
          </table:table-cell>
          <table:table-cell table:number-columns-repeated="25"/>
          <table:table-cell table:formula="of:=CONCATENATE(&quot;public final static String &quot;;[.$A3];&quot; = &quot;&quot;&quot;;[.$C3];&quot;&quot;&quot;;&quot;)" office:value-type="string" office:string-value="public final static String M2_P002 = &quot;OIDM2_PASS002&quot;;" calcext:value-type="string">
            <text:p>public final static String M2_P002 = "OIDM2_PASS002";</text:p>
          </table:table-cell>
        </table:table-row>
        <table:table-row table:style-name="ro1">
          <table:table-cell office:value-type="string" calcext:value-type="string">
            <text:p>M2_P003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OIDM2_PASS003</text:p>
          </table:table-cell>
          <table:table-cell office:value-type="string" calcext:value-type="string">
            <text:p>DE-598589645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180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];&quot;','&quot;;[.C4];&quot;','&quot;;[.D4];&quot;','&quot;;[.E4];&quot;','&quot;;[.F4];&quot;','&quot;;[.G4];&quot;','&quot;;[.H4];&quot;','&quot;;[.I4];&quot;','&quot;;[.J4];&quot;','&quot;;[.K4];&quot;','&quot;;[.L4];&quot;');&quot;)" office:value-type="string" office:string-value="insert into PASS (ID, OID, PASS_PASSNUMMER, PASS_TYP, PASS_KODE, PASS_GROESSE, PASS_AUGENFARBE, PASS_AUSTELLUNGSDATUM, PASS_GUELTIG_BIS, PASS_BEHOERDE, MANDANT) values ('3002','OIDM2_PASS003','DE-598589645','Reisepass','DE471180','167','grün','2014-11-02','2020-11-02','M233333','2');" calcext:value-type="string">
            <text:p>insert into PASS (ID, OID, PASS_PASSNUMMER, PASS_TYP, PASS_KODE, PASS_GROESSE, PASS_AUGENFARBE, PASS_AUSTELLUNGSDATUM, PASS_GUELTIG_BIS, PASS_BEHOERDE, MANDANT) values ('3002','OIDM2_PASS003','DE-598589645','Reisepass','DE471180','167','grün','2014-11-02','2020-11-02','M233333','2');</text:p>
          </table:table-cell>
          <table:table-cell table:number-columns-repeated="25"/>
          <table:table-cell table:formula="of:=CONCATENATE(&quot;public final static String &quot;;[.$A4];&quot; = &quot;&quot;&quot;;[.$C4];&quot;&quot;&quot;;&quot;)" office:value-type="string" office:string-value="public final static String M2_P003 = &quot;OIDM2_PASS003&quot;;" calcext:value-type="string">
            <text:p>public final static String M2_P003 = "OIDM2_PASS003";</text:p>
          </table:table-cell>
        </table:table-row>
        <table:table-row table:style-name="ro1">
          <table:table-cell office:value-type="string" calcext:value-type="string">
            <text:p>M2_P004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OIDM2_PASS004</text:p>
          </table:table-cell>
          <table:table-cell office:value-type="string" calcext:value-type="string">
            <text:p>DE-598589644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181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];&quot;','&quot;;[.C5];&quot;','&quot;;[.D5];&quot;','&quot;;[.E5];&quot;','&quot;;[.F5];&quot;','&quot;;[.G5];&quot;','&quot;;[.H5];&quot;','&quot;;[.I5];&quot;','&quot;;[.J5];&quot;','&quot;;[.K5];&quot;','&quot;;[.L5];&quot;');&quot;)" office:value-type="string" office:string-value="insert into PASS (ID, OID, PASS_PASSNUMMER, PASS_TYP, PASS_KODE, PASS_GROESSE, PASS_AUGENFARBE, PASS_AUSTELLUNGSDATUM, PASS_GUELTIG_BIS, PASS_BEHOERDE, MANDANT) values ('3003','OIDM2_PASS004','DE-598589644','Reisepass','DE471181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03','OIDM2_PASS004','DE-598589644','Reisepass','DE471181','167','braun','2014-11-02','2020-11-02','M233333','2');</text:p>
          </table:table-cell>
          <table:table-cell table:number-columns-repeated="25"/>
          <table:table-cell table:formula="of:=CONCATENATE(&quot;public final static String &quot;;[.$A5];&quot; = &quot;&quot;&quot;;[.$C5];&quot;&quot;&quot;;&quot;)" office:value-type="string" office:string-value="public final static String M2_P004 = &quot;OIDM2_PASS004&quot;;" calcext:value-type="string">
            <text:p>public final static String M2_P004 = "OIDM2_PASS004";</text:p>
          </table:table-cell>
        </table:table-row>
        <table:table-row table:style-name="ro1">
          <table:table-cell office:value-type="string" calcext:value-type="string">
            <text:p>M2_P005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OIDM2_PASS005</text:p>
          </table:table-cell>
          <table:table-cell office:value-type="string" calcext:value-type="string">
            <text:p>DE-598589643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182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6];&quot;','&quot;;[.C6];&quot;','&quot;;[.D6];&quot;','&quot;;[.E6];&quot;','&quot;;[.F6];&quot;','&quot;;[.G6];&quot;','&quot;;[.H6];&quot;','&quot;;[.I6];&quot;','&quot;;[.J6];&quot;','&quot;;[.K6];&quot;','&quot;;[.L6];&quot;');&quot;)" office:value-type="string" office:string-value="insert into PASS (ID, OID, PASS_PASSNUMMER, PASS_TYP, PASS_KODE, PASS_GROESSE, PASS_AUGENFARBE, PASS_AUSTELLUNGSDATUM, PASS_GUELTIG_BIS, PASS_BEHOERDE, MANDANT) values ('3004','OIDM2_PASS005','DE-598589643','Reisepass','DE471182','167','rot','2014-11-02','2020-11-02','M233333','2');" calcext:value-type="string">
            <text:p>insert into PASS (ID, OID, PASS_PASSNUMMER, PASS_TYP, PASS_KODE, PASS_GROESSE, PASS_AUGENFARBE, PASS_AUSTELLUNGSDATUM, PASS_GUELTIG_BIS, PASS_BEHOERDE, MANDANT) values ('3004','OIDM2_PASS005','DE-598589643','Reisepass','DE471182','167','rot','2014-11-02','2020-11-02','M233333','2');</text:p>
          </table:table-cell>
          <table:table-cell table:number-columns-repeated="25"/>
          <table:table-cell table:formula="of:=CONCATENATE(&quot;public final static String &quot;;[.$A6];&quot; = &quot;&quot;&quot;;[.$C6];&quot;&quot;&quot;;&quot;)" office:value-type="string" office:string-value="public final static String M2_P005 = &quot;OIDM2_PASS005&quot;;" calcext:value-type="string">
            <text:p>public final static String M2_P005 = "OIDM2_PASS005";</text:p>
          </table:table-cell>
        </table:table-row>
        <table:table-row table:style-name="ro1">
          <table:table-cell office:value-type="string" calcext:value-type="string">
            <text:p>M2_P006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OIDM2_PASS006</text:p>
          </table:table-cell>
          <table:table-cell office:value-type="string" calcext:value-type="string">
            <text:p>DE-598589642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183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7];&quot;','&quot;;[.C7];&quot;','&quot;;[.D7];&quot;','&quot;;[.E7];&quot;','&quot;;[.F7];&quot;','&quot;;[.G7];&quot;','&quot;;[.H7];&quot;','&quot;;[.I7];&quot;','&quot;;[.J7];&quot;','&quot;;[.K7];&quot;','&quot;;[.L7];&quot;');&quot;)" office:value-type="string" office:string-value="insert into PASS (ID, OID, PASS_PASSNUMMER, PASS_TYP, PASS_KODE, PASS_GROESSE, PASS_AUGENFARBE, PASS_AUSTELLUNGSDATUM, PASS_GUELTIG_BIS, PASS_BEHOERDE, MANDANT) values ('3005','OIDM2_PASS006','DE-598589642','Reisepass','DE471183','167','blau','2014-11-02','2020-11-02','M233333','2');" calcext:value-type="string">
            <text:p>insert into PASS (ID, OID, PASS_PASSNUMMER, PASS_TYP, PASS_KODE, PASS_GROESSE, PASS_AUGENFARBE, PASS_AUSTELLUNGSDATUM, PASS_GUELTIG_BIS, PASS_BEHOERDE, MANDANT) values ('3005','OIDM2_PASS006','DE-598589642','Reisepass','DE471183','167','blau','2014-11-02','2020-11-02','M233333','2');</text:p>
          </table:table-cell>
          <table:table-cell table:number-columns-repeated="25"/>
          <table:table-cell table:formula="of:=CONCATENATE(&quot;public final static String &quot;;[.$A7];&quot; = &quot;&quot;&quot;;[.$C7];&quot;&quot;&quot;;&quot;)" office:value-type="string" office:string-value="public final static String M2_P006 = &quot;OIDM2_PASS006&quot;;" calcext:value-type="string">
            <text:p>public final static String M2_P006 = "OIDM2_PASS006";</text:p>
          </table:table-cell>
        </table:table-row>
        <table:table-row table:style-name="ro1">
          <table:table-cell office:value-type="string" calcext:value-type="string">
            <text:p>M2_P007</text:p>
          </table:table-cell>
          <table:table-cell office:value-type="float" office:value="3006" calcext:value-type="float">
            <text:p>3006</text:p>
          </table:table-cell>
          <table:table-cell office:value-type="string" calcext:value-type="string">
            <text:p>OIDM2_PASS007</text:p>
          </table:table-cell>
          <table:table-cell office:value-type="string" calcext:value-type="string">
            <text:p>DE-598589641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184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8];&quot;','&quot;;[.C8];&quot;','&quot;;[.D8];&quot;','&quot;;[.E8];&quot;','&quot;;[.F8];&quot;','&quot;;[.G8];&quot;','&quot;;[.H8];&quot;','&quot;;[.I8];&quot;','&quot;;[.J8];&quot;','&quot;;[.K8];&quot;','&quot;;[.L8];&quot;');&quot;)" office:value-type="string" office:string-value="insert into PASS (ID, OID, PASS_PASSNUMMER, PASS_TYP, PASS_KODE, PASS_GROESSE, PASS_AUGENFARBE, PASS_AUSTELLUNGSDATUM, PASS_GUELTIG_BIS, PASS_BEHOERDE, MANDANT) values ('3006','OIDM2_PASS007','DE-598589641','Reisepass','DE471184','167','grün','2014-11-02','2020-11-02','M233333','2');" calcext:value-type="string">
            <text:p>insert into PASS (ID, OID, PASS_PASSNUMMER, PASS_TYP, PASS_KODE, PASS_GROESSE, PASS_AUGENFARBE, PASS_AUSTELLUNGSDATUM, PASS_GUELTIG_BIS, PASS_BEHOERDE, MANDANT) values ('3006','OIDM2_PASS007','DE-598589641','Reisepass','DE471184','167','grün','2014-11-02','2020-11-02','M233333','2');</text:p>
          </table:table-cell>
          <table:table-cell table:number-columns-repeated="25"/>
          <table:table-cell table:formula="of:=CONCATENATE(&quot;public final static String &quot;;[.$A8];&quot; = &quot;&quot;&quot;;[.$C8];&quot;&quot;&quot;;&quot;)" office:value-type="string" office:string-value="public final static String M2_P007 = &quot;OIDM2_PASS007&quot;;" calcext:value-type="string">
            <text:p>public final static String M2_P007 = "OIDM2_PASS007";</text:p>
          </table:table-cell>
        </table:table-row>
        <table:table-row table:style-name="ro1">
          <table:table-cell office:value-type="string" calcext:value-type="string">
            <text:p>M2_P008</text:p>
          </table:table-cell>
          <table:table-cell office:value-type="float" office:value="3007" calcext:value-type="float">
            <text:p>3007</text:p>
          </table:table-cell>
          <table:table-cell office:value-type="string" calcext:value-type="string">
            <text:p>OIDM2_PASS008</text:p>
          </table:table-cell>
          <table:table-cell office:value-type="string" calcext:value-type="string">
            <text:p>DE-598589640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18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9];&quot;','&quot;;[.C9];&quot;','&quot;;[.D9];&quot;','&quot;;[.E9];&quot;','&quot;;[.F9];&quot;','&quot;;[.G9];&quot;','&quot;;[.H9];&quot;','&quot;;[.I9];&quot;','&quot;;[.J9];&quot;','&quot;;[.K9];&quot;','&quot;;[.L9];&quot;');&quot;)" office:value-type="string" office:string-value="insert into PASS (ID, OID, PASS_PASSNUMMER, PASS_TYP, PASS_KODE, PASS_GROESSE, PASS_AUGENFARBE, PASS_AUSTELLUNGSDATUM, PASS_GUELTIG_BIS, PASS_BEHOERDE, MANDANT) values ('3007','OIDM2_PASS008','DE-598589640','Reisepass','DE471185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07','OIDM2_PASS008','DE-598589640','Reisepass','DE471185','167','braun','2014-11-02','2020-11-02','M233333','2');</text:p>
          </table:table-cell>
          <table:table-cell table:number-columns-repeated="25"/>
          <table:table-cell table:formula="of:=CONCATENATE(&quot;public final static String &quot;;[.$A9];&quot; = &quot;&quot;&quot;;[.$C9];&quot;&quot;&quot;;&quot;)" office:value-type="string" office:string-value="public final static String M2_P008 = &quot;OIDM2_PASS008&quot;;" calcext:value-type="string">
            <text:p>public final static String M2_P008 = "OIDM2_PASS008";</text:p>
          </table:table-cell>
        </table:table-row>
        <table:table-row table:style-name="ro1">
          <table:table-cell office:value-type="string" calcext:value-type="string">
            <text:p>M2_P009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OIDM2_PASS009</text:p>
          </table:table-cell>
          <table:table-cell office:value-type="string" calcext:value-type="string">
            <text:p>DE-598589639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18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0];&quot;','&quot;;[.C10];&quot;','&quot;;[.D10];&quot;','&quot;;[.E10];&quot;','&quot;;[.F10];&quot;','&quot;;[.G10];&quot;','&quot;;[.H10];&quot;','&quot;;[.I10];&quot;','&quot;;[.J10];&quot;','&quot;;[.K10];&quot;','&quot;;[.L10];&quot;');&quot;)" office:value-type="string" office:string-value="insert into PASS (ID, OID, PASS_PASSNUMMER, PASS_TYP, PASS_KODE, PASS_GROESSE, PASS_AUGENFARBE, PASS_AUSTELLUNGSDATUM, PASS_GUELTIG_BIS, PASS_BEHOERDE, MANDANT) values ('3008','OIDM2_PASS009','DE-598589639','Reisepass','DE471186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08','OIDM2_PASS009','DE-598589639','Reisepass','DE471186','167','braun','2014-11-02','2020-11-02','M233333','2');</text:p>
          </table:table-cell>
          <table:table-cell table:number-columns-repeated="25"/>
          <table:table-cell table:formula="of:=CONCATENATE(&quot;public final static String &quot;;[.$A10];&quot; = &quot;&quot;&quot;;[.$C10];&quot;&quot;&quot;;&quot;)" office:value-type="string" office:string-value="public final static String M2_P009 = &quot;OIDM2_PASS009&quot;;" calcext:value-type="string">
            <text:p>public final static String M2_P009 = "OIDM2_PASS009";</text:p>
          </table:table-cell>
        </table:table-row>
        <table:table-row table:style-name="ro1">
          <table:table-cell office:value-type="string" calcext:value-type="string">
            <text:p>M2_P010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OIDM2_PASS010</text:p>
          </table:table-cell>
          <table:table-cell office:value-type="string" calcext:value-type="string">
            <text:p>DE-598589638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187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1];&quot;','&quot;;[.C11];&quot;','&quot;;[.D11];&quot;','&quot;;[.E11];&quot;','&quot;;[.F11];&quot;','&quot;;[.G11];&quot;','&quot;;[.H11];&quot;','&quot;;[.I11];&quot;','&quot;;[.J11];&quot;','&quot;;[.K11];&quot;','&quot;;[.L11];&quot;');&quot;)" office:value-type="string" office:string-value="insert into PASS (ID, OID, PASS_PASSNUMMER, PASS_TYP, PASS_KODE, PASS_GROESSE, PASS_AUGENFARBE, PASS_AUSTELLUNGSDATUM, PASS_GUELTIG_BIS, PASS_BEHOERDE, MANDANT) values ('3009','OIDM2_PASS010','DE-598589638','Reisepass','DE471187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09','OIDM2_PASS010','DE-598589638','Reisepass','DE471187','167','braun','2014-11-02','2020-11-02','M233333','2');</text:p>
          </table:table-cell>
          <table:table-cell table:number-columns-repeated="25"/>
          <table:table-cell table:formula="of:=CONCATENATE(&quot;public final static String &quot;;[.$A11];&quot; = &quot;&quot;&quot;;[.$C11];&quot;&quot;&quot;;&quot;)" office:value-type="string" office:string-value="public final static String M2_P010 = &quot;OIDM2_PASS010&quot;;" calcext:value-type="string">
            <text:p>public final static String M2_P010 = "OIDM2_PASS010";</text:p>
          </table:table-cell>
        </table:table-row>
        <table:table-row table:style-name="ro1">
          <table:table-cell office:value-type="string" calcext:value-type="string">
            <text:p>M2_P011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OIDM2_PASS011</text:p>
          </table:table-cell>
          <table:table-cell office:value-type="string" calcext:value-type="string">
            <text:p>DE-598589637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188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2];&quot;','&quot;;[.C12];&quot;','&quot;;[.D12];&quot;','&quot;;[.E12];&quot;','&quot;;[.F12];&quot;','&quot;;[.G12];&quot;','&quot;;[.H12];&quot;','&quot;;[.I12];&quot;','&quot;;[.J12];&quot;','&quot;;[.K12];&quot;','&quot;;[.L12];&quot;');&quot;)" office:value-type="string" office:string-value="insert into PASS (ID, OID, PASS_PASSNUMMER, PASS_TYP, PASS_KODE, PASS_GROESSE, PASS_AUGENFARBE, PASS_AUSTELLUNGSDATUM, PASS_GUELTIG_BIS, PASS_BEHOERDE, MANDANT) values ('3010','OIDM2_PASS011','DE-598589637','Reisepass','DE471188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10','OIDM2_PASS011','DE-598589637','Reisepass','DE471188','167','braun','2014-11-02','2020-11-02','M233333','2');</text:p>
          </table:table-cell>
          <table:table-cell table:number-columns-repeated="25"/>
          <table:table-cell table:formula="of:=CONCATENATE(&quot;public final static String &quot;;[.$A12];&quot; = &quot;&quot;&quot;;[.$C12];&quot;&quot;&quot;;&quot;)" office:value-type="string" office:string-value="public final static String M2_P011 = &quot;OIDM2_PASS011&quot;;" calcext:value-type="string">
            <text:p>public final static String M2_P011 = "OIDM2_PASS011";</text:p>
          </table:table-cell>
        </table:table-row>
        <table:table-row table:style-name="ro1">
          <table:table-cell office:value-type="string" calcext:value-type="string">
            <text:p>M2_P012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OIDM2_PASS012</text:p>
          </table:table-cell>
          <table:table-cell office:value-type="string" calcext:value-type="string">
            <text:p>DE-598589636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189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3];&quot;','&quot;;[.C13];&quot;','&quot;;[.D13];&quot;','&quot;;[.E13];&quot;','&quot;;[.F13];&quot;','&quot;;[.G13];&quot;','&quot;;[.H13];&quot;','&quot;;[.I13];&quot;','&quot;;[.J13];&quot;','&quot;;[.K13];&quot;','&quot;;[.L13];&quot;');&quot;)" office:value-type="string" office:string-value="insert into PASS (ID, OID, PASS_PASSNUMMER, PASS_TYP, PASS_KODE, PASS_GROESSE, PASS_AUGENFARBE, PASS_AUSTELLUNGSDATUM, PASS_GUELTIG_BIS, PASS_BEHOERDE, MANDANT) values ('3011','OIDM2_PASS012','DE-598589636','Reisepass','DE471189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11','OIDM2_PASS012','DE-598589636','Reisepass','DE471189','167','braun','2014-11-02','2020-11-02','M233333','2');</text:p>
          </table:table-cell>
          <table:table-cell table:number-columns-repeated="25"/>
          <table:table-cell table:formula="of:=CONCATENATE(&quot;public final static String &quot;;[.$A13];&quot; = &quot;&quot;&quot;;[.$C13];&quot;&quot;&quot;;&quot;)" office:value-type="string" office:string-value="public final static String M2_P012 = &quot;OIDM2_PASS012&quot;;" calcext:value-type="string">
            <text:p>public final static String M2_P012 = "OIDM2_PASS012";</text:p>
          </table:table-cell>
        </table:table-row>
        <table:table-row table:style-name="ro1">
          <table:table-cell office:value-type="string" calcext:value-type="string">
            <text:p>M2_P013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OIDM2_PASS013</text:p>
          </table:table-cell>
          <table:table-cell office:value-type="string" calcext:value-type="string">
            <text:p>DE-598589635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190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4];&quot;','&quot;;[.C14];&quot;','&quot;;[.D14];&quot;','&quot;;[.E14];&quot;','&quot;;[.F14];&quot;','&quot;;[.G14];&quot;','&quot;;[.H14];&quot;','&quot;;[.I14];&quot;','&quot;;[.J14];&quot;','&quot;;[.K14];&quot;','&quot;;[.L14];&quot;');&quot;)" office:value-type="string" office:string-value="insert into PASS (ID, OID, PASS_PASSNUMMER, PASS_TYP, PASS_KODE, PASS_GROESSE, PASS_AUGENFARBE, PASS_AUSTELLUNGSDATUM, PASS_GUELTIG_BIS, PASS_BEHOERDE, MANDANT) values ('3012','OIDM2_PASS013','DE-598589635','Reisepass','DE471190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12','OIDM2_PASS013','DE-598589635','Reisepass','DE471190','167','braun','2014-11-02','2020-11-02','M233333','2');</text:p>
          </table:table-cell>
          <table:table-cell table:number-columns-repeated="25"/>
          <table:table-cell table:formula="of:=CONCATENATE(&quot;public final static String &quot;;[.$A14];&quot; = &quot;&quot;&quot;;[.$C14];&quot;&quot;&quot;;&quot;)" office:value-type="string" office:string-value="public final static String M2_P013 = &quot;OIDM2_PASS013&quot;;" calcext:value-type="string">
            <text:p>public final static String M2_P013 = "OIDM2_PASS013";</text:p>
          </table:table-cell>
        </table:table-row>
        <table:table-row table:style-name="ro1">
          <table:table-cell office:value-type="string" calcext:value-type="string">
            <text:p>M2_P014</text:p>
          </table:table-cell>
          <table:table-cell office:value-type="float" office:value="3013" calcext:value-type="float">
            <text:p>3013</text:p>
          </table:table-cell>
          <table:table-cell office:value-type="string" calcext:value-type="string">
            <text:p>OIDM2_PASS014</text:p>
          </table:table-cell>
          <table:table-cell office:value-type="string" calcext:value-type="string">
            <text:p>DE-598589634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191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5];&quot;','&quot;;[.C15];&quot;','&quot;;[.D15];&quot;','&quot;;[.E15];&quot;','&quot;;[.F15];&quot;','&quot;;[.G15];&quot;','&quot;;[.H15];&quot;','&quot;;[.I15];&quot;','&quot;;[.J15];&quot;','&quot;;[.K15];&quot;','&quot;;[.L15];&quot;');&quot;)" office:value-type="string" office:string-value="insert into PASS (ID, OID, PASS_PASSNUMMER, PASS_TYP, PASS_KODE, PASS_GROESSE, PASS_AUGENFARBE, PASS_AUSTELLUNGSDATUM, PASS_GUELTIG_BIS, PASS_BEHOERDE, MANDANT) values ('3013','OIDM2_PASS014','DE-598589634','Reisepass','DE471191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13','OIDM2_PASS014','DE-598589634','Reisepass','DE471191','167','braun','2014-11-02','2020-11-02','M233333','2');</text:p>
          </table:table-cell>
          <table:table-cell table:number-columns-repeated="25"/>
          <table:table-cell table:formula="of:=CONCATENATE(&quot;public final static String &quot;;[.$A15];&quot; = &quot;&quot;&quot;;[.$C15];&quot;&quot;&quot;;&quot;)" office:value-type="string" office:string-value="public final static String M2_P014 = &quot;OIDM2_PASS014&quot;;" calcext:value-type="string">
            <text:p>public final static String M2_P014 = "OIDM2_PASS014";</text:p>
          </table:table-cell>
        </table:table-row>
        <table:table-row table:style-name="ro1">
          <table:table-cell office:value-type="string" calcext:value-type="string">
            <text:p>M2_P015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OIDM2_PASS015</text:p>
          </table:table-cell>
          <table:table-cell office:value-type="string" calcext:value-type="string">
            <text:p>DE-598589633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192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6];&quot;','&quot;;[.C16];&quot;','&quot;;[.D16];&quot;','&quot;;[.E16];&quot;','&quot;;[.F16];&quot;','&quot;;[.G16];&quot;','&quot;;[.H16];&quot;','&quot;;[.I16];&quot;','&quot;;[.J16];&quot;','&quot;;[.K16];&quot;','&quot;;[.L16];&quot;');&quot;)" office:value-type="string" office:string-value="insert into PASS (ID, OID, PASS_PASSNUMMER, PASS_TYP, PASS_KODE, PASS_GROESSE, PASS_AUGENFARBE, PASS_AUSTELLUNGSDATUM, PASS_GUELTIG_BIS, PASS_BEHOERDE, MANDANT) values ('3014','OIDM2_PASS015','DE-598589633','Reisepass','DE471192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14','OIDM2_PASS015','DE-598589633','Reisepass','DE471192','167','braun','2014-11-02','2020-11-02','M233333','2');</text:p>
          </table:table-cell>
          <table:table-cell table:number-columns-repeated="25"/>
          <table:table-cell table:formula="of:=CONCATENATE(&quot;public final static String &quot;;[.$A16];&quot; = &quot;&quot;&quot;;[.$C16];&quot;&quot;&quot;;&quot;)" office:value-type="string" office:string-value="public final static String M2_P015 = &quot;OIDM2_PASS015&quot;;" calcext:value-type="string">
            <text:p>public final static String M2_P015 = "OIDM2_PASS015";</text:p>
          </table:table-cell>
        </table:table-row>
        <table:table-row table:style-name="ro1">
          <table:table-cell office:value-type="string" calcext:value-type="string">
            <text:p>M2_P016</text:p>
          </table:table-cell>
          <table:table-cell office:value-type="float" office:value="3015" calcext:value-type="float">
            <text:p>3015</text:p>
          </table:table-cell>
          <table:table-cell office:value-type="string" calcext:value-type="string">
            <text:p>OIDM2_PASS016</text:p>
          </table:table-cell>
          <table:table-cell office:value-type="string" calcext:value-type="string">
            <text:p>DE-598589632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193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7];&quot;','&quot;;[.C17];&quot;','&quot;;[.D17];&quot;','&quot;;[.E17];&quot;','&quot;;[.F17];&quot;','&quot;;[.G17];&quot;','&quot;;[.H17];&quot;','&quot;;[.I17];&quot;','&quot;;[.J17];&quot;','&quot;;[.K17];&quot;','&quot;;[.L17];&quot;');&quot;)" office:value-type="string" office:string-value="insert into PASS (ID, OID, PASS_PASSNUMMER, PASS_TYP, PASS_KODE, PASS_GROESSE, PASS_AUGENFARBE, PASS_AUSTELLUNGSDATUM, PASS_GUELTIG_BIS, PASS_BEHOERDE, MANDANT) values ('3015','OIDM2_PASS016','DE-598589632','Reisepass','DE471193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15','OIDM2_PASS016','DE-598589632','Reisepass','DE471193','167','braun','2014-11-02','2020-11-02','M233333','2');</text:p>
          </table:table-cell>
          <table:table-cell table:number-columns-repeated="25"/>
          <table:table-cell table:formula="of:=CONCATENATE(&quot;public final static String &quot;;[.$A17];&quot; = &quot;&quot;&quot;;[.$C17];&quot;&quot;&quot;;&quot;)" office:value-type="string" office:string-value="public final static String M2_P016 = &quot;OIDM2_PASS016&quot;;" calcext:value-type="string">
            <text:p>public final static String M2_P016 = "OIDM2_PASS016";</text:p>
          </table:table-cell>
        </table:table-row>
        <table:table-row table:style-name="ro1">
          <table:table-cell office:value-type="string" calcext:value-type="string">
            <text:p>M2_P017</text:p>
          </table:table-cell>
          <table:table-cell office:value-type="float" office:value="3016" calcext:value-type="float">
            <text:p>3016</text:p>
          </table:table-cell>
          <table:table-cell office:value-type="string" calcext:value-type="string">
            <text:p>OIDM2_PASS017</text:p>
          </table:table-cell>
          <table:table-cell office:value-type="string" calcext:value-type="string">
            <text:p>DE-598589631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194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8];&quot;','&quot;;[.C18];&quot;','&quot;;[.D18];&quot;','&quot;;[.E18];&quot;','&quot;;[.F18];&quot;','&quot;;[.G18];&quot;','&quot;;[.H18];&quot;','&quot;;[.I18];&quot;','&quot;;[.J18];&quot;','&quot;;[.K18];&quot;','&quot;;[.L18];&quot;');&quot;)" office:value-type="string" office:string-value="insert into PASS (ID, OID, PASS_PASSNUMMER, PASS_TYP, PASS_KODE, PASS_GROESSE, PASS_AUGENFARBE, PASS_AUSTELLUNGSDATUM, PASS_GUELTIG_BIS, PASS_BEHOERDE, MANDANT) values ('3016','OIDM2_PASS017','DE-598589631','Reisepass','DE471194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16','OIDM2_PASS017','DE-598589631','Reisepass','DE471194','167','braun','2014-11-02','2020-11-02','M233333','2');</text:p>
          </table:table-cell>
          <table:table-cell table:number-columns-repeated="25"/>
          <table:table-cell table:formula="of:=CONCATENATE(&quot;public final static String &quot;;[.$A18];&quot; = &quot;&quot;&quot;;[.$C18];&quot;&quot;&quot;;&quot;)" office:value-type="string" office:string-value="public final static String M2_P017 = &quot;OIDM2_PASS017&quot;;" calcext:value-type="string">
            <text:p>public final static String M2_P017 = "OIDM2_PASS017";</text:p>
          </table:table-cell>
        </table:table-row>
        <table:table-row table:style-name="ro1">
          <table:table-cell office:value-type="string" calcext:value-type="string">
            <text:p>M2_P018</text:p>
          </table:table-cell>
          <table:table-cell office:value-type="float" office:value="3017" calcext:value-type="float">
            <text:p>3017</text:p>
          </table:table-cell>
          <table:table-cell office:value-type="string" calcext:value-type="string">
            <text:p>OIDM2_PASS018</text:p>
          </table:table-cell>
          <table:table-cell office:value-type="string" calcext:value-type="string">
            <text:p>DE-598589630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19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19];&quot;','&quot;;[.C19];&quot;','&quot;;[.D19];&quot;','&quot;;[.E19];&quot;','&quot;;[.F19];&quot;','&quot;;[.G19];&quot;','&quot;;[.H19];&quot;','&quot;;[.I19];&quot;','&quot;;[.J19];&quot;','&quot;;[.K19];&quot;','&quot;;[.L19];&quot;');&quot;)" office:value-type="string" office:string-value="insert into PASS (ID, OID, PASS_PASSNUMMER, PASS_TYP, PASS_KODE, PASS_GROESSE, PASS_AUGENFARBE, PASS_AUSTELLUNGSDATUM, PASS_GUELTIG_BIS, PASS_BEHOERDE, MANDANT) values ('3017','OIDM2_PASS018','DE-598589630','Reisepass','DE471195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17','OIDM2_PASS018','DE-598589630','Reisepass','DE471195','167','braun','2014-11-02','2020-11-02','M233333','2');</text:p>
          </table:table-cell>
          <table:table-cell table:number-columns-repeated="25"/>
          <table:table-cell table:formula="of:=CONCATENATE(&quot;public final static String &quot;;[.$A19];&quot; = &quot;&quot;&quot;;[.$C19];&quot;&quot;&quot;;&quot;)" office:value-type="string" office:string-value="public final static String M2_P018 = &quot;OIDM2_PASS018&quot;;" calcext:value-type="string">
            <text:p>public final static String M2_P018 = "OIDM2_PASS018";</text:p>
          </table:table-cell>
        </table:table-row>
        <table:table-row table:style-name="ro1">
          <table:table-cell office:value-type="string" calcext:value-type="string">
            <text:p>M2_P019</text:p>
          </table:table-cell>
          <table:table-cell office:value-type="float" office:value="3018" calcext:value-type="float">
            <text:p>3018</text:p>
          </table:table-cell>
          <table:table-cell office:value-type="string" calcext:value-type="string">
            <text:p>OIDM2_PASS019</text:p>
          </table:table-cell>
          <table:table-cell office:value-type="string" calcext:value-type="string">
            <text:p>DE-598589629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19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0];&quot;','&quot;;[.C20];&quot;','&quot;;[.D20];&quot;','&quot;;[.E20];&quot;','&quot;;[.F20];&quot;','&quot;;[.G20];&quot;','&quot;;[.H20];&quot;','&quot;;[.I20];&quot;','&quot;;[.J20];&quot;','&quot;;[.K20];&quot;','&quot;;[.L20];&quot;');&quot;)" office:value-type="string" office:string-value="insert into PASS (ID, OID, PASS_PASSNUMMER, PASS_TYP, PASS_KODE, PASS_GROESSE, PASS_AUGENFARBE, PASS_AUSTELLUNGSDATUM, PASS_GUELTIG_BIS, PASS_BEHOERDE, MANDANT) values ('3018','OIDM2_PASS019','DE-598589629','Reisepass','DE471196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18','OIDM2_PASS019','DE-598589629','Reisepass','DE471196','167','braun','2014-11-02','2020-11-02','M233333','2');</text:p>
          </table:table-cell>
          <table:table-cell table:number-columns-repeated="25"/>
          <table:table-cell table:formula="of:=CONCATENATE(&quot;public final static String &quot;;[.$A20];&quot; = &quot;&quot;&quot;;[.$C20];&quot;&quot;&quot;;&quot;)" office:value-type="string" office:string-value="public final static String M2_P019 = &quot;OIDM2_PASS019&quot;;" calcext:value-type="string">
            <text:p>public final static String M2_P019 = "OIDM2_PASS019";</text:p>
          </table:table-cell>
        </table:table-row>
        <table:table-row table:style-name="ro1">
          <table:table-cell office:value-type="string" calcext:value-type="string">
            <text:p>M2_P020</text:p>
          </table:table-cell>
          <table:table-cell office:value-type="float" office:value="3019" calcext:value-type="float">
            <text:p>3019</text:p>
          </table:table-cell>
          <table:table-cell office:value-type="string" calcext:value-type="string">
            <text:p>OIDM2_PASS020</text:p>
          </table:table-cell>
          <table:table-cell office:value-type="string" calcext:value-type="string">
            <text:p>DE-598589628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197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1];&quot;','&quot;;[.C21];&quot;','&quot;;[.D21];&quot;','&quot;;[.E21];&quot;','&quot;;[.F21];&quot;','&quot;;[.G21];&quot;','&quot;;[.H21];&quot;','&quot;;[.I21];&quot;','&quot;;[.J21];&quot;','&quot;;[.K21];&quot;','&quot;;[.L21];&quot;');&quot;)" office:value-type="string" office:string-value="insert into PASS (ID, OID, PASS_PASSNUMMER, PASS_TYP, PASS_KODE, PASS_GROESSE, PASS_AUGENFARBE, PASS_AUSTELLUNGSDATUM, PASS_GUELTIG_BIS, PASS_BEHOERDE, MANDANT) values ('3019','OIDM2_PASS020','DE-598589628','Reisepass','DE471197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19','OIDM2_PASS020','DE-598589628','Reisepass','DE471197','167','braun','2014-11-02','2020-11-02','M233333','2');</text:p>
          </table:table-cell>
          <table:table-cell table:number-columns-repeated="25"/>
          <table:table-cell table:formula="of:=CONCATENATE(&quot;public final static String &quot;;[.$A21];&quot; = &quot;&quot;&quot;;[.$C21];&quot;&quot;&quot;;&quot;)" office:value-type="string" office:string-value="public final static String M2_P020 = &quot;OIDM2_PASS020&quot;;" calcext:value-type="string">
            <text:p>public final static String M2_P020 = "OIDM2_PASS020";</text:p>
          </table:table-cell>
        </table:table-row>
        <table:table-row table:style-name="ro1">
          <table:table-cell office:value-type="string" calcext:value-type="string">
            <text:p>M2_P021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OIDM2_PASS021</text:p>
          </table:table-cell>
          <table:table-cell office:value-type="string" calcext:value-type="string">
            <text:p>DE-598589627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198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2];&quot;','&quot;;[.C22];&quot;','&quot;;[.D22];&quot;','&quot;;[.E22];&quot;','&quot;;[.F22];&quot;','&quot;;[.G22];&quot;','&quot;;[.H22];&quot;','&quot;;[.I22];&quot;','&quot;;[.J22];&quot;','&quot;;[.K22];&quot;','&quot;;[.L22];&quot;');&quot;)" office:value-type="string" office:string-value="insert into PASS (ID, OID, PASS_PASSNUMMER, PASS_TYP, PASS_KODE, PASS_GROESSE, PASS_AUGENFARBE, PASS_AUSTELLUNGSDATUM, PASS_GUELTIG_BIS, PASS_BEHOERDE, MANDANT) values ('3020','OIDM2_PASS021','DE-598589627','Reisepass','DE471198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20','OIDM2_PASS021','DE-598589627','Reisepass','DE471198','167','braun','2014-11-02','2020-11-02','M233333','2');</text:p>
          </table:table-cell>
          <table:table-cell table:number-columns-repeated="25"/>
          <table:table-cell table:formula="of:=CONCATENATE(&quot;public final static String &quot;;[.$A22];&quot; = &quot;&quot;&quot;;[.$C22];&quot;&quot;&quot;;&quot;)" office:value-type="string" office:string-value="public final static String M2_P021 = &quot;OIDM2_PASS021&quot;;" calcext:value-type="string">
            <text:p>public final static String M2_P021 = "OIDM2_PASS021";</text:p>
          </table:table-cell>
        </table:table-row>
        <table:table-row table:style-name="ro1">
          <table:table-cell office:value-type="string" calcext:value-type="string">
            <text:p>M2_P022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OIDM2_PASS022</text:p>
          </table:table-cell>
          <table:table-cell office:value-type="string" calcext:value-type="string">
            <text:p>DE-598589626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199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3];&quot;','&quot;;[.C23];&quot;','&quot;;[.D23];&quot;','&quot;;[.E23];&quot;','&quot;;[.F23];&quot;','&quot;;[.G23];&quot;','&quot;;[.H23];&quot;','&quot;;[.I23];&quot;','&quot;;[.J23];&quot;','&quot;;[.K23];&quot;','&quot;;[.L23];&quot;');&quot;)" office:value-type="string" office:string-value="insert into PASS (ID, OID, PASS_PASSNUMMER, PASS_TYP, PASS_KODE, PASS_GROESSE, PASS_AUGENFARBE, PASS_AUSTELLUNGSDATUM, PASS_GUELTIG_BIS, PASS_BEHOERDE, MANDANT) values ('3021','OIDM2_PASS022','DE-598589626','Reisepass','DE471199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21','OIDM2_PASS022','DE-598589626','Reisepass','DE471199','167','braun','2014-11-02','2020-11-02','M233333','2');</text:p>
          </table:table-cell>
          <table:table-cell table:number-columns-repeated="25"/>
          <table:table-cell table:formula="of:=CONCATENATE(&quot;public final static String &quot;;[.$A23];&quot; = &quot;&quot;&quot;;[.$C23];&quot;&quot;&quot;;&quot;)" office:value-type="string" office:string-value="public final static String M2_P022 = &quot;OIDM2_PASS022&quot;;" calcext:value-type="string">
            <text:p>public final static String M2_P022 = "OIDM2_PASS022";</text:p>
          </table:table-cell>
        </table:table-row>
        <table:table-row table:style-name="ro1">
          <table:table-cell office:value-type="string" calcext:value-type="string">
            <text:p>M2_P023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OIDM2_PASS023</text:p>
          </table:table-cell>
          <table:table-cell office:value-type="string" calcext:value-type="string">
            <text:p>DE-598589625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00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4];&quot;','&quot;;[.C24];&quot;','&quot;;[.D24];&quot;','&quot;;[.E24];&quot;','&quot;;[.F24];&quot;','&quot;;[.G24];&quot;','&quot;;[.H24];&quot;','&quot;;[.I24];&quot;','&quot;;[.J24];&quot;','&quot;;[.K24];&quot;','&quot;;[.L24];&quot;');&quot;)" office:value-type="string" office:string-value="insert into PASS (ID, OID, PASS_PASSNUMMER, PASS_TYP, PASS_KODE, PASS_GROESSE, PASS_AUGENFARBE, PASS_AUSTELLUNGSDATUM, PASS_GUELTIG_BIS, PASS_BEHOERDE, MANDANT) values ('3022','OIDM2_PASS023','DE-598589625','Reisepass','DE471200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22','OIDM2_PASS023','DE-598589625','Reisepass','DE471200','167','braun','2014-11-02','2020-11-02','M233333','2');</text:p>
          </table:table-cell>
          <table:table-cell table:number-columns-repeated="25"/>
          <table:table-cell table:formula="of:=CONCATENATE(&quot;public final static String &quot;;[.$A24];&quot; = &quot;&quot;&quot;;[.$C24];&quot;&quot;&quot;;&quot;)" office:value-type="string" office:string-value="public final static String M2_P023 = &quot;OIDM2_PASS023&quot;;" calcext:value-type="string">
            <text:p>public final static String M2_P023 = "OIDM2_PASS023";</text:p>
          </table:table-cell>
        </table:table-row>
        <table:table-row table:style-name="ro1">
          <table:table-cell office:value-type="string" calcext:value-type="string">
            <text:p>M2_P024</text:p>
          </table:table-cell>
          <table:table-cell office:value-type="float" office:value="3023" calcext:value-type="float">
            <text:p>3023</text:p>
          </table:table-cell>
          <table:table-cell office:value-type="string" calcext:value-type="string">
            <text:p>OIDM2_PASS024</text:p>
          </table:table-cell>
          <table:table-cell office:value-type="string" calcext:value-type="string">
            <text:p>DE-598589624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01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5];&quot;','&quot;;[.C25];&quot;','&quot;;[.D25];&quot;','&quot;;[.E25];&quot;','&quot;;[.F25];&quot;','&quot;;[.G25];&quot;','&quot;;[.H25];&quot;','&quot;;[.I25];&quot;','&quot;;[.J25];&quot;','&quot;;[.K25];&quot;','&quot;;[.L25];&quot;');&quot;)" office:value-type="string" office:string-value="insert into PASS (ID, OID, PASS_PASSNUMMER, PASS_TYP, PASS_KODE, PASS_GROESSE, PASS_AUGENFARBE, PASS_AUSTELLUNGSDATUM, PASS_GUELTIG_BIS, PASS_BEHOERDE, MANDANT) values ('3023','OIDM2_PASS024','DE-598589624','Reisepass','DE471201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23','OIDM2_PASS024','DE-598589624','Reisepass','DE471201','167','braun','2014-11-02','2020-11-02','M233333','2');</text:p>
          </table:table-cell>
          <table:table-cell table:number-columns-repeated="25"/>
          <table:table-cell table:formula="of:=CONCATENATE(&quot;public final static String &quot;;[.$A25];&quot; = &quot;&quot;&quot;;[.$C25];&quot;&quot;&quot;;&quot;)" office:value-type="string" office:string-value="public final static String M2_P024 = &quot;OIDM2_PASS024&quot;;" calcext:value-type="string">
            <text:p>public final static String M2_P024 = "OIDM2_PASS024";</text:p>
          </table:table-cell>
        </table:table-row>
        <table:table-row table:style-name="ro1">
          <table:table-cell office:value-type="string" calcext:value-type="string">
            <text:p>M2_P025</text:p>
          </table:table-cell>
          <table:table-cell office:value-type="float" office:value="3024" calcext:value-type="float">
            <text:p>3024</text:p>
          </table:table-cell>
          <table:table-cell office:value-type="string" calcext:value-type="string">
            <text:p>OIDM2_PASS025</text:p>
          </table:table-cell>
          <table:table-cell office:value-type="string" calcext:value-type="string">
            <text:p>DE-598589623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02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6];&quot;','&quot;;[.C26];&quot;','&quot;;[.D26];&quot;','&quot;;[.E26];&quot;','&quot;;[.F26];&quot;','&quot;;[.G26];&quot;','&quot;;[.H26];&quot;','&quot;;[.I26];&quot;','&quot;;[.J26];&quot;','&quot;;[.K26];&quot;','&quot;;[.L26];&quot;');&quot;)" office:value-type="string" office:string-value="insert into PASS (ID, OID, PASS_PASSNUMMER, PASS_TYP, PASS_KODE, PASS_GROESSE, PASS_AUGENFARBE, PASS_AUSTELLUNGSDATUM, PASS_GUELTIG_BIS, PASS_BEHOERDE, MANDANT) values ('3024','OIDM2_PASS025','DE-598589623','Reisepass','DE471202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24','OIDM2_PASS025','DE-598589623','Reisepass','DE471202','167','braun','2014-11-02','2020-11-02','M233333','2');</text:p>
          </table:table-cell>
          <table:table-cell table:number-columns-repeated="25"/>
          <table:table-cell table:formula="of:=CONCATENATE(&quot;public final static String &quot;;[.$A26];&quot; = &quot;&quot;&quot;;[.$C26];&quot;&quot;&quot;;&quot;)" office:value-type="string" office:string-value="public final static String M2_P025 = &quot;OIDM2_PASS025&quot;;" calcext:value-type="string">
            <text:p>public final static String M2_P025 = "OIDM2_PASS025";</text:p>
          </table:table-cell>
        </table:table-row>
        <table:table-row table:style-name="ro1">
          <table:table-cell office:value-type="string" calcext:value-type="string">
            <text:p>M2_P026</text:p>
          </table:table-cell>
          <table:table-cell office:value-type="float" office:value="3025" calcext:value-type="float">
            <text:p>3025</text:p>
          </table:table-cell>
          <table:table-cell office:value-type="string" calcext:value-type="string">
            <text:p>OIDM2_PASS026</text:p>
          </table:table-cell>
          <table:table-cell office:value-type="string" calcext:value-type="string">
            <text:p>DE-598589622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03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7];&quot;','&quot;;[.C27];&quot;','&quot;;[.D27];&quot;','&quot;;[.E27];&quot;','&quot;;[.F27];&quot;','&quot;;[.G27];&quot;','&quot;;[.H27];&quot;','&quot;;[.I27];&quot;','&quot;;[.J27];&quot;','&quot;;[.K27];&quot;','&quot;;[.L27];&quot;');&quot;)" office:value-type="string" office:string-value="insert into PASS (ID, OID, PASS_PASSNUMMER, PASS_TYP, PASS_KODE, PASS_GROESSE, PASS_AUGENFARBE, PASS_AUSTELLUNGSDATUM, PASS_GUELTIG_BIS, PASS_BEHOERDE, MANDANT) values ('3025','OIDM2_PASS026','DE-598589622','Reisepass','DE471203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25','OIDM2_PASS026','DE-598589622','Reisepass','DE471203','167','braun','2014-11-02','2020-11-02','M233333','2');</text:p>
          </table:table-cell>
          <table:table-cell table:number-columns-repeated="25"/>
          <table:table-cell table:formula="of:=CONCATENATE(&quot;public final static String &quot;;[.$A27];&quot; = &quot;&quot;&quot;;[.$C27];&quot;&quot;&quot;;&quot;)" office:value-type="string" office:string-value="public final static String M2_P026 = &quot;OIDM2_PASS026&quot;;" calcext:value-type="string">
            <text:p>public final static String M2_P026 = "OIDM2_PASS026";</text:p>
          </table:table-cell>
        </table:table-row>
        <table:table-row table:style-name="ro1">
          <table:table-cell office:value-type="string" calcext:value-type="string">
            <text:p>M2_P027</text:p>
          </table:table-cell>
          <table:table-cell office:value-type="float" office:value="3026" calcext:value-type="float">
            <text:p>3026</text:p>
          </table:table-cell>
          <table:table-cell office:value-type="string" calcext:value-type="string">
            <text:p>OIDM2_PASS027</text:p>
          </table:table-cell>
          <table:table-cell office:value-type="string" calcext:value-type="string">
            <text:p>DE-598589621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04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8];&quot;','&quot;;[.C28];&quot;','&quot;;[.D28];&quot;','&quot;;[.E28];&quot;','&quot;;[.F28];&quot;','&quot;;[.G28];&quot;','&quot;;[.H28];&quot;','&quot;;[.I28];&quot;','&quot;;[.J28];&quot;','&quot;;[.K28];&quot;','&quot;;[.L28];&quot;');&quot;)" office:value-type="string" office:string-value="insert into PASS (ID, OID, PASS_PASSNUMMER, PASS_TYP, PASS_KODE, PASS_GROESSE, PASS_AUGENFARBE, PASS_AUSTELLUNGSDATUM, PASS_GUELTIG_BIS, PASS_BEHOERDE, MANDANT) values ('3026','OIDM2_PASS027','DE-598589621','Reisepass','DE471204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26','OIDM2_PASS027','DE-598589621','Reisepass','DE471204','167','braun','2014-11-02','2020-11-02','M233333','2');</text:p>
          </table:table-cell>
          <table:table-cell table:number-columns-repeated="25"/>
          <table:table-cell table:formula="of:=CONCATENATE(&quot;public final static String &quot;;[.$A28];&quot; = &quot;&quot;&quot;;[.$C28];&quot;&quot;&quot;;&quot;)" office:value-type="string" office:string-value="public final static String M2_P027 = &quot;OIDM2_PASS027&quot;;" calcext:value-type="string">
            <text:p>public final static String M2_P027 = "OIDM2_PASS027";</text:p>
          </table:table-cell>
        </table:table-row>
        <table:table-row table:style-name="ro1">
          <table:table-cell office:value-type="string" calcext:value-type="string">
            <text:p>M2_P028</text:p>
          </table:table-cell>
          <table:table-cell office:value-type="float" office:value="3027" calcext:value-type="float">
            <text:p>3027</text:p>
          </table:table-cell>
          <table:table-cell office:value-type="string" calcext:value-type="string">
            <text:p>OIDM2_PASS028</text:p>
          </table:table-cell>
          <table:table-cell office:value-type="string" calcext:value-type="string">
            <text:p>DE-598589620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0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29];&quot;','&quot;;[.C29];&quot;','&quot;;[.D29];&quot;','&quot;;[.E29];&quot;','&quot;;[.F29];&quot;','&quot;;[.G29];&quot;','&quot;;[.H29];&quot;','&quot;;[.I29];&quot;','&quot;;[.J29];&quot;','&quot;;[.K29];&quot;','&quot;;[.L29];&quot;');&quot;)" office:value-type="string" office:string-value="insert into PASS (ID, OID, PASS_PASSNUMMER, PASS_TYP, PASS_KODE, PASS_GROESSE, PASS_AUGENFARBE, PASS_AUSTELLUNGSDATUM, PASS_GUELTIG_BIS, PASS_BEHOERDE, MANDANT) values ('3027','OIDM2_PASS028','DE-598589620','Reisepass','DE471205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27','OIDM2_PASS028','DE-598589620','Reisepass','DE471205','167','braun','2014-11-02','2020-11-02','M233333','2');</text:p>
          </table:table-cell>
          <table:table-cell table:number-columns-repeated="25"/>
          <table:table-cell table:formula="of:=CONCATENATE(&quot;public final static String &quot;;[.$A29];&quot; = &quot;&quot;&quot;;[.$C29];&quot;&quot;&quot;;&quot;)" office:value-type="string" office:string-value="public final static String M2_P028 = &quot;OIDM2_PASS028&quot;;" calcext:value-type="string">
            <text:p>public final static String M2_P028 = "OIDM2_PASS028";</text:p>
          </table:table-cell>
        </table:table-row>
        <table:table-row table:style-name="ro1">
          <table:table-cell office:value-type="string" calcext:value-type="string">
            <text:p>M2_P029</text:p>
          </table:table-cell>
          <table:table-cell office:value-type="float" office:value="3028" calcext:value-type="float">
            <text:p>3028</text:p>
          </table:table-cell>
          <table:table-cell office:value-type="string" calcext:value-type="string">
            <text:p>OIDM2_PASS029</text:p>
          </table:table-cell>
          <table:table-cell office:value-type="string" calcext:value-type="string">
            <text:p>DE-598589619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0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0];&quot;','&quot;;[.C30];&quot;','&quot;;[.D30];&quot;','&quot;;[.E30];&quot;','&quot;;[.F30];&quot;','&quot;;[.G30];&quot;','&quot;;[.H30];&quot;','&quot;;[.I30];&quot;','&quot;;[.J30];&quot;','&quot;;[.K30];&quot;','&quot;;[.L30];&quot;');&quot;)" office:value-type="string" office:string-value="insert into PASS (ID, OID, PASS_PASSNUMMER, PASS_TYP, PASS_KODE, PASS_GROESSE, PASS_AUGENFARBE, PASS_AUSTELLUNGSDATUM, PASS_GUELTIG_BIS, PASS_BEHOERDE, MANDANT) values ('3028','OIDM2_PASS029','DE-598589619','Reisepass','DE471206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28','OIDM2_PASS029','DE-598589619','Reisepass','DE471206','167','braun','2014-11-02','2020-11-02','M233333','2');</text:p>
          </table:table-cell>
          <table:table-cell table:number-columns-repeated="25"/>
          <table:table-cell table:formula="of:=CONCATENATE(&quot;public final static String &quot;;[.$A30];&quot; = &quot;&quot;&quot;;[.$C30];&quot;&quot;&quot;;&quot;)" office:value-type="string" office:string-value="public final static String M2_P029 = &quot;OIDM2_PASS029&quot;;" calcext:value-type="string">
            <text:p>public final static String M2_P029 = "OIDM2_PASS029";</text:p>
          </table:table-cell>
        </table:table-row>
        <table:table-row table:style-name="ro1">
          <table:table-cell office:value-type="string" calcext:value-type="string">
            <text:p>M2_P030</text:p>
          </table:table-cell>
          <table:table-cell office:value-type="float" office:value="3029" calcext:value-type="float">
            <text:p>3029</text:p>
          </table:table-cell>
          <table:table-cell office:value-type="string" calcext:value-type="string">
            <text:p>OIDM2_PASS030</text:p>
          </table:table-cell>
          <table:table-cell office:value-type="string" calcext:value-type="string">
            <text:p>DE-598589618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07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1];&quot;','&quot;;[.C31];&quot;','&quot;;[.D31];&quot;','&quot;;[.E31];&quot;','&quot;;[.F31];&quot;','&quot;;[.G31];&quot;','&quot;;[.H31];&quot;','&quot;;[.I31];&quot;','&quot;;[.J31];&quot;','&quot;;[.K31];&quot;','&quot;;[.L31];&quot;');&quot;)" office:value-type="string" office:string-value="insert into PASS (ID, OID, PASS_PASSNUMMER, PASS_TYP, PASS_KODE, PASS_GROESSE, PASS_AUGENFARBE, PASS_AUSTELLUNGSDATUM, PASS_GUELTIG_BIS, PASS_BEHOERDE, MANDANT) values ('3029','OIDM2_PASS030','DE-598589618','Reisepass','DE471207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29','OIDM2_PASS030','DE-598589618','Reisepass','DE471207','167','braun','2014-11-02','2020-11-02','M233333','2');</text:p>
          </table:table-cell>
          <table:table-cell table:number-columns-repeated="25"/>
          <table:table-cell table:formula="of:=CONCATENATE(&quot;public final static String &quot;;[.$A31];&quot; = &quot;&quot;&quot;;[.$C31];&quot;&quot;&quot;;&quot;)" office:value-type="string" office:string-value="public final static String M2_P030 = &quot;OIDM2_PASS030&quot;;" calcext:value-type="string">
            <text:p>public final static String M2_P030 = "OIDM2_PASS030";</text:p>
          </table:table-cell>
        </table:table-row>
        <table:table-row table:style-name="ro1">
          <table:table-cell office:value-type="string" calcext:value-type="string">
            <text:p>M2_P031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OIDM2_PASS031</text:p>
          </table:table-cell>
          <table:table-cell office:value-type="string" calcext:value-type="string">
            <text:p>DE-598589617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08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2];&quot;','&quot;;[.C32];&quot;','&quot;;[.D32];&quot;','&quot;;[.E32];&quot;','&quot;;[.F32];&quot;','&quot;;[.G32];&quot;','&quot;;[.H32];&quot;','&quot;;[.I32];&quot;','&quot;;[.J32];&quot;','&quot;;[.K32];&quot;','&quot;;[.L32];&quot;');&quot;)" office:value-type="string" office:string-value="insert into PASS (ID, OID, PASS_PASSNUMMER, PASS_TYP, PASS_KODE, PASS_GROESSE, PASS_AUGENFARBE, PASS_AUSTELLUNGSDATUM, PASS_GUELTIG_BIS, PASS_BEHOERDE, MANDANT) values ('3030','OIDM2_PASS031','DE-598589617','Reisepass','DE471208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30','OIDM2_PASS031','DE-598589617','Reisepass','DE471208','167','braun','2014-11-02','2020-11-02','M233333','2');</text:p>
          </table:table-cell>
          <table:table-cell table:number-columns-repeated="25"/>
          <table:table-cell table:formula="of:=CONCATENATE(&quot;public final static String &quot;;[.$A32];&quot; = &quot;&quot;&quot;;[.$C32];&quot;&quot;&quot;;&quot;)" office:value-type="string" office:string-value="public final static String M2_P031 = &quot;OIDM2_PASS031&quot;;" calcext:value-type="string">
            <text:p>public final static String M2_P031 = "OIDM2_PASS031";</text:p>
          </table:table-cell>
        </table:table-row>
        <table:table-row table:style-name="ro1">
          <table:table-cell office:value-type="string" calcext:value-type="string">
            <text:p>M2_P032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OIDM2_PASS032</text:p>
          </table:table-cell>
          <table:table-cell office:value-type="string" calcext:value-type="string">
            <text:p>DE-598589616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09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3];&quot;','&quot;;[.C33];&quot;','&quot;;[.D33];&quot;','&quot;;[.E33];&quot;','&quot;;[.F33];&quot;','&quot;;[.G33];&quot;','&quot;;[.H33];&quot;','&quot;;[.I33];&quot;','&quot;;[.J33];&quot;','&quot;;[.K33];&quot;','&quot;;[.L33];&quot;');&quot;)" office:value-type="string" office:string-value="insert into PASS (ID, OID, PASS_PASSNUMMER, PASS_TYP, PASS_KODE, PASS_GROESSE, PASS_AUGENFARBE, PASS_AUSTELLUNGSDATUM, PASS_GUELTIG_BIS, PASS_BEHOERDE, MANDANT) values ('3031','OIDM2_PASS032','DE-598589616','Reisepass','DE471209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31','OIDM2_PASS032','DE-598589616','Reisepass','DE471209','167','braun','2014-11-02','2020-11-02','M233333','2');</text:p>
          </table:table-cell>
          <table:table-cell table:number-columns-repeated="25"/>
          <table:table-cell table:formula="of:=CONCATENATE(&quot;public final static String &quot;;[.$A33];&quot; = &quot;&quot;&quot;;[.$C33];&quot;&quot;&quot;;&quot;)" office:value-type="string" office:string-value="public final static String M2_P032 = &quot;OIDM2_PASS032&quot;;" calcext:value-type="string">
            <text:p>public final static String M2_P032 = "OIDM2_PASS032";</text:p>
          </table:table-cell>
        </table:table-row>
        <table:table-row table:style-name="ro1">
          <table:table-cell office:value-type="string" calcext:value-type="string">
            <text:p>M2_P033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OIDM2_PASS033</text:p>
          </table:table-cell>
          <table:table-cell office:value-type="string" calcext:value-type="string">
            <text:p>DE-598589615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10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4];&quot;','&quot;;[.C34];&quot;','&quot;;[.D34];&quot;','&quot;;[.E34];&quot;','&quot;;[.F34];&quot;','&quot;;[.G34];&quot;','&quot;;[.H34];&quot;','&quot;;[.I34];&quot;','&quot;;[.J34];&quot;','&quot;;[.K34];&quot;','&quot;;[.L34];&quot;');&quot;)" office:value-type="string" office:string-value="insert into PASS (ID, OID, PASS_PASSNUMMER, PASS_TYP, PASS_KODE, PASS_GROESSE, PASS_AUGENFARBE, PASS_AUSTELLUNGSDATUM, PASS_GUELTIG_BIS, PASS_BEHOERDE, MANDANT) values ('3032','OIDM2_PASS033','DE-598589615','Reisepass','DE471210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32','OIDM2_PASS033','DE-598589615','Reisepass','DE471210','167','braun','2014-11-02','2020-11-02','M233333','2');</text:p>
          </table:table-cell>
          <table:table-cell table:number-columns-repeated="25"/>
          <table:table-cell table:formula="of:=CONCATENATE(&quot;public final static String &quot;;[.$A34];&quot; = &quot;&quot;&quot;;[.$C34];&quot;&quot;&quot;;&quot;)" office:value-type="string" office:string-value="public final static String M2_P033 = &quot;OIDM2_PASS033&quot;;" calcext:value-type="string">
            <text:p>public final static String M2_P033 = "OIDM2_PASS033";</text:p>
          </table:table-cell>
        </table:table-row>
        <table:table-row table:style-name="ro1">
          <table:table-cell office:value-type="string" calcext:value-type="string">
            <text:p>M2_P034</text:p>
          </table:table-cell>
          <table:table-cell office:value-type="float" office:value="3033" calcext:value-type="float">
            <text:p>3033</text:p>
          </table:table-cell>
          <table:table-cell office:value-type="string" calcext:value-type="string">
            <text:p>OIDM2_PASS034</text:p>
          </table:table-cell>
          <table:table-cell office:value-type="string" calcext:value-type="string">
            <text:p>DE-598589614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11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5];&quot;','&quot;;[.C35];&quot;','&quot;;[.D35];&quot;','&quot;;[.E35];&quot;','&quot;;[.F35];&quot;','&quot;;[.G35];&quot;','&quot;;[.H35];&quot;','&quot;;[.I35];&quot;','&quot;;[.J35];&quot;','&quot;;[.K35];&quot;','&quot;;[.L35];&quot;');&quot;)" office:value-type="string" office:string-value="insert into PASS (ID, OID, PASS_PASSNUMMER, PASS_TYP, PASS_KODE, PASS_GROESSE, PASS_AUGENFARBE, PASS_AUSTELLUNGSDATUM, PASS_GUELTIG_BIS, PASS_BEHOERDE, MANDANT) values ('3033','OIDM2_PASS034','DE-598589614','Reisepass','DE471211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33','OIDM2_PASS034','DE-598589614','Reisepass','DE471211','167','braun','2014-11-02','2020-11-02','M233333','2');</text:p>
          </table:table-cell>
          <table:table-cell table:number-columns-repeated="25"/>
          <table:table-cell table:formula="of:=CONCATENATE(&quot;public final static String &quot;;[.$A35];&quot; = &quot;&quot;&quot;;[.$C35];&quot;&quot;&quot;;&quot;)" office:value-type="string" office:string-value="public final static String M2_P034 = &quot;OIDM2_PASS034&quot;;" calcext:value-type="string">
            <text:p>public final static String M2_P034 = "OIDM2_PASS034";</text:p>
          </table:table-cell>
        </table:table-row>
        <table:table-row table:style-name="ro1">
          <table:table-cell office:value-type="string" calcext:value-type="string">
            <text:p>M2_P035</text:p>
          </table:table-cell>
          <table:table-cell office:value-type="float" office:value="3034" calcext:value-type="float">
            <text:p>3034</text:p>
          </table:table-cell>
          <table:table-cell office:value-type="string" calcext:value-type="string">
            <text:p>OIDM2_PASS035</text:p>
          </table:table-cell>
          <table:table-cell office:value-type="string" calcext:value-type="string">
            <text:p>DE-598589613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12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6];&quot;','&quot;;[.C36];&quot;','&quot;;[.D36];&quot;','&quot;;[.E36];&quot;','&quot;;[.F36];&quot;','&quot;;[.G36];&quot;','&quot;;[.H36];&quot;','&quot;;[.I36];&quot;','&quot;;[.J36];&quot;','&quot;;[.K36];&quot;','&quot;;[.L36];&quot;');&quot;)" office:value-type="string" office:string-value="insert into PASS (ID, OID, PASS_PASSNUMMER, PASS_TYP, PASS_KODE, PASS_GROESSE, PASS_AUGENFARBE, PASS_AUSTELLUNGSDATUM, PASS_GUELTIG_BIS, PASS_BEHOERDE, MANDANT) values ('3034','OIDM2_PASS035','DE-598589613','Reisepass','DE471212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34','OIDM2_PASS035','DE-598589613','Reisepass','DE471212','167','braun','2014-11-02','2020-11-02','M233333','2');</text:p>
          </table:table-cell>
          <table:table-cell table:number-columns-repeated="25"/>
          <table:table-cell table:formula="of:=CONCATENATE(&quot;public final static String &quot;;[.$A36];&quot; = &quot;&quot;&quot;;[.$C36];&quot;&quot;&quot;;&quot;)" office:value-type="string" office:string-value="public final static String M2_P035 = &quot;OIDM2_PASS035&quot;;" calcext:value-type="string">
            <text:p>public final static String M2_P035 = "OIDM2_PASS035";</text:p>
          </table:table-cell>
        </table:table-row>
        <table:table-row table:style-name="ro1">
          <table:table-cell office:value-type="string" calcext:value-type="string">
            <text:p>M2_P036</text:p>
          </table:table-cell>
          <table:table-cell office:value-type="float" office:value="3035" calcext:value-type="float">
            <text:p>3035</text:p>
          </table:table-cell>
          <table:table-cell office:value-type="string" calcext:value-type="string">
            <text:p>OIDM2_PASS036</text:p>
          </table:table-cell>
          <table:table-cell office:value-type="string" calcext:value-type="string">
            <text:p>DE-598589612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13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7];&quot;','&quot;;[.C37];&quot;','&quot;;[.D37];&quot;','&quot;;[.E37];&quot;','&quot;;[.F37];&quot;','&quot;;[.G37];&quot;','&quot;;[.H37];&quot;','&quot;;[.I37];&quot;','&quot;;[.J37];&quot;','&quot;;[.K37];&quot;','&quot;;[.L37];&quot;');&quot;)" office:value-type="string" office:string-value="insert into PASS (ID, OID, PASS_PASSNUMMER, PASS_TYP, PASS_KODE, PASS_GROESSE, PASS_AUGENFARBE, PASS_AUSTELLUNGSDATUM, PASS_GUELTIG_BIS, PASS_BEHOERDE, MANDANT) values ('3035','OIDM2_PASS036','DE-598589612','Reisepass','DE471213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35','OIDM2_PASS036','DE-598589612','Reisepass','DE471213','167','braun','2014-11-02','2020-11-02','M233333','2');</text:p>
          </table:table-cell>
          <table:table-cell table:number-columns-repeated="25"/>
          <table:table-cell table:formula="of:=CONCATENATE(&quot;public final static String &quot;;[.$A37];&quot; = &quot;&quot;&quot;;[.$C37];&quot;&quot;&quot;;&quot;)" office:value-type="string" office:string-value="public final static String M2_P036 = &quot;OIDM2_PASS036&quot;;" calcext:value-type="string">
            <text:p>public final static String M2_P036 = "OIDM2_PASS036";</text:p>
          </table:table-cell>
        </table:table-row>
        <table:table-row table:style-name="ro1">
          <table:table-cell office:value-type="string" calcext:value-type="string">
            <text:p>M2_P037</text:p>
          </table:table-cell>
          <table:table-cell office:value-type="float" office:value="3036" calcext:value-type="float">
            <text:p>3036</text:p>
          </table:table-cell>
          <table:table-cell office:value-type="string" calcext:value-type="string">
            <text:p>OIDM2_PASS037</text:p>
          </table:table-cell>
          <table:table-cell office:value-type="string" calcext:value-type="string">
            <text:p>DE-598589611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14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8];&quot;','&quot;;[.C38];&quot;','&quot;;[.D38];&quot;','&quot;;[.E38];&quot;','&quot;;[.F38];&quot;','&quot;;[.G38];&quot;','&quot;;[.H38];&quot;','&quot;;[.I38];&quot;','&quot;;[.J38];&quot;','&quot;;[.K38];&quot;','&quot;;[.L38];&quot;');&quot;)" office:value-type="string" office:string-value="insert into PASS (ID, OID, PASS_PASSNUMMER, PASS_TYP, PASS_KODE, PASS_GROESSE, PASS_AUGENFARBE, PASS_AUSTELLUNGSDATUM, PASS_GUELTIG_BIS, PASS_BEHOERDE, MANDANT) values ('3036','OIDM2_PASS037','DE-598589611','Reisepass','DE471214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36','OIDM2_PASS037','DE-598589611','Reisepass','DE471214','167','braun','2014-11-02','2020-11-02','M233333','2');</text:p>
          </table:table-cell>
          <table:table-cell table:number-columns-repeated="25"/>
          <table:table-cell table:formula="of:=CONCATENATE(&quot;public final static String &quot;;[.$A38];&quot; = &quot;&quot;&quot;;[.$C38];&quot;&quot;&quot;;&quot;)" office:value-type="string" office:string-value="public final static String M2_P037 = &quot;OIDM2_PASS037&quot;;" calcext:value-type="string">
            <text:p>public final static String M2_P037 = "OIDM2_PASS037";</text:p>
          </table:table-cell>
        </table:table-row>
        <table:table-row table:style-name="ro1">
          <table:table-cell office:value-type="string" calcext:value-type="string">
            <text:p>M2_P038</text:p>
          </table:table-cell>
          <table:table-cell office:value-type="float" office:value="3037" calcext:value-type="float">
            <text:p>3037</text:p>
          </table:table-cell>
          <table:table-cell office:value-type="string" calcext:value-type="string">
            <text:p>OIDM2_PASS038</text:p>
          </table:table-cell>
          <table:table-cell office:value-type="string" calcext:value-type="string">
            <text:p>DE-598589610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1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39];&quot;','&quot;;[.C39];&quot;','&quot;;[.D39];&quot;','&quot;;[.E39];&quot;','&quot;;[.F39];&quot;','&quot;;[.G39];&quot;','&quot;;[.H39];&quot;','&quot;;[.I39];&quot;','&quot;;[.J39];&quot;','&quot;;[.K39];&quot;','&quot;;[.L39];&quot;');&quot;)" office:value-type="string" office:string-value="insert into PASS (ID, OID, PASS_PASSNUMMER, PASS_TYP, PASS_KODE, PASS_GROESSE, PASS_AUGENFARBE, PASS_AUSTELLUNGSDATUM, PASS_GUELTIG_BIS, PASS_BEHOERDE, MANDANT) values ('3037','OIDM2_PASS038','DE-598589610','Reisepass','DE471215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37','OIDM2_PASS038','DE-598589610','Reisepass','DE471215','167','braun','2014-11-02','2020-11-02','M233333','2');</text:p>
          </table:table-cell>
          <table:table-cell table:number-columns-repeated="25"/>
          <table:table-cell table:formula="of:=CONCATENATE(&quot;public final static String &quot;;[.$A39];&quot; = &quot;&quot;&quot;;[.$C39];&quot;&quot;&quot;;&quot;)" office:value-type="string" office:string-value="public final static String M2_P038 = &quot;OIDM2_PASS038&quot;;" calcext:value-type="string">
            <text:p>public final static String M2_P038 = "OIDM2_PASS038";</text:p>
          </table:table-cell>
        </table:table-row>
        <table:table-row table:style-name="ro1">
          <table:table-cell office:value-type="string" calcext:value-type="string">
            <text:p>M2_P039</text:p>
          </table:table-cell>
          <table:table-cell office:value-type="float" office:value="3038" calcext:value-type="float">
            <text:p>3038</text:p>
          </table:table-cell>
          <table:table-cell office:value-type="string" calcext:value-type="string">
            <text:p>OIDM2_PASS039</text:p>
          </table:table-cell>
          <table:table-cell office:value-type="string" calcext:value-type="string">
            <text:p>DE-598589609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1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0];&quot;','&quot;;[.C40];&quot;','&quot;;[.D40];&quot;','&quot;;[.E40];&quot;','&quot;;[.F40];&quot;','&quot;;[.G40];&quot;','&quot;;[.H40];&quot;','&quot;;[.I40];&quot;','&quot;;[.J40];&quot;','&quot;;[.K40];&quot;','&quot;;[.L40];&quot;');&quot;)" office:value-type="string" office:string-value="insert into PASS (ID, OID, PASS_PASSNUMMER, PASS_TYP, PASS_KODE, PASS_GROESSE, PASS_AUGENFARBE, PASS_AUSTELLUNGSDATUM, PASS_GUELTIG_BIS, PASS_BEHOERDE, MANDANT) values ('3038','OIDM2_PASS039','DE-598589609','Reisepass','DE471216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38','OIDM2_PASS039','DE-598589609','Reisepass','DE471216','167','braun','2014-11-02','2020-11-02','M233333','2');</text:p>
          </table:table-cell>
          <table:table-cell table:number-columns-repeated="25"/>
          <table:table-cell table:formula="of:=CONCATENATE(&quot;public final static String &quot;;[.$A40];&quot; = &quot;&quot;&quot;;[.$C40];&quot;&quot;&quot;;&quot;)" office:value-type="string" office:string-value="public final static String M2_P039 = &quot;OIDM2_PASS039&quot;;" calcext:value-type="string">
            <text:p>public final static String M2_P039 = "OIDM2_PASS039";</text:p>
          </table:table-cell>
        </table:table-row>
        <table:table-row table:style-name="ro1">
          <table:table-cell office:value-type="string" calcext:value-type="string">
            <text:p>M2_P040</text:p>
          </table:table-cell>
          <table:table-cell office:value-type="float" office:value="3039" calcext:value-type="float">
            <text:p>3039</text:p>
          </table:table-cell>
          <table:table-cell office:value-type="string" calcext:value-type="string">
            <text:p>OIDM2_PASS040</text:p>
          </table:table-cell>
          <table:table-cell office:value-type="string" calcext:value-type="string">
            <text:p>DE-598589608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17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1];&quot;','&quot;;[.C41];&quot;','&quot;;[.D41];&quot;','&quot;;[.E41];&quot;','&quot;;[.F41];&quot;','&quot;;[.G41];&quot;','&quot;;[.H41];&quot;','&quot;;[.I41];&quot;','&quot;;[.J41];&quot;','&quot;;[.K41];&quot;','&quot;;[.L41];&quot;');&quot;)" office:value-type="string" office:string-value="insert into PASS (ID, OID, PASS_PASSNUMMER, PASS_TYP, PASS_KODE, PASS_GROESSE, PASS_AUGENFARBE, PASS_AUSTELLUNGSDATUM, PASS_GUELTIG_BIS, PASS_BEHOERDE, MANDANT) values ('3039','OIDM2_PASS040','DE-598589608','Reisepass','DE471217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39','OIDM2_PASS040','DE-598589608','Reisepass','DE471217','167','braun','2014-11-02','2020-11-02','M233333','2');</text:p>
          </table:table-cell>
          <table:table-cell table:number-columns-repeated="25"/>
          <table:table-cell table:formula="of:=CONCATENATE(&quot;public final static String &quot;;[.$A41];&quot; = &quot;&quot;&quot;;[.$C41];&quot;&quot;&quot;;&quot;)" office:value-type="string" office:string-value="public final static String M2_P040 = &quot;OIDM2_PASS040&quot;;" calcext:value-type="string">
            <text:p>public final static String M2_P040 = "OIDM2_PASS040";</text:p>
          </table:table-cell>
        </table:table-row>
        <table:table-row table:style-name="ro1">
          <table:table-cell office:value-type="string" calcext:value-type="string">
            <text:p>M2_P041</text:p>
          </table:table-cell>
          <table:table-cell office:value-type="float" office:value="3040" calcext:value-type="float">
            <text:p>3040</text:p>
          </table:table-cell>
          <table:table-cell office:value-type="string" calcext:value-type="string">
            <text:p>OIDM2_PASS041</text:p>
          </table:table-cell>
          <table:table-cell office:value-type="string" calcext:value-type="string">
            <text:p>DE-598589607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18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2];&quot;','&quot;;[.C42];&quot;','&quot;;[.D42];&quot;','&quot;;[.E42];&quot;','&quot;;[.F42];&quot;','&quot;;[.G42];&quot;','&quot;;[.H42];&quot;','&quot;;[.I42];&quot;','&quot;;[.J42];&quot;','&quot;;[.K42];&quot;','&quot;;[.L42];&quot;');&quot;)" office:value-type="string" office:string-value="insert into PASS (ID, OID, PASS_PASSNUMMER, PASS_TYP, PASS_KODE, PASS_GROESSE, PASS_AUGENFARBE, PASS_AUSTELLUNGSDATUM, PASS_GUELTIG_BIS, PASS_BEHOERDE, MANDANT) values ('3040','OIDM2_PASS041','DE-598589607','Reisepass','DE471218','167','braun','2014-11-02','2020-11-02','M233333','2');" calcext:value-type="string">
            <text:p>insert into PASS (ID, OID, PASS_PASSNUMMER, PASS_TYP, PASS_KODE, PASS_GROESSE, PASS_AUGENFARBE, PASS_AUSTELLUNGSDATUM, PASS_GUELTIG_BIS, PASS_BEHOERDE, MANDANT) values ('3040','OIDM2_PASS041','DE-598589607','Reisepass','DE471218','167','braun','2014-11-02','2020-11-02','M233333','2');</text:p>
          </table:table-cell>
          <table:table-cell table:number-columns-repeated="25"/>
          <table:table-cell table:formula="of:=CONCATENATE(&quot;public final static String &quot;;[.$A42];&quot; = &quot;&quot;&quot;;[.$C42];&quot;&quot;&quot;;&quot;)" office:value-type="string" office:string-value="public final static String M2_P041 = &quot;OIDM2_PASS041&quot;;" calcext:value-type="string">
            <text:p>public final static String M2_P041 = "OIDM2_PASS041";</text:p>
          </table:table-cell>
        </table:table-row>
        <table:table-row table:style-name="ro1">
          <table:table-cell office:value-type="string" calcext:value-type="string">
            <text:p>M3_P001</text:p>
          </table:table-cell>
          <table:table-cell office:value-type="float" office:value="3041" calcext:value-type="float">
            <text:p>3041</text:p>
          </table:table-cell>
          <table:table-cell office:value-type="string" calcext:value-type="string">
            <text:p>OIDM3_PASS009</text:p>
          </table:table-cell>
          <table:table-cell office:value-type="string" calcext:value-type="string">
            <text:p>DE-598589639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19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3];&quot;','&quot;;[.C43];&quot;','&quot;;[.D43];&quot;','&quot;;[.E43];&quot;','&quot;;[.F43];&quot;','&quot;;[.G43];&quot;','&quot;;[.H43];&quot;','&quot;;[.I43];&quot;','&quot;;[.J43];&quot;','&quot;;[.K43];&quot;','&quot;;[.L43];&quot;');&quot;)" office:value-type="string" office:string-value="insert into PASS (ID, OID, PASS_PASSNUMMER, PASS_TYP, PASS_KODE, PASS_GROESSE, PASS_AUGENFARBE, PASS_AUSTELLUNGSDATUM, PASS_GUELTIG_BIS, PASS_BEHOERDE, MANDANT) values ('3041','OIDM3_PASS009','DE-598589639','Reisepass','DE471219','167','braun','2014-11-02','2020-11-02','M233333','3');" calcext:value-type="string">
            <text:p>insert into PASS (ID, OID, PASS_PASSNUMMER, PASS_TYP, PASS_KODE, PASS_GROESSE, PASS_AUGENFARBE, PASS_AUSTELLUNGSDATUM, PASS_GUELTIG_BIS, PASS_BEHOERDE, MANDANT) values ('3041','OIDM3_PASS009','DE-598589639','Reisepass','DE471219','167','braun','2014-11-02','2020-11-02','M233333','3');</text:p>
          </table:table-cell>
          <table:table-cell table:number-columns-repeated="25"/>
          <table:table-cell table:formula="of:=CONCATENATE(&quot;public final static String &quot;;[.$A43];&quot; = &quot;&quot;&quot;;[.$C43];&quot;&quot;&quot;;&quot;)" office:value-type="string" office:string-value="public final static String M3_P001 = &quot;OIDM3_PASS009&quot;;" calcext:value-type="string">
            <text:p>public final static String M3_P001 = "OIDM3_PASS009";</text:p>
          </table:table-cell>
        </table:table-row>
        <table:table-row table:style-name="ro1">
          <table:table-cell office:value-type="string" calcext:value-type="string">
            <text:p>M3_P002</text:p>
          </table:table-cell>
          <table:table-cell office:value-type="float" office:value="3042" calcext:value-type="float">
            <text:p>3042</text:p>
          </table:table-cell>
          <table:table-cell office:value-type="string" calcext:value-type="string">
            <text:p>OIDM3_PASS010</text:p>
          </table:table-cell>
          <table:table-cell office:value-type="string" calcext:value-type="string">
            <text:p>DE-598589638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20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4];&quot;','&quot;;[.C44];&quot;','&quot;;[.D44];&quot;','&quot;;[.E44];&quot;','&quot;;[.F44];&quot;','&quot;;[.G44];&quot;','&quot;;[.H44];&quot;','&quot;;[.I44];&quot;','&quot;;[.J44];&quot;','&quot;;[.K44];&quot;','&quot;;[.L44];&quot;');&quot;)" office:value-type="string" office:string-value="insert into PASS (ID, OID, PASS_PASSNUMMER, PASS_TYP, PASS_KODE, PASS_GROESSE, PASS_AUGENFARBE, PASS_AUSTELLUNGSDATUM, PASS_GUELTIG_BIS, PASS_BEHOERDE, MANDANT) values ('3042','OIDM3_PASS010','DE-598589638','Reisepass','DE471220','167','braun','2014-11-02','2020-11-02','M233333','3');" calcext:value-type="string">
            <text:p>insert into PASS (ID, OID, PASS_PASSNUMMER, PASS_TYP, PASS_KODE, PASS_GROESSE, PASS_AUGENFARBE, PASS_AUSTELLUNGSDATUM, PASS_GUELTIG_BIS, PASS_BEHOERDE, MANDANT) values ('3042','OIDM3_PASS010','DE-598589638','Reisepass','DE471220','167','braun','2014-11-02','2020-11-02','M233333','3');</text:p>
          </table:table-cell>
          <table:table-cell table:number-columns-repeated="25"/>
          <table:table-cell table:formula="of:=CONCATENATE(&quot;public final static String &quot;;[.$A44];&quot; = &quot;&quot;&quot;;[.$C44];&quot;&quot;&quot;;&quot;)" office:value-type="string" office:string-value="public final static String M3_P002 = &quot;OIDM3_PASS010&quot;;" calcext:value-type="string">
            <text:p>public final static String M3_P002 = "OIDM3_PASS010";</text:p>
          </table:table-cell>
        </table:table-row>
        <table:table-row table:style-name="ro1">
          <table:table-cell office:value-type="string" calcext:value-type="string">
            <text:p>M3_P003</text:p>
          </table:table-cell>
          <table:table-cell office:value-type="float" office:value="3043" calcext:value-type="float">
            <text:p>3043</text:p>
          </table:table-cell>
          <table:table-cell office:value-type="string" calcext:value-type="string">
            <text:p>OIDM3_PASS011</text:p>
          </table:table-cell>
          <table:table-cell office:value-type="string" calcext:value-type="string">
            <text:p>DE-598589637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21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5];&quot;','&quot;;[.C45];&quot;','&quot;;[.D45];&quot;','&quot;;[.E45];&quot;','&quot;;[.F45];&quot;','&quot;;[.G45];&quot;','&quot;;[.H45];&quot;','&quot;;[.I45];&quot;','&quot;;[.J45];&quot;','&quot;;[.K45];&quot;','&quot;;[.L45];&quot;');&quot;)" office:value-type="string" office:string-value="insert into PASS (ID, OID, PASS_PASSNUMMER, PASS_TYP, PASS_KODE, PASS_GROESSE, PASS_AUGENFARBE, PASS_AUSTELLUNGSDATUM, PASS_GUELTIG_BIS, PASS_BEHOERDE, MANDANT) values ('3043','OIDM3_PASS011','DE-598589637','Reisepass','DE471221','167','braun','2014-11-02','2020-11-02','M233333','3');" calcext:value-type="string">
            <text:p>insert into PASS (ID, OID, PASS_PASSNUMMER, PASS_TYP, PASS_KODE, PASS_GROESSE, PASS_AUGENFARBE, PASS_AUSTELLUNGSDATUM, PASS_GUELTIG_BIS, PASS_BEHOERDE, MANDANT) values ('3043','OIDM3_PASS011','DE-598589637','Reisepass','DE471221','167','braun','2014-11-02','2020-11-02','M233333','3');</text:p>
          </table:table-cell>
          <table:table-cell table:number-columns-repeated="25"/>
          <table:table-cell table:formula="of:=CONCATENATE(&quot;public final static String &quot;;[.$A45];&quot; = &quot;&quot;&quot;;[.$C45];&quot;&quot;&quot;;&quot;)" office:value-type="string" office:string-value="public final static String M3_P003 = &quot;OIDM3_PASS011&quot;;" calcext:value-type="string">
            <text:p>public final static String M3_P003 = "OIDM3_PASS011";</text:p>
          </table:table-cell>
        </table:table-row>
        <table:table-row table:style-name="ro1">
          <table:table-cell office:value-type="string" calcext:value-type="string">
            <text:p>M3_P004</text:p>
          </table:table-cell>
          <table:table-cell office:value-type="float" office:value="3044" calcext:value-type="float">
            <text:p>3044</text:p>
          </table:table-cell>
          <table:table-cell office:value-type="string" calcext:value-type="string">
            <text:p>OIDM3_PASS012</text:p>
          </table:table-cell>
          <table:table-cell office:value-type="string" calcext:value-type="string">
            <text:p>DE-598589636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22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6];&quot;','&quot;;[.C46];&quot;','&quot;;[.D46];&quot;','&quot;;[.E46];&quot;','&quot;;[.F46];&quot;','&quot;;[.G46];&quot;','&quot;;[.H46];&quot;','&quot;;[.I46];&quot;','&quot;;[.J46];&quot;','&quot;;[.K46];&quot;','&quot;;[.L46];&quot;');&quot;)" office:value-type="string" office:string-value="insert into PASS (ID, OID, PASS_PASSNUMMER, PASS_TYP, PASS_KODE, PASS_GROESSE, PASS_AUGENFARBE, PASS_AUSTELLUNGSDATUM, PASS_GUELTIG_BIS, PASS_BEHOERDE, MANDANT) values ('3044','OIDM3_PASS012','DE-598589636','Reisepass','DE471222','167','braun','2014-11-02','2020-11-02','M233333','3');" calcext:value-type="string">
            <text:p>insert into PASS (ID, OID, PASS_PASSNUMMER, PASS_TYP, PASS_KODE, PASS_GROESSE, PASS_AUGENFARBE, PASS_AUSTELLUNGSDATUM, PASS_GUELTIG_BIS, PASS_BEHOERDE, MANDANT) values ('3044','OIDM3_PASS012','DE-598589636','Reisepass','DE471222','167','braun','2014-11-02','2020-11-02','M233333','3');</text:p>
          </table:table-cell>
          <table:table-cell table:number-columns-repeated="25"/>
          <table:table-cell table:formula="of:=CONCATENATE(&quot;public final static String &quot;;[.$A46];&quot; = &quot;&quot;&quot;;[.$C46];&quot;&quot;&quot;;&quot;)" office:value-type="string" office:string-value="public final static String M3_P004 = &quot;OIDM3_PASS012&quot;;" calcext:value-type="string">
            <text:p>public final static String M3_P004 = "OIDM3_PASS012";</text:p>
          </table:table-cell>
        </table:table-row>
        <table:table-row table:style-name="ro1">
          <table:table-cell office:value-type="string" calcext:value-type="string">
            <text:p>M3_P005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OIDM3_PASS013</text:p>
          </table:table-cell>
          <table:table-cell office:value-type="string" calcext:value-type="string">
            <text:p>DE-598589635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23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7];&quot;','&quot;;[.C47];&quot;','&quot;;[.D47];&quot;','&quot;;[.E47];&quot;','&quot;;[.F47];&quot;','&quot;;[.G47];&quot;','&quot;;[.H47];&quot;','&quot;;[.I47];&quot;','&quot;;[.J47];&quot;','&quot;;[.K47];&quot;','&quot;;[.L47];&quot;');&quot;)" office:value-type="string" office:string-value="insert into PASS (ID, OID, PASS_PASSNUMMER, PASS_TYP, PASS_KODE, PASS_GROESSE, PASS_AUGENFARBE, PASS_AUSTELLUNGSDATUM, PASS_GUELTIG_BIS, PASS_BEHOERDE, MANDANT) values ('3045','OIDM3_PASS013','DE-598589635','Reisepass','DE471223','167','braun','2014-11-02','2020-11-02','M233333','3');" calcext:value-type="string">
            <text:p>insert into PASS (ID, OID, PASS_PASSNUMMER, PASS_TYP, PASS_KODE, PASS_GROESSE, PASS_AUGENFARBE, PASS_AUSTELLUNGSDATUM, PASS_GUELTIG_BIS, PASS_BEHOERDE, MANDANT) values ('3045','OIDM3_PASS013','DE-598589635','Reisepass','DE471223','167','braun','2014-11-02','2020-11-02','M233333','3');</text:p>
          </table:table-cell>
          <table:table-cell table:number-columns-repeated="25"/>
          <table:table-cell table:formula="of:=CONCATENATE(&quot;public final static String &quot;;[.$A47];&quot; = &quot;&quot;&quot;;[.$C47];&quot;&quot;&quot;;&quot;)" office:value-type="string" office:string-value="public final static String M3_P005 = &quot;OIDM3_PASS013&quot;;" calcext:value-type="string">
            <text:p>public final static String M3_P005 = "OIDM3_PASS013";</text:p>
          </table:table-cell>
        </table:table-row>
        <table:table-row table:style-name="ro1">
          <table:table-cell office:value-type="string" calcext:value-type="string">
            <text:p>M3_P006</text:p>
          </table:table-cell>
          <table:table-cell office:value-type="float" office:value="3046" calcext:value-type="float">
            <text:p>3046</text:p>
          </table:table-cell>
          <table:table-cell office:value-type="string" calcext:value-type="string">
            <text:p>OIDM3_PASS014</text:p>
          </table:table-cell>
          <table:table-cell office:value-type="string" calcext:value-type="string">
            <text:p>DE-598589634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24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8];&quot;','&quot;;[.C48];&quot;','&quot;;[.D48];&quot;','&quot;;[.E48];&quot;','&quot;;[.F48];&quot;','&quot;;[.G48];&quot;','&quot;;[.H48];&quot;','&quot;;[.I48];&quot;','&quot;;[.J48];&quot;','&quot;;[.K48];&quot;','&quot;;[.L48];&quot;');&quot;)" office:value-type="string" office:string-value="insert into PASS (ID, OID, PASS_PASSNUMMER, PASS_TYP, PASS_KODE, PASS_GROESSE, PASS_AUGENFARBE, PASS_AUSTELLUNGSDATUM, PASS_GUELTIG_BIS, PASS_BEHOERDE, MANDANT) values ('3046','OIDM3_PASS014','DE-598589634','Reisepass','DE471224','167','braun','2014-11-02','2020-11-02','M233333','3');" calcext:value-type="string">
            <text:p>insert into PASS (ID, OID, PASS_PASSNUMMER, PASS_TYP, PASS_KODE, PASS_GROESSE, PASS_AUGENFARBE, PASS_AUSTELLUNGSDATUM, PASS_GUELTIG_BIS, PASS_BEHOERDE, MANDANT) values ('3046','OIDM3_PASS014','DE-598589634','Reisepass','DE471224','167','braun','2014-11-02','2020-11-02','M233333','3');</text:p>
          </table:table-cell>
          <table:table-cell table:number-columns-repeated="25"/>
          <table:table-cell table:formula="of:=CONCATENATE(&quot;public final static String &quot;;[.$A48];&quot; = &quot;&quot;&quot;;[.$C48];&quot;&quot;&quot;;&quot;)" office:value-type="string" office:string-value="public final static String M3_P006 = &quot;OIDM3_PASS014&quot;;" calcext:value-type="string">
            <text:p>public final static String M3_P006 = "OIDM3_PASS014";</text:p>
          </table:table-cell>
        </table:table-row>
        <table:table-row table:style-name="ro1">
          <table:table-cell office:value-type="string" calcext:value-type="string">
            <text:p>M3_P007</text:p>
          </table:table-cell>
          <table:table-cell office:value-type="float" office:value="3047" calcext:value-type="float">
            <text:p>3047</text:p>
          </table:table-cell>
          <table:table-cell office:value-type="string" calcext:value-type="string">
            <text:p>OIDM3_PASS015</text:p>
          </table:table-cell>
          <table:table-cell office:value-type="string" calcext:value-type="string">
            <text:p>DE-598589633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2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49];&quot;','&quot;;[.C49];&quot;','&quot;;[.D49];&quot;','&quot;;[.E49];&quot;','&quot;;[.F49];&quot;','&quot;;[.G49];&quot;','&quot;;[.H49];&quot;','&quot;;[.I49];&quot;','&quot;;[.J49];&quot;','&quot;;[.K49];&quot;','&quot;;[.L49];&quot;');&quot;)" office:value-type="string" office:string-value="insert into PASS (ID, OID, PASS_PASSNUMMER, PASS_TYP, PASS_KODE, PASS_GROESSE, PASS_AUGENFARBE, PASS_AUSTELLUNGSDATUM, PASS_GUELTIG_BIS, PASS_BEHOERDE, MANDANT) values ('3047','OIDM3_PASS015','DE-598589633','Reisepass','DE471225','167','braun','2014-11-02','2020-11-02','M233333','3');" calcext:value-type="string">
            <text:p>insert into PASS (ID, OID, PASS_PASSNUMMER, PASS_TYP, PASS_KODE, PASS_GROESSE, PASS_AUGENFARBE, PASS_AUSTELLUNGSDATUM, PASS_GUELTIG_BIS, PASS_BEHOERDE, MANDANT) values ('3047','OIDM3_PASS015','DE-598589633','Reisepass','DE471225','167','braun','2014-11-02','2020-11-02','M233333','3');</text:p>
          </table:table-cell>
          <table:table-cell table:number-columns-repeated="25"/>
          <table:table-cell table:formula="of:=CONCATENATE(&quot;public final static String &quot;;[.$A49];&quot; = &quot;&quot;&quot;;[.$C49];&quot;&quot;&quot;;&quot;)" office:value-type="string" office:string-value="public final static String M3_P007 = &quot;OIDM3_PASS015&quot;;" calcext:value-type="string">
            <text:p>public final static String M3_P007 = "OIDM3_PASS015";</text:p>
          </table:table-cell>
        </table:table-row>
        <table:table-row table:style-name="ro1">
          <table:table-cell office:value-type="string" calcext:value-type="string">
            <text:p>M3_P008</text:p>
          </table:table-cell>
          <table:table-cell office:value-type="float" office:value="3048" calcext:value-type="float">
            <text:p>3048</text:p>
          </table:table-cell>
          <table:table-cell office:value-type="string" calcext:value-type="string">
            <text:p>OIDM3_PASS016</text:p>
          </table:table-cell>
          <table:table-cell office:value-type="string" calcext:value-type="string">
            <text:p>DE-598589632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26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0];&quot;','&quot;;[.C50];&quot;','&quot;;[.D50];&quot;','&quot;;[.E50];&quot;','&quot;;[.F50];&quot;','&quot;;[.G50];&quot;','&quot;;[.H50];&quot;','&quot;;[.I50];&quot;','&quot;;[.J50];&quot;','&quot;;[.K50];&quot;','&quot;;[.L50];&quot;');&quot;)" office:value-type="string" office:string-value="insert into PASS (ID, OID, PASS_PASSNUMMER, PASS_TYP, PASS_KODE, PASS_GROESSE, PASS_AUGENFARBE, PASS_AUSTELLUNGSDATUM, PASS_GUELTIG_BIS, PASS_BEHOERDE, MANDANT) values ('3048','OIDM3_PASS016','DE-598589632','Reisepass','DE471226','167','braun','2014-11-02','2020-11-02','M233333','3');" calcext:value-type="string">
            <text:p>insert into PASS (ID, OID, PASS_PASSNUMMER, PASS_TYP, PASS_KODE, PASS_GROESSE, PASS_AUGENFARBE, PASS_AUSTELLUNGSDATUM, PASS_GUELTIG_BIS, PASS_BEHOERDE, MANDANT) values ('3048','OIDM3_PASS016','DE-598589632','Reisepass','DE471226','167','braun','2014-11-02','2020-11-02','M233333','3');</text:p>
          </table:table-cell>
          <table:table-cell table:number-columns-repeated="25"/>
          <table:table-cell table:formula="of:=CONCATENATE(&quot;public final static String &quot;;[.$A50];&quot; = &quot;&quot;&quot;;[.$C50];&quot;&quot;&quot;;&quot;)" office:value-type="string" office:string-value="public final static String M3_P008 = &quot;OIDM3_PASS016&quot;;" calcext:value-type="string">
            <text:p>public final static String M3_P008 = "OIDM3_PASS016";</text:p>
          </table:table-cell>
        </table:table-row>
        <table:table-row table:style-name="ro1">
          <table:table-cell office:value-type="string" calcext:value-type="string">
            <text:p>M3_P009</text:p>
          </table:table-cell>
          <table:table-cell office:value-type="float" office:value="3049" calcext:value-type="float">
            <text:p>3049</text:p>
          </table:table-cell>
          <table:table-cell office:value-type="string" calcext:value-type="string">
            <text:p>OIDM3_PASS017</text:p>
          </table:table-cell>
          <table:table-cell office:value-type="string" calcext:value-type="string">
            <text:p>DE-598589631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27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1];&quot;','&quot;;[.C51];&quot;','&quot;;[.D51];&quot;','&quot;;[.E51];&quot;','&quot;;[.F51];&quot;','&quot;;[.G51];&quot;','&quot;;[.H51];&quot;','&quot;;[.I51];&quot;','&quot;;[.J51];&quot;','&quot;;[.K51];&quot;','&quot;;[.L51];&quot;');&quot;)" office:value-type="string" office:string-value="insert into PASS (ID, OID, PASS_PASSNUMMER, PASS_TYP, PASS_KODE, PASS_GROESSE, PASS_AUGENFARBE, PASS_AUSTELLUNGSDATUM, PASS_GUELTIG_BIS, PASS_BEHOERDE, MANDANT) values ('3049','OIDM3_PASS017','DE-598589631','Reisepass','DE471227','167','braun','2014-11-02','2020-11-02','M233333','3');" calcext:value-type="string">
            <text:p>insert into PASS (ID, OID, PASS_PASSNUMMER, PASS_TYP, PASS_KODE, PASS_GROESSE, PASS_AUGENFARBE, PASS_AUSTELLUNGSDATUM, PASS_GUELTIG_BIS, PASS_BEHOERDE, MANDANT) values ('3049','OIDM3_PASS017','DE-598589631','Reisepass','DE471227','167','braun','2014-11-02','2020-11-02','M233333','3');</text:p>
          </table:table-cell>
          <table:table-cell table:number-columns-repeated="25"/>
          <table:table-cell table:formula="of:=CONCATENATE(&quot;public final static String &quot;;[.$A51];&quot; = &quot;&quot;&quot;;[.$C51];&quot;&quot;&quot;;&quot;)" office:value-type="string" office:string-value="public final static String M3_P009 = &quot;OIDM3_PASS017&quot;;" calcext:value-type="string">
            <text:p>public final static String M3_P009 = "OIDM3_PASS017";</text:p>
          </table:table-cell>
        </table:table-row>
        <table:table-row table:style-name="ro1">
          <table:table-cell office:value-type="string" calcext:value-type="string">
            <text:p>M3_P010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M2_PASS018</text:p>
          </table:table-cell>
          <table:table-cell office:value-type="string" calcext:value-type="string">
            <text:p>DE-598589630</text:p>
          </table:table-cell>
          <table:table-cell office:value-type="string" calcext:value-type="string">
            <text:p>Reisepass</text:p>
          </table:table-cell>
          <table:table-cell office:value-type="string" calcext:value-type="string">
            <text:p>DE471228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2014-11-02</text:p>
          </table:table-cell>
          <table:table-cell office:value-type="string" calcext:value-type="string">
            <text:p>2020-11-02</text:p>
          </table:table-cell>
          <table:table-cell office:value-type="string" calcext:value-type="string">
            <text:p>M23333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CONCATENATE(&quot;insert into PASS (ID, OID, &quot;;[.D$1];&quot;, &quot;;[.E$1];&quot;, &quot;;[.F$1];&quot;, &quot;;[.G$1];&quot;, &quot;;[.H$1];&quot;, &quot;;[.I$1];&quot;, &quot;;[.J$1];&quot;, &quot;;[.K$1];&quot;, MANDANT) values ('&quot;;[.B52];&quot;','&quot;;[.C52];&quot;','&quot;;[.D52];&quot;','&quot;;[.E52];&quot;','&quot;;[.F52];&quot;','&quot;;[.G52];&quot;','&quot;;[.H52];&quot;','&quot;;[.I52];&quot;','&quot;;[.J52];&quot;','&quot;;[.K52];&quot;','&quot;;[.L52];&quot;');&quot;)" office:value-type="string" office:string-value="insert into PASS (ID, OID, PASS_PASSNUMMER, PASS_TYP, PASS_KODE, PASS_GROESSE, PASS_AUGENFARBE, PASS_AUSTELLUNGSDATUM, PASS_GUELTIG_BIS, PASS_BEHOERDE, MANDANT) values ('3050','M2_PASS018','DE-598589630','Reisepass','DE471228','167','braun','2014-11-02','2020-11-02','M233333','3');" calcext:value-type="string">
            <text:p>insert into PASS (ID, OID, PASS_PASSNUMMER, PASS_TYP, PASS_KODE, PASS_GROESSE, PASS_AUGENFARBE, PASS_AUSTELLUNGSDATUM, PASS_GUELTIG_BIS, PASS_BEHOERDE, MANDANT) values ('3050','M2_PASS018','DE-598589630','Reisepass','DE471228','167','braun','2014-11-02','2020-11-02','M233333','3');</text:p>
          </table:table-cell>
          <table:table-cell table:number-columns-repeated="25"/>
          <table:table-cell table:formula="of:=CONCATENATE(&quot;public final static String &quot;;[.$A52];&quot; = &quot;&quot;&quot;;[.$C52];&quot;&quot;&quot;;&quot;)" office:value-type="string" office:string-value="public final static String M3_P010 = &quot;M2_PASS018&quot;;" calcext:value-type="string">
            <text:p>public final static String M3_P010 = "M2_PASS018";</text:p>
          </table:table-cell>
        </table:table-row>
      </table:table>
      <table:table table:name="Buerger_Kind" table:style-name="ta1" table:print="false">
        <table:table-column table:style-name="co1" table:number-columns-repeated="4" table:default-cell-style-name="Default"/>
        <table:table-column table:style-name="co13" table:default-cell-style-name="ce5"/>
        <table:table-row table:style-name="ro4">
          <table:table-cell office:value-type="string" calcext:value-type="string">
            <text:p>ELTERN_REF</text:p>
          </table:table-cell>
          <table:table-cell office:value-type="string" calcext:value-type="string">
            <text:p>KIND_REF</text:p>
          </table:table-cell>
          <table:table-cell table:number-columns-repeated="2"/>
          <table:table-cell table:style-name="Default"/>
        </table:table-row>
        <table:table-row table:style-name="ro1">
          <table:table-cell table:formula="of:=[Buerger.B$2]" office:value-type="float" office:value="2000" calcext:value-type="float">
            <text:p>2000</text:p>
          </table:table-cell>
          <table:table-cell table:formula="of:=[Buerger.B$12]" office:value-type="float" office:value="2010" calcext:value-type="float">
            <text:p>2010</text:p>
          </table:table-cell>
          <table:table-cell table:number-columns-repeated="2"/>
          <table:table-cell table:formula="of:=CONCATENATE(&quot;insert into BUERGER_KINDER (BUERGER, KINDER) values ('&quot;;[.A2];&quot;','&quot;;[.B2];&quot;');&quot;)" office:value-type="string" office:string-value="insert into BUERGER_KINDER (BUERGER, KINDER) values ('2000','2010');" calcext:value-type="string">
            <text:p>insert into BUERGER_KINDER (BUERGER, KINDER) values ('2000','2010');</text:p>
          </table:table-cell>
        </table:table-row>
        <table:table-row table:style-name="ro1">
          <table:table-cell table:formula="of:=[Buerger.B$3]" office:value-type="float" office:value="2001" calcext:value-type="float">
            <text:p>2001</text:p>
          </table:table-cell>
          <table:table-cell table:formula="of:=[Buerger.B$13]" office:value-type="float" office:value="2011" calcext:value-type="float">
            <text:p>2011</text:p>
          </table:table-cell>
          <table:table-cell table:number-columns-repeated="2"/>
          <table:table-cell table:formula="of:=CONCATENATE(&quot;insert into BUERGER_KINDER (BUERGER, KINDER) values ('&quot;;[.A3];&quot;','&quot;;[.B3];&quot;');&quot;)" office:value-type="string" office:string-value="insert into BUERGER_KINDER (BUERGER, KINDER) values ('2001','2011');" calcext:value-type="string">
            <text:p>insert into BUERGER_KINDER (BUERGER, KINDER) values ('2001','2011');</text:p>
          </table:table-cell>
        </table:table-row>
        <table:table-row table:style-name="ro1">
          <table:table-cell table:formula="of:=[Buerger.B4]" office:value-type="float" office:value="2002" calcext:value-type="float">
            <text:p>2002</text:p>
          </table:table-cell>
          <table:table-cell table:formula="of:=[Buerger.B$14]" office:value-type="float" office:value="2012" calcext:value-type="float">
            <text:p>2012</text:p>
          </table:table-cell>
          <table:table-cell table:number-columns-repeated="2"/>
          <table:table-cell table:formula="of:=CONCATENATE(&quot;insert into BUERGER_KINDER (BUERGER, KINDER) values ('&quot;;[.A4];&quot;','&quot;;[.B4];&quot;');&quot;)" office:value-type="string" office:string-value="insert into BUERGER_KINDER (BUERGER, KINDER) values ('2002','2012');" calcext:value-type="string">
            <text:p>insert into BUERGER_KINDER (BUERGER, KINDER) values ('2002','2012');</text:p>
          </table:table-cell>
        </table:table-row>
        <table:table-row table:style-name="ro1">
          <table:table-cell table:formula="of:=[Buerger.B5]" office:value-type="float" office:value="2003" calcext:value-type="float">
            <text:p>2003</text:p>
          </table:table-cell>
          <table:table-cell table:formula="of:=[Buerger.B$15]" office:value-type="float" office:value="2013" calcext:value-type="float">
            <text:p>2013</text:p>
          </table:table-cell>
          <table:table-cell table:number-columns-repeated="2"/>
          <table:table-cell table:formula="of:=CONCATENATE(&quot;insert into BUERGER_KINDER (BUERGER, KINDER) values ('&quot;;[.A5];&quot;','&quot;;[.B5];&quot;');&quot;)" office:value-type="string" office:string-value="insert into BUERGER_KINDER (BUERGER, KINDER) values ('2003','2013');" calcext:value-type="string">
            <text:p>insert into BUERGER_KINDER (BUERGER, KINDER) values ('2003','2013');</text:p>
          </table:table-cell>
        </table:table-row>
        <table:table-row table:style-name="ro1">
          <table:table-cell table:formula="of:=[Buerger.B6]" office:value-type="float" office:value="2004" calcext:value-type="float">
            <text:p>2004</text:p>
          </table:table-cell>
          <table:table-cell table:formula="of:=[Buerger.B$16]" office:value-type="float" office:value="2014" calcext:value-type="float">
            <text:p>2014</text:p>
          </table:table-cell>
          <table:table-cell table:number-columns-repeated="2"/>
          <table:table-cell table:formula="of:=CONCATENATE(&quot;insert into BUERGER_KINDER (BUERGER, KINDER) values ('&quot;;[.A6];&quot;','&quot;;[.B6];&quot;');&quot;)" office:value-type="string" office:string-value="insert into BUERGER_KINDER (BUERGER, KINDER) values ('2004','2014');" calcext:value-type="string">
            <text:p>insert into BUERGER_KINDER (BUERGER, KINDER) values ('2004','2014');</text:p>
          </table:table-cell>
        </table:table-row>
        <table:table-row table:style-name="ro1">
          <table:table-cell table:formula="of:=[Buerger.B$7]" office:value-type="float" office:value="2005" calcext:value-type="float">
            <text:p>2005</text:p>
          </table:table-cell>
          <table:table-cell table:formula="of:=[Buerger.B$12]" office:value-type="float" office:value="2010" calcext:value-type="float">
            <text:p>2010</text:p>
          </table:table-cell>
          <table:table-cell table:number-columns-repeated="2"/>
          <table:table-cell table:formula="of:=CONCATENATE(&quot;insert into BUERGER_KINDER (BUERGER, KINDER) values ('&quot;;[.A7];&quot;','&quot;;[.B7];&quot;');&quot;)" office:value-type="string" office:string-value="insert into BUERGER_KINDER (BUERGER, KINDER) values ('2005','2010');" calcext:value-type="string">
            <text:p>insert into BUERGER_KINDER (BUERGER, KINDER) values ('2005','2010');</text:p>
          </table:table-cell>
        </table:table-row>
        <table:table-row table:style-name="ro1">
          <table:table-cell table:formula="of:=[Buerger.B$8]" office:value-type="float" office:value="2006" calcext:value-type="float">
            <text:p>2006</text:p>
          </table:table-cell>
          <table:table-cell table:formula="of:=[Buerger.B$13]" office:value-type="float" office:value="2011" calcext:value-type="float">
            <text:p>2011</text:p>
          </table:table-cell>
          <table:table-cell table:number-columns-repeated="2"/>
          <table:table-cell table:formula="of:=CONCATENATE(&quot;insert into BUERGER_KINDER (BUERGER, KINDER) values ('&quot;;[.A8];&quot;','&quot;;[.B8];&quot;');&quot;)" office:value-type="string" office:string-value="insert into BUERGER_KINDER (BUERGER, KINDER) values ('2006','2011');" calcext:value-type="string">
            <text:p>insert into BUERGER_KINDER (BUERGER, KINDER) values ('2006','2011');</text:p>
          </table:table-cell>
        </table:table-row>
        <table:table-row table:style-name="ro1">
          <table:table-cell table:formula="of:=[Buerger.B9]" office:value-type="float" office:value="2007" calcext:value-type="float">
            <text:p>2007</text:p>
          </table:table-cell>
          <table:table-cell table:formula="of:=[Buerger.B$14]" office:value-type="float" office:value="2012" calcext:value-type="float">
            <text:p>2012</text:p>
          </table:table-cell>
          <table:table-cell table:number-columns-repeated="2"/>
          <table:table-cell table:formula="of:=CONCATENATE(&quot;insert into BUERGER_KINDER (BUERGER, KINDER) values ('&quot;;[.A9];&quot;','&quot;;[.B9];&quot;');&quot;)" office:value-type="string" office:string-value="insert into BUERGER_KINDER (BUERGER, KINDER) values ('2007','2012');" calcext:value-type="string">
            <text:p>insert into BUERGER_KINDER (BUERGER, KINDER) values ('2007','2012');</text:p>
          </table:table-cell>
        </table:table-row>
        <table:table-row table:style-name="ro1">
          <table:table-cell table:formula="of:=[Buerger.B10]" office:value-type="float" office:value="2008" calcext:value-type="float">
            <text:p>2008</text:p>
          </table:table-cell>
          <table:table-cell table:formula="of:=[Buerger.B$15]" office:value-type="float" office:value="2013" calcext:value-type="float">
            <text:p>2013</text:p>
          </table:table-cell>
          <table:table-cell table:number-columns-repeated="2"/>
          <table:table-cell table:formula="of:=CONCATENATE(&quot;insert into BUERGER_KINDER (BUERGER, KINDER) values ('&quot;;[.A10];&quot;','&quot;;[.B10];&quot;');&quot;)" office:value-type="string" office:string-value="insert into BUERGER_KINDER (BUERGER, KINDER) values ('2008','2013');" calcext:value-type="string">
            <text:p>insert into BUERGER_KINDER (BUERGER, KINDER) values ('2008','2013');</text:p>
          </table:table-cell>
        </table:table-row>
        <table:table-row table:style-name="ro1">
          <table:table-cell table:formula="of:=[Buerger.B11]" office:value-type="float" office:value="2009" calcext:value-type="float">
            <text:p>2009</text:p>
          </table:table-cell>
          <table:table-cell table:formula="of:=[Buerger.B$16]" office:value-type="float" office:value="2014" calcext:value-type="float">
            <text:p>2014</text:p>
          </table:table-cell>
          <table:table-cell table:number-columns-repeated="2"/>
          <table:table-cell table:formula="of:=CONCATENATE(&quot;insert into BUERGER_KINDER (BUERGER, KINDER) values ('&quot;;[.A11];&quot;','&quot;;[.B11];&quot;');&quot;)" office:value-type="string" office:string-value="insert into BUERGER_KINDER (BUERGER, KINDER) values ('2009','2014');" calcext:value-type="string">
            <text:p>insert into BUERGER_KINDER (BUERGER, KINDER) values ('2009','2014');</text:p>
          </table:table-cell>
        </table:table-row>
        <table:table-row table:style-name="ro1">
          <table:table-cell table:formula="of:=[Buerger.B$2]" office:value-type="float" office:value="2000" calcext:value-type="float">
            <text:p>2000</text:p>
          </table:table-cell>
          <table:table-cell table:formula="of:=[Buerger.B$17]" office:value-type="float" office:value="2015" calcext:value-type="float">
            <text:p>2015</text:p>
          </table:table-cell>
          <table:table-cell table:number-columns-repeated="2"/>
          <table:table-cell table:formula="of:=CONCATENATE(&quot;insert into BUERGER_KINDER (BUERGER, KINDER) values ('&quot;;[.A12];&quot;','&quot;;[.B12];&quot;');&quot;)" office:value-type="string" office:string-value="insert into BUERGER_KINDER (BUERGER, KINDER) values ('2000','2015');" calcext:value-type="string">
            <text:p>insert into BUERGER_KINDER (BUERGER, KINDER) values ('2000','2015');</text:p>
          </table:table-cell>
        </table:table-row>
        <table:table-row table:style-name="ro1">
          <table:table-cell table:formula="of:=[Buerger.B$3]" office:value-type="float" office:value="2001" calcext:value-type="float">
            <text:p>2001</text:p>
          </table:table-cell>
          <table:table-cell table:formula="of:=[Buerger.B$18]" office:value-type="float" office:value="2016" calcext:value-type="float">
            <text:p>2016</text:p>
          </table:table-cell>
          <table:table-cell table:number-columns-repeated="2"/>
          <table:table-cell table:formula="of:=CONCATENATE(&quot;insert into BUERGER_KINDER (BUERGER, KINDER) values ('&quot;;[.A13];&quot;','&quot;;[.B13];&quot;');&quot;)" office:value-type="string" office:string-value="insert into BUERGER_KINDER (BUERGER, KINDER) values ('2001','2016');" calcext:value-type="string">
            <text:p>insert into BUERGER_KINDER (BUERGER, KINDER) values ('2001','2016');</text:p>
          </table:table-cell>
        </table:table-row>
        <table:table-row table:style-name="ro1">
          <table:table-cell table:formula="of:=[Buerger.B$8]" office:value-type="float" office:value="2006" calcext:value-type="float">
            <text:p>2006</text:p>
          </table:table-cell>
          <table:table-cell table:formula="of:=[Buerger.B$17]" office:value-type="float" office:value="2015" calcext:value-type="float">
            <text:p>2015</text:p>
          </table:table-cell>
          <table:table-cell table:number-columns-repeated="2"/>
          <table:table-cell table:formula="of:=CONCATENATE(&quot;insert into BUERGER_KINDER (BUERGER, KINDER) values ('&quot;;[.A14];&quot;','&quot;;[.B14];&quot;');&quot;)" office:value-type="string" office:string-value="insert into BUERGER_KINDER (BUERGER, KINDER) values ('2006','2015');" calcext:value-type="string">
            <text:p>insert into BUERGER_KINDER (BUERGER, KINDER) values ('2006','2015');</text:p>
          </table:table-cell>
        </table:table-row>
        <table:table-row table:style-name="ro1">
          <table:table-cell table:formula="of:=[Buerger.B15]" office:value-type="float" office:value="2013" calcext:value-type="float">
            <text:p>2013</text:p>
          </table:table-cell>
          <table:table-cell table:formula="of:=[Buerger.B$18]" office:value-type="float" office:value="2016" calcext:value-type="float">
            <text:p>2016</text:p>
          </table:table-cell>
          <table:table-cell table:number-columns-repeated="2"/>
          <table:table-cell table:formula="of:=CONCATENATE(&quot;insert into BUERGER_KINDER (BUERGER, KINDER) values ('&quot;;[.A15];&quot;','&quot;;[.B15];&quot;');&quot;)" office:value-type="string" office:string-value="insert into BUERGER_KINDER (BUERGER, KINDER) values ('2013','2016');" calcext:value-type="string">
            <text:p>insert into BUERGER_KINDER (BUERGER, KINDER) values ('2013','2016');</text:p>
          </table:table-cell>
        </table:table-row>
        <table:table-row table:style-name="ro1">
          <table:table-cell table:formula="of:=[Buerger.B22]" office:value-type="float" office:value="2020" calcext:value-type="float">
            <text:p>2020</text:p>
          </table:table-cell>
          <table:table-cell table:formula="of:=[Buerger.B$2]" office:value-type="float" office:value="2000" calcext:value-type="float">
            <text:p>2000</text:p>
          </table:table-cell>
          <table:table-cell table:number-columns-repeated="2"/>
          <table:table-cell table:formula="of:=CONCATENATE(&quot;insert into BUERGER_KINDER (BUERGER, KINDER) values ('&quot;;[.A16];&quot;','&quot;;[.B16];&quot;');&quot;)" office:value-type="string" office:string-value="insert into BUERGER_KINDER (BUERGER, KINDER) values ('2020','2000');" calcext:value-type="string">
            <text:p>insert into BUERGER_KINDER (BUERGER, KINDER) values ('2020','2000');</text:p>
          </table:table-cell>
        </table:table-row>
        <table:table-row table:style-name="ro1">
          <table:table-cell table:formula="of:=[Buerger.B23]" office:value-type="float" office:value="2021" calcext:value-type="float">
            <text:p>2021</text:p>
          </table:table-cell>
          <table:table-cell table:formula="of:=[Buerger.B$3]" office:value-type="float" office:value="2001" calcext:value-type="float">
            <text:p>2001</text:p>
          </table:table-cell>
          <table:table-cell table:number-columns-repeated="2"/>
          <table:table-cell table:formula="of:=CONCATENATE(&quot;insert into BUERGER_KINDER (BUERGER, KINDER) values ('&quot;;[.A17];&quot;','&quot;;[.B17];&quot;');&quot;)" office:value-type="string" office:string-value="insert into BUERGER_KINDER (BUERGER, KINDER) values ('2021','2001');" calcext:value-type="string">
            <text:p>insert into BUERGER_KINDER (BUERGER, KINDER) values ('2021','2001');</text:p>
          </table:table-cell>
        </table:table-row>
        <table:table-row table:style-name="ro1">
          <table:table-cell table:formula="of:=[Buerger.B24]" office:value-type="float" office:value="2022" calcext:value-type="float">
            <text:p>2022</text:p>
          </table:table-cell>
          <table:table-cell table:formula="of:=[Buerger.B$4]" office:value-type="float" office:value="2002" calcext:value-type="float">
            <text:p>2002</text:p>
          </table:table-cell>
          <table:table-cell table:number-columns-repeated="2"/>
          <table:table-cell table:formula="of:=CONCATENATE(&quot;insert into BUERGER_KINDER (BUERGER, KINDER) values ('&quot;;[.A18];&quot;','&quot;;[.B18];&quot;');&quot;)" office:value-type="string" office:string-value="insert into BUERGER_KINDER (BUERGER, KINDER) values ('2022','2002');" calcext:value-type="string">
            <text:p>insert into BUERGER_KINDER (BUERGER, KINDER) values ('2022','2002');</text:p>
          </table:table-cell>
        </table:table-row>
        <table:table-row table:style-name="ro1">
          <table:table-cell table:formula="of:=[Buerger.B25]" office:value-type="float" office:value="2023" calcext:value-type="float">
            <text:p>2023</text:p>
          </table:table-cell>
          <table:table-cell table:formula="of:=[Buerger.B$2]" office:value-type="float" office:value="2000" calcext:value-type="float">
            <text:p>2000</text:p>
          </table:table-cell>
          <table:table-cell table:number-columns-repeated="2"/>
          <table:table-cell table:formula="of:=CONCATENATE(&quot;insert into BUERGER_KINDER (BUERGER, KINDER) values ('&quot;;[.A19];&quot;','&quot;;[.B19];&quot;');&quot;)" office:value-type="string" office:string-value="insert into BUERGER_KINDER (BUERGER, KINDER) values ('2023','2000');" calcext:value-type="string">
            <text:p>insert into BUERGER_KINDER (BUERGER, KINDER) values ('2023','2000');</text:p>
          </table:table-cell>
        </table:table-row>
        <table:table-row table:style-name="ro1">
          <table:table-cell table:formula="of:=[Buerger.B26]" office:value-type="float" office:value="2024" calcext:value-type="float">
            <text:p>2024</text:p>
          </table:table-cell>
          <table:table-cell table:formula="of:=[Buerger.B$3]" office:value-type="float" office:value="2001" calcext:value-type="float">
            <text:p>2001</text:p>
          </table:table-cell>
          <table:table-cell table:number-columns-repeated="2"/>
          <table:table-cell table:formula="of:=CONCATENATE(&quot;insert into BUERGER_KINDER (BUERGER, KINDER) values ('&quot;;[.A20];&quot;','&quot;;[.B20];&quot;');&quot;)" office:value-type="string" office:string-value="insert into BUERGER_KINDER (BUERGER, KINDER) values ('2024','2001');" calcext:value-type="string">
            <text:p>insert into BUERGER_KINDER (BUERGER, KINDER) values ('2024','2001');</text:p>
          </table:table-cell>
        </table:table-row>
        <table:table-row table:style-name="ro1">
          <table:table-cell table:formula="of:=[Buerger.B27]" office:value-type="float" office:value="2025" calcext:value-type="float">
            <text:p>2025</text:p>
          </table:table-cell>
          <table:table-cell table:formula="of:=[Buerger.B$4]" office:value-type="float" office:value="2002" calcext:value-type="float">
            <text:p>2002</text:p>
          </table:table-cell>
          <table:table-cell table:number-columns-repeated="2"/>
          <table:table-cell table:formula="of:=CONCATENATE(&quot;insert into BUERGER_KINDER (BUERGER, KINDER) values ('&quot;;[.A21];&quot;','&quot;;[.B21];&quot;');&quot;)" office:value-type="string" office:string-value="insert into BUERGER_KINDER (BUERGER, KINDER) values ('2025','2002');" calcext:value-type="string">
            <text:p>insert into BUERGER_KINDER (BUERGER, KINDER) values ('2025','2002');</text:p>
          </table:table-cell>
        </table:table-row>
        <table:table-row table:style-name="ro1">
          <table:table-cell table:formula="of:=[Buerger.B$2]" office:value-type="float" office:value="2000" calcext:value-type="float">
            <text:p>2000</text:p>
          </table:table-cell>
          <table:table-cell table:formula="of:=[Buerger.B28]" office:value-type="float" office:value="2026" calcext:value-type="float">
            <text:p>2026</text:p>
          </table:table-cell>
          <table:table-cell table:number-columns-repeated="2"/>
          <table:table-cell table:formula="of:=CONCATENATE(&quot;insert into BUERGER_KINDER (BUERGER, KINDER) values ('&quot;;[.A22];&quot;','&quot;;[.B22];&quot;');&quot;)" office:value-type="string" office:string-value="insert into BUERGER_KINDER (BUERGER, KINDER) values ('2000','2026');" calcext:value-type="string">
            <text:p>insert into BUERGER_KINDER (BUERGER, KINDER) values ('2000','2026');</text:p>
          </table:table-cell>
        </table:table-row>
        <table:table-row table:style-name="ro1">
          <table:table-cell table:formula="of:=[Buerger.B$2]" office:value-type="float" office:value="2000" calcext:value-type="float">
            <text:p>2000</text:p>
          </table:table-cell>
          <table:table-cell table:formula="of:=[Buerger.B29]" office:value-type="float" office:value="2027" calcext:value-type="float">
            <text:p>2027</text:p>
          </table:table-cell>
          <table:table-cell table:number-columns-repeated="2"/>
          <table:table-cell table:formula="of:=CONCATENATE(&quot;insert into BUERGER_KINDER (BUERGER, KINDER) values ('&quot;;[.A23];&quot;','&quot;;[.B23];&quot;');&quot;)" office:value-type="string" office:string-value="insert into BUERGER_KINDER (BUERGER, KINDER) values ('2000','2027');" calcext:value-type="string">
            <text:p>insert into BUERGER_KINDER (BUERGER, KINDER) values ('2000','2027');</text:p>
          </table:table-cell>
        </table:table-row>
        <table:table-row table:style-name="ro1">
          <table:table-cell table:formula="of:=[Buerger.B$2]" office:value-type="float" office:value="2000" calcext:value-type="float">
            <text:p>2000</text:p>
          </table:table-cell>
          <table:table-cell table:formula="of:=[Buerger.B30]" office:value-type="float" office:value="2028" calcext:value-type="float">
            <text:p>2028</text:p>
          </table:table-cell>
          <table:table-cell table:number-columns-repeated="2"/>
          <table:table-cell table:formula="of:=CONCATENATE(&quot;insert into BUERGER_KINDER (BUERGER, KINDER) values ('&quot;;[.A24];&quot;','&quot;;[.B24];&quot;');&quot;)" office:value-type="string" office:string-value="insert into BUERGER_KINDER (BUERGER, KINDER) values ('2000','2028');" calcext:value-type="string">
            <text:p>insert into BUERGER_KINDER (BUERGER, KINDER) values ('2000','2028');</text:p>
          </table:table-cell>
        </table:table-row>
      </table:table>
      <table:table table:name="Buerger_Pass" table:style-name="ta1" table:print="false">
        <table:table-column table:style-name="co1" table:number-columns-repeated="5" table:default-cell-style-name="Default"/>
        <table:table-row table:style-name="ro5">
          <table:table-cell office:value-type="string" calcext:value-type="string">
            <text:p>BUERGER</text:p>
          </table:table-cell>
          <table:table-cell office:value-type="string" calcext:value-type="string">
            <text:p>PASS</text:p>
          </table:table-cell>
          <table:table-cell table:number-columns-repeated="3"/>
        </table:table-row>
        <table:table-row table:style-name="ro1">
          <table:table-cell table:formula="of:=[Buerger.B2]" office:value-type="float" office:value="2000" calcext:value-type="float">
            <text:p>2000</text:p>
          </table:table-cell>
          <table:table-cell table:formula="of:=[Pass.B2]" office:value-type="float" office:value="3000" calcext:value-type="float">
            <text:p>3000</text:p>
          </table:table-cell>
          <table:table-cell table:number-columns-repeated="2"/>
          <table:table-cell table:formula="of:=CONCATENATE(&quot;insert into BUERGER_PASS (&quot;;[.A$1];&quot;, &quot;;[.B$1];&quot;) values ('&quot;;[.A2];&quot;','&quot;;[.B2];&quot;');&quot;)" office:value-type="string" office:string-value="insert into BUERGER_PASS (BUERGER, PASS) values ('2000','3000');" calcext:value-type="string">
            <text:p>insert into BUERGER_PASS (BUERGER, PASS) values ('2000','3000');</text:p>
          </table:table-cell>
        </table:table-row>
        <table:table-row table:style-name="ro1">
          <table:table-cell table:formula="of:=[Buerger.B3]" office:value-type="float" office:value="2001" calcext:value-type="float">
            <text:p>2001</text:p>
          </table:table-cell>
          <table:table-cell table:formula="of:=[Pass.B3]" office:value-type="float" office:value="3001" calcext:value-type="float">
            <text:p>3001</text:p>
          </table:table-cell>
          <table:table-cell table:number-columns-repeated="2"/>
          <table:table-cell table:formula="of:=CONCATENATE(&quot;insert into BUERGER_PASS (&quot;;[.A$1];&quot;, &quot;;[.B$1];&quot;) values ('&quot;;[.A3];&quot;','&quot;;[.B3];&quot;');&quot;)" office:value-type="string" office:string-value="insert into BUERGER_PASS (BUERGER, PASS) values ('2001','3001');" calcext:value-type="string">
            <text:p>insert into BUERGER_PASS (BUERGER, PASS) values ('2001','3001');</text:p>
          </table:table-cell>
        </table:table-row>
        <table:table-row table:style-name="ro1">
          <table:table-cell table:formula="of:=[Buerger.B4]" office:value-type="float" office:value="2002" calcext:value-type="float">
            <text:p>2002</text:p>
          </table:table-cell>
          <table:table-cell table:formula="of:=[Pass.B4]" office:value-type="float" office:value="3002" calcext:value-type="float">
            <text:p>3002</text:p>
          </table:table-cell>
          <table:table-cell table:number-columns-repeated="2"/>
          <table:table-cell table:formula="of:=CONCATENATE(&quot;insert into BUERGER_PASS (&quot;;[.A$1];&quot;, &quot;;[.B$1];&quot;) values ('&quot;;[.A4];&quot;','&quot;;[.B4];&quot;');&quot;)" office:value-type="string" office:string-value="insert into BUERGER_PASS (BUERGER, PASS) values ('2002','3002');" calcext:value-type="string">
            <text:p>insert into BUERGER_PASS (BUERGER, PASS) values ('2002','3002');</text:p>
          </table:table-cell>
        </table:table-row>
        <table:table-row table:style-name="ro1">
          <table:table-cell table:formula="of:=[Buerger.B5]" office:value-type="float" office:value="2003" calcext:value-type="float">
            <text:p>2003</text:p>
          </table:table-cell>
          <table:table-cell table:formula="of:=[Pass.B5]" office:value-type="float" office:value="3003" calcext:value-type="float">
            <text:p>3003</text:p>
          </table:table-cell>
          <table:table-cell table:number-columns-repeated="2"/>
          <table:table-cell table:formula="of:=CONCATENATE(&quot;insert into BUERGER_PASS (&quot;;[.A$1];&quot;, &quot;;[.B$1];&quot;) values ('&quot;;[.A5];&quot;','&quot;;[.B5];&quot;');&quot;)" office:value-type="string" office:string-value="insert into BUERGER_PASS (BUERGER, PASS) values ('2003','3003');" calcext:value-type="string">
            <text:p>insert into BUERGER_PASS (BUERGER, PASS) values ('2003','3003');</text:p>
          </table:table-cell>
        </table:table-row>
        <table:table-row table:style-name="ro1">
          <table:table-cell table:formula="of:=[Buerger.B6]" office:value-type="float" office:value="2004" calcext:value-type="float">
            <text:p>2004</text:p>
          </table:table-cell>
          <table:table-cell table:formula="of:=[Pass.B6]" office:value-type="float" office:value="3004" calcext:value-type="float">
            <text:p>3004</text:p>
          </table:table-cell>
          <table:table-cell table:number-columns-repeated="2"/>
          <table:table-cell table:formula="of:=CONCATENATE(&quot;insert into BUERGER_PASS (&quot;;[.A$1];&quot;, &quot;;[.B$1];&quot;) values ('&quot;;[.A6];&quot;','&quot;;[.B6];&quot;');&quot;)" office:value-type="string" office:string-value="insert into BUERGER_PASS (BUERGER, PASS) values ('2004','3004');" calcext:value-type="string">
            <text:p>insert into BUERGER_PASS (BUERGER, PASS) values ('2004','3004');</text:p>
          </table:table-cell>
        </table:table-row>
        <table:table-row table:style-name="ro1">
          <table:table-cell table:formula="of:=[Buerger.B7]" office:value-type="float" office:value="2005" calcext:value-type="float">
            <text:p>2005</text:p>
          </table:table-cell>
          <table:table-cell table:formula="of:=[Pass.B7]" office:value-type="float" office:value="3005" calcext:value-type="float">
            <text:p>3005</text:p>
          </table:table-cell>
          <table:table-cell table:number-columns-repeated="2"/>
          <table:table-cell table:formula="of:=CONCATENATE(&quot;insert into BUERGER_PASS (&quot;;[.A$1];&quot;, &quot;;[.B$1];&quot;) values ('&quot;;[.A7];&quot;','&quot;;[.B7];&quot;');&quot;)" office:value-type="string" office:string-value="insert into BUERGER_PASS (BUERGER, PASS) values ('2005','3005');" calcext:value-type="string">
            <text:p>insert into BUERGER_PASS (BUERGER, PASS) values ('2005','3005');</text:p>
          </table:table-cell>
        </table:table-row>
        <table:table-row table:style-name="ro1">
          <table:table-cell table:formula="of:=[Buerger.B8]" office:value-type="float" office:value="2006" calcext:value-type="float">
            <text:p>2006</text:p>
          </table:table-cell>
          <table:table-cell table:formula="of:=[Pass.B8]" office:value-type="float" office:value="3006" calcext:value-type="float">
            <text:p>3006</text:p>
          </table:table-cell>
          <table:table-cell table:number-columns-repeated="2"/>
          <table:table-cell table:formula="of:=CONCATENATE(&quot;insert into BUERGER_PASS (&quot;;[.A$1];&quot;, &quot;;[.B$1];&quot;) values ('&quot;;[.A8];&quot;','&quot;;[.B8];&quot;');&quot;)" office:value-type="string" office:string-value="insert into BUERGER_PASS (BUERGER, PASS) values ('2006','3006');" calcext:value-type="string">
            <text:p>insert into BUERGER_PASS (BUERGER, PASS) values ('2006','3006');</text:p>
          </table:table-cell>
        </table:table-row>
        <table:table-row table:style-name="ro1">
          <table:table-cell table:formula="of:=[Buerger.B9]" office:value-type="float" office:value="2007" calcext:value-type="float">
            <text:p>2007</text:p>
          </table:table-cell>
          <table:table-cell table:formula="of:=[Pass.B9]" office:value-type="float" office:value="3007" calcext:value-type="float">
            <text:p>3007</text:p>
          </table:table-cell>
          <table:table-cell table:number-columns-repeated="2"/>
          <table:table-cell table:formula="of:=CONCATENATE(&quot;insert into BUERGER_PASS (&quot;;[.A$1];&quot;, &quot;;[.B$1];&quot;) values ('&quot;;[.A9];&quot;','&quot;;[.B9];&quot;');&quot;)" office:value-type="string" office:string-value="insert into BUERGER_PASS (BUERGER, PASS) values ('2007','3007');" calcext:value-type="string">
            <text:p>insert into BUERGER_PASS (BUERGER, PASS) values ('2007','3007');</text:p>
          </table:table-cell>
        </table:table-row>
        <table:table-row table:style-name="ro1">
          <table:table-cell table:formula="of:=[Buerger.B10]" office:value-type="float" office:value="2008" calcext:value-type="float">
            <text:p>2008</text:p>
          </table:table-cell>
          <table:table-cell table:formula="of:=[Pass.B10]" office:value-type="float" office:value="3008" calcext:value-type="float">
            <text:p>3008</text:p>
          </table:table-cell>
          <table:table-cell table:number-columns-repeated="2"/>
          <table:table-cell table:formula="of:=CONCATENATE(&quot;insert into BUERGER_PASS (&quot;;[.A$1];&quot;, &quot;;[.B$1];&quot;) values ('&quot;;[.A10];&quot;','&quot;;[.B10];&quot;');&quot;)" office:value-type="string" office:string-value="insert into BUERGER_PASS (BUERGER, PASS) values ('2008','3008');" calcext:value-type="string">
            <text:p>insert into BUERGER_PASS (BUERGER, PASS) values ('2008','3008');</text:p>
          </table:table-cell>
        </table:table-row>
        <table:table-row table:style-name="ro1">
          <table:table-cell table:formula="of:=[Buerger.B11]" office:value-type="float" office:value="2009" calcext:value-type="float">
            <text:p>2009</text:p>
          </table:table-cell>
          <table:table-cell table:formula="of:=[Pass.B11]" office:value-type="float" office:value="3009" calcext:value-type="float">
            <text:p>3009</text:p>
          </table:table-cell>
          <table:table-cell table:number-columns-repeated="2"/>
          <table:table-cell table:formula="of:=CONCATENATE(&quot;insert into BUERGER_PASS (&quot;;[.A$1];&quot;, &quot;;[.B$1];&quot;) values ('&quot;;[.A11];&quot;','&quot;;[.B11];&quot;');&quot;)" office:value-type="string" office:string-value="insert into BUERGER_PASS (BUERGER, PASS) values ('2009','3009');" calcext:value-type="string">
            <text:p>insert into BUERGER_PASS (BUERGER, PASS) values ('2009','3009');</text:p>
          </table:table-cell>
        </table:table-row>
        <table:table-row table:style-name="ro1">
          <table:table-cell table:formula="of:=[Buerger.B12]" office:value-type="float" office:value="2010" calcext:value-type="float">
            <text:p>2010</text:p>
          </table:table-cell>
          <table:table-cell table:formula="of:=[Pass.B12]" office:value-type="float" office:value="3010" calcext:value-type="float">
            <text:p>3010</text:p>
          </table:table-cell>
          <table:table-cell table:number-columns-repeated="2"/>
          <table:table-cell table:formula="of:=CONCATENATE(&quot;insert into BUERGER_PASS (&quot;;[.A$1];&quot;, &quot;;[.B$1];&quot;) values ('&quot;;[.A12];&quot;','&quot;;[.B12];&quot;');&quot;)" office:value-type="string" office:string-value="insert into BUERGER_PASS (BUERGER, PASS) values ('2010','3010');" calcext:value-type="string">
            <text:p>insert into BUERGER_PASS (BUERGER, PASS) values ('2010','3010');</text:p>
          </table:table-cell>
        </table:table-row>
        <table:table-row table:style-name="ro1">
          <table:table-cell table:formula="of:=[Buerger.B13]" office:value-type="float" office:value="2011" calcext:value-type="float">
            <text:p>2011</text:p>
          </table:table-cell>
          <table:table-cell table:formula="of:=[Pass.B13]" office:value-type="float" office:value="3011" calcext:value-type="float">
            <text:p>3011</text:p>
          </table:table-cell>
          <table:table-cell table:number-columns-repeated="2"/>
          <table:table-cell table:formula="of:=CONCATENATE(&quot;insert into BUERGER_PASS (&quot;;[.A$1];&quot;, &quot;;[.B$1];&quot;) values ('&quot;;[.A13];&quot;','&quot;;[.B13];&quot;');&quot;)" office:value-type="string" office:string-value="insert into BUERGER_PASS (BUERGER, PASS) values ('2011','3011');" calcext:value-type="string">
            <text:p>insert into BUERGER_PASS (BUERGER, PASS) values ('2011','3011');</text:p>
          </table:table-cell>
        </table:table-row>
        <table:table-row table:style-name="ro1">
          <table:table-cell table:formula="of:=[Buerger.B14]" office:value-type="float" office:value="2012" calcext:value-type="float">
            <text:p>2012</text:p>
          </table:table-cell>
          <table:table-cell table:formula="of:=[Pass.B14]" office:value-type="float" office:value="3012" calcext:value-type="float">
            <text:p>3012</text:p>
          </table:table-cell>
          <table:table-cell table:number-columns-repeated="2"/>
          <table:table-cell table:formula="of:=CONCATENATE(&quot;insert into BUERGER_PASS (&quot;;[.A$1];&quot;, &quot;;[.B$1];&quot;) values ('&quot;;[.A14];&quot;','&quot;;[.B14];&quot;');&quot;)" office:value-type="string" office:string-value="insert into BUERGER_PASS (BUERGER, PASS) values ('2012','3012');" calcext:value-type="string">
            <text:p>insert into BUERGER_PASS (BUERGER, PASS) values ('2012','3012');</text:p>
          </table:table-cell>
        </table:table-row>
        <table:table-row table:style-name="ro1">
          <table:table-cell table:formula="of:=[Buerger.B15]" office:value-type="float" office:value="2013" calcext:value-type="float">
            <text:p>2013</text:p>
          </table:table-cell>
          <table:table-cell table:formula="of:=[Pass.B15]" office:value-type="float" office:value="3013" calcext:value-type="float">
            <text:p>3013</text:p>
          </table:table-cell>
          <table:table-cell table:number-columns-repeated="2"/>
          <table:table-cell table:formula="of:=CONCATENATE(&quot;insert into BUERGER_PASS (&quot;;[.A$1];&quot;, &quot;;[.B$1];&quot;) values ('&quot;;[.A15];&quot;','&quot;;[.B15];&quot;');&quot;)" office:value-type="string" office:string-value="insert into BUERGER_PASS (BUERGER, PASS) values ('2013','3013');" calcext:value-type="string">
            <text:p>insert into BUERGER_PASS (BUERGER, PASS) values ('2013','3013');</text:p>
          </table:table-cell>
        </table:table-row>
        <table:table-row table:style-name="ro1">
          <table:table-cell table:formula="of:=[Buerger.B16]" office:value-type="float" office:value="2014" calcext:value-type="float">
            <text:p>2014</text:p>
          </table:table-cell>
          <table:table-cell table:formula="of:=[Pass.B16]" office:value-type="float" office:value="3014" calcext:value-type="float">
            <text:p>3014</text:p>
          </table:table-cell>
          <table:table-cell table:number-columns-repeated="2"/>
          <table:table-cell table:formula="of:=CONCATENATE(&quot;insert into BUERGER_PASS (&quot;;[.A$1];&quot;, &quot;;[.B$1];&quot;) values ('&quot;;[.A16];&quot;','&quot;;[.B16];&quot;');&quot;)" office:value-type="string" office:string-value="insert into BUERGER_PASS (BUERGER, PASS) values ('2014','3014');" calcext:value-type="string">
            <text:p>insert into BUERGER_PASS (BUERGER, PASS) values ('2014','3014');</text:p>
          </table:table-cell>
        </table:table-row>
        <table:table-row table:style-name="ro1">
          <table:table-cell table:formula="of:=[Buerger.B17]" office:value-type="float" office:value="2015" calcext:value-type="float">
            <text:p>2015</text:p>
          </table:table-cell>
          <table:table-cell table:formula="of:=[Pass.B17]" office:value-type="float" office:value="3015" calcext:value-type="float">
            <text:p>3015</text:p>
          </table:table-cell>
          <table:table-cell table:number-columns-repeated="2"/>
          <table:table-cell table:formula="of:=CONCATENATE(&quot;insert into BUERGER_PASS (&quot;;[.A$1];&quot;, &quot;;[.B$1];&quot;) values ('&quot;;[.A17];&quot;','&quot;;[.B17];&quot;');&quot;)" office:value-type="string" office:string-value="insert into BUERGER_PASS (BUERGER, PASS) values ('2015','3015');" calcext:value-type="string">
            <text:p>insert into BUERGER_PASS (BUERGER, PASS) values ('2015','3015');</text:p>
          </table:table-cell>
        </table:table-row>
        <table:table-row table:style-name="ro1">
          <table:table-cell table:formula="of:=[Buerger.B18]" office:value-type="float" office:value="2016" calcext:value-type="float">
            <text:p>2016</text:p>
          </table:table-cell>
          <table:table-cell table:formula="of:=[Pass.B18]" office:value-type="float" office:value="3016" calcext:value-type="float">
            <text:p>3016</text:p>
          </table:table-cell>
          <table:table-cell table:number-columns-repeated="2"/>
          <table:table-cell table:formula="of:=CONCATENATE(&quot;insert into BUERGER_PASS (&quot;;[.A$1];&quot;, &quot;;[.B$1];&quot;) values ('&quot;;[.A18];&quot;','&quot;;[.B18];&quot;');&quot;)" office:value-type="string" office:string-value="insert into BUERGER_PASS (BUERGER, PASS) values ('2016','3016');" calcext:value-type="string">
            <text:p>insert into BUERGER_PASS (BUERGER, PASS) values ('2016','3016');</text:p>
          </table:table-cell>
        </table:table-row>
        <table:table-row table:style-name="ro1">
          <table:table-cell table:formula="of:=[Buerger.B19]" office:value-type="float" office:value="2017" calcext:value-type="float">
            <text:p>2017</text:p>
          </table:table-cell>
          <table:table-cell table:formula="of:=[Pass.B19]" office:value-type="float" office:value="3017" calcext:value-type="float">
            <text:p>3017</text:p>
          </table:table-cell>
          <table:table-cell table:number-columns-repeated="2"/>
          <table:table-cell table:formula="of:=CONCATENATE(&quot;insert into BUERGER_PASS (&quot;;[.A$1];&quot;, &quot;;[.B$1];&quot;) values ('&quot;;[.A19];&quot;','&quot;;[.B19];&quot;');&quot;)" office:value-type="string" office:string-value="insert into BUERGER_PASS (BUERGER, PASS) values ('2017','3017');" calcext:value-type="string">
            <text:p>insert into BUERGER_PASS (BUERGER, PASS) values ('2017','3017');</text:p>
          </table:table-cell>
        </table:table-row>
        <table:table-row table:style-name="ro1">
          <table:table-cell table:formula="of:=[Buerger.B20]" office:value-type="float" office:value="2018" calcext:value-type="float">
            <text:p>2018</text:p>
          </table:table-cell>
          <table:table-cell table:formula="of:=[Pass.B20]" office:value-type="float" office:value="3018" calcext:value-type="float">
            <text:p>3018</text:p>
          </table:table-cell>
          <table:table-cell table:number-columns-repeated="2"/>
          <table:table-cell table:formula="of:=CONCATENATE(&quot;insert into BUERGER_PASS (&quot;;[.A$1];&quot;, &quot;;[.B$1];&quot;) values ('&quot;;[.A20];&quot;','&quot;;[.B20];&quot;');&quot;)" office:value-type="string" office:string-value="insert into BUERGER_PASS (BUERGER, PASS) values ('2018','3018');" calcext:value-type="string">
            <text:p>insert into BUERGER_PASS (BUERGER, PASS) values ('2018','3018');</text:p>
          </table:table-cell>
        </table:table-row>
        <table:table-row table:style-name="ro1">
          <table:table-cell table:formula="of:=[Buerger.B21]" office:value-type="float" office:value="2019" calcext:value-type="float">
            <text:p>2019</text:p>
          </table:table-cell>
          <table:table-cell table:formula="of:=[Pass.B21]" office:value-type="float" office:value="3019" calcext:value-type="float">
            <text:p>3019</text:p>
          </table:table-cell>
          <table:table-cell table:number-columns-repeated="2"/>
          <table:table-cell table:formula="of:=CONCATENATE(&quot;insert into BUERGER_PASS (&quot;;[.A$1];&quot;, &quot;;[.B$1];&quot;) values ('&quot;;[.A21];&quot;','&quot;;[.B21];&quot;');&quot;)" office:value-type="string" office:string-value="insert into BUERGER_PASS (BUERGER, PASS) values ('2019','3019');" calcext:value-type="string">
            <text:p>insert into BUERGER_PASS (BUERGER, PASS) values ('2019','3019');</text:p>
          </table:table-cell>
        </table:table-row>
        <table:table-row table:style-name="ro1">
          <table:table-cell table:formula="of:=[Buerger.B22]" office:value-type="float" office:value="2020" calcext:value-type="float">
            <text:p>2020</text:p>
          </table:table-cell>
          <table:table-cell table:formula="of:=[Pass.B22]" office:value-type="float" office:value="3020" calcext:value-type="float">
            <text:p>3020</text:p>
          </table:table-cell>
          <table:table-cell table:number-columns-repeated="2"/>
          <table:table-cell table:formula="of:=CONCATENATE(&quot;insert into BUERGER_PASS (&quot;;[.A$1];&quot;, &quot;;[.B$1];&quot;) values ('&quot;;[.A22];&quot;','&quot;;[.B22];&quot;');&quot;)" office:value-type="string" office:string-value="insert into BUERGER_PASS (BUERGER, PASS) values ('2020','3020');" calcext:value-type="string">
            <text:p>insert into BUERGER_PASS (BUERGER, PASS) values ('2020','3020');</text:p>
          </table:table-cell>
        </table:table-row>
        <table:table-row table:style-name="ro1">
          <table:table-cell table:formula="of:=[Buerger.B23]" office:value-type="float" office:value="2021" calcext:value-type="float">
            <text:p>2021</text:p>
          </table:table-cell>
          <table:table-cell table:formula="of:=[Pass.B23]" office:value-type="float" office:value="3021" calcext:value-type="float">
            <text:p>3021</text:p>
          </table:table-cell>
          <table:table-cell table:number-columns-repeated="2"/>
          <table:table-cell table:formula="of:=CONCATENATE(&quot;insert into BUERGER_PASS (&quot;;[.A$1];&quot;, &quot;;[.B$1];&quot;) values ('&quot;;[.A23];&quot;','&quot;;[.B23];&quot;');&quot;)" office:value-type="string" office:string-value="insert into BUERGER_PASS (BUERGER, PASS) values ('2021','3021');" calcext:value-type="string">
            <text:p>insert into BUERGER_PASS (BUERGER, PASS) values ('2021','3021');</text:p>
          </table:table-cell>
        </table:table-row>
        <table:table-row table:style-name="ro1">
          <table:table-cell table:formula="of:=[Buerger.B24]" office:value-type="float" office:value="2022" calcext:value-type="float">
            <text:p>2022</text:p>
          </table:table-cell>
          <table:table-cell table:formula="of:=[Pass.B24]" office:value-type="float" office:value="3022" calcext:value-type="float">
            <text:p>3022</text:p>
          </table:table-cell>
          <table:table-cell table:number-columns-repeated="2"/>
          <table:table-cell table:formula="of:=CONCATENATE(&quot;insert into BUERGER_PASS (&quot;;[.A$1];&quot;, &quot;;[.B$1];&quot;) values ('&quot;;[.A24];&quot;','&quot;;[.B24];&quot;');&quot;)" office:value-type="string" office:string-value="insert into BUERGER_PASS (BUERGER, PASS) values ('2022','3022');" calcext:value-type="string">
            <text:p>insert into BUERGER_PASS (BUERGER, PASS) values ('2022','3022');</text:p>
          </table:table-cell>
        </table:table-row>
        <table:table-row table:style-name="ro1">
          <table:table-cell table:formula="of:=[Buerger.B25]" office:value-type="float" office:value="2023" calcext:value-type="float">
            <text:p>2023</text:p>
          </table:table-cell>
          <table:table-cell table:formula="of:=[Pass.B25]" office:value-type="float" office:value="3023" calcext:value-type="float">
            <text:p>3023</text:p>
          </table:table-cell>
          <table:table-cell table:number-columns-repeated="2"/>
          <table:table-cell table:formula="of:=CONCATENATE(&quot;insert into BUERGER_PASS (&quot;;[.A$1];&quot;, &quot;;[.B$1];&quot;) values ('&quot;;[.A25];&quot;','&quot;;[.B25];&quot;');&quot;)" office:value-type="string" office:string-value="insert into BUERGER_PASS (BUERGER, PASS) values ('2023','3023');" calcext:value-type="string">
            <text:p>insert into BUERGER_PASS (BUERGER, PASS) values ('2023','3023');</text:p>
          </table:table-cell>
        </table:table-row>
        <table:table-row table:style-name="ro1">
          <table:table-cell table:formula="of:=[Buerger.B26]" office:value-type="float" office:value="2024" calcext:value-type="float">
            <text:p>2024</text:p>
          </table:table-cell>
          <table:table-cell table:formula="of:=[Pass.B26]" office:value-type="float" office:value="3024" calcext:value-type="float">
            <text:p>3024</text:p>
          </table:table-cell>
          <table:table-cell table:number-columns-repeated="2"/>
          <table:table-cell table:formula="of:=CONCATENATE(&quot;insert into BUERGER_PASS (&quot;;[.A$1];&quot;, &quot;;[.B$1];&quot;) values ('&quot;;[.A26];&quot;','&quot;;[.B26];&quot;');&quot;)" office:value-type="string" office:string-value="insert into BUERGER_PASS (BUERGER, PASS) values ('2024','3024');" calcext:value-type="string">
            <text:p>insert into BUERGER_PASS (BUERGER, PASS) values ('2024','3024');</text:p>
          </table:table-cell>
        </table:table-row>
        <table:table-row table:style-name="ro1">
          <table:table-cell table:formula="of:=[Buerger.B27]" office:value-type="float" office:value="2025" calcext:value-type="float">
            <text:p>2025</text:p>
          </table:table-cell>
          <table:table-cell table:formula="of:=[Pass.B27]" office:value-type="float" office:value="3025" calcext:value-type="float">
            <text:p>3025</text:p>
          </table:table-cell>
          <table:table-cell table:number-columns-repeated="2"/>
          <table:table-cell table:formula="of:=CONCATENATE(&quot;insert into BUERGER_PASS (&quot;;[.A$1];&quot;, &quot;;[.B$1];&quot;) values ('&quot;;[.A27];&quot;','&quot;;[.B27];&quot;');&quot;)" office:value-type="string" office:string-value="insert into BUERGER_PASS (BUERGER, PASS) values ('2025','3025');" calcext:value-type="string">
            <text:p>insert into BUERGER_PASS (BUERGER, PASS) values ('2025','3025');</text:p>
          </table:table-cell>
        </table:table-row>
        <table:table-row table:style-name="ro1">
          <table:table-cell table:formula="of:=[Buerger.B28]" office:value-type="float" office:value="2026" calcext:value-type="float">
            <text:p>2026</text:p>
          </table:table-cell>
          <table:table-cell table:formula="of:=[Pass.B28]" office:value-type="float" office:value="3026" calcext:value-type="float">
            <text:p>3026</text:p>
          </table:table-cell>
          <table:table-cell table:number-columns-repeated="2"/>
          <table:table-cell table:formula="of:=CONCATENATE(&quot;insert into BUERGER_PASS (&quot;;[.A$1];&quot;, &quot;;[.B$1];&quot;) values ('&quot;;[.A28];&quot;','&quot;;[.B28];&quot;');&quot;)" office:value-type="string" office:string-value="insert into BUERGER_PASS (BUERGER, PASS) values ('2026','3026');" calcext:value-type="string">
            <text:p>insert into BUERGER_PASS (BUERGER, PASS) values ('2026','3026');</text:p>
          </table:table-cell>
        </table:table-row>
        <table:table-row table:style-name="ro1">
          <table:table-cell table:formula="of:=[Buerger.B29]" office:value-type="float" office:value="2027" calcext:value-type="float">
            <text:p>2027</text:p>
          </table:table-cell>
          <table:table-cell table:formula="of:=[Pass.B29]" office:value-type="float" office:value="3027" calcext:value-type="float">
            <text:p>3027</text:p>
          </table:table-cell>
          <table:table-cell table:number-columns-repeated="2"/>
          <table:table-cell table:formula="of:=CONCATENATE(&quot;insert into BUERGER_PASS (&quot;;[.A$1];&quot;, &quot;;[.B$1];&quot;) values ('&quot;;[.A29];&quot;','&quot;;[.B29];&quot;');&quot;)" office:value-type="string" office:string-value="insert into BUERGER_PASS (BUERGER, PASS) values ('2027','3027');" calcext:value-type="string">
            <text:p>insert into BUERGER_PASS (BUERGER, PASS) values ('2027','3027');</text:p>
          </table:table-cell>
        </table:table-row>
        <table:table-row table:style-name="ro1">
          <table:table-cell table:formula="of:=[Buerger.B30]" office:value-type="float" office:value="2028" calcext:value-type="float">
            <text:p>2028</text:p>
          </table:table-cell>
          <table:table-cell table:formula="of:=[Pass.B30]" office:value-type="float" office:value="3028" calcext:value-type="float">
            <text:p>3028</text:p>
          </table:table-cell>
          <table:table-cell table:number-columns-repeated="2"/>
          <table:table-cell table:formula="of:=CONCATENATE(&quot;insert into BUERGER_PASS (&quot;;[.A$1];&quot;, &quot;;[.B$1];&quot;) values ('&quot;;[.A30];&quot;','&quot;;[.B30];&quot;');&quot;)" office:value-type="string" office:string-value="insert into BUERGER_PASS (BUERGER, PASS) values ('2028','3028');" calcext:value-type="string">
            <text:p>insert into BUERGER_PASS (BUERGER, PASS) values ('2028','3028');</text:p>
          </table:table-cell>
        </table:table-row>
        <table:table-row table:style-name="ro1">
          <table:table-cell table:formula="of:=[Buerger.B31]" office:value-type="float" office:value="2029" calcext:value-type="float">
            <text:p>2029</text:p>
          </table:table-cell>
          <table:table-cell table:formula="of:=[Pass.B31]" office:value-type="float" office:value="3029" calcext:value-type="float">
            <text:p>3029</text:p>
          </table:table-cell>
          <table:table-cell table:number-columns-repeated="2"/>
          <table:table-cell table:formula="of:=CONCATENATE(&quot;insert into BUERGER_PASS (&quot;;[.A$1];&quot;, &quot;;[.B$1];&quot;) values ('&quot;;[.A31];&quot;','&quot;;[.B31];&quot;');&quot;)" office:value-type="string" office:string-value="insert into BUERGER_PASS (BUERGER, PASS) values ('2029','3029');" calcext:value-type="string">
            <text:p>insert into BUERGER_PASS (BUERGER, PASS) values ('2029','3029');</text:p>
          </table:table-cell>
        </table:table-row>
        <table:table-row table:style-name="ro1">
          <table:table-cell table:formula="of:=[Buerger.B2]" office:value-type="float" office:value="2000" calcext:value-type="float">
            <text:p>2000</text:p>
          </table:table-cell>
          <table:table-cell table:formula="of:=[Pass.B32]" office:value-type="float" office:value="3030" calcext:value-type="float">
            <text:p>3030</text:p>
          </table:table-cell>
          <table:table-cell table:number-columns-repeated="2"/>
          <table:table-cell table:formula="of:=CONCATENATE(&quot;insert into BUERGER_PASS (&quot;;[.A$1];&quot;, &quot;;[.B$1];&quot;) values ('&quot;;[.A32];&quot;','&quot;;[.B32];&quot;');&quot;)" office:value-type="string" office:string-value="insert into BUERGER_PASS (BUERGER, PASS) values ('2000','3030');" calcext:value-type="string">
            <text:p>insert into BUERGER_PASS (BUERGER, PASS) values ('2000','3030');</text:p>
          </table:table-cell>
        </table:table-row>
        <table:table-row table:style-name="ro1">
          <table:table-cell table:formula="of:=[Buerger.B3]" office:value-type="float" office:value="2001" calcext:value-type="float">
            <text:p>2001</text:p>
          </table:table-cell>
          <table:table-cell table:formula="of:=[Pass.B33]" office:value-type="float" office:value="3031" calcext:value-type="float">
            <text:p>3031</text:p>
          </table:table-cell>
          <table:table-cell table:number-columns-repeated="2"/>
          <table:table-cell table:formula="of:=CONCATENATE(&quot;insert into BUERGER_PASS (&quot;;[.A$1];&quot;, &quot;;[.B$1];&quot;) values ('&quot;;[.A33];&quot;','&quot;;[.B33];&quot;');&quot;)" office:value-type="string" office:string-value="insert into BUERGER_PASS (BUERGER, PASS) values ('2001','3031');" calcext:value-type="string">
            <text:p>insert into BUERGER_PASS (BUERGER, PASS) values ('2001','3031');</text:p>
          </table:table-cell>
        </table:table-row>
        <table:table-row table:style-name="ro1">
          <table:table-cell table:formula="of:=[Buerger.B4]" office:value-type="float" office:value="2002" calcext:value-type="float">
            <text:p>2002</text:p>
          </table:table-cell>
          <table:table-cell table:formula="of:=[Pass.B34]" office:value-type="float" office:value="3032" calcext:value-type="float">
            <text:p>3032</text:p>
          </table:table-cell>
          <table:table-cell table:number-columns-repeated="2"/>
          <table:table-cell table:formula="of:=CONCATENATE(&quot;insert into BUERGER_PASS (&quot;;[.A$1];&quot;, &quot;;[.B$1];&quot;) values ('&quot;;[.A34];&quot;','&quot;;[.B34];&quot;');&quot;)" office:value-type="string" office:string-value="insert into BUERGER_PASS (BUERGER, PASS) values ('2002','3032');" calcext:value-type="string">
            <text:p>insert into BUERGER_PASS (BUERGER, PASS) values ('2002','3032');</text:p>
          </table:table-cell>
        </table:table-row>
        <table:table-row table:style-name="ro1">
          <table:table-cell table:formula="of:=[Buerger.B5]" office:value-type="float" office:value="2003" calcext:value-type="float">
            <text:p>2003</text:p>
          </table:table-cell>
          <table:table-cell table:formula="of:=[Pass.B35]" office:value-type="float" office:value="3033" calcext:value-type="float">
            <text:p>3033</text:p>
          </table:table-cell>
          <table:table-cell table:number-columns-repeated="2"/>
          <table:table-cell table:formula="of:=CONCATENATE(&quot;insert into BUERGER_PASS (&quot;;[.A$1];&quot;, &quot;;[.B$1];&quot;) values ('&quot;;[.A35];&quot;','&quot;;[.B35];&quot;');&quot;)" office:value-type="string" office:string-value="insert into BUERGER_PASS (BUERGER, PASS) values ('2003','3033');" calcext:value-type="string">
            <text:p>insert into BUERGER_PASS (BUERGER, PASS) values ('2003','3033');</text:p>
          </table:table-cell>
        </table:table-row>
        <table:table-row table:style-name="ro1">
          <table:table-cell table:formula="of:=[Buerger.B6]" office:value-type="float" office:value="2004" calcext:value-type="float">
            <text:p>2004</text:p>
          </table:table-cell>
          <table:table-cell table:formula="of:=[Pass.B36]" office:value-type="float" office:value="3034" calcext:value-type="float">
            <text:p>3034</text:p>
          </table:table-cell>
          <table:table-cell table:number-columns-repeated="2"/>
          <table:table-cell table:formula="of:=CONCATENATE(&quot;insert into BUERGER_PASS (&quot;;[.A$1];&quot;, &quot;;[.B$1];&quot;) values ('&quot;;[.A36];&quot;','&quot;;[.B36];&quot;');&quot;)" office:value-type="string" office:string-value="insert into BUERGER_PASS (BUERGER, PASS) values ('2004','3034');" calcext:value-type="string">
            <text:p>insert into BUERGER_PASS (BUERGER, PASS) values ('2004','3034');</text:p>
          </table:table-cell>
        </table:table-row>
        <table:table-row table:style-name="ro1">
          <table:table-cell table:formula="of:=[Buerger.B7]" office:value-type="float" office:value="2005" calcext:value-type="float">
            <text:p>2005</text:p>
          </table:table-cell>
          <table:table-cell table:formula="of:=[Pass.B37]" office:value-type="float" office:value="3035" calcext:value-type="float">
            <text:p>3035</text:p>
          </table:table-cell>
          <table:table-cell table:number-columns-repeated="2"/>
          <table:table-cell table:formula="of:=CONCATENATE(&quot;insert into BUERGER_PASS (&quot;;[.A$1];&quot;, &quot;;[.B$1];&quot;) values ('&quot;;[.A37];&quot;','&quot;;[.B37];&quot;');&quot;)" office:value-type="string" office:string-value="insert into BUERGER_PASS (BUERGER, PASS) values ('2005','3035');" calcext:value-type="string">
            <text:p>insert into BUERGER_PASS (BUERGER, PASS) values ('2005','3035');</text:p>
          </table:table-cell>
        </table:table-row>
        <table:table-row table:style-name="ro1">
          <table:table-cell table:formula="of:=[Buerger.B8]" office:value-type="float" office:value="2006" calcext:value-type="float">
            <text:p>2006</text:p>
          </table:table-cell>
          <table:table-cell table:formula="of:=[Pass.B38]" office:value-type="float" office:value="3036" calcext:value-type="float">
            <text:p>3036</text:p>
          </table:table-cell>
          <table:table-cell table:number-columns-repeated="2"/>
          <table:table-cell table:formula="of:=CONCATENATE(&quot;insert into BUERGER_PASS (&quot;;[.A$1];&quot;, &quot;;[.B$1];&quot;) values ('&quot;;[.A38];&quot;','&quot;;[.B38];&quot;');&quot;)" office:value-type="string" office:string-value="insert into BUERGER_PASS (BUERGER, PASS) values ('2006','3036');" calcext:value-type="string">
            <text:p>insert into BUERGER_PASS (BUERGER, PASS) values ('2006','3036');</text:p>
          </table:table-cell>
        </table:table-row>
        <table:table-row table:style-name="ro1">
          <table:table-cell table:formula="of:=[Buerger.B9]" office:value-type="float" office:value="2007" calcext:value-type="float">
            <text:p>2007</text:p>
          </table:table-cell>
          <table:table-cell table:formula="of:=[Pass.B39]" office:value-type="float" office:value="3037" calcext:value-type="float">
            <text:p>3037</text:p>
          </table:table-cell>
          <table:table-cell table:number-columns-repeated="2"/>
          <table:table-cell table:formula="of:=CONCATENATE(&quot;insert into BUERGER_PASS (&quot;;[.A$1];&quot;, &quot;;[.B$1];&quot;) values ('&quot;;[.A39];&quot;','&quot;;[.B39];&quot;');&quot;)" office:value-type="string" office:string-value="insert into BUERGER_PASS (BUERGER, PASS) values ('2007','3037');" calcext:value-type="string">
            <text:p>insert into BUERGER_PASS (BUERGER, PASS) values ('2007','3037');</text:p>
          </table:table-cell>
        </table:table-row>
        <table:table-row table:style-name="ro1">
          <table:table-cell table:style-name="ce1" table:formula="of:=[Buerger.B2]" office:value-type="float" office:value="2000" calcext:value-type="float">
            <text:p>2000</text:p>
          </table:table-cell>
          <table:table-cell table:formula="of:=[Pass.B40]" office:value-type="float" office:value="3038" calcext:value-type="float">
            <text:p>3038</text:p>
          </table:table-cell>
          <table:table-cell table:number-columns-repeated="2"/>
          <table:table-cell table:formula="of:=CONCATENATE(&quot;insert into BUERGER_PASS (&quot;;[.A$1];&quot;, &quot;;[.B$1];&quot;) values ('&quot;;[.A40];&quot;','&quot;;[.B40];&quot;');&quot;)" office:value-type="string" office:string-value="insert into BUERGER_PASS (BUERGER, PASS) values ('2000','3038');" calcext:value-type="string">
            <text:p>insert into BUERGER_PASS (BUERGER, PASS) values ('2000','3038');</text:p>
          </table:table-cell>
        </table:table-row>
        <table:table-row table:style-name="ro1">
          <table:table-cell table:style-name="ce1" table:formula="of:=[Buerger.B3]" office:value-type="float" office:value="2001" calcext:value-type="float">
            <text:p>2001</text:p>
          </table:table-cell>
          <table:table-cell table:formula="of:=[Pass.B41]" office:value-type="float" office:value="3039" calcext:value-type="float">
            <text:p>3039</text:p>
          </table:table-cell>
          <table:table-cell table:number-columns-repeated="2"/>
          <table:table-cell table:formula="of:=CONCATENATE(&quot;insert into BUERGER_PASS (&quot;;[.A$1];&quot;, &quot;;[.B$1];&quot;) values ('&quot;;[.A41];&quot;','&quot;;[.B41];&quot;');&quot;)" office:value-type="string" office:string-value="insert into BUERGER_PASS (BUERGER, PASS) values ('2001','3039');" calcext:value-type="string">
            <text:p>insert into BUERGER_PASS (BUERGER, PASS) values ('2001','3039');</text:p>
          </table:table-cell>
        </table:table-row>
        <table:table-row table:style-name="ro1">
          <table:table-cell table:style-name="ce1" table:formula="of:=[Buerger.B4]" office:value-type="float" office:value="2002" calcext:value-type="float">
            <text:p>2002</text:p>
          </table:table-cell>
          <table:table-cell table:formula="of:=[Pass.B42]" office:value-type="float" office:value="3040" calcext:value-type="float">
            <text:p>3040</text:p>
          </table:table-cell>
          <table:table-cell table:number-columns-repeated="2"/>
          <table:table-cell table:formula="of:=CONCATENATE(&quot;insert into BUERGER_PASS (&quot;;[.A$1];&quot;, &quot;;[.B$1];&quot;) values ('&quot;;[.A42];&quot;','&quot;;[.B42];&quot;');&quot;)" office:value-type="string" office:string-value="insert into BUERGER_PASS (BUERGER, PASS) values ('2002','3040');" calcext:value-type="string">
            <text:p>insert into BUERGER_PASS (BUERGER, PASS) values ('2002','3040');</text:p>
          </table:table-cell>
        </table:table-row>
        <table:table-row table:style-name="ro1">
          <table:table-cell table:formula="of:=[Buerger.B32]" office:value-type="float" office:value="2030" calcext:value-type="float">
            <text:p>2030</text:p>
          </table:table-cell>
          <table:table-cell table:formula="of:=[Pass.B43]" office:value-type="float" office:value="3041" calcext:value-type="float">
            <text:p>3041</text:p>
          </table:table-cell>
          <table:table-cell table:number-columns-repeated="2"/>
          <table:table-cell table:formula="of:=CONCATENATE(&quot;insert into BUERGER_PASS (&quot;;[.A$1];&quot;, &quot;;[.B$1];&quot;) values ('&quot;;[.A43];&quot;','&quot;;[.B43];&quot;');&quot;)" office:value-type="string" office:string-value="insert into BUERGER_PASS (BUERGER, PASS) values ('2030','3041');" calcext:value-type="string">
            <text:p>insert into BUERGER_PASS (BUERGER, PASS) values ('2030','3041');</text:p>
          </table:table-cell>
        </table:table-row>
        <table:table-row table:style-name="ro1">
          <table:table-cell table:formula="of:=[Buerger.B33]" office:value-type="float" office:value="2031" calcext:value-type="float">
            <text:p>2031</text:p>
          </table:table-cell>
          <table:table-cell table:formula="of:=[Pass.B44]" office:value-type="float" office:value="3042" calcext:value-type="float">
            <text:p>3042</text:p>
          </table:table-cell>
          <table:table-cell table:number-columns-repeated="2"/>
          <table:table-cell table:formula="of:=CONCATENATE(&quot;insert into BUERGER_PASS (&quot;;[.A$1];&quot;, &quot;;[.B$1];&quot;) values ('&quot;;[.A44];&quot;','&quot;;[.B44];&quot;');&quot;)" office:value-type="string" office:string-value="insert into BUERGER_PASS (BUERGER, PASS) values ('2031','3042');" calcext:value-type="string">
            <text:p>insert into BUERGER_PASS (BUERGER, PASS) values ('2031','3042');</text:p>
          </table:table-cell>
        </table:table-row>
        <table:table-row table:style-name="ro1">
          <table:table-cell table:formula="of:=[Buerger.B34]" office:value-type="float" office:value="2032" calcext:value-type="float">
            <text:p>2032</text:p>
          </table:table-cell>
          <table:table-cell table:formula="of:=[Pass.B45]" office:value-type="float" office:value="3043" calcext:value-type="float">
            <text:p>3043</text:p>
          </table:table-cell>
          <table:table-cell table:number-columns-repeated="2"/>
          <table:table-cell table:formula="of:=CONCATENATE(&quot;insert into BUERGER_PASS (&quot;;[.A$1];&quot;, &quot;;[.B$1];&quot;) values ('&quot;;[.A45];&quot;','&quot;;[.B45];&quot;');&quot;)" office:value-type="string" office:string-value="insert into BUERGER_PASS (BUERGER, PASS) values ('2032','3043');" calcext:value-type="string">
            <text:p>insert into BUERGER_PASS (BUERGER, PASS) values ('2032','3043');</text:p>
          </table:table-cell>
        </table:table-row>
        <table:table-row table:style-name="ro1">
          <table:table-cell table:formula="of:=[Buerger.B35]" office:value-type="float" office:value="2033" calcext:value-type="float">
            <text:p>2033</text:p>
          </table:table-cell>
          <table:table-cell table:formula="of:=[Pass.B46]" office:value-type="float" office:value="3044" calcext:value-type="float">
            <text:p>3044</text:p>
          </table:table-cell>
          <table:table-cell table:number-columns-repeated="2"/>
          <table:table-cell table:formula="of:=CONCATENATE(&quot;insert into BUERGER_PASS (&quot;;[.A$1];&quot;, &quot;;[.B$1];&quot;) values ('&quot;;[.A46];&quot;','&quot;;[.B46];&quot;');&quot;)" office:value-type="string" office:string-value="insert into BUERGER_PASS (BUERGER, PASS) values ('2033','3044');" calcext:value-type="string">
            <text:p>insert into BUERGER_PASS (BUERGER, PASS) values ('2033','3044');</text:p>
          </table:table-cell>
        </table:table-row>
        <table:table-row table:style-name="ro1">
          <table:table-cell table:formula="of:=[Buerger.B36]" office:value-type="float" office:value="2034" calcext:value-type="float">
            <text:p>2034</text:p>
          </table:table-cell>
          <table:table-cell table:formula="of:=[Pass.B47]" office:value-type="float" office:value="3045" calcext:value-type="float">
            <text:p>3045</text:p>
          </table:table-cell>
          <table:table-cell table:number-columns-repeated="2"/>
          <table:table-cell table:formula="of:=CONCATENATE(&quot;insert into BUERGER_PASS (&quot;;[.A$1];&quot;, &quot;;[.B$1];&quot;) values ('&quot;;[.A47];&quot;','&quot;;[.B47];&quot;');&quot;)" office:value-type="string" office:string-value="insert into BUERGER_PASS (BUERGER, PASS) values ('2034','3045');" calcext:value-type="string">
            <text:p>insert into BUERGER_PASS (BUERGER, PASS) values ('2034','3045');</text:p>
          </table:table-cell>
        </table:table-row>
        <table:table-row table:style-name="ro1">
          <table:table-cell table:formula="of:=[Buerger.B37]" office:value-type="float" office:value="2035" calcext:value-type="float">
            <text:p>2035</text:p>
          </table:table-cell>
          <table:table-cell table:formula="of:=[Pass.B48]" office:value-type="float" office:value="3046" calcext:value-type="float">
            <text:p>3046</text:p>
          </table:table-cell>
          <table:table-cell table:number-columns-repeated="2"/>
          <table:table-cell table:formula="of:=CONCATENATE(&quot;insert into BUERGER_PASS (&quot;;[.A$1];&quot;, &quot;;[.B$1];&quot;) values ('&quot;;[.A48];&quot;','&quot;;[.B48];&quot;');&quot;)" office:value-type="string" office:string-value="insert into BUERGER_PASS (BUERGER, PASS) values ('2035','3046');" calcext:value-type="string">
            <text:p>insert into BUERGER_PASS (BUERGER, PASS) values ('2035','3046');</text:p>
          </table:table-cell>
        </table:table-row>
        <table:table-row table:style-name="ro1">
          <table:table-cell table:formula="of:=[Buerger.B38]" office:value-type="float" office:value="2036" calcext:value-type="float">
            <text:p>2036</text:p>
          </table:table-cell>
          <table:table-cell table:formula="of:=[Pass.B49]" office:value-type="float" office:value="3047" calcext:value-type="float">
            <text:p>3047</text:p>
          </table:table-cell>
          <table:table-cell table:number-columns-repeated="2"/>
          <table:table-cell table:formula="of:=CONCATENATE(&quot;insert into BUERGER_PASS (&quot;;[.A$1];&quot;, &quot;;[.B$1];&quot;) values ('&quot;;[.A49];&quot;','&quot;;[.B49];&quot;');&quot;)" office:value-type="string" office:string-value="insert into BUERGER_PASS (BUERGER, PASS) values ('2036','3047');" calcext:value-type="string">
            <text:p>insert into BUERGER_PASS (BUERGER, PASS) values ('2036','3047');</text:p>
          </table:table-cell>
        </table:table-row>
        <table:table-row table:style-name="ro1">
          <table:table-cell table:formula="of:=[Buerger.B39]" office:value-type="float" office:value="2037" calcext:value-type="float">
            <text:p>2037</text:p>
          </table:table-cell>
          <table:table-cell table:formula="of:=[Pass.B50]" office:value-type="float" office:value="3048" calcext:value-type="float">
            <text:p>3048</text:p>
          </table:table-cell>
          <table:table-cell table:number-columns-repeated="2"/>
          <table:table-cell table:formula="of:=CONCATENATE(&quot;insert into BUERGER_PASS (&quot;;[.A$1];&quot;, &quot;;[.B$1];&quot;) values ('&quot;;[.A50];&quot;','&quot;;[.B50];&quot;');&quot;)" office:value-type="string" office:string-value="insert into BUERGER_PASS (BUERGER, PASS) values ('2037','3048');" calcext:value-type="string">
            <text:p>insert into BUERGER_PASS (BUERGER, PASS) values ('2037','3048');</text:p>
          </table:table-cell>
        </table:table-row>
        <table:table-row table:style-name="ro1">
          <table:table-cell table:formula="of:=[Buerger.B40]" office:value-type="float" office:value="2038" calcext:value-type="float">
            <text:p>2038</text:p>
          </table:table-cell>
          <table:table-cell table:formula="of:=[Pass.B51]" office:value-type="float" office:value="3049" calcext:value-type="float">
            <text:p>3049</text:p>
          </table:table-cell>
          <table:table-cell table:number-columns-repeated="2"/>
          <table:table-cell table:formula="of:=CONCATENATE(&quot;insert into BUERGER_PASS (&quot;;[.A$1];&quot;, &quot;;[.B$1];&quot;) values ('&quot;;[.A51];&quot;','&quot;;[.B51];&quot;');&quot;)" office:value-type="string" office:string-value="insert into BUERGER_PASS (BUERGER, PASS) values ('2038','3049');" calcext:value-type="string">
            <text:p>insert into BUERGER_PASS (BUERGER, PASS) values ('2038','3049');</text:p>
          </table:table-cell>
        </table:table-row>
        <table:table-row table:style-name="ro1">
          <table:table-cell table:formula="of:=[Buerger.B41]" office:value-type="float" office:value="2039" calcext:value-type="float">
            <text:p>2039</text:p>
          </table:table-cell>
          <table:table-cell table:formula="of:=[Pass.B52]" office:value-type="float" office:value="3050" calcext:value-type="float">
            <text:p>3050</text:p>
          </table:table-cell>
          <table:table-cell table:number-columns-repeated="2"/>
          <table:table-cell table:formula="of:=CONCATENATE(&quot;insert into BUERGER_PASS (&quot;;[.A$1];&quot;, &quot;;[.B$1];&quot;) values ('&quot;;[.A52];&quot;','&quot;;[.B52];&quot;');&quot;)" office:value-type="string" office:string-value="insert into BUERGER_PASS (BUERGER, PASS) values ('2039','3050');" calcext:value-type="string">
            <text:p>insert into BUERGER_PASS (BUERGER, PASS) values ('2039','3050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.00.0000</text:date>, <text:time style:data-style-name="N2" text:time-value="0000-00-00T13:43:29.42183923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4:02:09</meta:creation-date>
    <dc:date>2015-08-24T13:50:16.370554144</dc:date>
    <meta:editing-duration>P1DT3H54M49S</meta:editing-duration>
    <meta:editing-cycles>38</meta:editing-cycles>
    <meta:generator>LibreOffice/4.1.6.2.0$Linux_x86 LibreOffice_project/046efb72857d1b98919ca8fa5fd61aa75d5bfe6</meta:generator>
    <meta:document-statistic meta:table-count="10" meta:cell-count="2464" meta:object-count="0"/>
  </office:meta>
</office:document-meta>
</file>